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Text_20_body">
      <style:text-properties officeooo:rsid="0018be1d" officeooo:paragraph-rsid="0018be1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d8e3f" officeooo:paragraph-rsid="001d8e3f" style:font-weight-asian="bold" style:font-weight-complex="bold"/>
    </style:style>
    <style:style style:name="P6" style:family="paragraph" style:parent-style-name="Text_20_body">
      <style:text-properties fo:font-weight="bold" officeooo:rsid="0043090e" officeooo:paragraph-rsid="0043090e" style:font-weight-asian="bold" style:font-weight-complex="bold"/>
    </style:style>
    <style:style style:name="P7" style:family="paragraph" style:parent-style-name="Text_20_body">
      <style:text-properties fo:font-weight="bold" officeooo:rsid="001c4901" officeooo:paragraph-rsid="001c4901" style:font-weight-asian="bold" style:font-weight-complex="bold"/>
    </style:style>
    <style:style style:name="P8" style:family="paragraph" style:parent-style-name="Text_20_body">
      <style:text-properties fo:font-weight="bold" officeooo:rsid="007963b6" officeooo:paragraph-rsid="003f12f8" style:font-weight-asian="bold" style:font-weight-complex="bold"/>
    </style:style>
    <style:style style:name="P9" style:family="paragraph" style:parent-style-name="Text_20_body">
      <style:text-properties fo:font-weight="bold" officeooo:rsid="00bb7749" officeooo:paragraph-rsid="00bb7749" style:font-weight-asian="bold" style:font-weight-complex="bold"/>
    </style:style>
    <style:style style:name="P10" style:family="paragraph" style:parent-style-name="Text_20_body">
      <style:text-properties fo:font-weight="bold" officeooo:rsid="00136473" officeooo:paragraph-rsid="00136473" style:font-weight-asian="bold" style:font-weight-complex="bold"/>
    </style:style>
    <style:style style:name="P11" style:family="paragraph" style:parent-style-name="Text_20_body">
      <style:text-properties fo:font-weight="bold" officeooo:rsid="00bd663f" officeooo:paragraph-rsid="00bd663f" style:font-weight-asian="bold" style:font-weight-complex="bold"/>
    </style:style>
    <style:style style:name="P12" style:family="paragraph" style:parent-style-name="Text_20_body">
      <style:text-properties officeooo:rsid="001f5657" officeooo:paragraph-rsid="0096afd1"/>
    </style:style>
    <style:style style:name="P13" style:family="paragraph" style:parent-style-name="Text_20_body">
      <style:text-properties officeooo:rsid="001f5657" officeooo:paragraph-rsid="00a32615"/>
    </style:style>
    <style:style style:name="P14" style:family="paragraph" style:parent-style-name="Text_20_body">
      <style:text-properties fo:font-weight="normal" officeooo:rsid="001f5657" officeooo:paragraph-rsid="00b036e2" style:font-weight-asian="normal" style:font-weight-complex="normal"/>
    </style:style>
    <style:style style:name="P15" style:family="paragraph" style:parent-style-name="Text_20_body">
      <style:text-properties fo:font-weight="normal" officeooo:rsid="00bce871" officeooo:paragraph-rsid="00bd663f" style:font-weight-asian="normal" style:font-weight-complex="normal"/>
    </style:style>
    <style:style style:name="P16" style:family="paragraph" style:parent-style-name="Text_20_body">
      <style:text-properties fo:font-weight="normal" officeooo:rsid="00baae3e" officeooo:paragraph-rsid="00bd663f" style:font-weight-asian="normal" style:font-weight-complex="normal"/>
    </style:style>
    <style:style style:name="P17" style:family="paragraph" style:parent-style-name="Text_20_body">
      <style:text-properties fo:font-weight="normal" officeooo:rsid="00baae3e" officeooo:paragraph-rsid="00bb7749" style:font-weight-asian="normal" style:font-weight-complex="normal"/>
    </style:style>
    <style:style style:name="P18" style:family="paragraph" style:parent-style-name="Text_20_body">
      <style:text-properties officeooo:paragraph-rsid="0047200d"/>
    </style:style>
    <style:style style:name="P19" style:family="paragraph" style:parent-style-name="Text_20_body">
      <style:text-properties officeooo:paragraph-rsid="00492fe5"/>
    </style:style>
    <style:style style:name="P20" style:family="paragraph" style:parent-style-name="Text_20_body">
      <style:text-properties officeooo:rsid="004dcec5" officeooo:paragraph-rsid="004dcec5"/>
    </style:style>
    <style:style style:name="P21" style:family="paragraph" style:parent-style-name="Text_20_body">
      <style:text-properties officeooo:rsid="004dcec5" officeooo:paragraph-rsid="00c24c2d"/>
    </style:style>
    <style:style style:name="P22" style:family="paragraph" style:parent-style-name="Text_20_body">
      <style:text-properties officeooo:paragraph-rsid="0051f490"/>
    </style:style>
    <style:style style:name="P23" style:family="paragraph" style:parent-style-name="Text_20_body">
      <style:text-properties officeooo:paragraph-rsid="0053e39a"/>
    </style:style>
    <style:style style:name="P24" style:family="paragraph" style:parent-style-name="Text_20_body">
      <style:text-properties officeooo:paragraph-rsid="005d6edb"/>
    </style:style>
    <style:style style:name="P25" style:family="paragraph" style:parent-style-name="Text_20_body">
      <style:text-properties officeooo:rsid="006096d0" officeooo:paragraph-rsid="00659bc5"/>
    </style:style>
    <style:style style:name="P26" style:family="paragraph" style:parent-style-name="Text_20_body">
      <style:text-properties officeooo:rsid="006096d0" officeooo:paragraph-rsid="007743e2"/>
    </style:style>
    <style:style style:name="P27" style:family="paragraph" style:parent-style-name="Text_20_body">
      <style:text-properties officeooo:paragraph-rsid="0073c089"/>
    </style:style>
    <style:style style:name="P28" style:family="paragraph" style:parent-style-name="Text_20_body">
      <style:text-properties officeooo:paragraph-rsid="001d8e3f" fo:background-color="#ffff00"/>
    </style:style>
    <style:style style:name="P29" style:family="paragraph" style:parent-style-name="Text_20_body">
      <style:text-properties officeooo:rsid="0098577e" officeooo:paragraph-rsid="0098577e" fo:background-color="#ffff00"/>
    </style:style>
    <style:style style:name="P30" style:family="paragraph" style:parent-style-name="Text_20_body">
      <style:text-properties officeooo:paragraph-rsid="0051f490" fo:background-color="#ffffff"/>
    </style:style>
    <style:style style:name="P31" style:family="paragraph" style:parent-style-name="Text_20_body">
      <style:text-properties officeooo:paragraph-rsid="0099896f"/>
    </style:style>
    <style:style style:name="P32" style:family="paragraph" style:parent-style-name="Text_20_body">
      <style:text-properties officeooo:paragraph-rsid="009e796d"/>
    </style:style>
    <style:style style:name="P33" style:family="paragraph" style:parent-style-name="Text_20_body">
      <style:text-properties officeooo:rsid="001e92db" officeooo:paragraph-rsid="00af1af1"/>
    </style:style>
    <style:style style:name="P34" style:family="paragraph" style:parent-style-name="Text_20_body">
      <style:text-properties officeooo:paragraph-rsid="00afe841"/>
    </style:style>
    <style:style style:name="P35" style:family="paragraph" style:parent-style-name="Text_20_body">
      <style:text-properties officeooo:paragraph-rsid="00b036e2"/>
    </style:style>
    <style:style style:name="P36" style:family="paragraph" style:parent-style-name="Text_20_body">
      <style:text-properties officeooo:rsid="0091c738" officeooo:paragraph-rsid="00a251e5"/>
    </style:style>
    <style:style style:name="P37" style:family="paragraph" style:parent-style-name="Text_20_body">
      <style:text-properties officeooo:paragraph-rsid="00b3ea01"/>
    </style:style>
    <style:style style:name="P38" style:family="paragraph" style:parent-style-name="Text_20_body">
      <style:text-properties officeooo:paragraph-rsid="00b60c43"/>
    </style:style>
    <style:style style:name="P39" style:family="paragraph" style:parent-style-name="Text_20_body">
      <style:text-properties officeooo:paragraph-rsid="00b62d2c"/>
    </style:style>
    <style:style style:name="P40" style:family="paragraph" style:parent-style-name="Text_20_body">
      <style:text-properties officeooo:rsid="00b9c89b" officeooo:paragraph-rsid="00b9c89b"/>
    </style:style>
    <style:style style:name="P41" style:family="paragraph" style:parent-style-name="Text_20_body">
      <style:text-properties officeooo:rsid="00b9f9b2" officeooo:paragraph-rsid="00b9f9b2"/>
    </style:style>
    <style:style style:name="P42" style:family="paragraph" style:parent-style-name="Text_20_body">
      <style:text-properties officeooo:rsid="00b9f9b2" officeooo:paragraph-rsid="00bb4863"/>
    </style:style>
    <style:style style:name="P43" style:family="paragraph" style:parent-style-name="Text_20_body">
      <style:text-properties officeooo:paragraph-rsid="00bb4863"/>
    </style:style>
    <style:style style:name="P44" style:family="paragraph" style:parent-style-name="Text_20_body">
      <style:text-properties officeooo:paragraph-rsid="006392da"/>
    </style:style>
    <style:style style:name="P45" style:family="paragraph" style:parent-style-name="Text_20_body">
      <style:text-properties officeooo:paragraph-rsid="00be55db"/>
    </style:style>
    <style:style style:name="P46" style:family="paragraph" style:parent-style-name="Text_20_body">
      <style:text-properties officeooo:rsid="00be55db" officeooo:paragraph-rsid="00be55db" fo:background-color="#ffff99"/>
    </style:style>
    <style:style style:name="P47" style:family="paragraph" style:parent-style-name="Text_20_body">
      <style:text-properties officeooo:rsid="00b9f9b2" officeooo:paragraph-rsid="00b9f9b2" fo:background-color="#ffff99"/>
    </style:style>
    <style:style style:name="P48" style:family="paragraph" style:parent-style-name="Text_20_body">
      <style:text-properties officeooo:rsid="00844676" officeooo:paragraph-rsid="00b9f9b2"/>
    </style:style>
    <style:style style:name="P49" style:family="paragraph" style:parent-style-name="Text_20_body">
      <style:text-properties officeooo:paragraph-rsid="0026bef2"/>
    </style:style>
    <style:style style:name="P50" style:family="paragraph" style:parent-style-name="Text_20_body">
      <style:text-properties officeooo:paragraph-rsid="00c24c2d"/>
    </style:style>
    <style:style style:name="P51" style:family="paragraph" style:parent-style-name="Text_20_body">
      <style:text-properties officeooo:rsid="004c3e6b" officeooo:paragraph-rsid="0043090e"/>
    </style:style>
    <style:style style:name="P52" style:family="paragraph" style:parent-style-name="Text_20_body">
      <style:text-properties officeooo:rsid="004c3e6b" officeooo:paragraph-rsid="00c24c2d"/>
    </style:style>
    <style:style style:name="P53" style:family="paragraph" style:parent-style-name="Text_20_body">
      <style:text-properties officeooo:rsid="0085d13b" officeooo:paragraph-rsid="00c24c2d"/>
    </style:style>
    <style:style style:name="P54" style:family="paragraph" style:parent-style-name="Text_20_body">
      <style:text-properties officeooo:paragraph-rsid="00c4f229"/>
    </style:style>
    <style:style style:name="P55" style:family="paragraph" style:parent-style-name="Standard">
      <style:paragraph-properties fo:break-before="page"/>
      <style:text-properties officeooo:rsid="00135273" officeooo:paragraph-rsid="0026bef2"/>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rsid="00b9c89b" officeooo:paragraph-rsid="00b9c89b"/>
    </style:style>
    <style:style style:name="P58" style:family="paragraph" style:parent-style-name="Heading_20_2">
      <style:text-properties officeooo:rsid="00135273" officeooo:paragraph-rsid="00135273"/>
    </style:style>
    <style:style style:name="P59" style:family="paragraph" style:parent-style-name="Heading_20_2">
      <style:text-properties officeooo:rsid="00135273" officeooo:paragraph-rsid="0026bef2"/>
    </style:style>
    <style:style style:name="P60" style:family="paragraph" style:parent-style-name="Heading_20_2">
      <style:text-properties officeooo:paragraph-rsid="0026bef2"/>
    </style:style>
    <style:style style:name="P6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62"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63" style:family="paragraph" style:parent-style-name="Text_20_body">
      <style:paragraph-properties fo:margin-top="0in" fo:margin-bottom="0in" loext:contextual-spacing="false"/>
    </style:style>
    <style:style style:name="P64" style:family="paragraph" style:parent-style-name="Text_20_body">
      <style:paragraph-properties fo:margin-top="0in" fo:margin-bottom="0in" loext:contextual-spacing="false"/>
      <style:text-properties officeooo:rsid="00135273" officeooo:paragraph-rsid="0026bef2"/>
    </style:style>
    <style:style style:name="P65" style:family="paragraph" style:parent-style-name="Illustration">
      <style:text-properties officeooo:paragraph-rsid="00c24c2d"/>
    </style:style>
    <style:style style:name="P66" style:family="paragraph" style:parent-style-name="Illustration">
      <style:text-properties fo:font-style="normal" officeooo:rsid="00c24c2d" officeooo:paragraph-rsid="00c24c2d" style:font-style-asian="normal" style:font-style-complex="normal"/>
    </style:style>
    <style:style style:name="P67" style:family="paragraph" style:parent-style-name="Illustration">
      <style:text-properties fo:font-style="normal" officeooo:rsid="004dcec5" officeooo:paragraph-rsid="00c24c2d" style:font-style-asian="normal" style:font-style-complex="normal"/>
    </style:style>
    <style:style style:name="P68" style:family="paragraph" style:parent-style-name="Illustration">
      <style:text-properties officeooo:rsid="00c24c2d" officeooo:paragraph-rsid="00c24c2d"/>
    </style:style>
    <style:style style:name="P69" style:family="paragraph" style:parent-style-name="Standard">
      <style:text-properties style:font-name="Liberation Serif" fo:font-size="12pt"/>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1" style:family="paragraph" style:parent-style-name="Text_20_body">
      <style:text-properties officeooo:paragraph-rsid="00d0b476"/>
    </style:style>
    <style:style style:name="P72" style:family="paragraph" style:parent-style-name="Text_20_body">
      <style:text-properties officeooo:paragraph-rsid="00d4990e"/>
    </style:style>
    <style:style style:name="P73" style:family="paragraph" style:parent-style-name="Text_20_body">
      <style:text-properties officeooo:rsid="00844676" officeooo:paragraph-rsid="00d6ce88"/>
    </style:style>
    <style:style style:name="P74" style:family="paragraph" style:parent-style-name="Text_20_body">
      <style:text-properties officeooo:paragraph-rsid="00da29b3"/>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73f58"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af00f1" style:font-style-asian="italic" style:font-style-complex="italic"/>
    </style:style>
    <style:style style:name="T18" style:family="text">
      <style:text-properties fo:font-style="italic" officeooo:rsid="003ca405" style:font-style-asian="italic" style:font-style-complex="italic"/>
    </style:style>
    <style:style style:name="T19" style:family="text">
      <style:text-properties fo:font-style="italic" officeooo:rsid="00c24c2d"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officeooo:rsid="00136473"/>
    </style:style>
    <style:style style:name="T31" style:family="text">
      <style:text-properties officeooo:rsid="001a2996"/>
    </style:style>
    <style:style style:name="T32" style:family="text">
      <style:text-properties fo:background-color="#ffff00" loext:char-shading-value="0"/>
    </style:style>
    <style:style style:name="T33" style:family="text">
      <style:text-properties officeooo:rsid="001a2996" fo:background-color="#ffff00" loext:char-shading-value="0"/>
    </style:style>
    <style:style style:name="T34" style:family="text">
      <style:text-properties officeooo:rsid="001d8e3f" fo:background-color="#ffff00" loext:char-shading-value="0"/>
    </style:style>
    <style:style style:name="T35" style:family="text">
      <style:text-properties officeooo:rsid="001e92db" fo:background-color="#ffff00" loext:char-shading-value="0"/>
    </style:style>
    <style:style style:name="T36" style:family="text">
      <style:text-properties officeooo:rsid="001fae99" fo:background-color="#ffff00" loext:char-shading-value="0"/>
    </style:style>
    <style:style style:name="T37" style:family="text">
      <style:text-properties officeooo:rsid="00136473" fo:background-color="#ffff00" loext:char-shading-value="0"/>
    </style:style>
    <style:style style:name="T38" style:family="text">
      <style:text-properties officeooo:rsid="00617430" fo:background-color="#ffff00" loext:char-shading-value="0"/>
    </style:style>
    <style:style style:name="T39" style:family="text">
      <style:text-properties officeooo:rsid="007743e2" fo:background-color="#ffff00" loext:char-shading-value="0"/>
    </style:style>
    <style:style style:name="T40" style:family="text">
      <style:text-properties officeooo:rsid="008d24ee" fo:background-color="#ffff00" loext:char-shading-value="0"/>
    </style:style>
    <style:style style:name="T41" style:family="text">
      <style:text-properties officeooo:rsid="009329b5" fo:background-color="#ffff00" loext:char-shading-value="0"/>
    </style:style>
    <style:style style:name="T42" style:family="text">
      <style:text-properties officeooo:rsid="0099896f" fo:background-color="#ffff00" loext:char-shading-value="0"/>
    </style:style>
    <style:style style:name="T43" style:family="text">
      <style:text-properties officeooo:rsid="009aa116" fo:background-color="#ffff00" loext:char-shading-value="0"/>
    </style:style>
    <style:style style:name="T44" style:family="text">
      <style:text-properties officeooo:rsid="009e796d" fo:background-color="#ffff00" loext:char-shading-value="0"/>
    </style:style>
    <style:style style:name="T45" style:family="text">
      <style:text-properties officeooo:rsid="00a251e5" fo:background-color="#ffff00" loext:char-shading-value="0"/>
    </style:style>
    <style:style style:name="T46" style:family="text">
      <style:text-properties officeooo:rsid="00a301c9" fo:background-color="#ffff00" loext:char-shading-value="0"/>
    </style:style>
    <style:style style:name="T47" style:family="text">
      <style:text-properties officeooo:rsid="00305a71" fo:background-color="#ffff00" loext:char-shading-value="0"/>
    </style:style>
    <style:style style:name="T48" style:family="text">
      <style:text-properties officeooo:rsid="00a8ea18" fo:background-color="#ffff00" loext:char-shading-value="0"/>
    </style:style>
    <style:style style:name="T49" style:family="text">
      <style:text-properties officeooo:rsid="00af00f1" fo:background-color="#ffff00" loext:char-shading-value="0"/>
    </style:style>
    <style:style style:name="T50" style:family="text">
      <style:text-properties officeooo:rsid="003ca405" fo:background-color="#ffff00" loext:char-shading-value="0"/>
    </style:style>
    <style:style style:name="T51" style:family="text">
      <style:text-properties officeooo:rsid="00b6d4a6" fo:background-color="#ffff00" loext:char-shading-value="0"/>
    </style:style>
    <style:style style:name="T52" style:family="text">
      <style:text-properties officeooo:rsid="001bbd92" fo:background-color="#ffff00" loext:char-shading-value="0"/>
    </style:style>
    <style:style style:name="T53" style:family="text">
      <style:text-properties officeooo:rsid="001bbd92"/>
    </style:style>
    <style:style style:name="T54" style:family="text">
      <style:text-properties officeooo:rsid="001c1f05"/>
    </style:style>
    <style:style style:name="T55" style:family="text">
      <style:text-properties officeooo:rsid="001c4901"/>
    </style:style>
    <style:style style:name="T56" style:family="text">
      <style:text-properties officeooo:rsid="001d8e3f"/>
    </style:style>
    <style:style style:name="T57" style:family="text">
      <style:text-properties officeooo:rsid="001e92db"/>
    </style:style>
    <style:style style:name="T58" style:family="text">
      <style:text-properties officeooo:rsid="001fae99"/>
    </style:style>
    <style:style style:name="T59" style:family="text">
      <style:text-properties style:text-position="0% 100%"/>
    </style:style>
    <style:style style:name="T60" style:family="text">
      <style:text-properties style:text-position="0% 100%" fo:font-style="italic" officeooo:rsid="001d8e3f" style:font-style-asian="italic" style:font-style-complex="italic"/>
    </style:style>
    <style:style style:name="T61" style:family="text">
      <style:text-properties style:text-position="0% 100%" officeooo:rsid="00136473"/>
    </style:style>
    <style:style style:name="T62" style:family="text">
      <style:text-properties style:text-position="0% 100%" officeooo:rsid="001a2996"/>
    </style:style>
    <style:style style:name="T63" style:family="text">
      <style:text-properties style:text-position="0% 100%" officeooo:rsid="00293a63"/>
    </style:style>
    <style:style style:name="T64" style:family="text">
      <style:text-properties style:text-position="0% 100%" officeooo:rsid="0018be1d"/>
    </style:style>
    <style:style style:name="T65" style:family="text">
      <style:text-properties style:text-position="0% 100%" officeooo:rsid="0034719c"/>
    </style:style>
    <style:style style:name="T66" style:family="text">
      <style:text-properties style:text-position="0% 100%" fo:font-weight="normal" officeooo:rsid="00356cd6" style:font-weight-asian="normal" style:font-weight-complex="normal"/>
    </style:style>
    <style:style style:name="T67" style:family="text">
      <style:text-properties style:text-position="0% 100%" officeooo:rsid="00460f11"/>
    </style:style>
    <style:style style:name="T68" style:family="text">
      <style:text-properties style:text-position="0% 100%" officeooo:rsid="001c4901" fo:background-color="transparent" loext:char-shading-value="0"/>
    </style:style>
    <style:style style:name="T69" style:family="text">
      <style:text-properties style:text-position="0% 100%" officeooo:rsid="00293a63" fo:background-color="transparent" loext:char-shading-value="0"/>
    </style:style>
    <style:style style:name="T70" style:family="text">
      <style:text-properties style:text-position="0% 100%" officeooo:rsid="007fa6e9" fo:background-color="transparent" loext:char-shading-value="0"/>
    </style:style>
    <style:style style:name="T71" style:family="text">
      <style:text-properties style:text-position="0% 100%" officeooo:rsid="002cbb98" fo:background-color="transparent" loext:char-shading-value="0"/>
    </style:style>
    <style:style style:name="T72" style:family="text">
      <style:text-properties style:text-position="0% 100%" officeooo:rsid="00acd9c8" fo:background-color="transparent" loext:char-shading-value="0"/>
    </style:style>
    <style:style style:name="T73" style:family="text">
      <style:text-properties style:text-position="0% 100%" officeooo:rsid="00442e2f" fo:background-color="transparent" loext:char-shading-value="0"/>
    </style:style>
    <style:style style:name="T74" style:family="text">
      <style:text-properties style:text-position="0% 100%" officeooo:rsid="0083831e" fo:background-color="transparent" loext:char-shading-value="0"/>
    </style:style>
    <style:style style:name="T75" style:family="text">
      <style:text-properties style:text-position="0% 100%" officeooo:rsid="00d948a6" fo:background-color="transparent" loext:char-shading-value="0"/>
    </style:style>
    <style:style style:name="T76" style:family="text">
      <style:text-properties style:text-position="0% 100%" officeooo:rsid="00305a71" fo:background-color="transparent" loext:char-shading-value="0"/>
    </style:style>
    <style:style style:name="T77" style:family="text">
      <style:text-properties style:text-position="0% 100%" officeooo:rsid="007143a8"/>
    </style:style>
    <style:style style:name="T78" style:family="text">
      <style:text-properties style:text-position="0% 100%" officeooo:rsid="00305a71"/>
    </style:style>
    <style:style style:name="T79" style:family="text">
      <style:text-properties style:text-position="0% 100%" officeooo:rsid="009329b5"/>
    </style:style>
    <style:style style:name="T80" style:family="text">
      <style:text-properties style:text-position="0% 100%" officeooo:rsid="00a463c2"/>
    </style:style>
    <style:style style:name="T81" style:family="text">
      <style:text-properties style:text-position="0% 100%" officeooo:rsid="0030183c"/>
    </style:style>
    <style:style style:name="T82" style:family="text">
      <style:text-properties style:text-position="0% 100%" officeooo:rsid="00af00f1"/>
    </style:style>
    <style:style style:name="T83" style:family="text">
      <style:text-properties style:text-position="0% 100%" fo:font-style="normal" officeooo:rsid="00afe841" style:font-style-asian="normal" style:font-style-complex="normal"/>
    </style:style>
    <style:style style:name="T84" style:family="text">
      <style:text-properties style:text-position="0% 100%" fo:font-style="normal" officeooo:rsid="00af00f1" style:font-style-asian="normal" style:font-style-complex="normal"/>
    </style:style>
    <style:style style:name="T85" style:family="text">
      <style:text-properties style:text-position="0% 100%" fo:font-style="normal" officeooo:rsid="00305a71" style:font-style-asian="normal" style:font-style-complex="normal"/>
    </style:style>
    <style:style style:name="T86" style:family="text">
      <style:text-properties style:text-position="0% 100%" officeooo:rsid="003648fb"/>
    </style:style>
    <style:style style:name="T87" style:family="text">
      <style:text-properties style:text-position="0% 100%" officeooo:rsid="00cece12"/>
    </style:style>
    <style:style style:name="T88" style:family="text">
      <style:text-properties style:text-position="0% 100%" officeooo:rsid="00442e2f"/>
    </style:style>
    <style:style style:name="T89" style:family="text">
      <style:text-properties fo:background-color="transparent" loext:char-shading-value="0"/>
    </style:style>
    <style:style style:name="T90" style:family="text">
      <style:text-properties officeooo:rsid="00293a63" fo:background-color="transparent" loext:char-shading-value="0"/>
    </style:style>
    <style:style style:name="T91" style:family="text">
      <style:text-properties officeooo:rsid="002cbb98" fo:background-color="transparent" loext:char-shading-value="0"/>
    </style:style>
    <style:style style:name="T92" style:family="text">
      <style:text-properties officeooo:rsid="002e6aa5" fo:background-color="transparent" loext:char-shading-value="0"/>
    </style:style>
    <style:style style:name="T93" style:family="text">
      <style:text-properties officeooo:rsid="0030183c" fo:background-color="transparent" loext:char-shading-value="0"/>
    </style:style>
    <style:style style:name="T94" style:family="text">
      <style:text-properties officeooo:rsid="00442e2f" fo:background-color="transparent" loext:char-shading-value="0"/>
    </style:style>
    <style:style style:name="T95" style:family="text">
      <style:text-properties officeooo:rsid="0044bbea" fo:background-color="transparent" loext:char-shading-value="0"/>
    </style:style>
    <style:style style:name="T96" style:family="text">
      <style:text-properties officeooo:rsid="001bbd92" fo:background-color="transparent" loext:char-shading-value="0"/>
    </style:style>
    <style:style style:name="T97" style:family="text">
      <style:text-properties officeooo:rsid="004e3bdd" fo:background-color="transparent" loext:char-shading-value="0"/>
    </style:style>
    <style:style style:name="T98" style:family="text">
      <style:text-properties officeooo:rsid="001c4901" fo:background-color="transparent" loext:char-shading-value="0"/>
    </style:style>
    <style:style style:name="T99" style:family="text">
      <style:text-properties officeooo:rsid="004f4740" fo:background-color="transparent" loext:char-shading-value="0"/>
    </style:style>
    <style:style style:name="T100" style:family="text">
      <style:text-properties officeooo:rsid="0050d32e" fo:background-color="transparent" loext:char-shading-value="0"/>
    </style:style>
    <style:style style:name="T101" style:family="text">
      <style:text-properties officeooo:rsid="00517779" fo:background-color="transparent" loext:char-shading-value="0"/>
    </style:style>
    <style:style style:name="T102" style:family="text">
      <style:text-properties officeooo:rsid="0051f490" fo:background-color="transparent" loext:char-shading-value="0"/>
    </style:style>
    <style:style style:name="T103" style:family="text">
      <style:text-properties officeooo:rsid="006b7ffe" fo:background-color="transparent" loext:char-shading-value="0"/>
    </style:style>
    <style:style style:name="T104" style:family="text">
      <style:text-properties officeooo:rsid="00305a71" fo:background-color="transparent" loext:char-shading-value="0"/>
    </style:style>
    <style:style style:name="T105" style:family="text">
      <style:text-properties officeooo:rsid="00305a71" fo:background-color="transparent" loext:char-shading-value="0"/>
    </style:style>
    <style:style style:name="T106" style:family="text">
      <style:text-properties officeooo:rsid="007bb920" fo:background-color="transparent" loext:char-shading-value="0"/>
    </style:style>
    <style:style style:name="T107" style:family="text">
      <style:text-properties officeooo:rsid="007cde70" fo:background-color="transparent" loext:char-shading-value="0"/>
    </style:style>
    <style:style style:name="T108" style:family="text">
      <style:text-properties officeooo:rsid="007fa6e9" fo:background-color="transparent" loext:char-shading-value="0"/>
    </style:style>
    <style:style style:name="T109" style:family="text">
      <style:text-properties officeooo:rsid="00822ad7" fo:background-color="transparent" loext:char-shading-value="0"/>
    </style:style>
    <style:style style:name="T110" style:family="text">
      <style:text-properties officeooo:rsid="0083831e" fo:background-color="transparent" loext:char-shading-value="0"/>
    </style:style>
    <style:style style:name="T111" style:family="text">
      <style:text-properties officeooo:rsid="0085acc9" fo:background-color="transparent" loext:char-shading-value="0"/>
    </style:style>
    <style:style style:name="T112" style:family="text">
      <style:text-properties officeooo:rsid="0098577e" fo:background-color="transparent" loext:char-shading-value="0"/>
    </style:style>
    <style:style style:name="T113" style:family="text">
      <style:text-properties officeooo:rsid="00a8ea18" fo:background-color="transparent" loext:char-shading-value="0"/>
    </style:style>
    <style:style style:name="T114" style:family="text">
      <style:text-properties officeooo:rsid="00aae4bf" fo:background-color="transparent" loext:char-shading-value="0"/>
    </style:style>
    <style:style style:name="T115" style:family="text">
      <style:text-properties officeooo:rsid="00acd9c8" fo:background-color="transparent" loext:char-shading-value="0"/>
    </style:style>
    <style:style style:name="T116" style:family="text">
      <style:text-properties officeooo:rsid="00487e11" fo:background-color="transparent" loext:char-shading-value="0"/>
    </style:style>
    <style:style style:name="T117" style:family="text">
      <style:text-properties officeooo:rsid="00b3ea01" fo:background-color="transparent" loext:char-shading-value="0"/>
    </style:style>
    <style:style style:name="T118" style:family="text">
      <style:text-properties officeooo:rsid="003ca405" fo:background-color="transparent" loext:char-shading-value="0"/>
    </style:style>
    <style:style style:name="T119" style:family="text">
      <style:text-properties officeooo:rsid="00ccee3c" fo:background-color="transparent" loext:char-shading-value="0"/>
    </style:style>
    <style:style style:name="T120" style:family="text">
      <style:text-properties officeooo:rsid="00cece12" fo:background-color="transparent" loext:char-shading-value="0"/>
    </style:style>
    <style:style style:name="T121" style:family="text">
      <style:text-properties officeooo:rsid="00d0b476" fo:background-color="transparent" loext:char-shading-value="0"/>
    </style:style>
    <style:style style:name="T122" style:family="text">
      <style:text-properties officeooo:rsid="00d293c2" fo:background-color="transparent" loext:char-shading-value="0"/>
    </style:style>
    <style:style style:name="T123" style:family="text">
      <style:text-properties officeooo:rsid="00d3790d" fo:background-color="transparent" loext:char-shading-value="0"/>
    </style:style>
    <style:style style:name="T124" style:family="text">
      <style:text-properties officeooo:rsid="00d4990e" fo:background-color="transparent" loext:char-shading-value="0"/>
    </style:style>
    <style:style style:name="T125" style:family="text">
      <style:text-properties officeooo:rsid="00d5402c" fo:background-color="transparent" loext:char-shading-value="0"/>
    </style:style>
    <style:style style:name="T126" style:family="text">
      <style:text-properties officeooo:rsid="00d6cc2c" fo:background-color="transparent" loext:char-shading-value="0"/>
    </style:style>
    <style:style style:name="T127" style:family="text">
      <style:text-properties officeooo:rsid="00d948a6" fo:background-color="transparent" loext:char-shading-value="0"/>
    </style:style>
    <style:style style:name="T128" style:family="text">
      <style:text-properties officeooo:rsid="00da29b3" fo:background-color="transparent" loext:char-shading-value="0"/>
    </style:style>
    <style:style style:name="T129" style:family="text">
      <style:text-properties officeooo:rsid="00487e11" fo:background-color="#ffff99" loext:char-shading-value="0"/>
    </style:style>
    <style:style style:name="T130" style:family="text">
      <style:text-properties officeooo:rsid="001f9bce" fo:background-color="#ffff99" loext:char-shading-value="0"/>
    </style:style>
    <style:style style:name="T131" style:family="text">
      <style:text-properties officeooo:rsid="00305a71" fo:background-color="#ffff99" loext:char-shading-value="0"/>
    </style:style>
    <style:style style:name="T132" style:family="text">
      <style:text-properties officeooo:rsid="00da29b3" fo:background-color="#ffff99" loext:char-shading-value="0"/>
    </style:style>
    <style:style style:name="T133" style:family="text">
      <style:text-properties officeooo:rsid="00da29b3" fo:background-color="#ffff99" loext:char-shading-value="0"/>
    </style:style>
    <style:style style:name="T134" style:family="text">
      <style:text-properties officeooo:rsid="00305a71"/>
    </style:style>
    <style:style style:name="T135" style:family="text">
      <style:text-properties fo:font-style="normal" style:font-style-asian="normal" style:font-style-complex="normal"/>
    </style:style>
    <style:style style:name="T136" style:family="text">
      <style:text-properties fo:font-style="normal" officeooo:rsid="00136473" style:font-style-asian="normal" style:font-style-complex="normal"/>
    </style:style>
    <style:style style:name="T137" style:family="text">
      <style:text-properties fo:font-style="normal" officeooo:rsid="00337945" style:font-style-asian="normal" style:font-style-complex="normal"/>
    </style:style>
    <style:style style:name="T138" style:family="text">
      <style:text-properties fo:font-style="normal" officeooo:rsid="009329b5" style:font-style-asian="normal" style:font-style-complex="normal"/>
    </style:style>
    <style:style style:name="T139" style:family="text">
      <style:text-properties fo:font-style="normal" officeooo:rsid="00af00f1" style:font-style-asian="normal" style:font-style-complex="normal"/>
    </style:style>
    <style:style style:name="T140" style:family="text">
      <style:text-properties fo:font-style="normal" officeooo:rsid="00afe841" style:font-style-asian="normal" style:font-style-complex="normal"/>
    </style:style>
    <style:style style:name="T141" style:family="text">
      <style:text-properties fo:font-style="normal" officeooo:rsid="00305a71" style:font-style-asian="normal" style:font-style-complex="normal"/>
    </style:style>
    <style:style style:name="T142" style:family="text">
      <style:text-properties fo:font-style="normal" officeooo:rsid="00b036e2" style:font-style-asian="normal" style:font-style-complex="normal"/>
    </style:style>
    <style:style style:name="T143" style:family="text">
      <style:text-properties fo:font-style="normal" officeooo:rsid="00c787a1" style:font-style-asian="normal" style:font-style-complex="normal"/>
    </style:style>
    <style:style style:name="T144" style:family="text">
      <style:text-properties fo:font-style="normal" fo:font-weight="bold" officeooo:rsid="00c24c2d" style:font-style-asian="normal" style:font-weight-asian="bold" style:font-style-complex="normal" style:font-weight-complex="bold"/>
    </style:style>
    <style:style style:name="T145" style:family="text">
      <style:text-properties fo:font-style="normal" fo:font-weight="normal" officeooo:rsid="00c787a1" style:font-style-asian="normal" style:font-weight-asian="normal" style:font-style-complex="normal" style:font-weight-complex="normal"/>
    </style:style>
    <style:style style:name="T146" style:family="text">
      <style:text-properties fo:font-style="normal" fo:font-weight="normal" officeooo:rsid="00c24c2d" style:font-style-asian="normal" style:font-weight-asian="normal" style:font-style-complex="normal" style:font-weight-complex="normal"/>
    </style:style>
    <style:style style:name="T147" style:family="text">
      <style:text-properties officeooo:rsid="0034719c"/>
    </style:style>
    <style:style style:name="T148" style:family="text">
      <style:text-properties officeooo:rsid="003f12f8"/>
    </style:style>
    <style:style style:name="T149" style:family="text">
      <style:text-properties officeooo:rsid="00442e2f"/>
    </style:style>
    <style:style style:name="T150" style:family="text">
      <style:text-properties fo:font-weight="normal" style:font-weight-asian="normal" style:font-weight-complex="normal"/>
    </style:style>
    <style:style style:name="T151" style:family="text">
      <style:text-properties fo:font-weight="normal" officeooo:rsid="0053e39a" style:font-weight-asian="normal" style:font-weight-complex="normal"/>
    </style:style>
    <style:style style:name="T152" style:family="text">
      <style:text-properties fo:font-weight="normal" officeooo:rsid="00556132" style:font-weight-asian="normal" style:font-weight-complex="normal"/>
    </style:style>
    <style:style style:name="T153" style:family="text">
      <style:text-properties fo:font-weight="normal" officeooo:rsid="005a1253" style:font-weight-asian="normal" style:font-weight-complex="normal"/>
    </style:style>
    <style:style style:name="T154" style:family="text">
      <style:text-properties fo:font-weight="normal" officeooo:rsid="005a5aa7" style:font-weight-asian="normal" style:font-weight-complex="normal"/>
    </style:style>
    <style:style style:name="T155" style:family="text">
      <style:text-properties fo:font-weight="normal" officeooo:rsid="005c67ac" style:font-weight-asian="normal" style:font-weight-complex="normal"/>
    </style:style>
    <style:style style:name="T156" style:family="text">
      <style:text-properties fo:font-weight="normal" officeooo:rsid="005d6edb" style:font-weight-asian="normal" style:font-weight-complex="normal"/>
    </style:style>
    <style:style style:name="T157" style:family="text">
      <style:text-properties fo:font-weight="normal" officeooo:rsid="005ed07c" style:font-weight-asian="normal" style:font-weight-complex="normal"/>
    </style:style>
    <style:style style:name="T158" style:family="text">
      <style:text-properties fo:font-weight="normal" officeooo:rsid="00617430" style:font-weight-asian="normal" style:font-weight-complex="normal"/>
    </style:style>
    <style:style style:name="T159" style:family="text">
      <style:text-properties fo:font-weight="normal" officeooo:rsid="006b7ffe" style:font-weight-asian="normal" style:font-weight-complex="normal"/>
    </style:style>
    <style:style style:name="T160" style:family="text">
      <style:text-properties fo:font-weight="normal" officeooo:rsid="00b60c43" style:font-weight-asian="normal" style:font-weight-complex="normal"/>
    </style:style>
    <style:style style:name="T161" style:family="text">
      <style:text-properties fo:font-weight="normal" officeooo:rsid="00b9c89b" style:font-weight-asian="normal" style:font-weight-complex="normal"/>
    </style:style>
    <style:style style:name="T162" style:family="text">
      <style:text-properties fo:font-weight="normal" officeooo:rsid="00baae3e" style:font-weight-asian="normal" style:font-weight-complex="normal"/>
    </style:style>
    <style:style style:name="T163" style:family="text">
      <style:text-properties fo:font-weight="normal" officeooo:rsid="00356cd6" style:font-weight-asian="normal" style:font-weight-complex="normal"/>
    </style:style>
    <style:style style:name="T164" style:family="text">
      <style:text-properties fo:font-weight="normal" officeooo:rsid="00bb4863" style:font-weight-asian="normal" style:font-weight-complex="normal"/>
    </style:style>
    <style:style style:name="T165" style:family="text">
      <style:text-properties fo:font-weight="normal" officeooo:rsid="00bd663f" style:font-weight-asian="normal" style:font-weight-complex="normal"/>
    </style:style>
    <style:style style:name="T166" style:family="text">
      <style:text-properties fo:font-weight="normal" officeooo:rsid="00bf27f6" style:font-weight-asian="normal" style:font-weight-complex="normal"/>
    </style:style>
    <style:style style:name="T167" style:family="text">
      <style:text-properties fo:font-weight="normal" officeooo:rsid="005a1253" fo:background-color="#ffff00" loext:char-shading-value="0" style:font-weight-asian="normal" style:font-weight-complex="normal"/>
    </style:style>
    <style:style style:name="T168" style:family="text">
      <style:text-properties fo:font-weight="normal" officeooo:rsid="00556132" fo:background-color="#ffff00" loext:char-shading-value="0" style:font-weight-asian="normal" style:font-weight-complex="normal"/>
    </style:style>
    <style:style style:name="T169" style:family="text">
      <style:text-properties fo:font-weight="normal" officeooo:rsid="005ed07c" fo:background-color="#ffff00" loext:char-shading-value="0" style:font-weight-asian="normal" style:font-weight-complex="normal"/>
    </style:style>
    <style:style style:name="T170" style:family="text">
      <style:text-properties fo:font-weight="normal" officeooo:rsid="005d6edb" fo:background-color="#ffff00" loext:char-shading-value="0" style:font-weight-asian="normal" style:font-weight-complex="normal"/>
    </style:style>
    <style:style style:name="T171" style:family="text">
      <style:text-properties officeooo:rsid="00487e11"/>
    </style:style>
    <style:style style:name="T172" style:family="text">
      <style:text-properties officeooo:rsid="004dcec5"/>
    </style:style>
    <style:style style:name="T173" style:family="text">
      <style:text-properties officeooo:rsid="0050d32e"/>
    </style:style>
    <style:style style:name="T174" style:family="text">
      <style:text-properties officeooo:rsid="0050d32e" fo:background-color="#ffff66" loext:char-shading-value="0"/>
    </style:style>
    <style:style style:name="T175" style:family="text">
      <style:text-properties style:use-window-font-color="true" officeooo:rsid="0051f490" fo:background-color="transparent" loext:char-shading-value="0"/>
    </style:style>
    <style:style style:name="T176" style:family="text">
      <style:text-properties style:use-window-font-color="true" officeooo:rsid="0039f698" fo:background-color="transparent" loext:char-shading-value="0"/>
    </style:style>
    <style:style style:name="T177" style:family="text">
      <style:text-properties style:use-window-font-color="true" fo:font-style="italic" officeooo:rsid="001c4901" style:font-style-asian="italic" style:font-style-complex="italic"/>
    </style:style>
    <style:style style:name="T178" style:family="text">
      <style:text-properties style:use-window-font-color="true" officeooo:rsid="001bbd92"/>
    </style:style>
    <style:style style:name="T179" style:family="text">
      <style:text-properties style:use-window-font-color="true" officeooo:rsid="0039f698"/>
    </style:style>
    <style:style style:name="T180" style:family="text">
      <style:text-properties style:use-window-font-color="true" officeooo:rsid="003ab9cc"/>
    </style:style>
    <style:style style:name="T181" style:family="text">
      <style:text-properties style:use-window-font-color="true" officeooo:rsid="0051f490" fo:background-color="#ffff99" loext:char-shading-value="0"/>
    </style:style>
    <style:style style:name="T182" style:family="text">
      <style:text-properties style:use-window-font-color="true" officeooo:rsid="0039f698" fo:background-color="#ffff99" loext:char-shading-value="0"/>
    </style:style>
    <style:style style:name="T183" style:family="text">
      <style:text-properties style:use-window-font-color="true" officeooo:rsid="0098577e"/>
    </style:style>
    <style:style style:name="T184" style:family="text">
      <style:text-properties style:use-window-font-color="true" officeooo:rsid="0051f490"/>
    </style:style>
    <style:style style:name="T185" style:family="text">
      <style:text-properties style:use-window-font-color="true" officeooo:rsid="001c4901"/>
    </style:style>
    <style:style style:name="T186" style:family="text">
      <style:text-properties style:use-window-font-color="true" officeooo:rsid="003ca405"/>
    </style:style>
    <style:style style:name="T187" style:family="text">
      <style:text-properties style:use-window-font-color="true" officeooo:rsid="00d91375"/>
    </style:style>
    <style:style style:name="T188" style:family="text">
      <style:text-properties style:use-window-font-color="true" officeooo:rsid="00d91375" fo:background-color="#ffff00" loext:char-shading-value="0"/>
    </style:style>
    <style:style style:name="T189" style:family="text">
      <style:text-properties officeooo:rsid="0055c5b2"/>
    </style:style>
    <style:style style:name="T190" style:family="text">
      <style:text-properties officeooo:rsid="00617430"/>
    </style:style>
    <style:style style:name="T191" style:family="text">
      <style:text-properties officeooo:rsid="00617c6a"/>
    </style:style>
    <style:style style:name="T192" style:family="text">
      <style:text-properties fo:font-variant="normal" fo:text-transform="none" fo:color="#000000" fo:letter-spacing="normal" fo:font-style="normal" fo:font-weight="normal"/>
    </style:style>
    <style:style style:name="T193" style:family="text">
      <style:text-properties fo:font-variant="normal" fo:text-transform="none" fo:color="#000000" fo:letter-spacing="normal" fo:font-style="normal" fo:font-weight="normal" officeooo:rsid="006392da"/>
    </style:style>
    <style:style style:name="T194" style:family="text">
      <style:text-properties fo:font-variant="normal" fo:text-transform="none" fo:color="#000000" fo:letter-spacing="normal" fo:font-style="normal" fo:font-weight="normal" officeooo:rsid="0034719c"/>
    </style:style>
    <style:style style:name="T195" style:family="text">
      <style:text-properties fo:font-variant="normal" fo:text-transform="none" fo:color="#000000" fo:letter-spacing="normal" fo:font-style="normal" fo:font-weight="normal" officeooo:rsid="0034719c" fo:background-color="#ffff99" loext:char-shading-value="0"/>
    </style:style>
    <style:style style:name="T196"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197"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198"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99"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00"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01"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02" style:family="text">
      <style:text-properties officeooo:rsid="00642f2b"/>
    </style:style>
    <style:style style:name="T203" style:family="text">
      <style:text-properties fo:color="#ff3333" officeooo:rsid="0034719c"/>
    </style:style>
    <style:style style:name="T204" style:family="text">
      <style:text-properties officeooo:rsid="006b7ffe"/>
    </style:style>
    <style:style style:name="T205" style:family="text">
      <style:text-properties officeooo:rsid="007143a8"/>
    </style:style>
    <style:style style:name="T206" style:family="text">
      <style:text-properties officeooo:rsid="007743e2"/>
    </style:style>
    <style:style style:name="T207" style:family="text">
      <style:text-properties officeooo:rsid="0085d13b"/>
    </style:style>
    <style:style style:name="T208" style:family="text">
      <style:text-properties officeooo:rsid="008d24ee"/>
    </style:style>
    <style:style style:name="T209" style:family="text">
      <style:text-properties officeooo:rsid="008ecec4"/>
    </style:style>
    <style:style style:name="T210" style:family="text">
      <style:text-properties officeooo:rsid="0091c738"/>
    </style:style>
    <style:style style:name="T211" style:family="text">
      <style:text-properties officeooo:rsid="009329b5"/>
    </style:style>
    <style:style style:name="T212" style:family="text">
      <style:text-properties officeooo:rsid="0096afd1"/>
    </style:style>
    <style:style style:name="T213" style:family="text">
      <style:text-properties officeooo:rsid="0099896f"/>
    </style:style>
    <style:style style:name="T214" style:family="text">
      <style:text-properties officeooo:rsid="009aa116"/>
    </style:style>
    <style:style style:name="T215" style:family="text">
      <style:text-properties officeooo:rsid="009e796d"/>
    </style:style>
    <style:style style:name="T216" style:family="text">
      <style:text-properties officeooo:rsid="00a301c9"/>
    </style:style>
    <style:style style:name="T217" style:family="text">
      <style:text-properties officeooo:rsid="00a463c2"/>
    </style:style>
    <style:style style:name="T218" style:family="text">
      <style:text-properties officeooo:rsid="00a8ea18"/>
    </style:style>
    <style:style style:name="T219" style:family="text">
      <style:text-properties officeooo:rsid="00adef53"/>
    </style:style>
    <style:style style:name="T220" style:family="text">
      <style:text-properties officeooo:rsid="00af00f1"/>
    </style:style>
    <style:style style:name="T221" style:family="text">
      <style:text-properties officeooo:rsid="00b036e2"/>
    </style:style>
    <style:style style:name="T222" style:family="text">
      <style:text-properties officeooo:rsid="00b3ea01"/>
    </style:style>
    <style:style style:name="T223" style:family="text">
      <style:text-properties officeooo:rsid="00b62d2c"/>
    </style:style>
    <style:style style:name="T224" style:family="text">
      <style:text-properties officeooo:rsid="001f9bce"/>
    </style:style>
    <style:style style:name="T225" style:family="text">
      <style:text-properties officeooo:rsid="00b9c89b"/>
    </style:style>
    <style:style style:name="T226" style:family="text">
      <style:text-properties officeooo:rsid="00baae3e"/>
    </style:style>
    <style:style style:name="T227" style:family="text">
      <style:text-properties officeooo:rsid="0039f698"/>
    </style:style>
    <style:style style:name="T228" style:family="text">
      <style:text-properties officeooo:rsid="003ca405"/>
    </style:style>
    <style:style style:name="T229" style:family="text">
      <style:text-properties officeooo:rsid="00bd663f"/>
    </style:style>
    <style:style style:name="T230" style:family="text">
      <style:text-properties officeooo:rsid="00be55db"/>
    </style:style>
    <style:style style:name="T231" style:family="text">
      <style:text-properties officeooo:rsid="00c24c2d"/>
    </style:style>
    <style:style style:name="T232" style:family="text">
      <style:text-properties officeooo:rsid="00cece12"/>
    </style:style>
    <style:style style:name="T233" style:family="text">
      <style:text-properties officeooo:rsid="00d293c2"/>
    </style:style>
    <style:style style:name="T234" style:family="text">
      <style:text-properties officeooo:rsid="00d6cc2c"/>
    </style:style>
    <style:style style:name="T2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40">2. Department of Pediatrics, Diabetology, Endocrinology and Nephrology, Medical University of Lodz, Łódź, Poland</text:p>
      <text:p text:style-name="Text_20_body"><text:span text:style-name="T225">3</text:span>. Department of Radiation Oncology, Dana-Farber Cancer Institute, Harvard Medical School, Boston, USA</text:p>
      <text:p text:style-name="Text_20_body"><text:span text:style-name="T225">4</text:span>. Wroclaw University of Enviro<text:span text:style-name="T219">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58">Abstract</text:p>
      <text:p text:style-name="Text_20_body"><text:span text:style-name="T27">Background</text:span><text:span text:style-name="T24">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Text_20_body"><text:span text:style-name="T27">Results</text:span><text:span text:style-name="T24"> </text:span><text:span text:style-name="T22">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text:span><text:a xlink:type="simple" xlink:href="https://remus.s3.konsta.com.pl/" text:style-name="Internet_20_link" text:visited-style-name="Visited_20_Internet_20_Link"><text:span text:style-name="T6">https://remus.btm.umed.pl</text:span></text:a><text:span text:style-name="T6">) and facilitates in-browser filtering of variant files, making it suitable for sensitive data. 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9">loci</text:span><text:span text:style-name="T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of WGS experiments.</text:span></text:p>
      <text:p text:style-name="P4"/>
      <text:p text:style-name="P4">Keywords (3-10): <text:span text:style-name="T161">regulatory variants, rare disease, whole-genome sequencing</text:span></text:p>
      <text:p text:style-name="P56">Background</text:p>
      <text:p text:style-name="P71"><text:span text:style-name="T92">Generation and analysis of sequencing data in </text:span><text:span text:style-name="T122">a</text:span><text:span text:style-name="T92"> </text:span><text:span text:style-name="T121">clinical setting </text:span><text:span text:style-name="T92">has </text:span><text:span text:style-name="T121">been</text:span><text:span text:style-name="T92"> </text:span><text:span text:style-name="T91">mainly </text:span><text:span text:style-name="T90">focus</text:span><text:span text:style-name="T91">ed</text:span><text:span text:style-name="T90"> on protein-coding genes. </text:span><text:span text:style-name="T109">Besides being </text:span><text:span text:style-name="T92">economically </text:span><text:span text:style-name="T110">and computationally more accessible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schema&quot;: &quot;https://github.com/citation-style-language/schema/raw/master/csl-citation.json&quot;, &quot;citationItems&quot;: [{&quot;itemData&quot;: {&quot;volume&quot;: &quot;14&quot;, &quot;author&quot;: [{&quot;parse-names&quot;: false, &quot;suffix&quot;: &quot;&quot;, &quot;non-dropping-particle&quot;: &quot;&quot;, &quot;dropping-particle&quot;: &quot;&quot;, &quot;family&quot;: &quot;Escaram\u00eds&quot;, &quot;given&quot;: &quot;Ge\u00f3rgia&quot;}, {&quot;parse-names&quot;: false, &quot;suffix&quot;: &quot;&quot;, &quot;non-dropping-particle&quot;: &quot;&quot;, &quot;dropping-particle&quot;: &quot;&quot;, &quot;family&quot;: &quot;Docampo&quot;, &quot;given&quot;: &quot;Elisa&quot;}, {&quot;parse-names&quot;: false, &quot;suffix&quot;: &quot;&quot;, &quot;non-dropping-particle&quot;: &quot;&quot;, &quot;dropping-particle&quot;: &quot;&quot;, &quot;family&quot;: &quot;Rabionet&quot;, &quot;given&quot;: &quot;Raque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title&quot;: &quot;A decade of structural variants: Description, history and methods to detect structural variation&quot;, &quot;container-title&quot;: &quot;Briefings in Functional Genomics&quot;, &quot;page&quot;: &quot;305-314&quot;, &quot;DOI&quot;: &quot;10.1093/bfgp/elv014&quot;, &quot;issue&quot;: &quot;5&quot;, &quot;id&quot;: &quot;ITEM-1&quot;, &quot;ISSN&quot;: &quot;20412657&quot;, &quot;type&quot;: &quot;article-journal&quot;}, &quot;id&quot;: &quot;ITEM-1&quot;, &quot;uris&quot;: [&quot;http://www.mendeley.com/documents/?uuid=408d1675-46ce-47e7-8b6b-5bd7ba1db18d&quot;]}]} RNDQyG90I0ddQ"/><text:span text:style-name="T74">(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schema&quot;: &quot;https://github.com/citation-style-language/schema/raw/master/csl-citation.json&quot;, &quot;citationItems&quot;: [{&quot;itemData&quot;: {&quot;volume&quot;: &quot;14&quot;, &quot;author&quot;: [{&quot;parse-names&quot;: false, &quot;suffix&quot;: &quot;&quot;, &quot;non-dropping-particle&quot;: &quot;&quot;, &quot;dropping-particle&quot;: &quot;&quot;, &quot;family&quot;: &quot;Escaram\u00eds&quot;, &quot;given&quot;: &quot;Ge\u00f3rgia&quot;}, {&quot;parse-names&quot;: false, &quot;suffix&quot;: &quot;&quot;, &quot;non-dropping-particle&quot;: &quot;&quot;, &quot;dropping-particle&quot;: &quot;&quot;, &quot;family&quot;: &quot;Docampo&quot;, &quot;given&quot;: &quot;Elisa&quot;}, {&quot;parse-names&quot;: false, &quot;suffix&quot;: &quot;&quot;, &quot;non-dropping-particle&quot;: &quot;&quot;, &quot;dropping-particle&quot;: &quot;&quot;, &quot;family&quot;: &quot;Rabionet&quot;, &quot;given&quot;: &quot;Raque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title&quot;: &quot;A decade of structural variants: Description, history and methods to detect structural variation&quot;, &quot;container-title&quot;: &quot;Briefings in Functional Genomics&quot;, &quot;page&quot;: &quot;305-314&quot;, &quot;DOI&quot;: &quot;10.1093/bfgp/elv014&quot;, &quot;issue&quot;: &quot;5&quot;, &quot;id&quot;: &quot;ITEM-1&quot;, &quot;ISSN&quot;: &quot;20412657&quot;, &quot;type&quot;: &quot;article-journal&quot;}, &quot;id&quot;: &quot;ITEM-1&quot;, &quot;uris&quot;: [&quot;http://www.mendeley.com/documents/?uuid=408d1675-46ce-47e7-8b6b-5bd7ba1db18d&quot;]}]} RNDQyG90I0ddQ"/><text:span text:style-name="T110">⁠, </text:span><text:span text:style-name="T92">genic variant interpretation </text:span><text:span text:style-name="T121">supported</text:span><text:span text:style-name="T92"> by rich functional annotations make</text:span><text:span text:style-name="T108">s</text:span><text:span text:style-name="T92"> it </text:span><text:span text:style-name="T108">easier </text:span><text:span text:style-name="T92">to </text:span><text:span text:style-name="T121">shortlist </text:span><text:span text:style-name="T93">relevant variant</text:span><text:span text:style-name="T121">s, link candidate hits </text:span><text:span text:style-name="T108">to</text:span><text:span text:style-name="T92"> a biological process, </text:span><text:span text:style-name="T111">and </text:span><text:span text:style-name="T125">eventually to the disease </text:span><text:span text:style-name="T111">phenotype</text:span><text:span text:style-name="T92">. </text:span><text:span text:style-name="T120">Lowering costs of sequencing </text:span><text:span text:style-name="T122">enable </text:span><text:span text:style-name="T120">a shift </text:span><text:span text:style-name="T122">from targetted assays to whole-genome sequencing (WGS), </text:span><text:span text:style-name="T125">a </text:span><text:span text:style-name="T122">technique that </text:span>offers unparalleled diagnostic rates for monogenic disorders <text:reference-mark-start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schema&quot;: &quot;https://github.com/citation-style-language/schema/raw/master/csl-citation.json&quot;, &quot;citationItems&quot;: [{&quot;itemData&quot;: {&quot;volume&quot;: &quot;20&quot;, &quot;PMID&quot;: &quot;28771251&quot;, &quot;author&quot;: [{&quot;parse-names&quot;: false, &quot;suffix&quot;: &quot;&quot;, &quot;non-dropping-particle&quot;: &quot;&quot;, &quot;dropping-particle&quot;: &quot;&quot;, &quot;family&quot;: &quot;Lionel&quot;, &quot;given&quot;: &quot;Anath C&quot;}, {&quot;parse-names&quot;: false, &quot;suffix&quot;: &quot;&quot;, &quot;non-dropping-particle&quot;: &quot;&quot;, &quot;dropping-particle&quot;: &quot;&quot;, &quot;family&quot;: &quot;Costain&quot;, &quot;given&quot;: &quot;Gregory&quot;}, {&quot;parse-names&quot;: false, &quot;suffix&quot;: &quot;&quot;, &quot;non-dropping-particle&quot;: &quot;&quot;, &quot;dropping-particle&quot;: &quot;&quot;, &quot;family&quot;: &quot;Monfared&quot;, &quot;given&quot;: &quot;Nasim&quot;}, {&quot;parse-names&quot;: false, &quot;suffix&quot;: &quot;&quot;, &quot;non-dropping-particle&quot;: &quot;&quot;, &quot;dropping-particle&quot;: &quot;&quot;, &quot;family&quot;: &quot;Walker&quot;, &quot;given&quot;: &quot;Susan&quot;}, {&quot;parse-names&quot;: false, &quot;suffix&quot;: &quot;&quot;, &quot;non-dropping-particle&quot;: &quot;&quot;, &quot;dropping-particle&quot;: &quot;&quot;, &quot;family&quot;: &quot;Reuter&quot;, &quot;given&quot;: &quot;Miriam S&quot;}, {&quot;parse-names&quot;: false, &quot;suffix&quot;: &quot;&quot;, &quot;non-dropping-particle&quot;: &quot;&quot;, &quot;dropping-particle&quot;: &quot;&quot;, &quot;family&quot;: &quot;Hosseini&quot;, &quot;given&quot;: &quot;S Mohsen&quot;}, {&quot;parse-names&quot;: false, &quot;suffix&quot;: &quot;&quot;, &quot;non-dropping-particle&quot;: &quot;&quot;, &quot;dropping-particle&quot;: &quot;&quot;, &quot;family&quot;: &quot;Thiruvahindrapuram&quot;, &quot;given&quot;: &quot;Bhooma&quot;}, {&quot;parse-names&quot;: false, &quot;suffix&quot;: &quot;&quot;, &quot;non-dropping-particle&quot;: &quot;&quot;, &quot;dropping-particle&quot;: &quot;&quot;, &quot;family&quot;: &quot;Merico&quot;, &quot;given&quot;: &quot;Daniele&quot;}, {&quot;parse-names&quot;: false, &quot;suffix&quot;: &quot;&quot;, &quot;non-dropping-particle&quot;: &quot;&quot;, &quot;dropping-particle&quot;: &quot;&quot;, &quot;family&quot;: &quot;Jobling&quot;, &quot;given&quot;: &quot;Rebekah&quot;}, {&quot;parse-names&quot;: false, &quot;suffix&quot;: &quot;&quot;, &quot;non-dropping-particle&quot;: &quot;&quot;, &quot;dropping-particle&quot;: &quot;&quot;, &quot;family&quot;: &quot;Nalpathamkalam&quot;, &quot;given&quot;: &quot;Thomas&quot;}, {&quot;parse-names&quot;: false, &quot;suffix&quot;: &quot;&quot;, &quot;non-dropping-particle&quot;: &quot;&quot;, &quot;dropping-particle&quot;: &quot;&quot;, &quot;family&quot;: &quot;Pellecchia&quot;, &quot;given&quot;: &quot;Giovanna&quot;}, {&quot;parse-names&quot;: false, &quot;suffix&quot;: &quot;&quot;, &quot;non-dropping-particle&quot;: &quot;&quot;, &quot;dropping-particle&quot;: &quot;&quot;, &quot;family&quot;: &quot;Sung&quot;, &quot;given&quot;: &quot;Wilson W L&quot;}, {&quot;parse-names&quot;: false, &quot;suffix&quot;: &quot;&quot;, &quot;non-dropping-particle&quot;: &quot;&quot;, &quot;dropping-particle&quot;: &quot;&quot;, &quot;family&quot;: &quot;Wang&quot;, &quot;given&quot;: &quot;Zhuozhi&quot;}, {&quot;parse-names&quot;: false, &quot;suffix&quot;: &quot;&quot;, &quot;non-dropping-particle&quot;: &quot;&quot;, &quot;dropping-particle&quot;: &quot;&quot;, &quot;family&quot;: &quot;Bikangaga&quot;, &quot;given&quot;: &quot;Peter&quot;}, {&quot;parse-names&quot;: false, &quot;suffix&quot;: &quot;&quot;, &quot;non-dropping-particle&quot;: &quot;&quot;, &quot;dropping-particle&quot;: &quot;&quot;, &quot;family&quot;: &quot;Boelman&quot;, &quot;given&quot;: &quot;Cyrus&quot;}, {&quot;parse-names&quot;: false, &quot;suffix&quot;: &quot;&quot;, &quot;non-dropping-particle&quot;: &quot;&quot;, &quot;dropping-particle&quot;: &quot;&quot;, &quot;family&quot;: &quot;Carter&quot;, &quot;given&quot;: &quot;Melissa T&quot;}, {&quot;parse-names&quot;: false, &quot;suffix&quot;: &quot;&quot;, &quot;non-dropping-particle&quot;: &quot;&quot;, &quot;dropping-particle&quot;: &quot;&quot;, &quot;family&quot;: &quot;Cordeiro&quot;, &quot;given&quot;: &quot;Dawn&quot;}, {&quot;parse-names&quot;: false, &quot;suffix&quot;: &quot;&quot;, &quot;non-dropping-particle&quot;: &quot;&quot;, &quot;dropping-particle&quot;: &quot;&quot;, &quot;family&quot;: &quot;Cytrynbaum&quot;, &quot;given&quot;: &quot;Cheryl&quot;}, {&quot;parse-names&quot;: false, &quot;suffix&quot;: &quot;&quot;, &quot;non-dropping-particle&quot;: &quot;&quot;, &quot;dropping-particle&quot;: &quot;&quot;, &quot;family&quot;: &quot;Dell&quot;, &quot;given&quot;: &quot;Sharon D&quot;}, {&quot;parse-names&quot;: false, &quot;suffix&quot;: &quot;&quot;, &quot;non-dropping-particle&quot;: &quot;&quot;, &quot;dropping-particle&quot;: &quot;&quot;, &quot;family&quot;: &quot;Dhir&quot;, &quot;given&quot;: &quot;Priya&quot;}, {&quot;parse-names&quot;: false, &quot;suffix&quot;: &quot;&quot;, &quot;non-dropping-particle&quot;: &quot;&quot;, &quot;dropping-particle&quot;: &quot;&quot;, &quot;family&quot;: &quot;Dowling&quot;, &quot;given&quot;: &quot;James J&quot;}, {&quot;parse-names&quot;: false, &quot;suffix&quot;: &quot;&quot;, &quot;non-dropping-particle&quot;: &quot;&quot;, &quot;dropping-particle&quot;: &quot;&quot;, &quot;family&quot;: &quot;Heon&quot;, &quot;given&quot;: &quot;Elise&quot;}, {&quot;parse-names&quot;: false, &quot;suffix&quot;: &quot;&quot;, &quot;non-dropping-particle&quot;: &quot;&quot;, &quot;dropping-particle&quot;: &quot;&quot;, &quot;family&quot;: &quot;Hewson&quot;, &quot;given&quot;: &quot;Stacy&quot;}, {&quot;parse-names&quot;: false, &quot;suffix&quot;: &quot;&quot;, &quot;non-dropping-particle&quot;: &quot;&quot;, &quot;dropping-particle&quot;: &quot;&quot;, &quot;family&quot;: &quot;Hiraki&quot;, &quot;given&quot;: &quot;Linda&quot;}, {&quot;parse-names&quot;: false, &quot;suffix&quot;: &quot;&quot;, &quot;non-dropping-particle&quot;: &quot;&quot;, &quot;dropping-particle&quot;: &quot;&quot;, &quot;family&quot;: &quot;Inbar-Feigenberg&quot;, &quot;given&quot;: &quot;Michal&quot;}, {&quot;parse-names&quot;: false, &quot;suffix&quot;: &quot;&quot;, &quot;non-dropping-particle&quot;: &quot;&quot;, &quot;dropping-particle&quot;: &quot;&quot;, &quot;family&quot;: &quot;Klatt&quot;, &quot;given&quot;: &quot;Regan&quot;}, {&quot;parse-names&quot;: false, &quot;suffix&quot;: &quot;&quot;, &quot;non-dropping-particle&quot;: &quot;&quot;, &quot;dropping-particle&quot;: &quot;&quot;, &quot;family&quot;: &quot;Kronick&quot;, &quot;given&quot;: &quot;Jonathan&quot;}, {&quot;parse-names&quot;: false, &quot;suffix&quot;: &quot;&quot;, &quot;non-dropping-particle&quot;: &quot;&quot;, &quot;dropping-particle&quot;: &quot;&quot;, &quot;family&quot;: &quot;Laxer&quot;, &quot;given&quot;: &quot;Ronald M&quot;}, {&quot;parse-names&quot;: false, &quot;suffix&quot;: &quot;&quot;, &quot;non-dropping-particle&quot;: &quot;&quot;, &quot;dropping-particle&quot;: &quot;&quot;, &quot;family&quot;: &quot;Licht&quot;, &quot;given&quot;: &quot;Christoph&quot;}, {&quot;parse-names&quot;: false, &quot;suffix&quot;: &quot;&quot;, &quot;non-dropping-particle&quot;: &quot;&quot;, &quot;dropping-particle&quot;: &quot;&quot;, &quot;family&quot;: &quot;MacDonald&quot;, &quot;given&quot;: &quot;Heather&quot;}, {&quot;parse-names&quot;: false, &quot;suffix&quot;: &quot;&quot;, &quot;non-dropping-particle&quot;: &quot;&quot;, &quot;dropping-particle&quot;: &quot;&quot;, &quot;family&quot;: &quot;Mercimek-Andrews&quot;, &quot;given&quot;: &quot;Saadet&quot;}, {&quot;parse-names&quot;: false, &quot;suffix&quot;: &quot;&quot;, &quot;non-dropping-particle&quot;: &quot;&quot;, &quot;dropping-particle&quot;: &quot;&quot;, &quot;family&quot;: &quot;Mendoza-Londono&quot;, &quot;given&quot;: &quot;Roberto&quot;}, {&quot;parse-names&quot;: false, &quot;suffix&quot;: &quot;&quot;, &quot;non-dropping-particle&quot;: &quot;&quot;, &quot;dropping-particle&quot;: &quot;&quot;, &quot;family&quot;: &quot;Piscione&quot;, &quot;given&quot;: &quot;Tino&quot;}, {&quot;parse-names&quot;: false, &quot;suffix&quot;: &quot;&quot;, &quot;non-dropping-particle&quot;: &quot;&quot;, &quot;dropping-particle&quot;: &quot;&quot;, &quot;family&quot;: &quot;Schneider&quot;, &quot;given&quot;: &quot;Rayfel&quot;}, {&quot;parse-names&quot;: false, &quot;suffix&quot;: &quot;&quot;, &quot;non-dropping-particle&quot;: &quot;&quot;, &quot;dropping-particle&quot;: &quot;&quot;, &quot;family&quot;: &quot;Schulze&quot;, &quot;given&quot;: &quot;Andreas&quot;}, {&quot;parse-names&quot;: false, &quot;suffix&quot;: &quot;&quot;, &quot;non-dropping-particle&quot;: &quot;&quot;, &quot;dropping-particle&quot;: &quot;&quot;, &quot;family&quot;: &quot;Silverman&quot;, &quot;given&quot;: &quot;Earl&quot;}, {&quot;parse-names&quot;: false, &quot;suffix&quot;: &quot;&quot;, &quot;non-dropping-particle&quot;: &quot;&quot;, &quot;dropping-particle&quot;: &quot;&quot;, &quot;family&quot;: &quot;Siriwardena&quot;, &quot;given&quot;: &quot;Komudi&quot;}, {&quot;parse-names&quot;: false, &quot;suffix&quot;: &quot;&quot;, &quot;non-dropping-particle&quot;: &quot;&quot;, &quot;dropping-particle&quot;: &quot;&quot;, &quot;family&quot;: &quot;Snead&quot;, &quot;given&quot;: &quot;O Carter&quot;}, {&quot;parse-names&quot;: false, &quot;suffix&quot;: &quot;&quot;, &quot;non-dropping-particle&quot;: &quot;&quot;, &quot;dropping-particle&quot;: &quot;&quot;, &quot;family&quot;: &quot;Sondheimer&quot;, &quot;given&quot;: &quot;Neal&quot;}, {&quot;parse-names&quot;: false, &quot;suffix&quot;: &quot;&quot;, &quot;non-dropping-particle&quot;: &quot;&quot;, &quot;dropping-particle&quot;: &quot;&quot;, &quot;family&quot;: &quot;Sutherland&quot;, &quot;given&quot;: &quot;Joanne&quot;}, {&quot;parse-names&quot;: false, &quot;suffix&quot;: &quot;&quot;, &quot;non-dropping-particle&quot;: &quot;&quot;, &quot;dropping-particle&quot;: &quot;&quot;, &quot;family&quot;: &quot;Vincent&quot;, &quot;given&quot;: &quot;Ajoy&quot;}, {&quot;parse-names&quot;: false, &quot;suffix&quot;: &quot;&quot;, &quot;non-dropping-particle&quot;: &quot;&quot;, &quot;dropping-particle&quot;: &quot;&quot;, &quot;family&quot;: &quot;Wasserman&quot;, &quot;given&quot;: &quot;Jonathan D&quot;}, {&quot;parse-names&quot;: false, &quot;suffix&quot;: &quot;&quot;, &quot;non-dropping-particle&quot;: &quot;&quot;, &quot;dropping-particle&quot;: &quot;&quot;, &quot;family&quot;: &quot;Weksberg&quot;, &quot;given&quot;: &quot;Rosanna&quot;}, {&quot;parse-names&quot;: false, &quot;suffix&quot;: &quot;&quot;, &quot;non-dropping-particle&quot;: &quot;&quot;, &quot;dropping-particle&quot;: &quot;&quot;, &quot;family&quot;: &quot;Shuman&quot;, &quot;given&quot;: &quot;Cheryl&quot;}, {&quot;parse-names&quot;: false, &quot;suffix&quot;: &quot;&quot;, &quot;non-dropping-particle&quot;: &quot;&quot;, &quot;dropping-particle&quot;: &quot;&quot;, &quot;family&quot;: &quot;Carew&quot;, &quot;given&quot;: &quot;Chris&quot;}, {&quot;parse-names&quot;: false, &quot;suffix&quot;: &quot;&quot;, &quot;non-dropping-particle&quot;: &quot;&quot;, &quot;dropping-particle&quot;: &quot;&quot;, &quot;family&quot;: &quot;Szego&quot;, &quot;given&quot;: &quot;Michael J&quot;}, {&quot;parse-names&quot;: false, &quot;suffix&quot;: &quot;&quot;, &quot;non-dropping-particle&quot;: &quot;&quot;, &quot;dropping-particle&quot;: &quot;&quot;, &quot;family&quot;: &quot;Hayeems&quot;, &quot;given&quot;: &quot;Robin Z&quot;}, {&quot;parse-names&quot;: false, &quot;suffix&quot;: &quot;&quot;, &quot;non-dropping-particle&quot;: &quot;&quot;, &quot;dropping-particle&quot;: &quot;&quot;, &quot;family&quot;: &quot;Basran&quot;, &quot;given&quot;: &quot;Raveen&quot;}, {&quot;parse-names&quot;: false, &quot;suffix&quot;: &quot;&quot;, &quot;non-dropping-particle&quot;: &quot;&quot;, &quot;dropping-particle&quot;: &quot;&quot;, &quot;family&quot;: &quot;Stavropoulos&quot;, &quot;given&quot;: &quot;Dimitri J&quot;}, {&quot;parse-names&quot;: false, &quot;suffix&quot;: &quot;&quot;, &quot;non-dropping-particle&quot;: &quot;&quot;, &quot;dropping-particle&quot;: &quot;&quot;, &quot;family&quot;: &quot;Ray&quot;, &quot;given&quot;: &quot;Peter N&quot;}, {&quot;parse-names&quot;: false, &quot;suffix&quot;: &quot;&quot;, &quot;non-dropping-particle&quot;: &quot;&quot;, &quot;dropping-particle&quot;: &quot;&quot;, &quot;family&quot;: &quot;Bowdin&quot;, &quot;given&quot;: &quot;Sarah&quot;}, {&quot;parse-names&quot;: false, &quot;suffix&quot;: &quot;&quot;, &quot;non-dropping-particle&quot;: &quot;&quot;, &quot;dropping-particle&quot;: &quot;&quot;, &quot;family&quot;: &quot;Meyn&quot;, &quot;given&quot;: &quot;M Stephen&quot;}, {&quot;parse-names&quot;: false, &quot;suffix&quot;: &quot;&quot;, &quot;non-dropping-particle&quot;: &quot;&quot;, &quot;dropping-particle&quot;: &quot;&quot;, &quot;family&quot;: &quot;Cohn&quot;, &quot;given&quot;: &quot;Ronald D&quot;}, {&quot;parse-names&quot;: false, &quot;suffix&quot;: &quot;&quot;, &quot;non-dropping-particle&quot;: &quot;&quot;, &quot;dropping-particle&quot;: &quot;&quot;, &quot;family&quot;: &quot;Scherer&quot;, &quot;given&quot;: &quot;Stephen W&quot;}, {&quot;parse-names&quot;: false, &quot;suffix&quot;: &quot;&quot;, &quot;non-dropping-particle&quot;: &quot;&quot;, &quot;dropping-particle&quot;: &quot;&quot;, &quot;family&quot;: &quot;Marshall&quot;, &quot;given&quot;: &quot;Christian R&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title&quot;: &quot;Improved diagnostic yield compared with targeted gene sequencing panels suggests a role for whole-genome sequencing as a first-tier genetic test.&quot;, &quot;container-title&quot;: &quot;Genetics in medicine : official journal of the American College of Medical Genetics&quot;, &quot;ISSN&quot;: &quot;1530-0366&quot;, &quot;page&quot;: &quot;435-443&quot;, &quot;DOI&quot;: &quot;10.1038/gim.2017.119&quot;, &quot;publisher&quot;: &quot;Nature Publishing Group&quot;, &quot;id&quot;: &quot;ITEM-1&quot;, &quot;issue&quot;: &quot;4&quot;, &quot;type&quot;: &quot;article-journal&quot;}, &quot;id&quot;: &quot;ITEM-1&quot;, &quot;uris&quot;: [&quot;http://www.mendeley.com/documents/?uuid=b8a2b8fe-fd39-3330-a3f3-8a79aaf341ba&quot;]}, {&quot;itemData&quot;: {&quot;volume&quot;: &quot;511&quot;, &quot;author&quot;: [{&quot;parse-names&quot;: false, &quot;suffix&quot;: &quot;&quot;, &quot;non-dropping-particle&quot;: &quot;&quot;, &quot;dropping-particle&quot;: &quot;&quot;, &quot;family&quot;: &quot;Gilissen&quot;, &quot;given&quot;: &quot;Christian&quot;}, {&quot;parse-names&quot;: false, &quot;suffix&quot;: &quot;&quot;, &quot;non-dropping-particle&quot;: &quot;&quot;, &quot;dropping-particle&quot;: &quot;&quot;, &quot;family&quot;: &quot;Hehir-Kwa&quot;, &quot;given&quot;: &quot;Jayne Y.&quot;}, {&quot;parse-names&quot;: false, &quot;suffix&quot;: &quot;&quot;, &quot;non-dropping-particle&quot;: &quot;&quot;, &quot;dropping-particle&quot;: &quot;&quot;, &quot;family&quot;: &quot;Thung&quot;, &quot;given&quot;: &quot;Djie Tjwan&quot;}, {&quot;parse-names&quot;: false, &quot;suffix&quot;: &quot;&quot;, &quot;non-dropping-particle&quot;: &quot;van de&quot;, &quot;dropping-particle&quot;: &quot;&quot;, &quot;family&quot;: &quot;Vorst&quot;, &quot;given&quot;: &quot;Maartje&quot;}, {&quot;parse-names&quot;: false, &quot;suffix&quot;: &quot;&quot;, &quot;non-dropping-particle&quot;: &quot;van&quot;, &quot;dropping-particle&quot;: &quot;&quot;, &quot;family&quot;: &quot;Bon&quot;, &quot;given&quot;: &quot;Bregje W. M.&quot;}, {&quot;parse-names&quot;: false, &quot;suffix&quot;: &quot;&quot;, &quot;non-dropping-particle&quot;: &quot;&quot;, &quot;dropping-particle&quot;: &quot;&quot;, &quot;family&quot;: &quot;Willemsen&quot;, &quot;given&quot;: &quot;Marjolein H.&quot;}, {&quot;parse-names&quot;: false, &quot;suffix&quot;: &quot;&quot;, &quot;non-dropping-particle&quot;: &quot;&quot;, &quot;dropping-particle&quot;: &quot;&quot;, &quot;family&quot;: &quot;Kwint&quot;, &quot;given&quot;: &quot;Michael&quot;}, {&quot;parse-names&quot;: false, &quot;suffix&quot;: &quot;&quot;, &quot;non-dropping-particle&quot;: &quot;&quot;, &quot;dropping-particle&quot;: &quot;&quot;, &quot;family&quot;: &quot;Janssen&quot;, &quot;given&quot;: &quot;Irene M.&quot;}, {&quot;parse-names&quot;: false, &quot;suffix&quot;: &quot;&quot;, &quot;non-dropping-particle&quot;: &quot;&quot;, &quot;dropping-particle&quot;: &quot;&quot;, &quot;family&quot;: &quot;Hoischen&quot;, &quot;given&quot;: &quot;Alexander&quot;}, {&quot;parse-names&quot;: false, &quot;suffix&quot;: &quot;&quot;, &quot;non-dropping-particle&quot;: &quot;&quot;, &quot;dropping-particle&quot;: &quot;&quot;, &quot;family&quot;: &quot;Schenck&quot;, &quot;given&quot;: &quot;Annette&quot;}, {&quot;parse-names&quot;: false, &quot;suffix&quot;: &quot;&quot;, &quot;non-dropping-particle&quot;: &quot;&quot;, &quot;dropping-particle&quot;: &quot;&quot;, &quot;family&quot;: &quot;Leach&quot;, &quot;given&quot;: &quot;Richard&quot;}, {&quot;parse-names&quot;: false, &quot;suffix&quot;: &quot;&quot;, &quot;non-dropping-particle&quot;: &quot;&quot;, &quot;dropping-particle&quot;: &quot;&quot;, &quot;family&quot;: &quot;Klein&quot;, &quot;given&quot;: &quot;Robert&quot;}, {&quot;parse-names&quot;: false, &quot;suffix&quot;: &quot;&quot;, &quot;non-dropping-particle&quot;: &quot;&quot;, &quot;dropping-particle&quot;: &quot;&quot;, &quot;family&quot;: &quot;Tearle&quot;, &quot;given&quot;: &quot;Rick&quot;}, {&quot;parse-names&quot;: false, &quot;suffix&quot;: &quot;&quot;, &quot;non-dropping-particle&quot;: &quot;&quot;, &quot;dropping-particle&quot;: &quot;&quot;, &quot;family&quot;: &quot;Bo&quot;, &quot;given&quot;: &quot;Tan&quot;}, {&quot;parse-names&quot;: false, &quot;suffix&quot;: &quot;&quot;, &quot;non-dropping-particle&quot;: &quot;&quot;, &quot;dropping-particle&quot;: &quot;&quot;, &quot;family&quot;: &quot;Pfundt&quot;, &quot;given&quot;: &quot;Rolph&quot;}, {&quot;parse-names&quot;: false, &quot;suffix&quot;: &quot;&quot;, &quot;non-dropping-particle&quot;: &quot;&quot;, &quot;dropping-particle&quot;: &quot;&quot;, &quot;family&quot;: &quot;Yntema&quot;, &quot;given&quot;: &quot;Helger G.&quot;}, {&quot;parse-names&quot;: false, &quot;suffix&quot;: &quot;&quot;, &quot;non-dropping-particle&quot;: &quot;de&quot;, &quot;dropping-particle&quot;: &quot;&quot;, &quot;family&quot;: &quot;Vries&quot;, &quot;given&quot;: &quot;Bert B. A.&quot;}, {&quot;parse-names&quot;: false, &quot;suffix&quot;: &quot;&quot;, &quot;non-dropping-particle&quot;: &quot;&quot;, &quot;dropping-particle&quot;: &quot;&quot;, &quot;family&quot;: &quot;Kleefstra&quot;, &quot;given&quot;: &quot;Tjitske&quot;}, {&quot;parse-names&quot;: false, &quot;suffix&quot;: &quot;&quot;, &quot;non-dropping-particle&quot;: &quot;&quot;, &quot;dropping-particle&quot;: &quot;&quot;, &quot;family&quot;: &quot;Brunner&quot;, &quot;given&quot;: &quot;Han G.&quot;}, {&quot;parse-names&quot;: false, &quot;suffix&quot;: &quot;&quot;, &quot;non-dropping-particle&quot;: &quot;&quot;, &quot;dropping-particle&quot;: &quot;&quot;, &quot;family&quot;: &quot;Vissers&quot;, &quot;given&quot;: &quot;Lisenka E. L. M.&quot;}, {&quot;parse-names&quot;: false, &quot;suffix&quot;: &quot;&quot;, &quot;non-dropping-particle&quot;: &quot;&quot;, &quot;dropping-particle&quot;: &quot;&quot;, &quot;family&quot;: &quot;Veltman&quot;, &quot;given&quot;: &quot;Joris A.&quot;}], &quot;issued&quot;: {&quot;date-parts&quot;: [[&quot;2014&quot;]]}, &quot;title&quot;: &quot;Genome sequencing identifies major causes of severe intellectual disability&quot;, &quot;container-title&quot;: &quot;Nature&quot;, &quot;ISSN&quot;: &quot;0028-0836&quot;, &quot;page&quot;: &quot;344-347&quot;, &quot;DOI&quot;: &quot;10.1038/nature13394&quot;, &quot;publisher&quot;: &quot;Nature Publishing Group&quot;, &quot;id&quot;: &quot;ITEM-2&quot;, &quot;issue&quot;: &quot;7509&quot;, &quot;type&quot;: &quot;article-journal&quot;}, &quot;id&quot;: &quot;ITEM-2&quot;, &quot;uris&quot;: [&quot;http://www.mendeley.com/documents/?uuid=3c25ab43-4986-4702-acb0-6c7aa286e2ed&quot;]}]} RNDGqgMYYpnSz"/>(Lionel et al. 2018; Gilissen et al. 2014)<text:reference-mark-end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schema&quot;: &quot;https://github.com/citation-style-language/schema/raw/master/csl-citation.json&quot;, &quot;citationItems&quot;: [{&quot;itemData&quot;: {&quot;volume&quot;: &quot;20&quot;, &quot;PMID&quot;: &quot;28771251&quot;, &quot;author&quot;: [{&quot;parse-names&quot;: false, &quot;suffix&quot;: &quot;&quot;, &quot;non-dropping-particle&quot;: &quot;&quot;, &quot;dropping-particle&quot;: &quot;&quot;, &quot;family&quot;: &quot;Lionel&quot;, &quot;given&quot;: &quot;Anath C&quot;}, {&quot;parse-names&quot;: false, &quot;suffix&quot;: &quot;&quot;, &quot;non-dropping-particle&quot;: &quot;&quot;, &quot;dropping-particle&quot;: &quot;&quot;, &quot;family&quot;: &quot;Costain&quot;, &quot;given&quot;: &quot;Gregory&quot;}, {&quot;parse-names&quot;: false, &quot;suffix&quot;: &quot;&quot;, &quot;non-dropping-particle&quot;: &quot;&quot;, &quot;dropping-particle&quot;: &quot;&quot;, &quot;family&quot;: &quot;Monfared&quot;, &quot;given&quot;: &quot;Nasim&quot;}, {&quot;parse-names&quot;: false, &quot;suffix&quot;: &quot;&quot;, &quot;non-dropping-particle&quot;: &quot;&quot;, &quot;dropping-particle&quot;: &quot;&quot;, &quot;family&quot;: &quot;Walker&quot;, &quot;given&quot;: &quot;Susan&quot;}, {&quot;parse-names&quot;: false, &quot;suffix&quot;: &quot;&quot;, &quot;non-dropping-particle&quot;: &quot;&quot;, &quot;dropping-particle&quot;: &quot;&quot;, &quot;family&quot;: &quot;Reuter&quot;, &quot;given&quot;: &quot;Miriam S&quot;}, {&quot;parse-names&quot;: false, &quot;suffix&quot;: &quot;&quot;, &quot;non-dropping-particle&quot;: &quot;&quot;, &quot;dropping-particle&quot;: &quot;&quot;, &quot;family&quot;: &quot;Hosseini&quot;, &quot;given&quot;: &quot;S Mohsen&quot;}, {&quot;parse-names&quot;: false, &quot;suffix&quot;: &quot;&quot;, &quot;non-dropping-particle&quot;: &quot;&quot;, &quot;dropping-particle&quot;: &quot;&quot;, &quot;family&quot;: &quot;Thiruvahindrapuram&quot;, &quot;given&quot;: &quot;Bhooma&quot;}, {&quot;parse-names&quot;: false, &quot;suffix&quot;: &quot;&quot;, &quot;non-dropping-particle&quot;: &quot;&quot;, &quot;dropping-particle&quot;: &quot;&quot;, &quot;family&quot;: &quot;Merico&quot;, &quot;given&quot;: &quot;Daniele&quot;}, {&quot;parse-names&quot;: false, &quot;suffix&quot;: &quot;&quot;, &quot;non-dropping-particle&quot;: &quot;&quot;, &quot;dropping-particle&quot;: &quot;&quot;, &quot;family&quot;: &quot;Jobling&quot;, &quot;given&quot;: &quot;Rebekah&quot;}, {&quot;parse-names&quot;: false, &quot;suffix&quot;: &quot;&quot;, &quot;non-dropping-particle&quot;: &quot;&quot;, &quot;dropping-particle&quot;: &quot;&quot;, &quot;family&quot;: &quot;Nalpathamkalam&quot;, &quot;given&quot;: &quot;Thomas&quot;}, {&quot;parse-names&quot;: false, &quot;suffix&quot;: &quot;&quot;, &quot;non-dropping-particle&quot;: &quot;&quot;, &quot;dropping-particle&quot;: &quot;&quot;, &quot;family&quot;: &quot;Pellecchia&quot;, &quot;given&quot;: &quot;Giovanna&quot;}, {&quot;parse-names&quot;: false, &quot;suffix&quot;: &quot;&quot;, &quot;non-dropping-particle&quot;: &quot;&quot;, &quot;dropping-particle&quot;: &quot;&quot;, &quot;family&quot;: &quot;Sung&quot;, &quot;given&quot;: &quot;Wilson W L&quot;}, {&quot;parse-names&quot;: false, &quot;suffix&quot;: &quot;&quot;, &quot;non-dropping-particle&quot;: &quot;&quot;, &quot;dropping-particle&quot;: &quot;&quot;, &quot;family&quot;: &quot;Wang&quot;, &quot;given&quot;: &quot;Zhuozhi&quot;}, {&quot;parse-names&quot;: false, &quot;suffix&quot;: &quot;&quot;, &quot;non-dropping-particle&quot;: &quot;&quot;, &quot;dropping-particle&quot;: &quot;&quot;, &quot;family&quot;: &quot;Bikangaga&quot;, &quot;given&quot;: &quot;Peter&quot;}, {&quot;parse-names&quot;: false, &quot;suffix&quot;: &quot;&quot;, &quot;non-dropping-particle&quot;: &quot;&quot;, &quot;dropping-particle&quot;: &quot;&quot;, &quot;family&quot;: &quot;Boelman&quot;, &quot;given&quot;: &quot;Cyrus&quot;}, {&quot;parse-names&quot;: false, &quot;suffix&quot;: &quot;&quot;, &quot;non-dropping-particle&quot;: &quot;&quot;, &quot;dropping-particle&quot;: &quot;&quot;, &quot;family&quot;: &quot;Carter&quot;, &quot;given&quot;: &quot;Melissa T&quot;}, {&quot;parse-names&quot;: false, &quot;suffix&quot;: &quot;&quot;, &quot;non-dropping-particle&quot;: &quot;&quot;, &quot;dropping-particle&quot;: &quot;&quot;, &quot;family&quot;: &quot;Cordeiro&quot;, &quot;given&quot;: &quot;Dawn&quot;}, {&quot;parse-names&quot;: false, &quot;suffix&quot;: &quot;&quot;, &quot;non-dropping-particle&quot;: &quot;&quot;, &quot;dropping-particle&quot;: &quot;&quot;, &quot;family&quot;: &quot;Cytrynbaum&quot;, &quot;given&quot;: &quot;Cheryl&quot;}, {&quot;parse-names&quot;: false, &quot;suffix&quot;: &quot;&quot;, &quot;non-dropping-particle&quot;: &quot;&quot;, &quot;dropping-particle&quot;: &quot;&quot;, &quot;family&quot;: &quot;Dell&quot;, &quot;given&quot;: &quot;Sharon D&quot;}, {&quot;parse-names&quot;: false, &quot;suffix&quot;: &quot;&quot;, &quot;non-dropping-particle&quot;: &quot;&quot;, &quot;dropping-particle&quot;: &quot;&quot;, &quot;family&quot;: &quot;Dhir&quot;, &quot;given&quot;: &quot;Priya&quot;}, {&quot;parse-names&quot;: false, &quot;suffix&quot;: &quot;&quot;, &quot;non-dropping-particle&quot;: &quot;&quot;, &quot;dropping-particle&quot;: &quot;&quot;, &quot;family&quot;: &quot;Dowling&quot;, &quot;given&quot;: &quot;James J&quot;}, {&quot;parse-names&quot;: false, &quot;suffix&quot;: &quot;&quot;, &quot;non-dropping-particle&quot;: &quot;&quot;, &quot;dropping-particle&quot;: &quot;&quot;, &quot;family&quot;: &quot;Heon&quot;, &quot;given&quot;: &quot;Elise&quot;}, {&quot;parse-names&quot;: false, &quot;suffix&quot;: &quot;&quot;, &quot;non-dropping-particle&quot;: &quot;&quot;, &quot;dropping-particle&quot;: &quot;&quot;, &quot;family&quot;: &quot;Hewson&quot;, &quot;given&quot;: &quot;Stacy&quot;}, {&quot;parse-names&quot;: false, &quot;suffix&quot;: &quot;&quot;, &quot;non-dropping-particle&quot;: &quot;&quot;, &quot;dropping-particle&quot;: &quot;&quot;, &quot;family&quot;: &quot;Hiraki&quot;, &quot;given&quot;: &quot;Linda&quot;}, {&quot;parse-names&quot;: false, &quot;suffix&quot;: &quot;&quot;, &quot;non-dropping-particle&quot;: &quot;&quot;, &quot;dropping-particle&quot;: &quot;&quot;, &quot;family&quot;: &quot;Inbar-Feigenberg&quot;, &quot;given&quot;: &quot;Michal&quot;}, {&quot;parse-names&quot;: false, &quot;suffix&quot;: &quot;&quot;, &quot;non-dropping-particle&quot;: &quot;&quot;, &quot;dropping-particle&quot;: &quot;&quot;, &quot;family&quot;: &quot;Klatt&quot;, &quot;given&quot;: &quot;Regan&quot;}, {&quot;parse-names&quot;: false, &quot;suffix&quot;: &quot;&quot;, &quot;non-dropping-particle&quot;: &quot;&quot;, &quot;dropping-particle&quot;: &quot;&quot;, &quot;family&quot;: &quot;Kronick&quot;, &quot;given&quot;: &quot;Jonathan&quot;}, {&quot;parse-names&quot;: false, &quot;suffix&quot;: &quot;&quot;, &quot;non-dropping-particle&quot;: &quot;&quot;, &quot;dropping-particle&quot;: &quot;&quot;, &quot;family&quot;: &quot;Laxer&quot;, &quot;given&quot;: &quot;Ronald M&quot;}, {&quot;parse-names&quot;: false, &quot;suffix&quot;: &quot;&quot;, &quot;non-dropping-particle&quot;: &quot;&quot;, &quot;dropping-particle&quot;: &quot;&quot;, &quot;family&quot;: &quot;Licht&quot;, &quot;given&quot;: &quot;Christoph&quot;}, {&quot;parse-names&quot;: false, &quot;suffix&quot;: &quot;&quot;, &quot;non-dropping-particle&quot;: &quot;&quot;, &quot;dropping-particle&quot;: &quot;&quot;, &quot;family&quot;: &quot;MacDonald&quot;, &quot;given&quot;: &quot;Heather&quot;}, {&quot;parse-names&quot;: false, &quot;suffix&quot;: &quot;&quot;, &quot;non-dropping-particle&quot;: &quot;&quot;, &quot;dropping-particle&quot;: &quot;&quot;, &quot;family&quot;: &quot;Mercimek-Andrews&quot;, &quot;given&quot;: &quot;Saadet&quot;}, {&quot;parse-names&quot;: false, &quot;suffix&quot;: &quot;&quot;, &quot;non-dropping-particle&quot;: &quot;&quot;, &quot;dropping-particle&quot;: &quot;&quot;, &quot;family&quot;: &quot;Mendoza-Londono&quot;, &quot;given&quot;: &quot;Roberto&quot;}, {&quot;parse-names&quot;: false, &quot;suffix&quot;: &quot;&quot;, &quot;non-dropping-particle&quot;: &quot;&quot;, &quot;dropping-particle&quot;: &quot;&quot;, &quot;family&quot;: &quot;Piscione&quot;, &quot;given&quot;: &quot;Tino&quot;}, {&quot;parse-names&quot;: false, &quot;suffix&quot;: &quot;&quot;, &quot;non-dropping-particle&quot;: &quot;&quot;, &quot;dropping-particle&quot;: &quot;&quot;, &quot;family&quot;: &quot;Schneider&quot;, &quot;given&quot;: &quot;Rayfel&quot;}, {&quot;parse-names&quot;: false, &quot;suffix&quot;: &quot;&quot;, &quot;non-dropping-particle&quot;: &quot;&quot;, &quot;dropping-particle&quot;: &quot;&quot;, &quot;family&quot;: &quot;Schulze&quot;, &quot;given&quot;: &quot;Andreas&quot;}, {&quot;parse-names&quot;: false, &quot;suffix&quot;: &quot;&quot;, &quot;non-dropping-particle&quot;: &quot;&quot;, &quot;dropping-particle&quot;: &quot;&quot;, &quot;family&quot;: &quot;Silverman&quot;, &quot;given&quot;: &quot;Earl&quot;}, {&quot;parse-names&quot;: false, &quot;suffix&quot;: &quot;&quot;, &quot;non-dropping-particle&quot;: &quot;&quot;, &quot;dropping-particle&quot;: &quot;&quot;, &quot;family&quot;: &quot;Siriwardena&quot;, &quot;given&quot;: &quot;Komudi&quot;}, {&quot;parse-names&quot;: false, &quot;suffix&quot;: &quot;&quot;, &quot;non-dropping-particle&quot;: &quot;&quot;, &quot;dropping-particle&quot;: &quot;&quot;, &quot;family&quot;: &quot;Snead&quot;, &quot;given&quot;: &quot;O Carter&quot;}, {&quot;parse-names&quot;: false, &quot;suffix&quot;: &quot;&quot;, &quot;non-dropping-particle&quot;: &quot;&quot;, &quot;dropping-particle&quot;: &quot;&quot;, &quot;family&quot;: &quot;Sondheimer&quot;, &quot;given&quot;: &quot;Neal&quot;}, {&quot;parse-names&quot;: false, &quot;suffix&quot;: &quot;&quot;, &quot;non-dropping-particle&quot;: &quot;&quot;, &quot;dropping-particle&quot;: &quot;&quot;, &quot;family&quot;: &quot;Sutherland&quot;, &quot;given&quot;: &quot;Joanne&quot;}, {&quot;parse-names&quot;: false, &quot;suffix&quot;: &quot;&quot;, &quot;non-dropping-particle&quot;: &quot;&quot;, &quot;dropping-particle&quot;: &quot;&quot;, &quot;family&quot;: &quot;Vincent&quot;, &quot;given&quot;: &quot;Ajoy&quot;}, {&quot;parse-names&quot;: false, &quot;suffix&quot;: &quot;&quot;, &quot;non-dropping-particle&quot;: &quot;&quot;, &quot;dropping-particle&quot;: &quot;&quot;, &quot;family&quot;: &quot;Wasserman&quot;, &quot;given&quot;: &quot;Jonathan D&quot;}, {&quot;parse-names&quot;: false, &quot;suffix&quot;: &quot;&quot;, &quot;non-dropping-particle&quot;: &quot;&quot;, &quot;dropping-particle&quot;: &quot;&quot;, &quot;family&quot;: &quot;Weksberg&quot;, &quot;given&quot;: &quot;Rosanna&quot;}, {&quot;parse-names&quot;: false, &quot;suffix&quot;: &quot;&quot;, &quot;non-dropping-particle&quot;: &quot;&quot;, &quot;dropping-particle&quot;: &quot;&quot;, &quot;family&quot;: &quot;Shuman&quot;, &quot;given&quot;: &quot;Cheryl&quot;}, {&quot;parse-names&quot;: false, &quot;suffix&quot;: &quot;&quot;, &quot;non-dropping-particle&quot;: &quot;&quot;, &quot;dropping-particle&quot;: &quot;&quot;, &quot;family&quot;: &quot;Carew&quot;, &quot;given&quot;: &quot;Chris&quot;}, {&quot;parse-names&quot;: false, &quot;suffix&quot;: &quot;&quot;, &quot;non-dropping-particle&quot;: &quot;&quot;, &quot;dropping-particle&quot;: &quot;&quot;, &quot;family&quot;: &quot;Szego&quot;, &quot;given&quot;: &quot;Michael J&quot;}, {&quot;parse-names&quot;: false, &quot;suffix&quot;: &quot;&quot;, &quot;non-dropping-particle&quot;: &quot;&quot;, &quot;dropping-particle&quot;: &quot;&quot;, &quot;family&quot;: &quot;Hayeems&quot;, &quot;given&quot;: &quot;Robin Z&quot;}, {&quot;parse-names&quot;: false, &quot;suffix&quot;: &quot;&quot;, &quot;non-dropping-particle&quot;: &quot;&quot;, &quot;dropping-particle&quot;: &quot;&quot;, &quot;family&quot;: &quot;Basran&quot;, &quot;given&quot;: &quot;Raveen&quot;}, {&quot;parse-names&quot;: false, &quot;suffix&quot;: &quot;&quot;, &quot;non-dropping-particle&quot;: &quot;&quot;, &quot;dropping-particle&quot;: &quot;&quot;, &quot;family&quot;: &quot;Stavropoulos&quot;, &quot;given&quot;: &quot;Dimitri J&quot;}, {&quot;parse-names&quot;: false, &quot;suffix&quot;: &quot;&quot;, &quot;non-dropping-particle&quot;: &quot;&quot;, &quot;dropping-particle&quot;: &quot;&quot;, &quot;family&quot;: &quot;Ray&quot;, &quot;given&quot;: &quot;Peter N&quot;}, {&quot;parse-names&quot;: false, &quot;suffix&quot;: &quot;&quot;, &quot;non-dropping-particle&quot;: &quot;&quot;, &quot;dropping-particle&quot;: &quot;&quot;, &quot;family&quot;: &quot;Bowdin&quot;, &quot;given&quot;: &quot;Sarah&quot;}, {&quot;parse-names&quot;: false, &quot;suffix&quot;: &quot;&quot;, &quot;non-dropping-particle&quot;: &quot;&quot;, &quot;dropping-particle&quot;: &quot;&quot;, &quot;family&quot;: &quot;Meyn&quot;, &quot;given&quot;: &quot;M Stephen&quot;}, {&quot;parse-names&quot;: false, &quot;suffix&quot;: &quot;&quot;, &quot;non-dropping-particle&quot;: &quot;&quot;, &quot;dropping-particle&quot;: &quot;&quot;, &quot;family&quot;: &quot;Cohn&quot;, &quot;given&quot;: &quot;Ronald D&quot;}, {&quot;parse-names&quot;: false, &quot;suffix&quot;: &quot;&quot;, &quot;non-dropping-particle&quot;: &quot;&quot;, &quot;dropping-particle&quot;: &quot;&quot;, &quot;family&quot;: &quot;Scherer&quot;, &quot;given&quot;: &quot;Stephen W&quot;}, {&quot;parse-names&quot;: false, &quot;suffix&quot;: &quot;&quot;, &quot;non-dropping-particle&quot;: &quot;&quot;, &quot;dropping-particle&quot;: &quot;&quot;, &quot;family&quot;: &quot;Marshall&quot;, &quot;given&quot;: &quot;Christian R&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title&quot;: &quot;Improved diagnostic yield compared with targeted gene sequencing panels suggests a role for whole-genome sequencing as a first-tier genetic test.&quot;, &quot;container-title&quot;: &quot;Genetics in medicine : official journal of the American College of Medical Genetics&quot;, &quot;ISSN&quot;: &quot;1530-0366&quot;, &quot;page&quot;: &quot;435-443&quot;, &quot;DOI&quot;: &quot;10.1038/gim.2017.119&quot;, &quot;publisher&quot;: &quot;Nature Publishing Group&quot;, &quot;id&quot;: &quot;ITEM-1&quot;, &quot;issue&quot;: &quot;4&quot;, &quot;type&quot;: &quot;article-journal&quot;}, &quot;id&quot;: &quot;ITEM-1&quot;, &quot;uris&quot;: [&quot;http://www.mendeley.com/documents/?uuid=b8a2b8fe-fd39-3330-a3f3-8a79aaf341ba&quot;]}, {&quot;itemData&quot;: {&quot;volume&quot;: &quot;511&quot;, &quot;author&quot;: [{&quot;parse-names&quot;: false, &quot;suffix&quot;: &quot;&quot;, &quot;non-dropping-particle&quot;: &quot;&quot;, &quot;dropping-particle&quot;: &quot;&quot;, &quot;family&quot;: &quot;Gilissen&quot;, &quot;given&quot;: &quot;Christian&quot;}, {&quot;parse-names&quot;: false, &quot;suffix&quot;: &quot;&quot;, &quot;non-dropping-particle&quot;: &quot;&quot;, &quot;dropping-particle&quot;: &quot;&quot;, &quot;family&quot;: &quot;Hehir-Kwa&quot;, &quot;given&quot;: &quot;Jayne Y.&quot;}, {&quot;parse-names&quot;: false, &quot;suffix&quot;: &quot;&quot;, &quot;non-dropping-particle&quot;: &quot;&quot;, &quot;dropping-particle&quot;: &quot;&quot;, &quot;family&quot;: &quot;Thung&quot;, &quot;given&quot;: &quot;Djie Tjwan&quot;}, {&quot;parse-names&quot;: false, &quot;suffix&quot;: &quot;&quot;, &quot;non-dropping-particle&quot;: &quot;van de&quot;, &quot;dropping-particle&quot;: &quot;&quot;, &quot;family&quot;: &quot;Vorst&quot;, &quot;given&quot;: &quot;Maartje&quot;}, {&quot;parse-names&quot;: false, &quot;suffix&quot;: &quot;&quot;, &quot;non-dropping-particle&quot;: &quot;van&quot;, &quot;dropping-particle&quot;: &quot;&quot;, &quot;family&quot;: &quot;Bon&quot;, &quot;given&quot;: &quot;Bregje W. M.&quot;}, {&quot;parse-names&quot;: false, &quot;suffix&quot;: &quot;&quot;, &quot;non-dropping-particle&quot;: &quot;&quot;, &quot;dropping-particle&quot;: &quot;&quot;, &quot;family&quot;: &quot;Willemsen&quot;, &quot;given&quot;: &quot;Marjolein H.&quot;}, {&quot;parse-names&quot;: false, &quot;suffix&quot;: &quot;&quot;, &quot;non-dropping-particle&quot;: &quot;&quot;, &quot;dropping-particle&quot;: &quot;&quot;, &quot;family&quot;: &quot;Kwint&quot;, &quot;given&quot;: &quot;Michael&quot;}, {&quot;parse-names&quot;: false, &quot;suffix&quot;: &quot;&quot;, &quot;non-dropping-particle&quot;: &quot;&quot;, &quot;dropping-particle&quot;: &quot;&quot;, &quot;family&quot;: &quot;Janssen&quot;, &quot;given&quot;: &quot;Irene M.&quot;}, {&quot;parse-names&quot;: false, &quot;suffix&quot;: &quot;&quot;, &quot;non-dropping-particle&quot;: &quot;&quot;, &quot;dropping-particle&quot;: &quot;&quot;, &quot;family&quot;: &quot;Hoischen&quot;, &quot;given&quot;: &quot;Alexander&quot;}, {&quot;parse-names&quot;: false, &quot;suffix&quot;: &quot;&quot;, &quot;non-dropping-particle&quot;: &quot;&quot;, &quot;dropping-particle&quot;: &quot;&quot;, &quot;family&quot;: &quot;Schenck&quot;, &quot;given&quot;: &quot;Annette&quot;}, {&quot;parse-names&quot;: false, &quot;suffix&quot;: &quot;&quot;, &quot;non-dropping-particle&quot;: &quot;&quot;, &quot;dropping-particle&quot;: &quot;&quot;, &quot;family&quot;: &quot;Leach&quot;, &quot;given&quot;: &quot;Richard&quot;}, {&quot;parse-names&quot;: false, &quot;suffix&quot;: &quot;&quot;, &quot;non-dropping-particle&quot;: &quot;&quot;, &quot;dropping-particle&quot;: &quot;&quot;, &quot;family&quot;: &quot;Klein&quot;, &quot;given&quot;: &quot;Robert&quot;}, {&quot;parse-names&quot;: false, &quot;suffix&quot;: &quot;&quot;, &quot;non-dropping-particle&quot;: &quot;&quot;, &quot;dropping-particle&quot;: &quot;&quot;, &quot;family&quot;: &quot;Tearle&quot;, &quot;given&quot;: &quot;Rick&quot;}, {&quot;parse-names&quot;: false, &quot;suffix&quot;: &quot;&quot;, &quot;non-dropping-particle&quot;: &quot;&quot;, &quot;dropping-particle&quot;: &quot;&quot;, &quot;family&quot;: &quot;Bo&quot;, &quot;given&quot;: &quot;Tan&quot;}, {&quot;parse-names&quot;: false, &quot;suffix&quot;: &quot;&quot;, &quot;non-dropping-particle&quot;: &quot;&quot;, &quot;dropping-particle&quot;: &quot;&quot;, &quot;family&quot;: &quot;Pfundt&quot;, &quot;given&quot;: &quot;Rolph&quot;}, {&quot;parse-names&quot;: false, &quot;suffix&quot;: &quot;&quot;, &quot;non-dropping-particle&quot;: &quot;&quot;, &quot;dropping-particle&quot;: &quot;&quot;, &quot;family&quot;: &quot;Yntema&quot;, &quot;given&quot;: &quot;Helger G.&quot;}, {&quot;parse-names&quot;: false, &quot;suffix&quot;: &quot;&quot;, &quot;non-dropping-particle&quot;: &quot;de&quot;, &quot;dropping-particle&quot;: &quot;&quot;, &quot;family&quot;: &quot;Vries&quot;, &quot;given&quot;: &quot;Bert B. A.&quot;}, {&quot;parse-names&quot;: false, &quot;suffix&quot;: &quot;&quot;, &quot;non-dropping-particle&quot;: &quot;&quot;, &quot;dropping-particle&quot;: &quot;&quot;, &quot;family&quot;: &quot;Kleefstra&quot;, &quot;given&quot;: &quot;Tjitske&quot;}, {&quot;parse-names&quot;: false, &quot;suffix&quot;: &quot;&quot;, &quot;non-dropping-particle&quot;: &quot;&quot;, &quot;dropping-particle&quot;: &quot;&quot;, &quot;family&quot;: &quot;Brunner&quot;, &quot;given&quot;: &quot;Han G.&quot;}, {&quot;parse-names&quot;: false, &quot;suffix&quot;: &quot;&quot;, &quot;non-dropping-particle&quot;: &quot;&quot;, &quot;dropping-particle&quot;: &quot;&quot;, &quot;family&quot;: &quot;Vissers&quot;, &quot;given&quot;: &quot;Lisenka E. L. M.&quot;}, {&quot;parse-names&quot;: false, &quot;suffix&quot;: &quot;&quot;, &quot;non-dropping-particle&quot;: &quot;&quot;, &quot;dropping-particle&quot;: &quot;&quot;, &quot;family&quot;: &quot;Veltman&quot;, &quot;given&quot;: &quot;Joris A.&quot;}], &quot;issued&quot;: {&quot;date-parts&quot;: [[&quot;2014&quot;]]}, &quot;title&quot;: &quot;Genome sequencing identifies major causes of severe intellectual disability&quot;, &quot;container-title&quot;: &quot;Nature&quot;, &quot;ISSN&quot;: &quot;0028-0836&quot;, &quot;page&quot;: &quot;344-347&quot;, &quot;DOI&quot;: &quot;10.1038/nature13394&quot;, &quot;publisher&quot;: &quot;Nature Publishing Group&quot;, &quot;id&quot;: &quot;ITEM-2&quot;, &quot;issue&quot;: &quot;7509&quot;, &quot;type&quot;: &quot;article-journal&quot;}, &quot;id&quot;: &quot;ITEM-2&quot;, &quot;uris&quot;: [&quot;http://www.mendeley.com/documents/?uuid=3c25ab43-4986-4702-acb0-6c7aa286e2ed&quot;]}]} RNDGqgMYYpnSz"/><text:span text:style-name="T59">⁠</text:span>⁠ . <text:span text:style-name="T233">WGS produces data </text:span><text:span text:style-name="T94">with least </text:span><text:span text:style-name="T126">technical</text:span><text:span text:style-name="T94"> bias </text:span><text:reference-mark-start text:name="ADDIN CSL_CITATION {&quot;properties&quot;: {&quot;noteIndex&quot;: 0}, &quot;mendeley&quot;: {&quot;previouslyFormattedCitation&quot;: &quot;(Meienberg et al. 2016)&quot;, &quot;formattedCitation&quot;: &quot;(Meienberg et al. 2016)&quot;, &quot;plainTextFormattedCitation&quot;: &quot;(Meienberg et al. 2016)&quot;}, &quot;schema&quot;: &quot;https://github.com/citation-style-language/schema/raw/master/csl-citation.json&quot;, &quot;citationItems&quot;: [{&quot;itemData&quot;: {&quot;volume&quot;: &quot;135&quot;, &quot;author&quot;: [{&quot;parse-names&quot;: false, &quot;suffix&quot;: &quot;&quot;, &quot;non-dropping-particle&quot;: &quot;&quot;, &quot;dropping-particle&quot;: &quot;&quot;, &quot;family&quot;: &quot;Meienberg&quot;, &quot;given&quot;: &quot;Janine&quot;}, {&quot;parse-names&quot;: false, &quot;suffix&quot;: &quot;&quot;, &quot;non-dropping-particle&quot;: &quot;&quot;, &quot;dropping-particle&quot;: &quot;&quot;, &quot;family&quot;: &quot;Bruggmann&quot;, &quot;given&quot;: &quot;R\u00e9my&quot;}, {&quot;parse-names&quot;: false, &quot;suffix&quot;: &quot;&quot;, &quot;non-dropping-particle&quot;: &quot;&quot;, &quot;dropping-particle&quot;: &quot;&quot;, &quot;family&quot;: &quot;Oexle&quot;, &quot;given&quot;: &quot;Konrad&quot;}, {&quot;parse-names&quot;: false, &quot;suffix&quot;: &quot;&quot;, &quot;non-dropping-particle&quot;: &quot;&quot;, &quot;dropping-particle&quot;: &quot;&quot;, &quot;family&quot;: &quot;Matyas&quot;, &quot;given&quot;: &quot;Gabor&quot;}], &quot;issued&quot;: {&quot;date-parts&quot;: [[&quot;2016&quot;]]}, &quot;title&quot;: &quot;Clinical sequencing : is WGS the better WES ?&quot;, &quot;container-title&quot;: &quot;Human Genetics&quot;, &quot;ISSN&quot;: &quot;1432-1203&quot;, &quot;page&quot;: &quot;359-362&quot;, &quot;DOI&quot;: &quot;10.1007/s00439-015-1631-9&quot;, &quot;publisher&quot;: &quot;Springer Berlin Heidelberg&quot;, &quot;id&quot;: &quot;ITEM-1&quot;, &quot;issue&quot;: &quot;3&quot;, &quot;type&quot;: &quot;article-journal&quot;}, &quot;id&quot;: &quot;ITEM-1&quot;, &quot;uris&quot;: [&quot;http://www.mendeley.com/documents/?uuid=8a5e6140-082a-455a-a872-d1eb46b6ee5f&quot;]}]} RNDFmBE9VnYDH"/><text:span text:style-name="T73">(Meienberg et al. 2016)</text:span><text:reference-mark-end text:name="ADDIN CSL_CITATION {&quot;properties&quot;: {&quot;noteIndex&quot;: 0}, &quot;mendeley&quot;: {&quot;previouslyFormattedCitation&quot;: &quot;(Meienberg et al. 2016)&quot;, &quot;formattedCitation&quot;: &quot;(Meienberg et al. 2016)&quot;, &quot;plainTextFormattedCitation&quot;: &quot;(Meienberg et al. 2016)&quot;}, &quot;schema&quot;: &quot;https://github.com/citation-style-language/schema/raw/master/csl-citation.json&quot;, &quot;citationItems&quot;: [{&quot;itemData&quot;: {&quot;volume&quot;: &quot;135&quot;, &quot;author&quot;: [{&quot;parse-names&quot;: false, &quot;suffix&quot;: &quot;&quot;, &quot;non-dropping-particle&quot;: &quot;&quot;, &quot;dropping-particle&quot;: &quot;&quot;, &quot;family&quot;: &quot;Meienberg&quot;, &quot;given&quot;: &quot;Janine&quot;}, {&quot;parse-names&quot;: false, &quot;suffix&quot;: &quot;&quot;, &quot;non-dropping-particle&quot;: &quot;&quot;, &quot;dropping-particle&quot;: &quot;&quot;, &quot;family&quot;: &quot;Bruggmann&quot;, &quot;given&quot;: &quot;R\u00e9my&quot;}, {&quot;parse-names&quot;: false, &quot;suffix&quot;: &quot;&quot;, &quot;non-dropping-particle&quot;: &quot;&quot;, &quot;dropping-particle&quot;: &quot;&quot;, &quot;family&quot;: &quot;Oexle&quot;, &quot;given&quot;: &quot;Konrad&quot;}, {&quot;parse-names&quot;: false, &quot;suffix&quot;: &quot;&quot;, &quot;non-dropping-particle&quot;: &quot;&quot;, &quot;dropping-particle&quot;: &quot;&quot;, &quot;family&quot;: &quot;Matyas&quot;, &quot;given&quot;: &quot;Gabor&quot;}], &quot;issued&quot;: {&quot;date-parts&quot;: [[&quot;2016&quot;]]}, &quot;title&quot;: &quot;Clinical sequencing : is WGS the better WES ?&quot;, &quot;container-title&quot;: &quot;Human Genetics&quot;, &quot;ISSN&quot;: &quot;1432-1203&quot;, &quot;page&quot;: &quot;359-362&quot;, &quot;DOI&quot;: &quot;10.1007/s00439-015-1631-9&quot;, &quot;publisher&quot;: &quot;Springer Berlin Heidelberg&quot;, &quot;id&quot;: &quot;ITEM-1&quot;, &quot;issue&quot;: &quot;3&quot;, &quot;type&quot;: &quot;article-journal&quot;}, &quot;id&quot;: &quot;ITEM-1&quot;, &quot;uris&quot;: [&quot;http://www.mendeley.com/documents/?uuid=8a5e6140-082a-455a-a872-d1eb46b6ee5f&quot;]}]} RNDFmBE9VnYDH"/><text:span text:style-name="T94">⁠, </text:span><text:span text:style-name="T95">enable</text:span><text:span text:style-name="T119">s</text:span><text:span text:style-name="T95"> </text:span><text:span text:style-name="T149">detection of structural variants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schema&quot;: &quot;https://github.com/citation-style-language/schema/raw/master/csl-citation.json&quot;, &quot;citationItems&quot;: [{&quot;itemData&quot;: {&quot;volume&quot;: &quot;14&quot;, &quot;author&quot;: [{&quot;parse-names&quot;: false, &quot;suffix&quot;: &quot;&quot;, &quot;non-dropping-particle&quot;: &quot;&quot;, &quot;dropping-particle&quot;: &quot;&quot;, &quot;family&quot;: &quot;Escaram\u00eds&quot;, &quot;given&quot;: &quot;Ge\u00f3rgia&quot;}, {&quot;parse-names&quot;: false, &quot;suffix&quot;: &quot;&quot;, &quot;non-dropping-particle&quot;: &quot;&quot;, &quot;dropping-particle&quot;: &quot;&quot;, &quot;family&quot;: &quot;Docampo&quot;, &quot;given&quot;: &quot;Elisa&quot;}, {&quot;parse-names&quot;: false, &quot;suffix&quot;: &quot;&quot;, &quot;non-dropping-particle&quot;: &quot;&quot;, &quot;dropping-particle&quot;: &quot;&quot;, &quot;family&quot;: &quot;Rabionet&quot;, &quot;given&quot;: &quot;Raque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title&quot;: &quot;A decade of structural variants: Description, history and methods to detect structural variation&quot;, &quot;container-title&quot;: &quot;Briefings in Functional Genomics&quot;, &quot;page&quot;: &quot;305-314&quot;, &quot;DOI&quot;: &quot;10.1093/bfgp/elv014&quot;, &quot;issue&quot;: &quot;5&quot;, &quot;id&quot;: &quot;ITEM-1&quot;, &quot;ISSN&quot;: &quot;20412657&quot;, &quot;type&quot;: &quot;article-journal&quot;}, &quot;id&quot;: &quot;ITEM-1&quot;, &quot;uris&quot;: [&quot;http://www.mendeley.com/documents/?uuid=408d1675-46ce-47e7-8b6b-5bd7ba1db18d&quot;]}]} RNDNE39TRP6ie"/><text:span text:style-name="T88">(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schema&quot;: &quot;https://github.com/citation-style-language/schema/raw/master/csl-citation.json&quot;, &quot;citationItems&quot;: [{&quot;itemData&quot;: {&quot;volume&quot;: &quot;14&quot;, &quot;author&quot;: [{&quot;parse-names&quot;: false, &quot;suffix&quot;: &quot;&quot;, &quot;non-dropping-particle&quot;: &quot;&quot;, &quot;dropping-particle&quot;: &quot;&quot;, &quot;family&quot;: &quot;Escaram\u00eds&quot;, &quot;given&quot;: &quot;Ge\u00f3rgia&quot;}, {&quot;parse-names&quot;: false, &quot;suffix&quot;: &quot;&quot;, &quot;non-dropping-particle&quot;: &quot;&quot;, &quot;dropping-particle&quot;: &quot;&quot;, &quot;family&quot;: &quot;Docampo&quot;, &quot;given&quot;: &quot;Elisa&quot;}, {&quot;parse-names&quot;: false, &quot;suffix&quot;: &quot;&quot;, &quot;non-dropping-particle&quot;: &quot;&quot;, &quot;dropping-particle&quot;: &quot;&quot;, &quot;family&quot;: &quot;Rabionet&quot;, &quot;given&quot;: &quot;Raque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title&quot;: &quot;A decade of structural variants: Description, history and methods to detect structural variation&quot;, &quot;container-title&quot;: &quot;Briefings in Functional Genomics&quot;, &quot;page&quot;: &quot;305-314&quot;, &quot;DOI&quot;: &quot;10.1093/bfgp/elv014&quot;, &quot;issue&quot;: &quot;5&quot;, &quot;id&quot;: &quot;ITEM-1&quot;, &quot;ISSN&quot;: &quot;20412657&quot;, &quot;type&quot;: &quot;article-journal&quot;}, &quot;id&quot;: &quot;ITEM-1&quot;, &quot;uris&quot;: [&quot;http://www.mendeley.com/documents/?uuid=408d1675-46ce-47e7-8b6b-5bd7ba1db18d&quot;]}]} RNDNE39TRP6ie"/><text:span text:style-name="T149">⁠, and </text:span>provid<text:span text:style-name="T149">es</text:span> an opportunity to interrogate <text:span text:style-name="T149">non-coding regions of the genome</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NPjrlYweTW"/><text:span text:style-name="T59">(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NPjrlYweTW"/>⁠. <text:span text:style-name="T232">The increase in conclusive diagnoses (as compared to targetted approaches) stems often from structural variants, deep intronic variants, and mutations previosuly missed </text:span><text:reference-mark-start text:name="ADDIN CSL_CITATION {&quot;properties&quot;: {&quot;noteIndex&quot;: 0}, &quot;mendeley&quot;: {&quot;previouslyFormattedCitation&quot;: &quot;(Lionel et al. 2018)&quot;, &quot;formattedCitation&quot;: &quot;(Lionel et al. 2018)&quot;, &quot;plainTextFormattedCitation&quot;: &quot;(Lionel et al. 2018)&quot;}, &quot;schema&quot;: &quot;https://github.com/citation-style-language/schema/raw/master/csl-citation.json&quot;, &quot;citationItems&quot;: [{&quot;itemData&quot;: {&quot;volume&quot;: &quot;20&quot;, &quot;PMID&quot;: &quot;28771251&quot;, &quot;author&quot;: [{&quot;parse-names&quot;: false, &quot;suffix&quot;: &quot;&quot;, &quot;non-dropping-particle&quot;: &quot;&quot;, &quot;dropping-particle&quot;: &quot;&quot;, &quot;family&quot;: &quot;Lionel&quot;, &quot;given&quot;: &quot;Anath C&quot;}, {&quot;parse-names&quot;: false, &quot;suffix&quot;: &quot;&quot;, &quot;non-dropping-particle&quot;: &quot;&quot;, &quot;dropping-particle&quot;: &quot;&quot;, &quot;family&quot;: &quot;Costain&quot;, &quot;given&quot;: &quot;Gregory&quot;}, {&quot;parse-names&quot;: false, &quot;suffix&quot;: &quot;&quot;, &quot;non-dropping-particle&quot;: &quot;&quot;, &quot;dropping-particle&quot;: &quot;&quot;, &quot;family&quot;: &quot;Monfared&quot;, &quot;given&quot;: &quot;Nasim&quot;}, {&quot;parse-names&quot;: false, &quot;suffix&quot;: &quot;&quot;, &quot;non-dropping-particle&quot;: &quot;&quot;, &quot;dropping-particle&quot;: &quot;&quot;, &quot;family&quot;: &quot;Walker&quot;, &quot;given&quot;: &quot;Susan&quot;}, {&quot;parse-names&quot;: false, &quot;suffix&quot;: &quot;&quot;, &quot;non-dropping-particle&quot;: &quot;&quot;, &quot;dropping-particle&quot;: &quot;&quot;, &quot;family&quot;: &quot;Reuter&quot;, &quot;given&quot;: &quot;Miriam S&quot;}, {&quot;parse-names&quot;: false, &quot;suffix&quot;: &quot;&quot;, &quot;non-dropping-particle&quot;: &quot;&quot;, &quot;dropping-particle&quot;: &quot;&quot;, &quot;family&quot;: &quot;Hosseini&quot;, &quot;given&quot;: &quot;S Mohsen&quot;}, {&quot;parse-names&quot;: false, &quot;suffix&quot;: &quot;&quot;, &quot;non-dropping-particle&quot;: &quot;&quot;, &quot;dropping-particle&quot;: &quot;&quot;, &quot;family&quot;: &quot;Thiruvahindrapuram&quot;, &quot;given&quot;: &quot;Bhooma&quot;}, {&quot;parse-names&quot;: false, &quot;suffix&quot;: &quot;&quot;, &quot;non-dropping-particle&quot;: &quot;&quot;, &quot;dropping-particle&quot;: &quot;&quot;, &quot;family&quot;: &quot;Merico&quot;, &quot;given&quot;: &quot;Daniele&quot;}, {&quot;parse-names&quot;: false, &quot;suffix&quot;: &quot;&quot;, &quot;non-dropping-particle&quot;: &quot;&quot;, &quot;dropping-particle&quot;: &quot;&quot;, &quot;family&quot;: &quot;Jobling&quot;, &quot;given&quot;: &quot;Rebekah&quot;}, {&quot;parse-names&quot;: false, &quot;suffix&quot;: &quot;&quot;, &quot;non-dropping-particle&quot;: &quot;&quot;, &quot;dropping-particle&quot;: &quot;&quot;, &quot;family&quot;: &quot;Nalpathamkalam&quot;, &quot;given&quot;: &quot;Thomas&quot;}, {&quot;parse-names&quot;: false, &quot;suffix&quot;: &quot;&quot;, &quot;non-dropping-particle&quot;: &quot;&quot;, &quot;dropping-particle&quot;: &quot;&quot;, &quot;family&quot;: &quot;Pellecchia&quot;, &quot;given&quot;: &quot;Giovanna&quot;}, {&quot;parse-names&quot;: false, &quot;suffix&quot;: &quot;&quot;, &quot;non-dropping-particle&quot;: &quot;&quot;, &quot;dropping-particle&quot;: &quot;&quot;, &quot;family&quot;: &quot;Sung&quot;, &quot;given&quot;: &quot;Wilson W L&quot;}, {&quot;parse-names&quot;: false, &quot;suffix&quot;: &quot;&quot;, &quot;non-dropping-particle&quot;: &quot;&quot;, &quot;dropping-particle&quot;: &quot;&quot;, &quot;family&quot;: &quot;Wang&quot;, &quot;given&quot;: &quot;Zhuozhi&quot;}, {&quot;parse-names&quot;: false, &quot;suffix&quot;: &quot;&quot;, &quot;non-dropping-particle&quot;: &quot;&quot;, &quot;dropping-particle&quot;: &quot;&quot;, &quot;family&quot;: &quot;Bikangaga&quot;, &quot;given&quot;: &quot;Peter&quot;}, {&quot;parse-names&quot;: false, &quot;suffix&quot;: &quot;&quot;, &quot;non-dropping-particle&quot;: &quot;&quot;, &quot;dropping-particle&quot;: &quot;&quot;, &quot;family&quot;: &quot;Boelman&quot;, &quot;given&quot;: &quot;Cyrus&quot;}, {&quot;parse-names&quot;: false, &quot;suffix&quot;: &quot;&quot;, &quot;non-dropping-particle&quot;: &quot;&quot;, &quot;dropping-particle&quot;: &quot;&quot;, &quot;family&quot;: &quot;Carter&quot;, &quot;given&quot;: &quot;Melissa T&quot;}, {&quot;parse-names&quot;: false, &quot;suffix&quot;: &quot;&quot;, &quot;non-dropping-particle&quot;: &quot;&quot;, &quot;dropping-particle&quot;: &quot;&quot;, &quot;family&quot;: &quot;Cordeiro&quot;, &quot;given&quot;: &quot;Dawn&quot;}, {&quot;parse-names&quot;: false, &quot;suffix&quot;: &quot;&quot;, &quot;non-dropping-particle&quot;: &quot;&quot;, &quot;dropping-particle&quot;: &quot;&quot;, &quot;family&quot;: &quot;Cytrynbaum&quot;, &quot;given&quot;: &quot;Cheryl&quot;}, {&quot;parse-names&quot;: false, &quot;suffix&quot;: &quot;&quot;, &quot;non-dropping-particle&quot;: &quot;&quot;, &quot;dropping-particle&quot;: &quot;&quot;, &quot;family&quot;: &quot;Dell&quot;, &quot;given&quot;: &quot;Sharon D&quot;}, {&quot;parse-names&quot;: false, &quot;suffix&quot;: &quot;&quot;, &quot;non-dropping-particle&quot;: &quot;&quot;, &quot;dropping-particle&quot;: &quot;&quot;, &quot;family&quot;: &quot;Dhir&quot;, &quot;given&quot;: &quot;Priya&quot;}, {&quot;parse-names&quot;: false, &quot;suffix&quot;: &quot;&quot;, &quot;non-dropping-particle&quot;: &quot;&quot;, &quot;dropping-particle&quot;: &quot;&quot;, &quot;family&quot;: &quot;Dowling&quot;, &quot;given&quot;: &quot;James J&quot;}, {&quot;parse-names&quot;: false, &quot;suffix&quot;: &quot;&quot;, &quot;non-dropping-particle&quot;: &quot;&quot;, &quot;dropping-particle&quot;: &quot;&quot;, &quot;family&quot;: &quot;Heon&quot;, &quot;given&quot;: &quot;Elise&quot;}, {&quot;parse-names&quot;: false, &quot;suffix&quot;: &quot;&quot;, &quot;non-dropping-particle&quot;: &quot;&quot;, &quot;dropping-particle&quot;: &quot;&quot;, &quot;family&quot;: &quot;Hewson&quot;, &quot;given&quot;: &quot;Stacy&quot;}, {&quot;parse-names&quot;: false, &quot;suffix&quot;: &quot;&quot;, &quot;non-dropping-particle&quot;: &quot;&quot;, &quot;dropping-particle&quot;: &quot;&quot;, &quot;family&quot;: &quot;Hiraki&quot;, &quot;given&quot;: &quot;Linda&quot;}, {&quot;parse-names&quot;: false, &quot;suffix&quot;: &quot;&quot;, &quot;non-dropping-particle&quot;: &quot;&quot;, &quot;dropping-particle&quot;: &quot;&quot;, &quot;family&quot;: &quot;Inbar-Feigenberg&quot;, &quot;given&quot;: &quot;Michal&quot;}, {&quot;parse-names&quot;: false, &quot;suffix&quot;: &quot;&quot;, &quot;non-dropping-particle&quot;: &quot;&quot;, &quot;dropping-particle&quot;: &quot;&quot;, &quot;family&quot;: &quot;Klatt&quot;, &quot;given&quot;: &quot;Regan&quot;}, {&quot;parse-names&quot;: false, &quot;suffix&quot;: &quot;&quot;, &quot;non-dropping-particle&quot;: &quot;&quot;, &quot;dropping-particle&quot;: &quot;&quot;, &quot;family&quot;: &quot;Kronick&quot;, &quot;given&quot;: &quot;Jonathan&quot;}, {&quot;parse-names&quot;: false, &quot;suffix&quot;: &quot;&quot;, &quot;non-dropping-particle&quot;: &quot;&quot;, &quot;dropping-particle&quot;: &quot;&quot;, &quot;family&quot;: &quot;Laxer&quot;, &quot;given&quot;: &quot;Ronald M&quot;}, {&quot;parse-names&quot;: false, &quot;suffix&quot;: &quot;&quot;, &quot;non-dropping-particle&quot;: &quot;&quot;, &quot;dropping-particle&quot;: &quot;&quot;, &quot;family&quot;: &quot;Licht&quot;, &quot;given&quot;: &quot;Christoph&quot;}, {&quot;parse-names&quot;: false, &quot;suffix&quot;: &quot;&quot;, &quot;non-dropping-particle&quot;: &quot;&quot;, &quot;dropping-particle&quot;: &quot;&quot;, &quot;family&quot;: &quot;MacDonald&quot;, &quot;given&quot;: &quot;Heather&quot;}, {&quot;parse-names&quot;: false, &quot;suffix&quot;: &quot;&quot;, &quot;non-dropping-particle&quot;: &quot;&quot;, &quot;dropping-particle&quot;: &quot;&quot;, &quot;family&quot;: &quot;Mercimek-Andrews&quot;, &quot;given&quot;: &quot;Saadet&quot;}, {&quot;parse-names&quot;: false, &quot;suffix&quot;: &quot;&quot;, &quot;non-dropping-particle&quot;: &quot;&quot;, &quot;dropping-particle&quot;: &quot;&quot;, &quot;family&quot;: &quot;Mendoza-Londono&quot;, &quot;given&quot;: &quot;Roberto&quot;}, {&quot;parse-names&quot;: false, &quot;suffix&quot;: &quot;&quot;, &quot;non-dropping-particle&quot;: &quot;&quot;, &quot;dropping-particle&quot;: &quot;&quot;, &quot;family&quot;: &quot;Piscione&quot;, &quot;given&quot;: &quot;Tino&quot;}, {&quot;parse-names&quot;: false, &quot;suffix&quot;: &quot;&quot;, &quot;non-dropping-particle&quot;: &quot;&quot;, &quot;dropping-particle&quot;: &quot;&quot;, &quot;family&quot;: &quot;Schneider&quot;, &quot;given&quot;: &quot;Rayfel&quot;}, {&quot;parse-names&quot;: false, &quot;suffix&quot;: &quot;&quot;, &quot;non-dropping-particle&quot;: &quot;&quot;, &quot;dropping-particle&quot;: &quot;&quot;, &quot;family&quot;: &quot;Schulze&quot;, &quot;given&quot;: &quot;Andreas&quot;}, {&quot;parse-names&quot;: false, &quot;suffix&quot;: &quot;&quot;, &quot;non-dropping-particle&quot;: &quot;&quot;, &quot;dropping-particle&quot;: &quot;&quot;, &quot;family&quot;: &quot;Silverman&quot;, &quot;given&quot;: &quot;Earl&quot;}, {&quot;parse-names&quot;: false, &quot;suffix&quot;: &quot;&quot;, &quot;non-dropping-particle&quot;: &quot;&quot;, &quot;dropping-particle&quot;: &quot;&quot;, &quot;family&quot;: &quot;Siriwardena&quot;, &quot;given&quot;: &quot;Komudi&quot;}, {&quot;parse-names&quot;: false, &quot;suffix&quot;: &quot;&quot;, &quot;non-dropping-particle&quot;: &quot;&quot;, &quot;dropping-particle&quot;: &quot;&quot;, &quot;family&quot;: &quot;Snead&quot;, &quot;given&quot;: &quot;O Carter&quot;}, {&quot;parse-names&quot;: false, &quot;suffix&quot;: &quot;&quot;, &quot;non-dropping-particle&quot;: &quot;&quot;, &quot;dropping-particle&quot;: &quot;&quot;, &quot;family&quot;: &quot;Sondheimer&quot;, &quot;given&quot;: &quot;Neal&quot;}, {&quot;parse-names&quot;: false, &quot;suffix&quot;: &quot;&quot;, &quot;non-dropping-particle&quot;: &quot;&quot;, &quot;dropping-particle&quot;: &quot;&quot;, &quot;family&quot;: &quot;Sutherland&quot;, &quot;given&quot;: &quot;Joanne&quot;}, {&quot;parse-names&quot;: false, &quot;suffix&quot;: &quot;&quot;, &quot;non-dropping-particle&quot;: &quot;&quot;, &quot;dropping-particle&quot;: &quot;&quot;, &quot;family&quot;: &quot;Vincent&quot;, &quot;given&quot;: &quot;Ajoy&quot;}, {&quot;parse-names&quot;: false, &quot;suffix&quot;: &quot;&quot;, &quot;non-dropping-particle&quot;: &quot;&quot;, &quot;dropping-particle&quot;: &quot;&quot;, &quot;family&quot;: &quot;Wasserman&quot;, &quot;given&quot;: &quot;Jonathan D&quot;}, {&quot;parse-names&quot;: false, &quot;suffix&quot;: &quot;&quot;, &quot;non-dropping-particle&quot;: &quot;&quot;, &quot;dropping-particle&quot;: &quot;&quot;, &quot;family&quot;: &quot;Weksberg&quot;, &quot;given&quot;: &quot;Rosanna&quot;}, {&quot;parse-names&quot;: false, &quot;suffix&quot;: &quot;&quot;, &quot;non-dropping-particle&quot;: &quot;&quot;, &quot;dropping-particle&quot;: &quot;&quot;, &quot;family&quot;: &quot;Shuman&quot;, &quot;given&quot;: &quot;Cheryl&quot;}, {&quot;parse-names&quot;: false, &quot;suffix&quot;: &quot;&quot;, &quot;non-dropping-particle&quot;: &quot;&quot;, &quot;dropping-particle&quot;: &quot;&quot;, &quot;family&quot;: &quot;Carew&quot;, &quot;given&quot;: &quot;Chris&quot;}, {&quot;parse-names&quot;: false, &quot;suffix&quot;: &quot;&quot;, &quot;non-dropping-particle&quot;: &quot;&quot;, &quot;dropping-particle&quot;: &quot;&quot;, &quot;family&quot;: &quot;Szego&quot;, &quot;given&quot;: &quot;Michael J&quot;}, {&quot;parse-names&quot;: false, &quot;suffix&quot;: &quot;&quot;, &quot;non-dropping-particle&quot;: &quot;&quot;, &quot;dropping-particle&quot;: &quot;&quot;, &quot;family&quot;: &quot;Hayeems&quot;, &quot;given&quot;: &quot;Robin Z&quot;}, {&quot;parse-names&quot;: false, &quot;suffix&quot;: &quot;&quot;, &quot;non-dropping-particle&quot;: &quot;&quot;, &quot;dropping-particle&quot;: &quot;&quot;, &quot;family&quot;: &quot;Basran&quot;, &quot;given&quot;: &quot;Raveen&quot;}, {&quot;parse-names&quot;: false, &quot;suffix&quot;: &quot;&quot;, &quot;non-dropping-particle&quot;: &quot;&quot;, &quot;dropping-particle&quot;: &quot;&quot;, &quot;family&quot;: &quot;Stavropoulos&quot;, &quot;given&quot;: &quot;Dimitri J&quot;}, {&quot;parse-names&quot;: false, &quot;suffix&quot;: &quot;&quot;, &quot;non-dropping-particle&quot;: &quot;&quot;, &quot;dropping-particle&quot;: &quot;&quot;, &quot;family&quot;: &quot;Ray&quot;, &quot;given&quot;: &quot;Peter N&quot;}, {&quot;parse-names&quot;: false, &quot;suffix&quot;: &quot;&quot;, &quot;non-dropping-particle&quot;: &quot;&quot;, &quot;dropping-particle&quot;: &quot;&quot;, &quot;family&quot;: &quot;Bowdin&quot;, &quot;given&quot;: &quot;Sarah&quot;}, {&quot;parse-names&quot;: false, &quot;suffix&quot;: &quot;&quot;, &quot;non-dropping-particle&quot;: &quot;&quot;, &quot;dropping-particle&quot;: &quot;&quot;, &quot;family&quot;: &quot;Meyn&quot;, &quot;given&quot;: &quot;M Stephen&quot;}, {&quot;parse-names&quot;: false, &quot;suffix&quot;: &quot;&quot;, &quot;non-dropping-particle&quot;: &quot;&quot;, &quot;dropping-particle&quot;: &quot;&quot;, &quot;family&quot;: &quot;Cohn&quot;, &quot;given&quot;: &quot;Ronald D&quot;}, {&quot;parse-names&quot;: false, &quot;suffix&quot;: &quot;&quot;, &quot;non-dropping-particle&quot;: &quot;&quot;, &quot;dropping-particle&quot;: &quot;&quot;, &quot;family&quot;: &quot;Scherer&quot;, &quot;given&quot;: &quot;Stephen W&quot;}, {&quot;parse-names&quot;: false, &quot;suffix&quot;: &quot;&quot;, &quot;non-dropping-particle&quot;: &quot;&quot;, &quot;dropping-particle&quot;: &quot;&quot;, &quot;family&quot;: &quot;Marshall&quot;, &quot;given&quot;: &quot;Christian R&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title&quot;: &quot;Improved diagnostic yield compared with targeted gene sequencing panels suggests a role for whole-genome sequencing as a first-tier genetic test.&quot;, &quot;container-title&quot;: &quot;Genetics in medicine : official journal of the American College of Medical Genetics&quot;, &quot;ISSN&quot;: &quot;1530-0366&quot;, &quot;page&quot;: &quot;435-443&quot;, &quot;DOI&quot;: &quot;10.1038/gim.2017.119&quot;, &quot;publisher&quot;: &quot;Nature Publishing Group&quot;, &quot;id&quot;: &quot;ITEM-1&quot;, &quot;issue&quot;: &quot;4&quot;, &quot;type&quot;: &quot;article-journal&quot;}, &quot;id&quot;: &quot;ITEM-1&quot;, &quot;uris&quot;: [&quot;http://www.mendeley.com/documents/?uuid=b8a2b8fe-fd39-3330-a3f3-8a79aaf341ba&quot;]}]} RNDdoR15Dd4pD"/><text:span text:style-name="T87">(Lionel et al. 2018)</text:span><text:reference-mark-end text:name="ADDIN CSL_CITATION {&quot;properties&quot;: {&quot;noteIndex&quot;: 0}, &quot;mendeley&quot;: {&quot;previouslyFormattedCitation&quot;: &quot;(Lionel et al. 2018)&quot;, &quot;formattedCitation&quot;: &quot;(Lionel et al. 2018)&quot;, &quot;plainTextFormattedCitation&quot;: &quot;(Lionel et al. 2018)&quot;}, &quot;schema&quot;: &quot;https://github.com/citation-style-language/schema/raw/master/csl-citation.json&quot;, &quot;citationItems&quot;: [{&quot;itemData&quot;: {&quot;volume&quot;: &quot;20&quot;, &quot;PMID&quot;: &quot;28771251&quot;, &quot;author&quot;: [{&quot;parse-names&quot;: false, &quot;suffix&quot;: &quot;&quot;, &quot;non-dropping-particle&quot;: &quot;&quot;, &quot;dropping-particle&quot;: &quot;&quot;, &quot;family&quot;: &quot;Lionel&quot;, &quot;given&quot;: &quot;Anath C&quot;}, {&quot;parse-names&quot;: false, &quot;suffix&quot;: &quot;&quot;, &quot;non-dropping-particle&quot;: &quot;&quot;, &quot;dropping-particle&quot;: &quot;&quot;, &quot;family&quot;: &quot;Costain&quot;, &quot;given&quot;: &quot;Gregory&quot;}, {&quot;parse-names&quot;: false, &quot;suffix&quot;: &quot;&quot;, &quot;non-dropping-particle&quot;: &quot;&quot;, &quot;dropping-particle&quot;: &quot;&quot;, &quot;family&quot;: &quot;Monfared&quot;, &quot;given&quot;: &quot;Nasim&quot;}, {&quot;parse-names&quot;: false, &quot;suffix&quot;: &quot;&quot;, &quot;non-dropping-particle&quot;: &quot;&quot;, &quot;dropping-particle&quot;: &quot;&quot;, &quot;family&quot;: &quot;Walker&quot;, &quot;given&quot;: &quot;Susan&quot;}, {&quot;parse-names&quot;: false, &quot;suffix&quot;: &quot;&quot;, &quot;non-dropping-particle&quot;: &quot;&quot;, &quot;dropping-particle&quot;: &quot;&quot;, &quot;family&quot;: &quot;Reuter&quot;, &quot;given&quot;: &quot;Miriam S&quot;}, {&quot;parse-names&quot;: false, &quot;suffix&quot;: &quot;&quot;, &quot;non-dropping-particle&quot;: &quot;&quot;, &quot;dropping-particle&quot;: &quot;&quot;, &quot;family&quot;: &quot;Hosseini&quot;, &quot;given&quot;: &quot;S Mohsen&quot;}, {&quot;parse-names&quot;: false, &quot;suffix&quot;: &quot;&quot;, &quot;non-dropping-particle&quot;: &quot;&quot;, &quot;dropping-particle&quot;: &quot;&quot;, &quot;family&quot;: &quot;Thiruvahindrapuram&quot;, &quot;given&quot;: &quot;Bhooma&quot;}, {&quot;parse-names&quot;: false, &quot;suffix&quot;: &quot;&quot;, &quot;non-dropping-particle&quot;: &quot;&quot;, &quot;dropping-particle&quot;: &quot;&quot;, &quot;family&quot;: &quot;Merico&quot;, &quot;given&quot;: &quot;Daniele&quot;}, {&quot;parse-names&quot;: false, &quot;suffix&quot;: &quot;&quot;, &quot;non-dropping-particle&quot;: &quot;&quot;, &quot;dropping-particle&quot;: &quot;&quot;, &quot;family&quot;: &quot;Jobling&quot;, &quot;given&quot;: &quot;Rebekah&quot;}, {&quot;parse-names&quot;: false, &quot;suffix&quot;: &quot;&quot;, &quot;non-dropping-particle&quot;: &quot;&quot;, &quot;dropping-particle&quot;: &quot;&quot;, &quot;family&quot;: &quot;Nalpathamkalam&quot;, &quot;given&quot;: &quot;Thomas&quot;}, {&quot;parse-names&quot;: false, &quot;suffix&quot;: &quot;&quot;, &quot;non-dropping-particle&quot;: &quot;&quot;, &quot;dropping-particle&quot;: &quot;&quot;, &quot;family&quot;: &quot;Pellecchia&quot;, &quot;given&quot;: &quot;Giovanna&quot;}, {&quot;parse-names&quot;: false, &quot;suffix&quot;: &quot;&quot;, &quot;non-dropping-particle&quot;: &quot;&quot;, &quot;dropping-particle&quot;: &quot;&quot;, &quot;family&quot;: &quot;Sung&quot;, &quot;given&quot;: &quot;Wilson W L&quot;}, {&quot;parse-names&quot;: false, &quot;suffix&quot;: &quot;&quot;, &quot;non-dropping-particle&quot;: &quot;&quot;, &quot;dropping-particle&quot;: &quot;&quot;, &quot;family&quot;: &quot;Wang&quot;, &quot;given&quot;: &quot;Zhuozhi&quot;}, {&quot;parse-names&quot;: false, &quot;suffix&quot;: &quot;&quot;, &quot;non-dropping-particle&quot;: &quot;&quot;, &quot;dropping-particle&quot;: &quot;&quot;, &quot;family&quot;: &quot;Bikangaga&quot;, &quot;given&quot;: &quot;Peter&quot;}, {&quot;parse-names&quot;: false, &quot;suffix&quot;: &quot;&quot;, &quot;non-dropping-particle&quot;: &quot;&quot;, &quot;dropping-particle&quot;: &quot;&quot;, &quot;family&quot;: &quot;Boelman&quot;, &quot;given&quot;: &quot;Cyrus&quot;}, {&quot;parse-names&quot;: false, &quot;suffix&quot;: &quot;&quot;, &quot;non-dropping-particle&quot;: &quot;&quot;, &quot;dropping-particle&quot;: &quot;&quot;, &quot;family&quot;: &quot;Carter&quot;, &quot;given&quot;: &quot;Melissa T&quot;}, {&quot;parse-names&quot;: false, &quot;suffix&quot;: &quot;&quot;, &quot;non-dropping-particle&quot;: &quot;&quot;, &quot;dropping-particle&quot;: &quot;&quot;, &quot;family&quot;: &quot;Cordeiro&quot;, &quot;given&quot;: &quot;Dawn&quot;}, {&quot;parse-names&quot;: false, &quot;suffix&quot;: &quot;&quot;, &quot;non-dropping-particle&quot;: &quot;&quot;, &quot;dropping-particle&quot;: &quot;&quot;, &quot;family&quot;: &quot;Cytrynbaum&quot;, &quot;given&quot;: &quot;Cheryl&quot;}, {&quot;parse-names&quot;: false, &quot;suffix&quot;: &quot;&quot;, &quot;non-dropping-particle&quot;: &quot;&quot;, &quot;dropping-particle&quot;: &quot;&quot;, &quot;family&quot;: &quot;Dell&quot;, &quot;given&quot;: &quot;Sharon D&quot;}, {&quot;parse-names&quot;: false, &quot;suffix&quot;: &quot;&quot;, &quot;non-dropping-particle&quot;: &quot;&quot;, &quot;dropping-particle&quot;: &quot;&quot;, &quot;family&quot;: &quot;Dhir&quot;, &quot;given&quot;: &quot;Priya&quot;}, {&quot;parse-names&quot;: false, &quot;suffix&quot;: &quot;&quot;, &quot;non-dropping-particle&quot;: &quot;&quot;, &quot;dropping-particle&quot;: &quot;&quot;, &quot;family&quot;: &quot;Dowling&quot;, &quot;given&quot;: &quot;James J&quot;}, {&quot;parse-names&quot;: false, &quot;suffix&quot;: &quot;&quot;, &quot;non-dropping-particle&quot;: &quot;&quot;, &quot;dropping-particle&quot;: &quot;&quot;, &quot;family&quot;: &quot;Heon&quot;, &quot;given&quot;: &quot;Elise&quot;}, {&quot;parse-names&quot;: false, &quot;suffix&quot;: &quot;&quot;, &quot;non-dropping-particle&quot;: &quot;&quot;, &quot;dropping-particle&quot;: &quot;&quot;, &quot;family&quot;: &quot;Hewson&quot;, &quot;given&quot;: &quot;Stacy&quot;}, {&quot;parse-names&quot;: false, &quot;suffix&quot;: &quot;&quot;, &quot;non-dropping-particle&quot;: &quot;&quot;, &quot;dropping-particle&quot;: &quot;&quot;, &quot;family&quot;: &quot;Hiraki&quot;, &quot;given&quot;: &quot;Linda&quot;}, {&quot;parse-names&quot;: false, &quot;suffix&quot;: &quot;&quot;, &quot;non-dropping-particle&quot;: &quot;&quot;, &quot;dropping-particle&quot;: &quot;&quot;, &quot;family&quot;: &quot;Inbar-Feigenberg&quot;, &quot;given&quot;: &quot;Michal&quot;}, {&quot;parse-names&quot;: false, &quot;suffix&quot;: &quot;&quot;, &quot;non-dropping-particle&quot;: &quot;&quot;, &quot;dropping-particle&quot;: &quot;&quot;, &quot;family&quot;: &quot;Klatt&quot;, &quot;given&quot;: &quot;Regan&quot;}, {&quot;parse-names&quot;: false, &quot;suffix&quot;: &quot;&quot;, &quot;non-dropping-particle&quot;: &quot;&quot;, &quot;dropping-particle&quot;: &quot;&quot;, &quot;family&quot;: &quot;Kronick&quot;, &quot;given&quot;: &quot;Jonathan&quot;}, {&quot;parse-names&quot;: false, &quot;suffix&quot;: &quot;&quot;, &quot;non-dropping-particle&quot;: &quot;&quot;, &quot;dropping-particle&quot;: &quot;&quot;, &quot;family&quot;: &quot;Laxer&quot;, &quot;given&quot;: &quot;Ronald M&quot;}, {&quot;parse-names&quot;: false, &quot;suffix&quot;: &quot;&quot;, &quot;non-dropping-particle&quot;: &quot;&quot;, &quot;dropping-particle&quot;: &quot;&quot;, &quot;family&quot;: &quot;Licht&quot;, &quot;given&quot;: &quot;Christoph&quot;}, {&quot;parse-names&quot;: false, &quot;suffix&quot;: &quot;&quot;, &quot;non-dropping-particle&quot;: &quot;&quot;, &quot;dropping-particle&quot;: &quot;&quot;, &quot;family&quot;: &quot;MacDonald&quot;, &quot;given&quot;: &quot;Heather&quot;}, {&quot;parse-names&quot;: false, &quot;suffix&quot;: &quot;&quot;, &quot;non-dropping-particle&quot;: &quot;&quot;, &quot;dropping-particle&quot;: &quot;&quot;, &quot;family&quot;: &quot;Mercimek-Andrews&quot;, &quot;given&quot;: &quot;Saadet&quot;}, {&quot;parse-names&quot;: false, &quot;suffix&quot;: &quot;&quot;, &quot;non-dropping-particle&quot;: &quot;&quot;, &quot;dropping-particle&quot;: &quot;&quot;, &quot;family&quot;: &quot;Mendoza-Londono&quot;, &quot;given&quot;: &quot;Roberto&quot;}, {&quot;parse-names&quot;: false, &quot;suffix&quot;: &quot;&quot;, &quot;non-dropping-particle&quot;: &quot;&quot;, &quot;dropping-particle&quot;: &quot;&quot;, &quot;family&quot;: &quot;Piscione&quot;, &quot;given&quot;: &quot;Tino&quot;}, {&quot;parse-names&quot;: false, &quot;suffix&quot;: &quot;&quot;, &quot;non-dropping-particle&quot;: &quot;&quot;, &quot;dropping-particle&quot;: &quot;&quot;, &quot;family&quot;: &quot;Schneider&quot;, &quot;given&quot;: &quot;Rayfel&quot;}, {&quot;parse-names&quot;: false, &quot;suffix&quot;: &quot;&quot;, &quot;non-dropping-particle&quot;: &quot;&quot;, &quot;dropping-particle&quot;: &quot;&quot;, &quot;family&quot;: &quot;Schulze&quot;, &quot;given&quot;: &quot;Andreas&quot;}, {&quot;parse-names&quot;: false, &quot;suffix&quot;: &quot;&quot;, &quot;non-dropping-particle&quot;: &quot;&quot;, &quot;dropping-particle&quot;: &quot;&quot;, &quot;family&quot;: &quot;Silverman&quot;, &quot;given&quot;: &quot;Earl&quot;}, {&quot;parse-names&quot;: false, &quot;suffix&quot;: &quot;&quot;, &quot;non-dropping-particle&quot;: &quot;&quot;, &quot;dropping-particle&quot;: &quot;&quot;, &quot;family&quot;: &quot;Siriwardena&quot;, &quot;given&quot;: &quot;Komudi&quot;}, {&quot;parse-names&quot;: false, &quot;suffix&quot;: &quot;&quot;, &quot;non-dropping-particle&quot;: &quot;&quot;, &quot;dropping-particle&quot;: &quot;&quot;, &quot;family&quot;: &quot;Snead&quot;, &quot;given&quot;: &quot;O Carter&quot;}, {&quot;parse-names&quot;: false, &quot;suffix&quot;: &quot;&quot;, &quot;non-dropping-particle&quot;: &quot;&quot;, &quot;dropping-particle&quot;: &quot;&quot;, &quot;family&quot;: &quot;Sondheimer&quot;, &quot;given&quot;: &quot;Neal&quot;}, {&quot;parse-names&quot;: false, &quot;suffix&quot;: &quot;&quot;, &quot;non-dropping-particle&quot;: &quot;&quot;, &quot;dropping-particle&quot;: &quot;&quot;, &quot;family&quot;: &quot;Sutherland&quot;, &quot;given&quot;: &quot;Joanne&quot;}, {&quot;parse-names&quot;: false, &quot;suffix&quot;: &quot;&quot;, &quot;non-dropping-particle&quot;: &quot;&quot;, &quot;dropping-particle&quot;: &quot;&quot;, &quot;family&quot;: &quot;Vincent&quot;, &quot;given&quot;: &quot;Ajoy&quot;}, {&quot;parse-names&quot;: false, &quot;suffix&quot;: &quot;&quot;, &quot;non-dropping-particle&quot;: &quot;&quot;, &quot;dropping-particle&quot;: &quot;&quot;, &quot;family&quot;: &quot;Wasserman&quot;, &quot;given&quot;: &quot;Jonathan D&quot;}, {&quot;parse-names&quot;: false, &quot;suffix&quot;: &quot;&quot;, &quot;non-dropping-particle&quot;: &quot;&quot;, &quot;dropping-particle&quot;: &quot;&quot;, &quot;family&quot;: &quot;Weksberg&quot;, &quot;given&quot;: &quot;Rosanna&quot;}, {&quot;parse-names&quot;: false, &quot;suffix&quot;: &quot;&quot;, &quot;non-dropping-particle&quot;: &quot;&quot;, &quot;dropping-particle&quot;: &quot;&quot;, &quot;family&quot;: &quot;Shuman&quot;, &quot;given&quot;: &quot;Cheryl&quot;}, {&quot;parse-names&quot;: false, &quot;suffix&quot;: &quot;&quot;, &quot;non-dropping-particle&quot;: &quot;&quot;, &quot;dropping-particle&quot;: &quot;&quot;, &quot;family&quot;: &quot;Carew&quot;, &quot;given&quot;: &quot;Chris&quot;}, {&quot;parse-names&quot;: false, &quot;suffix&quot;: &quot;&quot;, &quot;non-dropping-particle&quot;: &quot;&quot;, &quot;dropping-particle&quot;: &quot;&quot;, &quot;family&quot;: &quot;Szego&quot;, &quot;given&quot;: &quot;Michael J&quot;}, {&quot;parse-names&quot;: false, &quot;suffix&quot;: &quot;&quot;, &quot;non-dropping-particle&quot;: &quot;&quot;, &quot;dropping-particle&quot;: &quot;&quot;, &quot;family&quot;: &quot;Hayeems&quot;, &quot;given&quot;: &quot;Robin Z&quot;}, {&quot;parse-names&quot;: false, &quot;suffix&quot;: &quot;&quot;, &quot;non-dropping-particle&quot;: &quot;&quot;, &quot;dropping-particle&quot;: &quot;&quot;, &quot;family&quot;: &quot;Basran&quot;, &quot;given&quot;: &quot;Raveen&quot;}, {&quot;parse-names&quot;: false, &quot;suffix&quot;: &quot;&quot;, &quot;non-dropping-particle&quot;: &quot;&quot;, &quot;dropping-particle&quot;: &quot;&quot;, &quot;family&quot;: &quot;Stavropoulos&quot;, &quot;given&quot;: &quot;Dimitri J&quot;}, {&quot;parse-names&quot;: false, &quot;suffix&quot;: &quot;&quot;, &quot;non-dropping-particle&quot;: &quot;&quot;, &quot;dropping-particle&quot;: &quot;&quot;, &quot;family&quot;: &quot;Ray&quot;, &quot;given&quot;: &quot;Peter N&quot;}, {&quot;parse-names&quot;: false, &quot;suffix&quot;: &quot;&quot;, &quot;non-dropping-particle&quot;: &quot;&quot;, &quot;dropping-particle&quot;: &quot;&quot;, &quot;family&quot;: &quot;Bowdin&quot;, &quot;given&quot;: &quot;Sarah&quot;}, {&quot;parse-names&quot;: false, &quot;suffix&quot;: &quot;&quot;, &quot;non-dropping-particle&quot;: &quot;&quot;, &quot;dropping-particle&quot;: &quot;&quot;, &quot;family&quot;: &quot;Meyn&quot;, &quot;given&quot;: &quot;M Stephen&quot;}, {&quot;parse-names&quot;: false, &quot;suffix&quot;: &quot;&quot;, &quot;non-dropping-particle&quot;: &quot;&quot;, &quot;dropping-particle&quot;: &quot;&quot;, &quot;family&quot;: &quot;Cohn&quot;, &quot;given&quot;: &quot;Ronald D&quot;}, {&quot;parse-names&quot;: false, &quot;suffix&quot;: &quot;&quot;, &quot;non-dropping-particle&quot;: &quot;&quot;, &quot;dropping-particle&quot;: &quot;&quot;, &quot;family&quot;: &quot;Scherer&quot;, &quot;given&quot;: &quot;Stephen W&quot;}, {&quot;parse-names&quot;: false, &quot;suffix&quot;: &quot;&quot;, &quot;non-dropping-particle&quot;: &quot;&quot;, &quot;dropping-particle&quot;: &quot;&quot;, &quot;family&quot;: &quot;Marshall&quot;, &quot;given&quot;: &quot;Christian R&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title&quot;: &quot;Improved diagnostic yield compared with targeted gene sequencing panels suggests a role for whole-genome sequencing as a first-tier genetic test.&quot;, &quot;container-title&quot;: &quot;Genetics in medicine : official journal of the American College of Medical Genetics&quot;, &quot;ISSN&quot;: &quot;1530-0366&quot;, &quot;page&quot;: &quot;435-443&quot;, &quot;DOI&quot;: &quot;10.1038/gim.2017.119&quot;, &quot;publisher&quot;: &quot;Nature Publishing Group&quot;, &quot;id&quot;: &quot;ITEM-1&quot;, &quot;issue&quot;: &quot;4&quot;, &quot;type&quot;: &quot;article-journal&quot;}, &quot;id&quot;: &quot;ITEM-1&quot;, &quot;uris&quot;: [&quot;http://www.mendeley.com/documents/?uuid=b8a2b8fe-fd39-3330-a3f3-8a79aaf341ba&quot;]}]} RNDdoR15Dd4pD"/><text:span text:style-name="T232">⁠, and seldom from non-coding variation.</text:span></text:p>
      <text:p text:style-name="P72"><text:span text:style-name="T232">Searching pathogenic variants in the non-coding genome remains challenging, both due to their number and difficulty of variant interpretation </text:span><text:reference-mark-start text:name="ADDIN CSL_CITATION {&quot;properties&quot;: {&quot;noteIndex&quot;: 0}, &quot;mendeley&quot;: {&quot;previouslyFormattedCitation&quot;: &quot;(Gilissen et al. 2014)&quot;, &quot;formattedCitation&quot;: &quot;(Gilissen et al. 2014)&quot;, &quot;plainTextFormattedCitation&quot;: &quot;(Gilissen et al. 2014)&quot;}, &quot;schema&quot;: &quot;https://github.com/citation-style-language/schema/raw/master/csl-citation.json&quot;, &quot;citationItems&quot;: [{&quot;itemData&quot;: {&quot;volume&quot;: &quot;511&quot;, &quot;author&quot;: [{&quot;parse-names&quot;: false, &quot;suffix&quot;: &quot;&quot;, &quot;non-dropping-particle&quot;: &quot;&quot;, &quot;dropping-particle&quot;: &quot;&quot;, &quot;family&quot;: &quot;Gilissen&quot;, &quot;given&quot;: &quot;Christian&quot;}, {&quot;parse-names&quot;: false, &quot;suffix&quot;: &quot;&quot;, &quot;non-dropping-particle&quot;: &quot;&quot;, &quot;dropping-particle&quot;: &quot;&quot;, &quot;family&quot;: &quot;Hehir-Kwa&quot;, &quot;given&quot;: &quot;Jayne Y.&quot;}, {&quot;parse-names&quot;: false, &quot;suffix&quot;: &quot;&quot;, &quot;non-dropping-particle&quot;: &quot;&quot;, &quot;dropping-particle&quot;: &quot;&quot;, &quot;family&quot;: &quot;Thung&quot;, &quot;given&quot;: &quot;Djie Tjwan&quot;}, {&quot;parse-names&quot;: false, &quot;suffix&quot;: &quot;&quot;, &quot;non-dropping-particle&quot;: &quot;van de&quot;, &quot;dropping-particle&quot;: &quot;&quot;, &quot;family&quot;: &quot;Vorst&quot;, &quot;given&quot;: &quot;Maartje&quot;}, {&quot;parse-names&quot;: false, &quot;suffix&quot;: &quot;&quot;, &quot;non-dropping-particle&quot;: &quot;van&quot;, &quot;dropping-particle&quot;: &quot;&quot;, &quot;family&quot;: &quot;Bon&quot;, &quot;given&quot;: &quot;Bregje W. M.&quot;}, {&quot;parse-names&quot;: false, &quot;suffix&quot;: &quot;&quot;, &quot;non-dropping-particle&quot;: &quot;&quot;, &quot;dropping-particle&quot;: &quot;&quot;, &quot;family&quot;: &quot;Willemsen&quot;, &quot;given&quot;: &quot;Marjolein H.&quot;}, {&quot;parse-names&quot;: false, &quot;suffix&quot;: &quot;&quot;, &quot;non-dropping-particle&quot;: &quot;&quot;, &quot;dropping-particle&quot;: &quot;&quot;, &quot;family&quot;: &quot;Kwint&quot;, &quot;given&quot;: &quot;Michael&quot;}, {&quot;parse-names&quot;: false, &quot;suffix&quot;: &quot;&quot;, &quot;non-dropping-particle&quot;: &quot;&quot;, &quot;dropping-particle&quot;: &quot;&quot;, &quot;family&quot;: &quot;Janssen&quot;, &quot;given&quot;: &quot;Irene M.&quot;}, {&quot;parse-names&quot;: false, &quot;suffix&quot;: &quot;&quot;, &quot;non-dropping-particle&quot;: &quot;&quot;, &quot;dropping-particle&quot;: &quot;&quot;, &quot;family&quot;: &quot;Hoischen&quot;, &quot;given&quot;: &quot;Alexander&quot;}, {&quot;parse-names&quot;: false, &quot;suffix&quot;: &quot;&quot;, &quot;non-dropping-particle&quot;: &quot;&quot;, &quot;dropping-particle&quot;: &quot;&quot;, &quot;family&quot;: &quot;Schenck&quot;, &quot;given&quot;: &quot;Annette&quot;}, {&quot;parse-names&quot;: false, &quot;suffix&quot;: &quot;&quot;, &quot;non-dropping-particle&quot;: &quot;&quot;, &quot;dropping-particle&quot;: &quot;&quot;, &quot;family&quot;: &quot;Leach&quot;, &quot;given&quot;: &quot;Richard&quot;}, {&quot;parse-names&quot;: false, &quot;suffix&quot;: &quot;&quot;, &quot;non-dropping-particle&quot;: &quot;&quot;, &quot;dropping-particle&quot;: &quot;&quot;, &quot;family&quot;: &quot;Klein&quot;, &quot;given&quot;: &quot;Robert&quot;}, {&quot;parse-names&quot;: false, &quot;suffix&quot;: &quot;&quot;, &quot;non-dropping-particle&quot;: &quot;&quot;, &quot;dropping-particle&quot;: &quot;&quot;, &quot;family&quot;: &quot;Tearle&quot;, &quot;given&quot;: &quot;Rick&quot;}, {&quot;parse-names&quot;: false, &quot;suffix&quot;: &quot;&quot;, &quot;non-dropping-particle&quot;: &quot;&quot;, &quot;dropping-particle&quot;: &quot;&quot;, &quot;family&quot;: &quot;Bo&quot;, &quot;given&quot;: &quot;Tan&quot;}, {&quot;parse-names&quot;: false, &quot;suffix&quot;: &quot;&quot;, &quot;non-dropping-particle&quot;: &quot;&quot;, &quot;dropping-particle&quot;: &quot;&quot;, &quot;family&quot;: &quot;Pfundt&quot;, &quot;given&quot;: &quot;Rolph&quot;}, {&quot;parse-names&quot;: false, &quot;suffix&quot;: &quot;&quot;, &quot;non-dropping-particle&quot;: &quot;&quot;, &quot;dropping-particle&quot;: &quot;&quot;, &quot;family&quot;: &quot;Yntema&quot;, &quot;given&quot;: &quot;Helger G.&quot;}, {&quot;parse-names&quot;: false, &quot;suffix&quot;: &quot;&quot;, &quot;non-dropping-particle&quot;: &quot;de&quot;, &quot;dropping-particle&quot;: &quot;&quot;, &quot;family&quot;: &quot;Vries&quot;, &quot;given&quot;: &quot;Bert B. A.&quot;}, {&quot;parse-names&quot;: false, &quot;suffix&quot;: &quot;&quot;, &quot;non-dropping-particle&quot;: &quot;&quot;, &quot;dropping-particle&quot;: &quot;&quot;, &quot;family&quot;: &quot;Kleefstra&quot;, &quot;given&quot;: &quot;Tjitske&quot;}, {&quot;parse-names&quot;: false, &quot;suffix&quot;: &quot;&quot;, &quot;non-dropping-particle&quot;: &quot;&quot;, &quot;dropping-particle&quot;: &quot;&quot;, &quot;family&quot;: &quot;Brunner&quot;, &quot;given&quot;: &quot;Han G.&quot;}, {&quot;parse-names&quot;: false, &quot;suffix&quot;: &quot;&quot;, &quot;non-dropping-particle&quot;: &quot;&quot;, &quot;dropping-particle&quot;: &quot;&quot;, &quot;family&quot;: &quot;Vissers&quot;, &quot;given&quot;: &quot;Lisenka E. L. M.&quot;}, {&quot;parse-names&quot;: false, &quot;suffix&quot;: &quot;&quot;, &quot;non-dropping-particle&quot;: &quot;&quot;, &quot;dropping-particle&quot;: &quot;&quot;, &quot;family&quot;: &quot;Veltman&quot;, &quot;given&quot;: &quot;Joris A.&quot;}], &quot;issued&quot;: {&quot;date-parts&quot;: [[&quot;2014&quot;]]}, &quot;title&quot;: &quot;Genome sequencing identifies major causes of severe intellectual disability&quot;, &quot;container-title&quot;: &quot;Nature&quot;, &quot;ISSN&quot;: &quot;0028-0836&quot;, &quot;page&quot;: &quot;344-347&quot;, &quot;DOI&quot;: &quot;10.1038/nature13394&quot;, &quot;publisher&quot;: &quot;Nature Publishing Group&quot;, &quot;id&quot;: &quot;ITEM-1&quot;, &quot;issue&quot;: &quot;7509&quot;, &quot;type&quot;: &quot;article-journal&quot;}, &quot;id&quot;: &quot;ITEM-1&quot;, &quot;uris&quot;: [&quot;http://www.mendeley.com/documents/?uuid=3c25ab43-4986-4702-acb0-6c7aa286e2ed&quot;]}]} RNDG7jHzfjtb7"/><text:span text:style-name="T80">(Gilissen et al. 2014)</text:span><text:reference-mark-end text:name="ADDIN CSL_CITATION {&quot;properties&quot;: {&quot;noteIndex&quot;: 0}, &quot;mendeley&quot;: {&quot;previouslyFormattedCitation&quot;: &quot;(Gilissen et al. 2014)&quot;, &quot;formattedCitation&quot;: &quot;(Gilissen et al. 2014)&quot;, &quot;plainTextFormattedCitation&quot;: &quot;(Gilissen et al. 2014)&quot;}, &quot;schema&quot;: &quot;https://github.com/citation-style-language/schema/raw/master/csl-citation.json&quot;, &quot;citationItems&quot;: [{&quot;itemData&quot;: {&quot;volume&quot;: &quot;511&quot;, &quot;author&quot;: [{&quot;parse-names&quot;: false, &quot;suffix&quot;: &quot;&quot;, &quot;non-dropping-particle&quot;: &quot;&quot;, &quot;dropping-particle&quot;: &quot;&quot;, &quot;family&quot;: &quot;Gilissen&quot;, &quot;given&quot;: &quot;Christian&quot;}, {&quot;parse-names&quot;: false, &quot;suffix&quot;: &quot;&quot;, &quot;non-dropping-particle&quot;: &quot;&quot;, &quot;dropping-particle&quot;: &quot;&quot;, &quot;family&quot;: &quot;Hehir-Kwa&quot;, &quot;given&quot;: &quot;Jayne Y.&quot;}, {&quot;parse-names&quot;: false, &quot;suffix&quot;: &quot;&quot;, &quot;non-dropping-particle&quot;: &quot;&quot;, &quot;dropping-particle&quot;: &quot;&quot;, &quot;family&quot;: &quot;Thung&quot;, &quot;given&quot;: &quot;Djie Tjwan&quot;}, {&quot;parse-names&quot;: false, &quot;suffix&quot;: &quot;&quot;, &quot;non-dropping-particle&quot;: &quot;van de&quot;, &quot;dropping-particle&quot;: &quot;&quot;, &quot;family&quot;: &quot;Vorst&quot;, &quot;given&quot;: &quot;Maartje&quot;}, {&quot;parse-names&quot;: false, &quot;suffix&quot;: &quot;&quot;, &quot;non-dropping-particle&quot;: &quot;van&quot;, &quot;dropping-particle&quot;: &quot;&quot;, &quot;family&quot;: &quot;Bon&quot;, &quot;given&quot;: &quot;Bregje W. M.&quot;}, {&quot;parse-names&quot;: false, &quot;suffix&quot;: &quot;&quot;, &quot;non-dropping-particle&quot;: &quot;&quot;, &quot;dropping-particle&quot;: &quot;&quot;, &quot;family&quot;: &quot;Willemsen&quot;, &quot;given&quot;: &quot;Marjolein H.&quot;}, {&quot;parse-names&quot;: false, &quot;suffix&quot;: &quot;&quot;, &quot;non-dropping-particle&quot;: &quot;&quot;, &quot;dropping-particle&quot;: &quot;&quot;, &quot;family&quot;: &quot;Kwint&quot;, &quot;given&quot;: &quot;Michael&quot;}, {&quot;parse-names&quot;: false, &quot;suffix&quot;: &quot;&quot;, &quot;non-dropping-particle&quot;: &quot;&quot;, &quot;dropping-particle&quot;: &quot;&quot;, &quot;family&quot;: &quot;Janssen&quot;, &quot;given&quot;: &quot;Irene M.&quot;}, {&quot;parse-names&quot;: false, &quot;suffix&quot;: &quot;&quot;, &quot;non-dropping-particle&quot;: &quot;&quot;, &quot;dropping-particle&quot;: &quot;&quot;, &quot;family&quot;: &quot;Hoischen&quot;, &quot;given&quot;: &quot;Alexander&quot;}, {&quot;parse-names&quot;: false, &quot;suffix&quot;: &quot;&quot;, &quot;non-dropping-particle&quot;: &quot;&quot;, &quot;dropping-particle&quot;: &quot;&quot;, &quot;family&quot;: &quot;Schenck&quot;, &quot;given&quot;: &quot;Annette&quot;}, {&quot;parse-names&quot;: false, &quot;suffix&quot;: &quot;&quot;, &quot;non-dropping-particle&quot;: &quot;&quot;, &quot;dropping-particle&quot;: &quot;&quot;, &quot;family&quot;: &quot;Leach&quot;, &quot;given&quot;: &quot;Richard&quot;}, {&quot;parse-names&quot;: false, &quot;suffix&quot;: &quot;&quot;, &quot;non-dropping-particle&quot;: &quot;&quot;, &quot;dropping-particle&quot;: &quot;&quot;, &quot;family&quot;: &quot;Klein&quot;, &quot;given&quot;: &quot;Robert&quot;}, {&quot;parse-names&quot;: false, &quot;suffix&quot;: &quot;&quot;, &quot;non-dropping-particle&quot;: &quot;&quot;, &quot;dropping-particle&quot;: &quot;&quot;, &quot;family&quot;: &quot;Tearle&quot;, &quot;given&quot;: &quot;Rick&quot;}, {&quot;parse-names&quot;: false, &quot;suffix&quot;: &quot;&quot;, &quot;non-dropping-particle&quot;: &quot;&quot;, &quot;dropping-particle&quot;: &quot;&quot;, &quot;family&quot;: &quot;Bo&quot;, &quot;given&quot;: &quot;Tan&quot;}, {&quot;parse-names&quot;: false, &quot;suffix&quot;: &quot;&quot;, &quot;non-dropping-particle&quot;: &quot;&quot;, &quot;dropping-particle&quot;: &quot;&quot;, &quot;family&quot;: &quot;Pfundt&quot;, &quot;given&quot;: &quot;Rolph&quot;}, {&quot;parse-names&quot;: false, &quot;suffix&quot;: &quot;&quot;, &quot;non-dropping-particle&quot;: &quot;&quot;, &quot;dropping-particle&quot;: &quot;&quot;, &quot;family&quot;: &quot;Yntema&quot;, &quot;given&quot;: &quot;Helger G.&quot;}, {&quot;parse-names&quot;: false, &quot;suffix&quot;: &quot;&quot;, &quot;non-dropping-particle&quot;: &quot;de&quot;, &quot;dropping-particle&quot;: &quot;&quot;, &quot;family&quot;: &quot;Vries&quot;, &quot;given&quot;: &quot;Bert B. A.&quot;}, {&quot;parse-names&quot;: false, &quot;suffix&quot;: &quot;&quot;, &quot;non-dropping-particle&quot;: &quot;&quot;, &quot;dropping-particle&quot;: &quot;&quot;, &quot;family&quot;: &quot;Kleefstra&quot;, &quot;given&quot;: &quot;Tjitske&quot;}, {&quot;parse-names&quot;: false, &quot;suffix&quot;: &quot;&quot;, &quot;non-dropping-particle&quot;: &quot;&quot;, &quot;dropping-particle&quot;: &quot;&quot;, &quot;family&quot;: &quot;Brunner&quot;, &quot;given&quot;: &quot;Han G.&quot;}, {&quot;parse-names&quot;: false, &quot;suffix&quot;: &quot;&quot;, &quot;non-dropping-particle&quot;: &quot;&quot;, &quot;dropping-particle&quot;: &quot;&quot;, &quot;family&quot;: &quot;Vissers&quot;, &quot;given&quot;: &quot;Lisenka E. L. M.&quot;}, {&quot;parse-names&quot;: false, &quot;suffix&quot;: &quot;&quot;, &quot;non-dropping-particle&quot;: &quot;&quot;, &quot;dropping-particle&quot;: &quot;&quot;, &quot;family&quot;: &quot;Veltman&quot;, &quot;given&quot;: &quot;Joris A.&quot;}], &quot;issued&quot;: {&quot;date-parts&quot;: [[&quot;2014&quot;]]}, &quot;title&quot;: &quot;Genome sequencing identifies major causes of severe intellectual disability&quot;, &quot;container-title&quot;: &quot;Nature&quot;, &quot;ISSN&quot;: &quot;0028-0836&quot;, &quot;page&quot;: &quot;344-347&quot;, &quot;DOI&quot;: &quot;10.1038/nature13394&quot;, &quot;publisher&quot;: &quot;Nature Publishing Group&quot;, &quot;id&quot;: &quot;ITEM-1&quot;, &quot;issue&quot;: &quot;7509&quot;, &quot;type&quot;: &quot;article-journal&quot;}, &quot;id&quot;: &quot;ITEM-1&quot;, &quot;uris&quot;: [&quot;http://www.mendeley.com/documents/?uuid=3c25ab43-4986-4702-acb0-6c7aa286e2ed&quot;]}]} RNDG7jHzfjtb7"/><text:span text:style-name="T232">⁠⁠. A conservative estimation of the human regulome is 8.5% of the genome</text:span>,<text:span text:style-name="T217"> making it over four times larger than the protein-coding sequenc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HYjF0J9d7e"/><text:span text:style-name="T8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HYjF0J9d7e"/><text:span text:style-name="T217">⁠ typically interrogated for pathogenic variants. Common variation can be excluded with the help of population frequency databases such as gnomAD </text:span><text:reference-mark-start text:name="ADDIN CSL_CITATION {&quot;properties&quot;: {&quot;noteIndex&quot;: 0}, &quot;mendeley&quot;: {&quot;previouslyFormattedCitation&quot;: &quot;(Karczewski et al. 2019)&quot;, &quot;formattedCitation&quot;: &quot;(Karczewski et al. 2019)&quot;, &quot;plainTextFormattedCitation&quot;: &quot;(Karczewski et al. 2019)&quot;}, &quot;schema&quot;: &quot;https://github.com/citation-style-language/schema/raw/master/csl-citation.json&quot;, &quot;citationItems&quot;: [{&quot;itemData&quot;: {&quot;publisher&quot;: &quot;Cold Spring Harbor Laboratory&quot;, &quot;title&quot;: &quot;Variation across 141,456 human exomes and genomes reveals the spectrum of loss-of-function intolerance across human protein-coding genes&quot;, &quot;container-title&quot;: &quot;bioRxiv&quot;, &quot;page&quot;: &quot;531210&quot;, &quot;DOI&quot;: &quot;10.1101/531210&quot;, &quot;author&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Francioli&quot;, &quot;given&quot;: &quot;Laurent C&quot;}, {&quot;parse-names&quot;: false, &quot;suffix&quot;: &quot;&quot;, &quot;non-dropping-particle&quot;: &quot;&quot;, &quot;dropping-particle&quot;: &quot;&quot;, &quot;family&quot;: &quot;Tiao&quot;, &quot;given&quot;: &quot;Grace&quot;}, {&quot;parse-names&quot;: false, &quot;suffix&quot;: &quot;&quot;, &quot;non-dropping-particle&quot;: &quot;&quot;, &quot;dropping-particle&quot;: &quot;&quot;, &quot;family&quot;: &quot;Cummings&quot;, &quot;given&quot;: &quot;Beryl B&quot;}, {&quot;parse-names&quot;: false, &quot;suffix&quot;: &quot;&quot;, &quot;non-dropping-particle&quot;: &quot;&quot;, &quot;dropping-particle&quot;: &quot;&quot;, &quot;family&quot;: &quot;Alf\u00f6ldi&quot;, &quot;given&quot;: &quot;Jessica&quot;}, {&quot;parse-names&quot;: false, &quot;suffix&quot;: &quot;&quot;, &quot;non-dropping-particle&quot;: &quot;&quot;, &quot;dropping-particle&quot;: &quot;&quot;, &quot;family&quot;: &quot;Wang&quot;, &quot;given&quot;: &quot;Qingbo&quot;}, {&quot;parse-names&quot;: false, &quot;suffix&quot;: &quot;&quot;, &quot;non-dropping-particle&quot;: &quot;&quot;, &quot;dropping-particle&quot;: &quot;&quot;, &quot;family&quot;: &quot;Collins&quot;, &quot;given&quot;: &quot;Ryan L&quot;}, {&quot;parse-names&quot;: false, &quot;suffix&quot;: &quot;&quot;, &quot;non-dropping-particle&quot;: &quot;&quot;, &quot;dropping-particle&quot;: &quot;&quot;, &quot;family&quot;: &quot;Laricchia&quot;, &quot;given&quot;: &quot;Kristen M&quot;}, {&quot;parse-names&quot;: false, &quot;suffix&quot;: &quot;&quot;, &quot;non-dropping-particle&quot;: &quot;&quot;, &quot;dropping-particle&quot;: &quot;&quot;, &quot;family&quot;: &quot;Ganna&quot;, &quot;given&quot;: &quot;Andrea&quot;}, {&quot;parse-names&quot;: false, &quot;suffix&quot;: &quot;&quot;, &quot;non-dropping-particle&quot;: &quot;&quot;, &quot;dropping-particle&quot;: &quot;&quot;, &quot;family&quot;: &quot;Birnbaum&quot;, &quot;given&quot;: &quot;Daniel P&quot;}, {&quot;parse-names&quot;: false, &quot;suffix&quot;: &quot;&quot;, &quot;non-dropping-particle&quot;: &quot;&quot;, &quot;dropping-particle&quot;: &quot;&quot;, &quot;family&quot;: &quot;Gauthier&quot;, &quot;given&quot;: &quot;Laura D&quot;}, {&quot;parse-names&quot;: false, &quot;suffix&quot;: &quot;&quot;, &quot;non-dropping-particle&quot;: &quot;&quot;, &quot;dropping-particle&quot;: &quot;&quot;, &quot;family&quot;: &quot;Brand&quot;, &quot;given&quot;: &quot;Harrison&quot;}, {&quot;parse-names&quot;: false, &quot;suffix&quot;: &quot;&quot;, &quot;non-dropping-particle&quot;: &quot;&quot;, &quot;dropping-particle&quot;: &quot;&quot;, &quot;family&quot;: &quot;Solomonson&quot;, &quot;given&quot;: &quot;Matthew&quot;}, {&quot;parse-names&quot;: false, &quot;suffix&quot;: &quot;&quot;, &quot;non-dropping-particle&quot;: &quot;&quot;, &quot;dropping-particle&quot;: &quot;&quot;, &quot;family&quot;: &quot;Watts&quot;, &quot;given&quot;: &quot;Nicholas A&quot;}, {&quot;parse-names&quot;: false, &quot;suffix&quot;: &quot;&quot;, &quot;non-dropping-particle&quot;: &quot;&quot;, &quot;dropping-particle&quot;: &quot;&quot;, &quot;family&quot;: &quot;Rhodes&quot;, &quot;given&quot;: &quot;Daniel&quot;}, {&quot;parse-names&quot;: false, &quot;suffix&quot;: &quot;&quot;, &quot;non-dropping-particle&quot;: &quot;&quot;, &quot;dropping-particle&quot;: &quot;&quot;, &quot;family&quot;: &quot;Singer-Berk&quot;, &quot;given&quot;: &quot;Moriel&quot;}, {&quot;parse-names&quot;: false, &quot;suffix&quot;: &quot;&quot;, &quot;non-dropping-particle&quot;: &quot;&quot;, &quot;dropping-particle&quot;: &quot;&quot;, &quot;family&quot;: &quot;Seaby&quot;, &quot;given&quot;: &quot;Eleanor G&quot;}, {&quot;parse-names&quot;: false, &quot;suffix&quot;: &quot;&quot;, &quot;non-dropping-particle&quot;: &quot;&quot;, &quot;dropping-particle&quot;: &quot;&quot;, &quot;family&quot;: &quot;Kosmicki&quot;, &quot;given&quot;: &quot;Jack A&quot;}, {&quot;parse-names&quot;: false, &quot;suffix&quot;: &quot;&quot;, &quot;non-dropping-particle&quot;: &quot;&quot;, &quot;dropping-particle&quot;: &quot;&quot;, &quot;family&quot;: &quot;Walters&quot;, &quot;given&quot;: &quot;Raymond K&quot;}, {&quot;parse-names&quot;: false, &quot;suffix&quot;: &quot;&quot;, &quot;non-dropping-particle&quot;: &quot;&quot;, &quot;dropping-particle&quot;: &quot;&quot;, &quot;family&quot;: &quot;Tashman&quot;, &quot;given&quot;: &quot;Katherine&quot;}, {&quot;parse-names&quot;: false, &quot;suffix&quot;: &quot;&quot;, &quot;non-dropping-particle&quot;: &quot;&quot;, &quot;dropping-particle&quot;: &quot;&quot;, &quot;family&quot;: &quot;Farjoun&quot;, &quot;given&quot;: &quot;Yossi&quot;}, {&quot;parse-names&quot;: false, &quot;suffix&quot;: &quot;&quot;, &quot;non-dropping-particle&quot;: &quot;&quot;, &quot;dropping-particle&quot;: &quot;&quot;, &quot;family&quot;: &quot;Banks&quot;, &quot;given&quot;: &quot;Eric&quot;}, {&quot;parse-names&quot;: false, &quot;suffix&quot;: &quot;&quot;, &quot;non-dropping-particle&quot;: &quot;&quot;, &quot;dropping-particle&quot;: &quot;&quot;, &quot;family&quot;: &quot;Poterba&quot;, &quot;given&quot;: &quot;Timothy&quot;}, {&quot;parse-names&quot;: false, &quot;suffix&quot;: &quot;&quot;, &quot;non-dropping-particle&quot;: &quot;&quot;, &quot;dropping-particle&quot;: &quot;&quot;, &quot;family&quot;: &quot;Wang&quot;, &quot;given&quot;: &quot;Arcturus&quot;}, {&quot;parse-names&quot;: false, &quot;suffix&quot;: &quot;&quot;, &quot;non-dropping-particle&quot;: &quot;&quot;, &quot;dropping-particle&quot;: &quot;&quot;, &quot;family&quot;: &quot;Seed&quot;, &quot;given&quot;: &quot;Cotton&quot;}, {&quot;parse-names&quot;: false, &quot;suffix&quot;: &quot;&quot;, &quot;non-dropping-particle&quot;: &quot;&quot;, &quot;dropping-particle&quot;: &quot;&quot;, &quot;family&quot;: &quot;Whiffin&quot;, &quot;given&quot;: &quot;Nicola&quot;}, {&quot;parse-names&quot;: false, &quot;suffix&quot;: &quot;&quot;, &quot;non-dropping-particle&quot;: &quot;&quot;, &quot;dropping-particle&quot;: &quot;&quot;, &quot;family&quot;: &quot;Chong&quot;, &quot;given&quot;: &quot;Jessica X&quot;}, {&quot;parse-names&quot;: false, &quot;suffix&quot;: &quot;&quot;, &quot;non-dropping-particle&quot;: &quot;&quot;, &quot;dropping-particle&quot;: &quot;&quot;, &quot;family&quot;: &quot;Samocha&quot;, &quot;given&quot;: &quot;Kaitlin E&quot;}, {&quot;parse-names&quot;: false, &quot;suffix&quot;: &quot;&quot;, &quot;non-dropping-particle&quot;: &quot;&quot;, &quot;dropping-particle&quot;: &quot;&quot;, &quot;family&quot;: &quot;Pierce-Hoffman&quot;, &quot;given&quot;: &quot;Emma&quot;}, {&quot;parse-names&quot;: false, &quot;suffix&quot;: &quot;&quot;, &quot;non-dropping-particle&quot;: &quot;&quot;, &quot;dropping-particle&quot;: &quot;&quot;, &quot;family&quot;: &quot;Zappala&quot;, &quot;given&quot;: &quot;Zachary&quot;}, {&quot;parse-names&quot;: false, &quot;suffix&quot;: &quot;&quot;, &quot;non-dropping-particle&quot;: &quot;&quot;, &quot;dropping-particle&quot;: &quot;&quot;, &quot;family&quot;: &quot;O'Donnell-Luria&quot;, &quot;given&quot;: &quot;Anne H&quot;}, {&quot;parse-names&quot;: false, &quot;suffix&quot;: &quot;&quot;, &quot;non-dropping-particle&quot;: &quot;&quot;, &quot;dropping-particle&quot;: &quot;&quot;, &quot;family&quot;: &quot;Minikel&quot;, &quot;given&quot;: &quot;Eric Vallabh&quot;}, {&quot;parse-names&quot;: false, &quot;suffix&quot;: &quot;&quot;, &quot;non-dropping-particle&quot;: &quot;&quot;, &quot;dropping-particle&quot;: &quot;&quot;, &quot;family&quot;: &quot;Weisburd&quot;, &quot;given&quot;: &quot;Ben&quot;}, {&quot;parse-names&quot;: false, &quot;suffix&quot;: &quot;&quot;, &quot;non-dropping-particle&quot;: &quot;&quot;, &quot;dropping-particle&quot;: &quot;&quot;, &quot;family&quot;: &quot;Lek&quot;, &quot;given&quot;: &quot;Monkol&quot;}, {&quot;parse-names&quot;: false, &quot;suffix&quot;: &quot;&quot;, &quot;non-dropping-particle&quot;: &quot;&quot;, &quot;dropping-particle&quot;: &quot;&quot;, &quot;family&quot;: &quot;Ware&quot;, &quot;given&quot;: &quot;James S&quot;}, {&quot;parse-names&quot;: false, &quot;suffix&quot;: &quot;&quot;, &quot;non-dropping-particle&quot;: &quot;&quot;, &quot;dropping-particle&quot;: &quot;&quot;, &quot;family&quot;: &quot;Vittal&quot;, &quot;given&quot;: &quot;Christopher&quot;}, {&quot;parse-names&quot;: false, &quot;suffix&quot;: &quot;&quot;, &quot;non-dropping-particle&quot;: &quot;&quot;, &quot;dropping-particle&quot;: &quot;&quot;, &quot;family&quot;: &quot;Armean&quot;, &quot;given&quot;: &quot;Irina M&quot;}, {&quot;parse-names&quot;: false, &quot;suffix&quot;: &quot;&quot;, &quot;non-dropping-particle&quot;: &quot;&quot;, &quot;dropping-particle&quot;: &quot;&quot;, &quot;family&quot;: &quot;Bergelson&quot;, &quot;given&quot;: &quot;Louis&quot;}, {&quot;parse-names&quot;: false, &quot;suffix&quot;: &quot;&quot;, &quot;non-dropping-particle&quot;: &quot;&quot;, &quot;dropping-particle&quot;: &quot;&quot;, &quot;family&quot;: &quot;Cibulskis&quot;, &quot;given&quot;: &quot;Kristian&quot;}, {&quot;parse-names&quot;: false, &quot;suffix&quot;: &quot;&quot;, &quot;non-dropping-particle&quot;: &quot;&quot;, &quot;dropping-particle&quot;: &quot;&quot;, &quot;family&quot;: &quot;Connolly&quot;, &quot;given&quot;: &quot;Kristen M&quot;}, {&quot;parse-names&quot;: false, &quot;suffix&quot;: &quot;&quot;, &quot;non-dropping-particle&quot;: &quot;&quot;, &quot;dropping-particle&quot;: &quot;&quot;, &quot;family&quot;: &quot;Covarrubias&quot;, &quot;given&quot;: &quot;Miguel&quot;}, {&quot;parse-names&quot;: false, &quot;suffix&quot;: &quot;&quot;, &quot;non-dropping-particle&quot;: &quot;&quot;, &quot;dropping-particle&quot;: &quot;&quot;, &quot;family&quot;: &quot;Donnelly&quot;, &quot;given&quot;: &quot;Stacey&quot;}, {&quot;parse-names&quot;: false, &quot;suffix&quot;: &quot;&quot;, &quot;non-dropping-particle&quot;: &quot;&quot;, &quot;dropping-particle&quot;: &quot;&quot;, &quot;family&quot;: &quot;Ferriera&quot;, &quot;given&quot;: &quot;Steven&quot;}, {&quot;parse-names&quot;: false, &quot;suffix&quot;: &quot;&quot;, &quot;non-dropping-particle&quot;: &quot;&quot;, &quot;dropping-particle&quot;: &quot;&quot;, &quot;family&quot;: &quot;Gabriel&quot;, &quot;given&quot;: &quot;Stacey&quot;}, {&quot;parse-names&quot;: false, &quot;suffix&quot;: &quot;&quot;, &quot;non-dropping-particle&quot;: &quot;&quot;, &quot;dropping-particle&quot;: &quot;&quot;, &quot;family&quot;: &quot;Gentry&quot;, &quot;given&quot;: &quot;Jeff&quot;}, {&quot;parse-names&quot;: false, &quot;suffix&quot;: &quot;&quot;, &quot;non-dropping-particle&quot;: &quot;&quot;, &quot;dropping-particle&quot;: &quot;&quot;, &quot;family&quot;: &quot;Gupta&quot;, &quot;given&quot;: &quot;Namrata&quot;}, {&quot;parse-names&quot;: false, &quot;suffix&quot;: &quot;&quot;, &quot;non-dropping-particle&quot;: &quot;&quot;, &quot;dropping-particle&quot;: &quot;&quot;, &quot;family&quot;: &quot;Jeandet&quot;, &quot;given&quot;: &quot;Thibault&quot;}, {&quot;parse-names&quot;: false, &quot;suffix&quot;: &quot;&quot;, &quot;non-dropping-particle&quot;: &quot;&quot;, &quot;dropping-particle&quot;: &quot;&quot;, &quot;family&quot;: &quot;Kaplan&quot;, &quot;given&quot;: &quot;Diane&quot;}, {&quot;parse-names&quot;: false, &quot;suffix&quot;: &quot;&quot;, &quot;non-dropping-particle&quot;: &quot;&quot;, &quot;dropping-particle&quot;: &quot;&quot;, &quot;family&quot;: &quot;Llanwarne&quot;, &quot;given&quot;: &quot;Christopher&quot;}, {&quot;parse-names&quot;: false, &quot;suffix&quot;: &quot;&quot;, &quot;non-dropping-particle&quot;: &quot;&quot;, &quot;dropping-particle&quot;: &quot;&quot;, &quot;family&quot;: &quot;Munshi&quot;, &quot;given&quot;: &quot;Ruchi&quot;}, {&quot;parse-names&quot;: false, &quot;suffix&quot;: &quot;&quot;, &quot;non-dropping-particle&quot;: &quot;&quot;, &quot;dropping-particle&quot;: &quot;&quot;, &quot;family&quot;: &quot;Novod&quot;, &quot;given&quot;: &quot;Sam&quot;}, {&quot;parse-names&quot;: false, &quot;suffix&quot;: &quot;&quot;, &quot;non-dropping-particle&quot;: &quot;&quot;, &quot;dropping-particle&quot;: &quot;&quot;, &quot;family&quot;: &quot;Petrillo&quot;, &quot;given&quot;: &quot;Nikelle&quot;}, {&quot;parse-names&quot;: false, &quot;suffix&quot;: &quot;&quot;, &quot;non-dropping-particle&quot;: &quot;&quot;, &quot;dropping-particle&quot;: &quot;&quot;, &quot;family&quot;: &quot;Roazen&quot;, &quot;given&quot;: &quot;David&quot;}, {&quot;parse-names&quot;: false, &quot;suffix&quot;: &quot;&quot;, &quot;non-dropping-particle&quot;: &quot;&quot;, &quot;dropping-particle&quot;: &quot;&quot;, &quot;family&quot;: &quot;Ruano-Rubio&quot;, &quot;given&quot;: &quot;Valentin&quot;}, {&quot;parse-names&quot;: false, &quot;suffix&quot;: &quot;&quot;, &quot;non-dropping-particle&quot;: &quot;&quot;, &quot;dropping-particle&quot;: &quot;&quot;, &quot;family&quot;: &quot;Saltzman&quot;, &quot;given&quot;: &quot;Andrea&quot;}, {&quot;parse-names&quot;: false, &quot;suffix&quot;: &quot;&quot;, &quot;non-dropping-particle&quot;: &quot;&quot;, &quot;dropping-particle&quot;: &quot;&quot;, &quot;family&quot;: &quot;Schleicher&quot;, &quot;given&quot;: &quot;Molly&quot;}, {&quot;parse-names&quot;: false, &quot;suffix&quot;: &quot;&quot;, &quot;non-dropping-particle&quot;: &quot;&quot;, &quot;dropping-particle&quot;: &quot;&quot;, &quot;family&quot;: &quot;Soto&quot;, &quot;given&quot;: &quot;Jose&quot;}, {&quot;parse-names&quot;: false, &quot;suffix&quot;: &quot;&quot;, &quot;non-dropping-particle&quot;: &quot;&quot;, &quot;dropping-particle&quot;: &quot;&quot;, &quot;family&quot;: &quot;Tibbetts&quot;, &quot;given&quot;: &quot;Kathleen&quot;}, {&quot;parse-names&quot;: false, &quot;suffix&quot;: &quot;&quot;, &quot;non-dropping-particle&quot;: &quot;&quot;, &quot;dropping-particle&quot;: &quot;&quot;, &quot;family&quot;: &quot;Tolonen&quot;, &quot;given&quot;: &quot;Charlotte&quot;}, {&quot;parse-names&quot;: false, &quot;suffix&quot;: &quot;&quot;, &quot;non-dropping-particle&quot;: &quot;&quot;, &quot;dropping-particle&quot;: &quot;&quot;, &quot;family&quot;: &quot;Wade&quot;, &quot;given&quot;: &quot;Gordon&quot;}, {&quot;parse-names&quot;: false, &quot;suffix&quot;: &quot;&quot;, &quot;non-dropping-particle&quot;: &quot;&quot;, &quot;dropping-particle&quot;: &quot;&quot;, &quot;family&quot;: &quot;Talkowski&quot;, &quot;given&quot;: &quot;Michael E&quot;}, {&quot;parse-names&quot;: false, &quot;suffix&quot;: &quot;&quot;, &quot;non-dropping-particle&quot;: &quot;&quot;, &quot;dropping-particle&quot;: &quot;&quot;, &quot;family&quot;: &quot;Consortium&quot;, &quot;given&quot;: &quot;The Genome Aggregation Database&quot;}, {&quot;parse-names&quot;: false, &quot;suffix&quot;: &quot;&quot;, &quot;non-dropping-particle&quot;: &quot;&quot;, &quot;dropping-particle&quot;: &quot;&quot;, &quot;family&quot;: &quot;Neale&quot;, &quot;given&quot;: &quot;Benjamin M&quot;}, {&quot;parse-names&quot;: false, &quot;suffix&quot;: &quot;&quot;, &quot;non-dropping-particle&quot;: &quot;&quot;, &quot;dropping-particle&quot;: &quot;&quot;, &quot;family&quot;: &quot;Daly&quot;, &quot;given&quot;: &quot;Mark J&quot;}, {&quot;parse-names&quot;: false, &quot;suffix&quot;: &quot;&quot;, &quot;non-dropping-particle&quot;: &quot;&quot;, &quot;dropping-particle&quot;: &quot;&quot;, &quot;family&quot;: &quot;MacArthur&quot;, &quot;given&quot;: &quot;Daniel G&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issued&quot;: {&quot;date-parts&quot;: [[&quot;2019&quot;, &quot;1&quot;, &quot;30&quot;]]}, &quot;type&quot;: &quot;article-journal&quot;}, &quot;id&quot;: &quot;ITEM-1&quot;, &quot;uris&quot;: [&quot;http://www.mendeley.com/documents/?uuid=6438ed15-e9d3-3c29-9edc-2b8296a1135f&quot;]}]} RNDnxTn46ZJtY"/><text:span text:style-name="T63">(Karczewski et al. 2019)</text:span><text:reference-mark-end text:name="ADDIN CSL_CITATION {&quot;properties&quot;: {&quot;noteIndex&quot;: 0}, &quot;mendeley&quot;: {&quot;previouslyFormattedCitation&quot;: &quot;(Karczewski et al. 2019)&quot;, &quot;formattedCitation&quot;: &quot;(Karczewski et al. 2019)&quot;, &quot;plainTextFormattedCitation&quot;: &quot;(Karczewski et al. 2019)&quot;}, &quot;schema&quot;: &quot;https://github.com/citation-style-language/schema/raw/master/csl-citation.json&quot;, &quot;citationItems&quot;: [{&quot;itemData&quot;: {&quot;publisher&quot;: &quot;Cold Spring Harbor Laboratory&quot;, &quot;title&quot;: &quot;Variation across 141,456 human exomes and genomes reveals the spectrum of loss-of-function intolerance across human protein-coding genes&quot;, &quot;container-title&quot;: &quot;bioRxiv&quot;, &quot;page&quot;: &quot;531210&quot;, &quot;DOI&quot;: &quot;10.1101/531210&quot;, &quot;author&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Francioli&quot;, &quot;given&quot;: &quot;Laurent C&quot;}, {&quot;parse-names&quot;: false, &quot;suffix&quot;: &quot;&quot;, &quot;non-dropping-particle&quot;: &quot;&quot;, &quot;dropping-particle&quot;: &quot;&quot;, &quot;family&quot;: &quot;Tiao&quot;, &quot;given&quot;: &quot;Grace&quot;}, {&quot;parse-names&quot;: false, &quot;suffix&quot;: &quot;&quot;, &quot;non-dropping-particle&quot;: &quot;&quot;, &quot;dropping-particle&quot;: &quot;&quot;, &quot;family&quot;: &quot;Cummings&quot;, &quot;given&quot;: &quot;Beryl B&quot;}, {&quot;parse-names&quot;: false, &quot;suffix&quot;: &quot;&quot;, &quot;non-dropping-particle&quot;: &quot;&quot;, &quot;dropping-particle&quot;: &quot;&quot;, &quot;family&quot;: &quot;Alf\u00f6ldi&quot;, &quot;given&quot;: &quot;Jessica&quot;}, {&quot;parse-names&quot;: false, &quot;suffix&quot;: &quot;&quot;, &quot;non-dropping-particle&quot;: &quot;&quot;, &quot;dropping-particle&quot;: &quot;&quot;, &quot;family&quot;: &quot;Wang&quot;, &quot;given&quot;: &quot;Qingbo&quot;}, {&quot;parse-names&quot;: false, &quot;suffix&quot;: &quot;&quot;, &quot;non-dropping-particle&quot;: &quot;&quot;, &quot;dropping-particle&quot;: &quot;&quot;, &quot;family&quot;: &quot;Collins&quot;, &quot;given&quot;: &quot;Ryan L&quot;}, {&quot;parse-names&quot;: false, &quot;suffix&quot;: &quot;&quot;, &quot;non-dropping-particle&quot;: &quot;&quot;, &quot;dropping-particle&quot;: &quot;&quot;, &quot;family&quot;: &quot;Laricchia&quot;, &quot;given&quot;: &quot;Kristen M&quot;}, {&quot;parse-names&quot;: false, &quot;suffix&quot;: &quot;&quot;, &quot;non-dropping-particle&quot;: &quot;&quot;, &quot;dropping-particle&quot;: &quot;&quot;, &quot;family&quot;: &quot;Ganna&quot;, &quot;given&quot;: &quot;Andrea&quot;}, {&quot;parse-names&quot;: false, &quot;suffix&quot;: &quot;&quot;, &quot;non-dropping-particle&quot;: &quot;&quot;, &quot;dropping-particle&quot;: &quot;&quot;, &quot;family&quot;: &quot;Birnbaum&quot;, &quot;given&quot;: &quot;Daniel P&quot;}, {&quot;parse-names&quot;: false, &quot;suffix&quot;: &quot;&quot;, &quot;non-dropping-particle&quot;: &quot;&quot;, &quot;dropping-particle&quot;: &quot;&quot;, &quot;family&quot;: &quot;Gauthier&quot;, &quot;given&quot;: &quot;Laura D&quot;}, {&quot;parse-names&quot;: false, &quot;suffix&quot;: &quot;&quot;, &quot;non-dropping-particle&quot;: &quot;&quot;, &quot;dropping-particle&quot;: &quot;&quot;, &quot;family&quot;: &quot;Brand&quot;, &quot;given&quot;: &quot;Harrison&quot;}, {&quot;parse-names&quot;: false, &quot;suffix&quot;: &quot;&quot;, &quot;non-dropping-particle&quot;: &quot;&quot;, &quot;dropping-particle&quot;: &quot;&quot;, &quot;family&quot;: &quot;Solomonson&quot;, &quot;given&quot;: &quot;Matthew&quot;}, {&quot;parse-names&quot;: false, &quot;suffix&quot;: &quot;&quot;, &quot;non-dropping-particle&quot;: &quot;&quot;, &quot;dropping-particle&quot;: &quot;&quot;, &quot;family&quot;: &quot;Watts&quot;, &quot;given&quot;: &quot;Nicholas A&quot;}, {&quot;parse-names&quot;: false, &quot;suffix&quot;: &quot;&quot;, &quot;non-dropping-particle&quot;: &quot;&quot;, &quot;dropping-particle&quot;: &quot;&quot;, &quot;family&quot;: &quot;Rhodes&quot;, &quot;given&quot;: &quot;Daniel&quot;}, {&quot;parse-names&quot;: false, &quot;suffix&quot;: &quot;&quot;, &quot;non-dropping-particle&quot;: &quot;&quot;, &quot;dropping-particle&quot;: &quot;&quot;, &quot;family&quot;: &quot;Singer-Berk&quot;, &quot;given&quot;: &quot;Moriel&quot;}, {&quot;parse-names&quot;: false, &quot;suffix&quot;: &quot;&quot;, &quot;non-dropping-particle&quot;: &quot;&quot;, &quot;dropping-particle&quot;: &quot;&quot;, &quot;family&quot;: &quot;Seaby&quot;, &quot;given&quot;: &quot;Eleanor G&quot;}, {&quot;parse-names&quot;: false, &quot;suffix&quot;: &quot;&quot;, &quot;non-dropping-particle&quot;: &quot;&quot;, &quot;dropping-particle&quot;: &quot;&quot;, &quot;family&quot;: &quot;Kosmicki&quot;, &quot;given&quot;: &quot;Jack A&quot;}, {&quot;parse-names&quot;: false, &quot;suffix&quot;: &quot;&quot;, &quot;non-dropping-particle&quot;: &quot;&quot;, &quot;dropping-particle&quot;: &quot;&quot;, &quot;family&quot;: &quot;Walters&quot;, &quot;given&quot;: &quot;Raymond K&quot;}, {&quot;parse-names&quot;: false, &quot;suffix&quot;: &quot;&quot;, &quot;non-dropping-particle&quot;: &quot;&quot;, &quot;dropping-particle&quot;: &quot;&quot;, &quot;family&quot;: &quot;Tashman&quot;, &quot;given&quot;: &quot;Katherine&quot;}, {&quot;parse-names&quot;: false, &quot;suffix&quot;: &quot;&quot;, &quot;non-dropping-particle&quot;: &quot;&quot;, &quot;dropping-particle&quot;: &quot;&quot;, &quot;family&quot;: &quot;Farjoun&quot;, &quot;given&quot;: &quot;Yossi&quot;}, {&quot;parse-names&quot;: false, &quot;suffix&quot;: &quot;&quot;, &quot;non-dropping-particle&quot;: &quot;&quot;, &quot;dropping-particle&quot;: &quot;&quot;, &quot;family&quot;: &quot;Banks&quot;, &quot;given&quot;: &quot;Eric&quot;}, {&quot;parse-names&quot;: false, &quot;suffix&quot;: &quot;&quot;, &quot;non-dropping-particle&quot;: &quot;&quot;, &quot;dropping-particle&quot;: &quot;&quot;, &quot;family&quot;: &quot;Poterba&quot;, &quot;given&quot;: &quot;Timothy&quot;}, {&quot;parse-names&quot;: false, &quot;suffix&quot;: &quot;&quot;, &quot;non-dropping-particle&quot;: &quot;&quot;, &quot;dropping-particle&quot;: &quot;&quot;, &quot;family&quot;: &quot;Wang&quot;, &quot;given&quot;: &quot;Arcturus&quot;}, {&quot;parse-names&quot;: false, &quot;suffix&quot;: &quot;&quot;, &quot;non-dropping-particle&quot;: &quot;&quot;, &quot;dropping-particle&quot;: &quot;&quot;, &quot;family&quot;: &quot;Seed&quot;, &quot;given&quot;: &quot;Cotton&quot;}, {&quot;parse-names&quot;: false, &quot;suffix&quot;: &quot;&quot;, &quot;non-dropping-particle&quot;: &quot;&quot;, &quot;dropping-particle&quot;: &quot;&quot;, &quot;family&quot;: &quot;Whiffin&quot;, &quot;given&quot;: &quot;Nicola&quot;}, {&quot;parse-names&quot;: false, &quot;suffix&quot;: &quot;&quot;, &quot;non-dropping-particle&quot;: &quot;&quot;, &quot;dropping-particle&quot;: &quot;&quot;, &quot;family&quot;: &quot;Chong&quot;, &quot;given&quot;: &quot;Jessica X&quot;}, {&quot;parse-names&quot;: false, &quot;suffix&quot;: &quot;&quot;, &quot;non-dropping-particle&quot;: &quot;&quot;, &quot;dropping-particle&quot;: &quot;&quot;, &quot;family&quot;: &quot;Samocha&quot;, &quot;given&quot;: &quot;Kaitlin E&quot;}, {&quot;parse-names&quot;: false, &quot;suffix&quot;: &quot;&quot;, &quot;non-dropping-particle&quot;: &quot;&quot;, &quot;dropping-particle&quot;: &quot;&quot;, &quot;family&quot;: &quot;Pierce-Hoffman&quot;, &quot;given&quot;: &quot;Emma&quot;}, {&quot;parse-names&quot;: false, &quot;suffix&quot;: &quot;&quot;, &quot;non-dropping-particle&quot;: &quot;&quot;, &quot;dropping-particle&quot;: &quot;&quot;, &quot;family&quot;: &quot;Zappala&quot;, &quot;given&quot;: &quot;Zachary&quot;}, {&quot;parse-names&quot;: false, &quot;suffix&quot;: &quot;&quot;, &quot;non-dropping-particle&quot;: &quot;&quot;, &quot;dropping-particle&quot;: &quot;&quot;, &quot;family&quot;: &quot;O'Donnell-Luria&quot;, &quot;given&quot;: &quot;Anne H&quot;}, {&quot;parse-names&quot;: false, &quot;suffix&quot;: &quot;&quot;, &quot;non-dropping-particle&quot;: &quot;&quot;, &quot;dropping-particle&quot;: &quot;&quot;, &quot;family&quot;: &quot;Minikel&quot;, &quot;given&quot;: &quot;Eric Vallabh&quot;}, {&quot;parse-names&quot;: false, &quot;suffix&quot;: &quot;&quot;, &quot;non-dropping-particle&quot;: &quot;&quot;, &quot;dropping-particle&quot;: &quot;&quot;, &quot;family&quot;: &quot;Weisburd&quot;, &quot;given&quot;: &quot;Ben&quot;}, {&quot;parse-names&quot;: false, &quot;suffix&quot;: &quot;&quot;, &quot;non-dropping-particle&quot;: &quot;&quot;, &quot;dropping-particle&quot;: &quot;&quot;, &quot;family&quot;: &quot;Lek&quot;, &quot;given&quot;: &quot;Monkol&quot;}, {&quot;parse-names&quot;: false, &quot;suffix&quot;: &quot;&quot;, &quot;non-dropping-particle&quot;: &quot;&quot;, &quot;dropping-particle&quot;: &quot;&quot;, &quot;family&quot;: &quot;Ware&quot;, &quot;given&quot;: &quot;James S&quot;}, {&quot;parse-names&quot;: false, &quot;suffix&quot;: &quot;&quot;, &quot;non-dropping-particle&quot;: &quot;&quot;, &quot;dropping-particle&quot;: &quot;&quot;, &quot;family&quot;: &quot;Vittal&quot;, &quot;given&quot;: &quot;Christopher&quot;}, {&quot;parse-names&quot;: false, &quot;suffix&quot;: &quot;&quot;, &quot;non-dropping-particle&quot;: &quot;&quot;, &quot;dropping-particle&quot;: &quot;&quot;, &quot;family&quot;: &quot;Armean&quot;, &quot;given&quot;: &quot;Irina M&quot;}, {&quot;parse-names&quot;: false, &quot;suffix&quot;: &quot;&quot;, &quot;non-dropping-particle&quot;: &quot;&quot;, &quot;dropping-particle&quot;: &quot;&quot;, &quot;family&quot;: &quot;Bergelson&quot;, &quot;given&quot;: &quot;Louis&quot;}, {&quot;parse-names&quot;: false, &quot;suffix&quot;: &quot;&quot;, &quot;non-dropping-particle&quot;: &quot;&quot;, &quot;dropping-particle&quot;: &quot;&quot;, &quot;family&quot;: &quot;Cibulskis&quot;, &quot;given&quot;: &quot;Kristian&quot;}, {&quot;parse-names&quot;: false, &quot;suffix&quot;: &quot;&quot;, &quot;non-dropping-particle&quot;: &quot;&quot;, &quot;dropping-particle&quot;: &quot;&quot;, &quot;family&quot;: &quot;Connolly&quot;, &quot;given&quot;: &quot;Kristen M&quot;}, {&quot;parse-names&quot;: false, &quot;suffix&quot;: &quot;&quot;, &quot;non-dropping-particle&quot;: &quot;&quot;, &quot;dropping-particle&quot;: &quot;&quot;, &quot;family&quot;: &quot;Covarrubias&quot;, &quot;given&quot;: &quot;Miguel&quot;}, {&quot;parse-names&quot;: false, &quot;suffix&quot;: &quot;&quot;, &quot;non-dropping-particle&quot;: &quot;&quot;, &quot;dropping-particle&quot;: &quot;&quot;, &quot;family&quot;: &quot;Donnelly&quot;, &quot;given&quot;: &quot;Stacey&quot;}, {&quot;parse-names&quot;: false, &quot;suffix&quot;: &quot;&quot;, &quot;non-dropping-particle&quot;: &quot;&quot;, &quot;dropping-particle&quot;: &quot;&quot;, &quot;family&quot;: &quot;Ferriera&quot;, &quot;given&quot;: &quot;Steven&quot;}, {&quot;parse-names&quot;: false, &quot;suffix&quot;: &quot;&quot;, &quot;non-dropping-particle&quot;: &quot;&quot;, &quot;dropping-particle&quot;: &quot;&quot;, &quot;family&quot;: &quot;Gabriel&quot;, &quot;given&quot;: &quot;Stacey&quot;}, {&quot;parse-names&quot;: false, &quot;suffix&quot;: &quot;&quot;, &quot;non-dropping-particle&quot;: &quot;&quot;, &quot;dropping-particle&quot;: &quot;&quot;, &quot;family&quot;: &quot;Gentry&quot;, &quot;given&quot;: &quot;Jeff&quot;}, {&quot;parse-names&quot;: false, &quot;suffix&quot;: &quot;&quot;, &quot;non-dropping-particle&quot;: &quot;&quot;, &quot;dropping-particle&quot;: &quot;&quot;, &quot;family&quot;: &quot;Gupta&quot;, &quot;given&quot;: &quot;Namrata&quot;}, {&quot;parse-names&quot;: false, &quot;suffix&quot;: &quot;&quot;, &quot;non-dropping-particle&quot;: &quot;&quot;, &quot;dropping-particle&quot;: &quot;&quot;, &quot;family&quot;: &quot;Jeandet&quot;, &quot;given&quot;: &quot;Thibault&quot;}, {&quot;parse-names&quot;: false, &quot;suffix&quot;: &quot;&quot;, &quot;non-dropping-particle&quot;: &quot;&quot;, &quot;dropping-particle&quot;: &quot;&quot;, &quot;family&quot;: &quot;Kaplan&quot;, &quot;given&quot;: &quot;Diane&quot;}, {&quot;parse-names&quot;: false, &quot;suffix&quot;: &quot;&quot;, &quot;non-dropping-particle&quot;: &quot;&quot;, &quot;dropping-particle&quot;: &quot;&quot;, &quot;family&quot;: &quot;Llanwarne&quot;, &quot;given&quot;: &quot;Christopher&quot;}, {&quot;parse-names&quot;: false, &quot;suffix&quot;: &quot;&quot;, &quot;non-dropping-particle&quot;: &quot;&quot;, &quot;dropping-particle&quot;: &quot;&quot;, &quot;family&quot;: &quot;Munshi&quot;, &quot;given&quot;: &quot;Ruchi&quot;}, {&quot;parse-names&quot;: false, &quot;suffix&quot;: &quot;&quot;, &quot;non-dropping-particle&quot;: &quot;&quot;, &quot;dropping-particle&quot;: &quot;&quot;, &quot;family&quot;: &quot;Novod&quot;, &quot;given&quot;: &quot;Sam&quot;}, {&quot;parse-names&quot;: false, &quot;suffix&quot;: &quot;&quot;, &quot;non-dropping-particle&quot;: &quot;&quot;, &quot;dropping-particle&quot;: &quot;&quot;, &quot;family&quot;: &quot;Petrillo&quot;, &quot;given&quot;: &quot;Nikelle&quot;}, {&quot;parse-names&quot;: false, &quot;suffix&quot;: &quot;&quot;, &quot;non-dropping-particle&quot;: &quot;&quot;, &quot;dropping-particle&quot;: &quot;&quot;, &quot;family&quot;: &quot;Roazen&quot;, &quot;given&quot;: &quot;David&quot;}, {&quot;parse-names&quot;: false, &quot;suffix&quot;: &quot;&quot;, &quot;non-dropping-particle&quot;: &quot;&quot;, &quot;dropping-particle&quot;: &quot;&quot;, &quot;family&quot;: &quot;Ruano-Rubio&quot;, &quot;given&quot;: &quot;Valentin&quot;}, {&quot;parse-names&quot;: false, &quot;suffix&quot;: &quot;&quot;, &quot;non-dropping-particle&quot;: &quot;&quot;, &quot;dropping-particle&quot;: &quot;&quot;, &quot;family&quot;: &quot;Saltzman&quot;, &quot;given&quot;: &quot;Andrea&quot;}, {&quot;parse-names&quot;: false, &quot;suffix&quot;: &quot;&quot;, &quot;non-dropping-particle&quot;: &quot;&quot;, &quot;dropping-particle&quot;: &quot;&quot;, &quot;family&quot;: &quot;Schleicher&quot;, &quot;given&quot;: &quot;Molly&quot;}, {&quot;parse-names&quot;: false, &quot;suffix&quot;: &quot;&quot;, &quot;non-dropping-particle&quot;: &quot;&quot;, &quot;dropping-particle&quot;: &quot;&quot;, &quot;family&quot;: &quot;Soto&quot;, &quot;given&quot;: &quot;Jose&quot;}, {&quot;parse-names&quot;: false, &quot;suffix&quot;: &quot;&quot;, &quot;non-dropping-particle&quot;: &quot;&quot;, &quot;dropping-particle&quot;: &quot;&quot;, &quot;family&quot;: &quot;Tibbetts&quot;, &quot;given&quot;: &quot;Kathleen&quot;}, {&quot;parse-names&quot;: false, &quot;suffix&quot;: &quot;&quot;, &quot;non-dropping-particle&quot;: &quot;&quot;, &quot;dropping-particle&quot;: &quot;&quot;, &quot;family&quot;: &quot;Tolonen&quot;, &quot;given&quot;: &quot;Charlotte&quot;}, {&quot;parse-names&quot;: false, &quot;suffix&quot;: &quot;&quot;, &quot;non-dropping-particle&quot;: &quot;&quot;, &quot;dropping-particle&quot;: &quot;&quot;, &quot;family&quot;: &quot;Wade&quot;, &quot;given&quot;: &quot;Gordon&quot;}, {&quot;parse-names&quot;: false, &quot;suffix&quot;: &quot;&quot;, &quot;non-dropping-particle&quot;: &quot;&quot;, &quot;dropping-particle&quot;: &quot;&quot;, &quot;family&quot;: &quot;Talkowski&quot;, &quot;given&quot;: &quot;Michael E&quot;}, {&quot;parse-names&quot;: false, &quot;suffix&quot;: &quot;&quot;, &quot;non-dropping-particle&quot;: &quot;&quot;, &quot;dropping-particle&quot;: &quot;&quot;, &quot;family&quot;: &quot;Consortium&quot;, &quot;given&quot;: &quot;The Genome Aggregation Database&quot;}, {&quot;parse-names&quot;: false, &quot;suffix&quot;: &quot;&quot;, &quot;non-dropping-particle&quot;: &quot;&quot;, &quot;dropping-particle&quot;: &quot;&quot;, &quot;family&quot;: &quot;Neale&quot;, &quot;given&quot;: &quot;Benjamin M&quot;}, {&quot;parse-names&quot;: false, &quot;suffix&quot;: &quot;&quot;, &quot;non-dropping-particle&quot;: &quot;&quot;, &quot;dropping-particle&quot;: &quot;&quot;, &quot;family&quot;: &quot;Daly&quot;, &quot;given&quot;: &quot;Mark J&quot;}, {&quot;parse-names&quot;: false, &quot;suffix&quot;: &quot;&quot;, &quot;non-dropping-particle&quot;: &quot;&quot;, &quot;dropping-particle&quot;: &quot;&quot;, &quot;family&quot;: &quot;MacArthur&quot;, &quot;given&quot;: &quot;Daniel G&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id&quot;: &quot;ITEM-1&quot;, &quot;issued&quot;: {&quot;date-parts&quot;: [[&quot;2019&quot;, &quot;1&quot;, &quot;30&quot;]]}, &quot;type&quot;: &quot;article-journal&quot;}, &quot;id&quot;: &quot;ITEM-1&quot;, &quot;uris&quot;: [&quot;http://www.mendeley.com/documents/?uuid=6438ed15-e9d3-3c29-9edc-2b8296a1135f&quot;]}]} RNDnxTn46ZJtY"/><text:span text:style-name="T217">⁠, and whole-genome p</text:span><text:span text:style-name="T123">athogenicity</text:span><text:span text:style-name="T124"> scores (e.g.</text:span><text:span text:style-name="T217"> CADD </text:span><text:reference-mark-start text:name="ADDIN CSL_CITATION {&quot;properties&quot;: {&quot;noteIndex&quot;: 0}, &quot;mendeley&quot;: {&quot;previouslyFormattedCitation&quot;: &quot;(Kircher et al. 2014)&quot;, &quot;formattedCitation&quot;: &quot;(Kircher et al. 2014)&quot;, &quot;plainTextFormattedCitation&quot;: &quot;(Kircher et al. 2014)&quot;}, &quot;schema&quot;: &quot;https://github.com/citation-style-language/schema/raw/master/csl-citation.json&quot;, &quot;citationItems&quot;: [{&quot;itemData&quot;: {&quot;volume&quot;: &quot;46&quot;, &quot;PMID&quot;: &quot;24487276&quot;, &quot;author&quot;: [{&quot;parse-names&quot;: false, &quot;suffix&quot;: &quot;&quot;, &quot;non-dropping-particle&quot;: &quot;&quot;, &quot;dropping-particle&quot;: &quot;&quot;, &quot;family&quot;: &quot;Kircher&quot;, &quot;given&quot;: &quot;Martin&quot;}, {&quot;parse-names&quot;: false, &quot;suffix&quot;: &quot;&quot;, &quot;non-dropping-particle&quot;: &quot;&quot;, &quot;dropping-particle&quot;: &quot;&quot;, &quot;family&quot;: &quot;Witten&quot;, &quot;given&quot;: &quot;Daniela M&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O'Roak&quot;, &quot;given&quot;: &quot;Brian J&quot;}, {&quot;parse-names&quot;: false, &quot;suffix&quot;: &quot;&quot;, &quot;non-dropping-particle&quot;: &quot;&quot;, &quot;dropping-particle&quot;: &quot;&quot;, &quot;family&quot;: &quot;Cooper&quot;, &quot;given&quot;: &quot;Gregory M&quot;}, {&quot;parse-names&quot;: false, &quot;suffix&quot;: &quot;&quot;, &quot;non-dropping-particle&quot;: &quot;&quot;, &quot;dropping-particle&quot;: &quot;&quot;, &quot;family&quot;: &quot;Shendure&quot;, &quot;given&quot;: &quot;Jay&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title&quot;: &quot;A general framework for estimating the relative pathogenicity of human genetic variants.&quot;, &quot;container-title&quot;: &quot;Nature genetics&quot;, &quot;ISSN&quot;: &quot;1546-1718&quot;, &quot;page&quot;: &quot;310-5&quot;, &quot;DOI&quot;: &quot;10.1038/ng.2892&quot;, &quot;publisher&quot;: &quot;Nature Publishing Group&quot;, &quot;id&quot;: &quot;ITEM-1&quot;, &quot;issue&quot;: &quot;3&quot;, &quot;type&quot;: &quot;article-journal&quot;}, &quot;id&quot;: &quot;ITEM-1&quot;, &quot;uris&quot;: [&quot;http://www.mendeley.com/documents/?uuid=0db102d6-8b97-43f3-b14d-839e34b710e7&quot;]}]} RNDEaKWU24NXD"/><text:span text:style-name="T63">(Kircher et al. 2014)</text:span><text:reference-mark-end text:name="ADDIN CSL_CITATION {&quot;properties&quot;: {&quot;noteIndex&quot;: 0}, &quot;mendeley&quot;: {&quot;previouslyFormattedCitation&quot;: &quot;(Kircher et al. 2014)&quot;, &quot;formattedCitation&quot;: &quot;(Kircher et al. 2014)&quot;, &quot;plainTextFormattedCitation&quot;: &quot;(Kircher et al. 2014)&quot;}, &quot;schema&quot;: &quot;https://github.com/citation-style-language/schema/raw/master/csl-citation.json&quot;, &quot;citationItems&quot;: [{&quot;itemData&quot;: {&quot;volume&quot;: &quot;46&quot;, &quot;PMID&quot;: &quot;24487276&quot;, &quot;author&quot;: [{&quot;parse-names&quot;: false, &quot;suffix&quot;: &quot;&quot;, &quot;non-dropping-particle&quot;: &quot;&quot;, &quot;dropping-particle&quot;: &quot;&quot;, &quot;family&quot;: &quot;Kircher&quot;, &quot;given&quot;: &quot;Martin&quot;}, {&quot;parse-names&quot;: false, &quot;suffix&quot;: &quot;&quot;, &quot;non-dropping-particle&quot;: &quot;&quot;, &quot;dropping-particle&quot;: &quot;&quot;, &quot;family&quot;: &quot;Witten&quot;, &quot;given&quot;: &quot;Daniela M&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O'Roak&quot;, &quot;given&quot;: &quot;Brian J&quot;}, {&quot;parse-names&quot;: false, &quot;suffix&quot;: &quot;&quot;, &quot;non-dropping-particle&quot;: &quot;&quot;, &quot;dropping-particle&quot;: &quot;&quot;, &quot;family&quot;: &quot;Cooper&quot;, &quot;given&quot;: &quot;Gregory M&quot;}, {&quot;parse-names&quot;: false, &quot;suffix&quot;: &quot;&quot;, &quot;non-dropping-particle&quot;: &quot;&quot;, &quot;dropping-particle&quot;: &quot;&quot;, &quot;family&quot;: &quot;Shendure&quot;, &quot;given&quot;: &quot;Jay&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title&quot;: &quot;A general framework for estimating the relative pathogenicity of human genetic variants.&quot;, &quot;container-title&quot;: &quot;Nature genetics&quot;, &quot;ISSN&quot;: &quot;1546-1718&quot;, &quot;page&quot;: &quot;310-5&quot;, &quot;DOI&quot;: &quot;10.1038/ng.2892&quot;, &quot;publisher&quot;: &quot;Nature Publishing Group&quot;, &quot;id&quot;: &quot;ITEM-1&quot;, &quot;issue&quot;: &quot;3&quot;, &quot;type&quot;: &quot;article-journal&quot;}, &quot;id&quot;: &quot;ITEM-1&quot;, &quot;uris&quot;: [&quot;http://www.mendeley.com/documents/?uuid=0db102d6-8b97-43f3-b14d-839e34b710e7&quot;]}]} RNDEaKWU24NXD"/><text:span text:style-name="T217">⁠, DANN </text:span><text:reference-mark-start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schema&quot;: &quot;https://github.com/citation-style-language/schema/raw/master/csl-citation.json&quot;, &quot;citationItems&quot;: [{&quot;itemData&quot;: {&quot;volume&quot;: &quot;31&quot;, &quot;PMID&quot;: &quot;25338716&quot;, &quot;author&quot;: [{&quot;parse-names&quot;: false, &quot;suffix&quot;: &quot;&quot;, &quot;non-dropping-particle&quot;: &quot;&quot;, &quot;dropping-particle&quot;: &quot;&quot;, &quot;family&quot;: &quot;Quang&quot;, &quot;given&quot;: &quot;Daniel&quot;}, {&quot;parse-names&quot;: false, &quot;suffix&quot;: &quot;&quot;, &quot;non-dropping-particle&quot;: &quot;&quot;, &quot;dropping-particle&quot;: &quot;&quot;, &quot;family&quot;: &quot;Chen&quot;, &quot;given&quot;: &quot;Yifei&quot;}, {&quot;parse-names&quot;: false, &quot;suffix&quot;: &quot;&quot;, &quot;non-dropping-particle&quot;: &quot;&quot;, &quot;dropping-particle&quot;: &quot;&quot;, &quot;family&quot;: &quot;Xie&quot;, &quot;given&quot;: &quot;Xiaohui&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title&quot;: &quot;DANN: A deep learning approach for annotating the pathogenicity of genetic variants&quot;, &quot;container-title&quot;: &quot;Bioinformatics&quot;, &quot;ISSN&quot;: &quot;14602059&quot;, &quot;page&quot;: &quot;761-763&quot;, &quot;DOI&quot;: &quot;10.1093/bioinformatics/btu703&quot;, &quot;publisher&quot;: &quot;Oxford University Press&quot;, &quot;id&quot;: &quot;ITEM-1&quot;, &quot;issue&quot;: &quot;5&quot;, &quot;type&quot;: &quot;article-journal&quot;}, &quot;id&quot;: &quot;ITEM-1&quot;, &quot;uris&quot;: [&quot;http://www.mendeley.com/documents/?uuid=9edc9655-fd2d-3841-8555-ea0c506e504f&quot;]}]} RNDit7xcqAAuP"/><text:span text:style-name="T63">(Quang, Chen, and Xie 2015)</text:span><text:reference-mark-end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schema&quot;: &quot;https://github.com/citation-style-language/schema/raw/master/csl-citation.json&quot;, &quot;citationItems&quot;: [{&quot;itemData&quot;: {&quot;volume&quot;: &quot;31&quot;, &quot;PMID&quot;: &quot;25338716&quot;, &quot;author&quot;: [{&quot;parse-names&quot;: false, &quot;suffix&quot;: &quot;&quot;, &quot;non-dropping-particle&quot;: &quot;&quot;, &quot;dropping-particle&quot;: &quot;&quot;, &quot;family&quot;: &quot;Quang&quot;, &quot;given&quot;: &quot;Daniel&quot;}, {&quot;parse-names&quot;: false, &quot;suffix&quot;: &quot;&quot;, &quot;non-dropping-particle&quot;: &quot;&quot;, &quot;dropping-particle&quot;: &quot;&quot;, &quot;family&quot;: &quot;Chen&quot;, &quot;given&quot;: &quot;Yifei&quot;}, {&quot;parse-names&quot;: false, &quot;suffix&quot;: &quot;&quot;, &quot;non-dropping-particle&quot;: &quot;&quot;, &quot;dropping-particle&quot;: &quot;&quot;, &quot;family&quot;: &quot;Xie&quot;, &quot;given&quot;: &quot;Xiaohui&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title&quot;: &quot;DANN: A deep learning approach for annotating the pathogenicity of genetic variants&quot;, &quot;container-title&quot;: &quot;Bioinformatics&quot;, &quot;ISSN&quot;: &quot;14602059&quot;, &quot;page&quot;: &quot;761-763&quot;, &quot;DOI&quot;: &quot;10.1093/bioinformatics/btu703&quot;, &quot;publisher&quot;: &quot;Oxford University Press&quot;, &quot;id&quot;: &quot;ITEM-1&quot;, &quot;issue&quot;: &quot;5&quot;, &quot;type&quot;: &quot;article-journal&quot;}, &quot;id&quot;: &quot;ITEM-1&quot;, &quot;uris&quot;: [&quot;http://www.mendeley.com/documents/?uuid=9edc9655-fd2d-3841-8555-ea0c506e504f&quot;]}]} RNDit7xcqAAuP"/><text:span text:style-name="T217">⁠, ReMM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IOGoknFdrB"/><text:span text:style-name="T63">(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IOGoknFdrB"/><text:span text:style-name="T217">⁠) can be used to prioritize variants with likely functional effect. Still, the regulatory regions being under a weaker evolutionary constraint than coding regions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674prRLaA8"/><text:span text:style-name="T80">(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674prRLaA8"/><text:span text:style-name="T217">⁠, yield shortlisting variants solely based on population frequency and evolutionary conservation insufficient. Use of other resources is required, where repositories of </text:span><text:span text:style-name="T108">known regulatory elements </text:span><text:span text:style-name="T128">(</text:span><text:span text:style-name="T90">ORegAnno </text:span><text:reference-mark-start text:name="ADDIN CSL_CITATION {&quot;properties&quot;: {&quot;noteIndex&quot;: 0}, &quot;mendeley&quot;: {&quot;previouslyFormattedCitation&quot;: &quot;(Lesurf et al. 2016)&quot;, &quot;formattedCitation&quot;: &quot;(Lesurf et al. 2016)&quot;, &quot;plainTextFormattedCitation&quot;: &quot;(Lesurf et al. 2016)&quot;}, &quot;schema&quot;: &quot;https://github.com/citation-style-language/schema/raw/master/csl-citation.json&quot;, &quot;citationItems&quot;: [{&quot;itemData&quot;: {&quot;volume&quot;: &quot;44&quot;, &quot;PMID&quot;: &quot;26578589&quot;, &quot;author&quot;: [{&quot;parse-names&quot;: false, &quot;suffix&quot;: &quot;&quot;, &quot;non-dropping-particle&quot;: &quot;&quot;, &quot;dropping-particle&quot;: &quot;&quot;, &quot;family&quot;: &quot;Lesurf&quot;, &quot;given&quot;: &quot;Robert&quot;}, {&quot;parse-names&quot;: false, &quot;suffix&quot;: &quot;&quot;, &quot;non-dropping-particle&quot;: &quot;&quot;, &quot;dropping-particle&quot;: &quot;&quot;, &quot;family&quot;: &quot;Cotto&quot;, &quot;given&quot;: &quot;Kelsy C.&quot;}, {&quot;parse-names&quot;: false, &quot;suffix&quot;: &quot;&quot;, &quot;non-dropping-particle&quot;: &quot;&quot;, &quot;dropping-particle&quot;: &quot;&quot;, &quot;family&quot;: &quot;Wang&quot;, &quot;given&quot;: &quot;Grace&quot;}, {&quot;parse-names&quot;: false, &quot;suffix&quot;: &quot;&quot;, &quot;non-dropping-particle&quot;: &quot;&quot;, &quot;dropping-particle&quot;: &quot;&quot;, &quot;family&quot;: &quot;Griffith&quot;, &quot;given&quot;: &quot;Malachi&quot;}, {&quot;parse-names&quot;: false, &quot;suffix&quot;: &quot;&quot;, &quot;non-dropping-particle&quot;: &quot;&quot;, &quot;dropping-particle&quot;: &quot;&quot;, &quot;family&quot;: &quot;Kasaian&quot;, &quot;given&quot;: &quot;Katayoon&quot;}, {&quot;parse-names&quot;: false, &quot;suffix&quot;: &quot;&quot;, &quot;non-dropping-particle&quot;: &quot;&quot;, &quot;dropping-particle&quot;: &quot;&quot;, &quot;family&quot;: &quot;Jones&quot;, &quot;given&quot;: &quot;Steven J.M.&quot;}, {&quot;parse-names&quot;: false, &quot;suffix&quot;: &quot;&quot;, &quot;non-dropping-particle&quot;: &quot;&quot;, &quot;dropping-particle&quot;: &quot;&quot;, &quot;family&quot;: &quot;Montgomery&quot;, &quot;given&quot;: &quot;Stephen B.&quot;}, {&quot;parse-names&quot;: false, &quot;suffix&quot;: &quot;&quot;, &quot;non-dropping-particle&quot;: &quot;&quot;, &quot;dropping-particle&quot;: &quot;&quot;, &quot;family&quot;: &quot;Griffith&quot;, &quot;given&quot;: &quot;Obi 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title&quot;: &quot;ORegAnno 3.0: A community-driven resource for curated regulatory annotation&quot;, &quot;container-title&quot;: &quot;Nucleic Acids Research&quot;, &quot;ISSN&quot;: &quot;13624962&quot;, &quot;page&quot;: &quot;D126-D132&quot;, &quot;DOI&quot;: &quot;10.1093/nar/gkv1203&quot;, &quot;publisher&quot;: &quot;Oxford University Press&quot;, &quot;id&quot;: &quot;ITEM-1&quot;, &quot;issue&quot;: &quot;D1&quot;, &quot;type&quot;: &quot;article-journal&quot;}, &quot;id&quot;: &quot;ITEM-1&quot;, &quot;uris&quot;: [&quot;http://www.mendeley.com/documents/?uuid=37a442b6-44c9-3dd3-aacf-74b9e84a7287&quot;]}]} RNDYB3GuuCguZ"/><text:span text:style-name="T69">(Lesurf et al. 2016)</text:span><text:reference-mark-end text:name="ADDIN CSL_CITATION {&quot;properties&quot;: {&quot;noteIndex&quot;: 0}, &quot;mendeley&quot;: {&quot;previouslyFormattedCitation&quot;: &quot;(Lesurf et al. 2016)&quot;, &quot;formattedCitation&quot;: &quot;(Lesurf et al. 2016)&quot;, &quot;plainTextFormattedCitation&quot;: &quot;(Lesurf et al. 2016)&quot;}, &quot;schema&quot;: &quot;https://github.com/citation-style-language/schema/raw/master/csl-citation.json&quot;, &quot;citationItems&quot;: [{&quot;itemData&quot;: {&quot;volume&quot;: &quot;44&quot;, &quot;PMID&quot;: &quot;26578589&quot;, &quot;author&quot;: [{&quot;parse-names&quot;: false, &quot;suffix&quot;: &quot;&quot;, &quot;non-dropping-particle&quot;: &quot;&quot;, &quot;dropping-particle&quot;: &quot;&quot;, &quot;family&quot;: &quot;Lesurf&quot;, &quot;given&quot;: &quot;Robert&quot;}, {&quot;parse-names&quot;: false, &quot;suffix&quot;: &quot;&quot;, &quot;non-dropping-particle&quot;: &quot;&quot;, &quot;dropping-particle&quot;: &quot;&quot;, &quot;family&quot;: &quot;Cotto&quot;, &quot;given&quot;: &quot;Kelsy C.&quot;}, {&quot;parse-names&quot;: false, &quot;suffix&quot;: &quot;&quot;, &quot;non-dropping-particle&quot;: &quot;&quot;, &quot;dropping-particle&quot;: &quot;&quot;, &quot;family&quot;: &quot;Wang&quot;, &quot;given&quot;: &quot;Grace&quot;}, {&quot;parse-names&quot;: false, &quot;suffix&quot;: &quot;&quot;, &quot;non-dropping-particle&quot;: &quot;&quot;, &quot;dropping-particle&quot;: &quot;&quot;, &quot;family&quot;: &quot;Griffith&quot;, &quot;given&quot;: &quot;Malachi&quot;}, {&quot;parse-names&quot;: false, &quot;suffix&quot;: &quot;&quot;, &quot;non-dropping-particle&quot;: &quot;&quot;, &quot;dropping-particle&quot;: &quot;&quot;, &quot;family&quot;: &quot;Kasaian&quot;, &quot;given&quot;: &quot;Katayoon&quot;}, {&quot;parse-names&quot;: false, &quot;suffix&quot;: &quot;&quot;, &quot;non-dropping-particle&quot;: &quot;&quot;, &quot;dropping-particle&quot;: &quot;&quot;, &quot;family&quot;: &quot;Jones&quot;, &quot;given&quot;: &quot;Steven J.M.&quot;}, {&quot;parse-names&quot;: false, &quot;suffix&quot;: &quot;&quot;, &quot;non-dropping-particle&quot;: &quot;&quot;, &quot;dropping-particle&quot;: &quot;&quot;, &quot;family&quot;: &quot;Montgomery&quot;, &quot;given&quot;: &quot;Stephen B.&quot;}, {&quot;parse-names&quot;: false, &quot;suffix&quot;: &quot;&quot;, &quot;non-dropping-particle&quot;: &quot;&quot;, &quot;dropping-particle&quot;: &quot;&quot;, &quot;family&quot;: &quot;Griffith&quot;, &quot;given&quot;: &quot;Obi 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title&quot;: &quot;ORegAnno 3.0: A community-driven resource for curated regulatory annotation&quot;, &quot;container-title&quot;: &quot;Nucleic Acids Research&quot;, &quot;ISSN&quot;: &quot;13624962&quot;, &quot;page&quot;: &quot;D126-D132&quot;, &quot;DOI&quot;: &quot;10.1093/nar/gkv1203&quot;, &quot;publisher&quot;: &quot;Oxford University Press&quot;, &quot;id&quot;: &quot;ITEM-1&quot;, &quot;issue&quot;: &quot;D1&quot;, &quot;type&quot;: &quot;article-journal&quot;}, &quot;id&quot;: &quot;ITEM-1&quot;, &quot;uris&quot;: [&quot;http://www.mendeley.com/documents/?uuid=37a442b6-44c9-3dd3-aacf-74b9e84a7287&quot;]}]} RNDYB3GuuCguZ"/><text:span text:style-name="T90">⁠, </text:span><text:span text:style-name="T108">VISTA Enhancer Browser </text:span><text:reference-mark-start text:name="ADDIN CSL_CITATION {&quot;properties&quot;: {&quot;noteIndex&quot;: 0}, &quot;mendeley&quot;: {&quot;previouslyFormattedCitation&quot;: &quot;(Visel et al. 2007)&quot;, &quot;formattedCitation&quot;: &quot;(Visel et al. 2007)&quot;, &quot;plainTextFormattedCitation&quot;: &quot;(Visel et al. 2007)&quot;}, &quot;schema&quot;: &quot;https://github.com/citation-style-language/schema/raw/master/csl-citation.json&quot;, &quot;citationItems&quot;: [{&quot;itemData&quot;: {&quot;title&quot;: &quot;VISTA Enhancer Browser - A database of tissue-specific human enhancers&quot;, &quot;volume&quot;: &quot;35&quot;, &quot;container-title&quot;: &quot;Nucleic Acids Research&quot;, &quot;type&quot;: &quot;article-journal&quot;, &quot;issue&quot;: &quot;SUPPL. 1&quot;, &quot;DOI&quot;: &quot;10.1093/nar/gkl822&quot;, &quot;ISSN&quot;: &quot;03051048&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id&quot;: &quot;ITEM-1&quot;, &quot;author&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Minovitsky&quot;, &quot;given&quot;: &quot;Simon&quot;}, {&quot;parse-names&quot;: false, &quot;suffix&quot;: &quot;&quot;, &quot;non-dropping-particle&quot;: &quot;&quot;, &quot;dropping-particle&quot;: &quot;&quot;, &quot;family&quot;: &quot;Dubchak&quot;, &quot;given&quot;: &quot;Inna&quot;}, {&quot;parse-names&quot;: false, &quot;suffix&quot;: &quot;&quot;, &quot;non-dropping-particle&quot;: &quot;&quot;, &quot;dropping-particle&quot;: &quot;&quot;, &quot;family&quot;: &quot;Pennacchio&quot;, &quot;given&quot;: &quot;Len A.&quot;}], &quot;issued&quot;: {&quot;date-parts&quot;: [[&quot;2007&quot;, &quot;1&quot;]]}}, &quot;id&quot;: &quot;ITEM-1&quot;, &quot;uris&quot;: [&quot;http://www.mendeley.com/documents/?uuid=a82dfa55-6ce5-3af7-aa28-ab1eb551a084&quot;]}]} RNDdiQhefrWWl"/><text:span text:style-name="T70">(Visel et al. 2007)</text:span><text:reference-mark-end text:name="ADDIN CSL_CITATION {&quot;properties&quot;: {&quot;noteIndex&quot;: 0}, &quot;mendeley&quot;: {&quot;previouslyFormattedCitation&quot;: &quot;(Visel et al. 2007)&quot;, &quot;formattedCitation&quot;: &quot;(Visel et al. 2007)&quot;, &quot;plainTextFormattedCitation&quot;: &quot;(Visel et al. 2007)&quot;}, &quot;schema&quot;: &quot;https://github.com/citation-style-language/schema/raw/master/csl-citation.json&quot;, &quot;citationItems&quot;: [{&quot;itemData&quot;: {&quot;title&quot;: &quot;VISTA Enhancer Browser - A database of tissue-specific human enhancers&quot;, &quot;volume&quot;: &quot;35&quot;, &quot;container-title&quot;: &quot;Nucleic Acids Research&quot;, &quot;type&quot;: &quot;article-journal&quot;, &quot;issue&quot;: &quot;SUPPL. 1&quot;, &quot;DOI&quot;: &quot;10.1093/nar/gkl822&quot;, &quot;ISSN&quot;: &quot;03051048&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id&quot;: &quot;ITEM-1&quot;, &quot;author&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Minovitsky&quot;, &quot;given&quot;: &quot;Simon&quot;}, {&quot;parse-names&quot;: false, &quot;suffix&quot;: &quot;&quot;, &quot;non-dropping-particle&quot;: &quot;&quot;, &quot;dropping-particle&quot;: &quot;&quot;, &quot;family&quot;: &quot;Dubchak&quot;, &quot;given&quot;: &quot;Inna&quot;}, {&quot;parse-names&quot;: false, &quot;suffix&quot;: &quot;&quot;, &quot;non-dropping-particle&quot;: &quot;&quot;, &quot;dropping-particle&quot;: &quot;&quot;, &quot;family&quot;: &quot;Pennacchio&quot;, &quot;given&quot;: &quot;Len A.&quot;}], &quot;issued&quot;: {&quot;date-parts&quot;: [[&quot;2007&quot;, &quot;1&quot;]]}}, &quot;id&quot;: &quot;ITEM-1&quot;, &quot;uris&quot;: [&quot;http://www.mendeley.com/documents/?uuid=a82dfa55-6ce5-3af7-aa28-ab1eb551a084&quot;]}]} RNDdiQhefrWWl"/><text:span text:style-name="T108">⁠</text:span><text:span text:style-name="T128">) or enhancers implicated in pathogenic processes (</text:span><text:span text:style-name="T90">DiseaseEn</text:span><text:span text:style-name="T127">h</text:span><text:span text:style-name="T90">ancer </text:span><text:span text:style-name="T108">database</text:span><text:span text:style-name="T90">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Zhang&quot;, &quot;given&quot;: &quot;Guanxiong&quot;}, {&quot;parse-names&quot;: false, &quot;suffix&quot;: &quot;&quot;, &quot;non-dropping-particle&quot;: &quot;&quot;, &quot;dropping-particle&quot;: &quot;&quot;, &quot;family&quot;: &quot;Shi&quot;, &quot;given&quot;: &quot;Jian&quot;}, {&quot;parse-names&quot;: false, &quot;suffix&quot;: &quot;&quot;, &quot;non-dropping-particle&quot;: &quot;&quot;, &quot;dropping-particle&quot;: &quot;&quot;, &quot;family&quot;: &quot;Zhu&quot;, &quot;given&quot;: &quot;Shiwei&quot;}, {&quot;parse-names&quot;: false, &quot;suffix&quot;: &quot;&quot;, &quot;non-dropping-particle&quot;: &quot;&quot;, &quot;dropping-particle&quot;: &quot;&quot;, &quot;family&quot;: &quot;Lan&quot;, &quot;given&quot;: &quot;Yujia&quot;}, {&quot;parse-names&quot;: false, &quot;suffix&quot;: &quot;&quot;, &quot;non-dropping-particle&quot;: &quot;&quot;, &quot;dropping-particle&quot;: &quot;&quot;, &quot;family&quot;: &quot;Xu&quot;, &quot;given&quot;: &quot;Liwen&quot;}, {&quot;parse-names&quot;: false, &quot;suffix&quot;: &quot;&quot;, &quot;non-dropping-particle&quot;: &quot;&quot;, &quot;dropping-particle&quot;: &quot;&quot;, &quot;family&quot;: &quot;Yuan&quot;, &quot;given&quot;: &quot;Huating&quot;}, {&quot;parse-names&quot;: false, &quot;suffix&quot;: &quot;&quot;, &quot;non-dropping-particle&quot;: &quot;&quot;, &quot;dropping-particle&quot;: &quot;&quot;, &quot;family&quot;: &quot;Liao&quot;, &quot;given&quot;: &quot;Gaoming&quot;}, {&quot;parse-names&quot;: false, &quot;suffix&quot;: &quot;&quot;, &quot;non-dropping-particle&quot;: &quot;&quot;, &quot;dropping-particle&quot;: &quot;&quot;, &quot;family&quot;: &quot;Liu&quot;, &quot;given&quot;: &quot;Xiaoqin&quot;}, {&quot;parse-names&quot;: false, &quot;suffix&quot;: &quot;&quot;, &quot;non-dropping-particle&quot;: &quot;&quot;, &quot;dropping-particle&quot;: &quot;&quot;, &quot;family&quot;: &quot;Zhang&quot;, &quot;given&quot;: &quot;Yunpeng&quot;}, {&quot;parse-names&quot;: false, &quot;suffix&quot;: &quot;&quot;, &quot;non-dropping-particle&quot;: &quot;&quot;, &quot;dropping-particle&quot;: &quot;&quot;, &quot;family&quot;: &quot;Xiao&quot;, &quot;given&quot;: &quot;Yun&quot;}, {&quot;parse-names&quot;: false, &quot;suffix&quot;: &quot;&quot;, &quot;non-dropping-particle&quot;: &quot;&quot;, &quot;dropping-particle&quot;: &quot;&quot;, &quot;family&quot;: &quot;Li&quot;, &quot;given&quot;: &quot;Xia&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title&quot;: &quot;DiseaseEnhancer: A resource of human disease-associated enhancer catalog&quot;, &quot;container-title&quot;: &quot;Nucleic Acids Research&quot;, &quot;ISSN&quot;: &quot;13624962&quot;, &quot;page&quot;: &quot;D78-D84&quot;, &quot;DOI&quot;: &quot;10.1093/nar/gkx920&quot;, &quot;publisher&quot;: &quot;Oxford University Press&quot;, &quot;id&quot;: &quot;ITEM-1&quot;, &quot;issue&quot;: &quot;D1&quot;, &quot;type&quot;: &quot;article-journal&quot;}, &quot;id&quot;: &quot;ITEM-1&quot;, &quot;uris&quot;: [&quot;http://www.mendeley.com/documents/?uuid=cdab993a-21cb-3ac9-b174-0c14c14db48f&quot;]}]} RNDMhC6fK2LeF"/><text:span text:style-name="T69">(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Zhang&quot;, &quot;given&quot;: &quot;Guanxiong&quot;}, {&quot;parse-names&quot;: false, &quot;suffix&quot;: &quot;&quot;, &quot;non-dropping-particle&quot;: &quot;&quot;, &quot;dropping-particle&quot;: &quot;&quot;, &quot;family&quot;: &quot;Shi&quot;, &quot;given&quot;: &quot;Jian&quot;}, {&quot;parse-names&quot;: false, &quot;suffix&quot;: &quot;&quot;, &quot;non-dropping-particle&quot;: &quot;&quot;, &quot;dropping-particle&quot;: &quot;&quot;, &quot;family&quot;: &quot;Zhu&quot;, &quot;given&quot;: &quot;Shiwei&quot;}, {&quot;parse-names&quot;: false, &quot;suffix&quot;: &quot;&quot;, &quot;non-dropping-particle&quot;: &quot;&quot;, &quot;dropping-particle&quot;: &quot;&quot;, &quot;family&quot;: &quot;Lan&quot;, &quot;given&quot;: &quot;Yujia&quot;}, {&quot;parse-names&quot;: false, &quot;suffix&quot;: &quot;&quot;, &quot;non-dropping-particle&quot;: &quot;&quot;, &quot;dropping-particle&quot;: &quot;&quot;, &quot;family&quot;: &quot;Xu&quot;, &quot;given&quot;: &quot;Liwen&quot;}, {&quot;parse-names&quot;: false, &quot;suffix&quot;: &quot;&quot;, &quot;non-dropping-particle&quot;: &quot;&quot;, &quot;dropping-particle&quot;: &quot;&quot;, &quot;family&quot;: &quot;Yuan&quot;, &quot;given&quot;: &quot;Huating&quot;}, {&quot;parse-names&quot;: false, &quot;suffix&quot;: &quot;&quot;, &quot;non-dropping-particle&quot;: &quot;&quot;, &quot;dropping-particle&quot;: &quot;&quot;, &quot;family&quot;: &quot;Liao&quot;, &quot;given&quot;: &quot;Gaoming&quot;}, {&quot;parse-names&quot;: false, &quot;suffix&quot;: &quot;&quot;, &quot;non-dropping-particle&quot;: &quot;&quot;, &quot;dropping-particle&quot;: &quot;&quot;, &quot;family&quot;: &quot;Liu&quot;, &quot;given&quot;: &quot;Xiaoqin&quot;}, {&quot;parse-names&quot;: false, &quot;suffix&quot;: &quot;&quot;, &quot;non-dropping-particle&quot;: &quot;&quot;, &quot;dropping-particle&quot;: &quot;&quot;, &quot;family&quot;: &quot;Zhang&quot;, &quot;given&quot;: &quot;Yunpeng&quot;}, {&quot;parse-names&quot;: false, &quot;suffix&quot;: &quot;&quot;, &quot;non-dropping-particle&quot;: &quot;&quot;, &quot;dropping-particle&quot;: &quot;&quot;, &quot;family&quot;: &quot;Xiao&quot;, &quot;given&quot;: &quot;Yun&quot;}, {&quot;parse-names&quot;: false, &quot;suffix&quot;: &quot;&quot;, &quot;non-dropping-particle&quot;: &quot;&quot;, &quot;dropping-particle&quot;: &quot;&quot;, &quot;family&quot;: &quot;Li&quot;, &quot;given&quot;: &quot;Xia&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title&quot;: &quot;DiseaseEnhancer: A resource of human disease-associated enhancer catalog&quot;, &quot;container-title&quot;: &quot;Nucleic Acids Research&quot;, &quot;ISSN&quot;: &quot;13624962&quot;, &quot;page&quot;: &quot;D78-D84&quot;, &quot;DOI&quot;: &quot;10.1093/nar/gkx920&quot;, &quot;publisher&quot;: &quot;Oxford University Press&quot;, &quot;id&quot;: &quot;ITEM-1&quot;, &quot;issue&quot;: &quot;D1&quot;, &quot;type&quot;: &quot;article-journal&quot;}, &quot;id&quot;: &quot;ITEM-1&quot;, &quot;uris&quot;: [&quot;http://www.mendeley.com/documents/?uuid=cdab993a-21cb-3ac9-b174-0c14c14db48f&quot;]}]} RNDMhC6fK2LeF"/><text:span text:style-name="T90">⁠</text:span><text:span text:style-name="T128">) come in handy.</text:span></text:p>
      <text:p text:style-name="P74"><text:span text:style-name="T123">An invaluable resource </text:span><text:span text:style-name="T125">for regulatory variant analysis </text:span><text:span text:style-name="T123">are repositories of r</text:span><text:span text:style-name="T90">egulatory regions comprehensively mapped by initiatives such as ENCODE</text:span><text:span text:style-name="T69">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5YYyozS5v5"/><text:span text:style-name="T69">(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5YYyozS5v5"/><text:span text:style-name="T69">⁠,</text:span><text:span text:style-name="T71"> </text:span><text:span text:style-name="T90">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RgYXYTGlfe"/><text:span text:style-name="T69">(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RgYXYTGlfe"/><text:span text:style-name="T90">⁠, </text:span><text:span text:style-name="T125">or </text:span><text:span text:style-name="T115">BLUEPRINT </text:span><text:reference-mark-start text:name="ADDIN CSL_CITATION {&quot;properties&quot;: {&quot;noteIndex&quot;: 0}, &quot;mendeley&quot;: {&quot;previouslyFormattedCitation&quot;: &quot;(Adams et al. 2012)&quot;, &quot;formattedCitation&quot;: &quot;(Adams et al. 2012)&quot;, &quot;plainTextFormattedCitation&quot;: &quot;(Adams et al. 2012)&quot;}, &quot;schema&quot;: &quot;https://github.com/citation-style-language/schema/raw/master/csl-citation.json&quot;, &quot;citationItems&quot;: [{&quot;itemData&quot;: {&quot;volume&quot;: &quot;30&quot;, &quot;author&quot;: [{&quot;parse-names&quot;: false, &quot;suffix&quot;: &quot;&quot;, &quot;non-dropping-particle&quot;: &quot;&quot;, &quot;dropping-particle&quot;: &quot;&quot;, &quot;family&quot;: &quot;Adams&quot;, &quot;given&quot;: &quot;David&quot;}, {&quot;parse-names&quot;: false, &quot;suffix&quot;: &quot;&quot;, &quot;non-dropping-particle&quot;: &quot;&quot;, &quot;dropping-particle&quot;: &quot;&quot;, &quot;family&quot;: &quot;Altucci&quot;, &quot;given&quot;: &quot;Lucia&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Ballesteros&quot;, &quot;given&quot;: &quot;Juan&quot;}, {&quot;parse-names&quot;: false, &quot;suffix&quot;: &quot;&quot;, &quot;non-dropping-particle&quot;: &quot;&quot;, &quot;dropping-particle&quot;: &quot;&quot;, &quot;family&quot;: &quot;Beck&quot;, &quot;given&quot;: &quot;Stephan&quot;}, {&quot;parse-names&quot;: false, &quot;suffix&quot;: &quot;&quot;, &quot;non-dropping-particle&quot;: &quot;&quot;, &quot;dropping-particle&quot;: &quot;&quot;, &quot;family&quot;: &quot;Bird&quot;, &quot;given&quot;: &quot;Adrian&quot;}, {&quot;parse-names&quot;: false, &quot;suffix&quot;: &quot;&quot;, &quot;non-dropping-particle&quot;: &quot;&quot;, &quot;dropping-particle&quot;: &quot;&quot;, &quot;family&quot;: &quot;Bock&quot;, &quot;given&quot;: &quot;Christoph&quot;}, {&quot;parse-names&quot;: false, &quot;suffix&quot;: &quot;&quot;, &quot;non-dropping-particle&quot;: &quot;&quot;, &quot;dropping-particle&quot;: &quot;&quot;, &quot;family&quot;: &quot;Boehm&quot;, &quot;given&quot;: &quot;Bernhard&quot;}, {&quot;parse-names&quot;: false, &quot;suffix&quot;: &quot;&quot;, &quot;non-dropping-particle&quot;: &quot;&quot;, &quot;dropping-particle&quot;: &quot;&quot;, &quot;family&quot;: &quot;Campo&quot;, &quot;given&quot;: &quot;Elias&quot;}, {&quot;parse-names&quot;: false, &quot;suffix&quot;: &quot;&quot;, &quot;non-dropping-particle&quot;: &quot;&quot;, &quot;dropping-particle&quot;: &quot;&quot;, &quot;family&quot;: &quot;Caricasole&quot;, &quot;given&quot;: &quot;Andrea&quot;}, {&quot;parse-names&quot;: false, &quot;suffix&quot;: &quot;&quot;, &quot;non-dropping-particle&quot;: &quot;&quot;, &quot;dropping-particle&quot;: &quot;&quot;, &quot;family&quot;: &quot;Dahl&quot;, &quot;given&quot;: &quot;Fredrik&quot;}, {&quot;parse-names&quot;: false, &quot;suffix&quot;: &quot;&quot;, &quot;non-dropping-particle&quot;: &quot;&quot;, &quot;dropping-particle&quot;: &quot;&quot;, &quot;family&quot;: &quot;Dermitzakis&quot;, &quot;given&quot;: &quot;Emmanouil T.&quot;}, {&quot;parse-names&quot;: false, &quot;suffix&quot;: &quot;&quot;, &quot;non-dropping-particle&quot;: &quot;&quot;, &quot;dropping-particle&quot;: &quot;&quot;, &quot;family&quot;: &quot;Enver&quot;, &quot;given&quot;: &quot;Tariq&quot;}, {&quot;parse-names&quot;: false, &quot;suffix&quot;: &quot;&quot;, &quot;non-dropping-particle&quot;: &quot;&quot;, &quot;dropping-particle&quot;: &quot;&quot;, &quot;family&quot;: &quot;Esteller&quot;, &quot;given&quot;: &quot;Manel&quot;}, {&quot;parse-names&quot;: false, &quot;suffix&quot;: &quot;&quot;, &quot;non-dropping-particle&quot;: &quot;&quot;, &quot;dropping-particle&quot;: &quot;&quot;, &quot;family&quot;: &quot;Estivill&quot;, &quot;given&quot;: &quot;Xavier&quot;}, {&quot;parse-names&quot;: false, &quot;suffix&quot;: &quot;&quot;, &quot;non-dropping-particle&quot;: &quot;&quot;, &quot;dropping-particle&quot;: &quot;&quot;, &quot;family&quot;: &quot;Ferguson-Smith&quot;, &quot;given&quot;: &quot;Anne&quot;}, {&quot;parse-names&quot;: false, &quot;suffix&quot;: &quot;&quot;, &quot;non-dropping-particle&quot;: &quot;&quot;, &quot;dropping-particle&quot;: &quot;&quot;, &quot;family&quot;: &quot;Fitzgibbon&quot;, &quot;given&quot;: &quot;Jude&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Giehl&quot;, &quot;given&quot;: &quot;Claudia&quot;}, {&quot;parse-names&quot;: false, &quot;suffix&quot;: &quot;&quot;, &quot;non-dropping-particle&quot;: &quot;&quot;, &quot;dropping-particle&quot;: &quot;&quot;, &quot;family&quot;: &quot;Graf&quot;, &quot;given&quot;: &quot;Thomas&quot;}, {&quot;parse-names&quot;: false, &quot;suffix&quot;: &quot;&quot;, &quot;non-dropping-particle&quot;: &quot;&quot;, &quot;dropping-particle&quot;: &quot;&quot;, &quot;family&quot;: &quot;Grosveld&quot;, &quot;given&quot;: &quot;Frank&quot;}, {&quot;parse-names&quot;: false, &quot;suffix&quot;: &quot;&quot;, &quot;non-dropping-particle&quot;: &quot;&quot;, &quot;dropping-particle&quot;: &quot;&quot;, &quot;family&quot;: &quot;Guigo&quot;, &quot;given&quot;: &quot;Roderic&quot;}, {&quot;parse-names&quot;: false, &quot;suffix&quot;: &quot;&quot;, &quot;non-dropping-particle&quot;: &quot;&quot;, &quot;dropping-particle&quot;: &quot;&quot;, &quot;family&quot;: &quot;Gut&quot;, &quot;given&quot;: &quot;Ivo&quot;}, {&quot;parse-names&quot;: false, &quot;suffix&quot;: &quot;&quot;, &quot;non-dropping-particle&quot;: &quot;&quot;, &quot;dropping-particle&quot;: &quot;&quot;, &quot;family&quot;: &quot;Helin&quot;, &quot;given&quot;: &quot;Kristian&quot;}, {&quot;parse-names&quot;: false, &quot;suffix&quot;: &quot;&quot;, &quot;non-dropping-particle&quot;: &quot;&quot;, &quot;dropping-particle&quot;: &quot;&quot;, &quot;family&quot;: &quot;Jarvius&quot;, &quot;given&quot;: &quot;Jonas&quot;}, {&quot;parse-names&quot;: false, &quot;suffix&quot;: &quot;&quot;, &quot;non-dropping-particle&quot;: &quot;&quot;, &quot;dropping-particle&quot;: &quot;&quot;, &quot;family&quot;: &quot;K\u00fcppers&quot;, &quot;given&quot;: &quot;Ralf&quot;}, {&quot;parse-names&quot;: false, &quot;suffix&quot;: &quot;&quot;, &quot;non-dropping-particle&quot;: &quot;&quot;, &quot;dropping-particle&quot;: &quot;&quot;, &quot;family&quot;: &quot;Lehrach&quot;, &quot;given&quot;: &quot;Hans&quot;}, {&quot;parse-names&quot;: false, &quot;suffix&quot;: &quot;&quot;, &quot;non-dropping-particle&quot;: &quot;&quot;, &quot;dropping-particle&quot;: &quot;&quot;, &quot;family&quot;: &quot;Lengauer&quot;, &quot;given&quot;: &quot;Thomas&quot;}, {&quot;parse-names&quot;: false, &quot;suffix&quot;: &quot;&quot;, &quot;non-dropping-particle&quot;: &quot;&quot;, &quot;dropping-particle&quot;: &quot;&quot;, &quot;family&quot;: &quot;Lernmark&quot;, &quot;given&quot;: &quot;\u00c5ke&quot;}, {&quot;parse-names&quot;: false, &quot;suffix&quot;: &quot;&quot;, &quot;non-dropping-particle&quot;: &quot;&quot;, &quot;dropping-particle&quot;: &quot;&quot;, &quot;family&quot;: &quot;Leslie&quot;, &quot;given&quot;: &quot;David&quot;}, {&quot;parse-names&quot;: false, &quot;suffix&quot;: &quot;&quot;, &quot;non-dropping-particle&quot;: &quot;&quot;, &quot;dropping-particle&quot;: &quot;&quot;, &quot;family&quot;: &quot;Loeffler&quot;, &quot;given&quot;: &quot;Markus&quot;}, {&quot;parse-names&quot;: false, &quot;suffix&quot;: &quot;&quot;, &quot;non-dropping-particle&quot;: &quot;&quot;, &quot;dropping-particle&quot;: &quot;&quot;, &quot;family&quot;: &quot;MacIntyre&quot;, &quot;given&quot;: &quot;Elizabeth&quot;}, {&quot;parse-names&quot;: false, &quot;suffix&quot;: &quot;&quot;, &quot;non-dropping-particle&quot;: &quot;&quot;, &quot;dropping-particle&quot;: &quot;&quot;, &quot;family&quot;: &quot;Mai&quot;, &quot;given&quot;: &quot;Antonello&quot;}, {&quot;parse-names&quot;: false, &quot;suffix&quot;: &quot;&quot;, &quot;non-dropping-particle&quot;: &quot;&quot;, &quot;dropping-particle&quot;: &quot;&quot;, &quot;family&quot;: &quot;Martens&quot;, &quot;given&quot;: &quot;Joost H.A.&quot;}, {&quot;parse-names&quot;: false, &quot;suffix&quot;: &quot;&quot;, &quot;non-dropping-particle&quot;: &quot;&quot;, &quot;dropping-particle&quot;: &quot;&quot;, &quot;family&quot;: &quot;Minucci&quot;, &quot;given&quot;: &quot;Saverio&quot;}, {&quot;parse-names&quot;: false, &quot;suffix&quot;: &quot;&quot;, &quot;non-dropping-particle&quot;: &quot;&quot;, &quot;dropping-particle&quot;: &quot;&quot;, &quot;family&quot;: &quot;Ouwehand&quot;, &quot;given&quot;: &quot;Willem H.&quot;}, {&quot;parse-names&quot;: false, &quot;suffix&quot;: &quot;&quot;, &quot;non-dropping-particle&quot;: &quot;&quot;, &quot;dropping-particle&quot;: &quot;&quot;, &quot;family&quot;: &quot;Pelicci&quot;, &quot;given&quot;: &quot;Pier Giuseppe&quot;}, {&quot;parse-names&quot;: false, &quot;suffix&quot;: &quot;&quot;, &quot;non-dropping-particle&quot;: &quot;&quot;, &quot;dropping-particle&quot;: &quot;&quot;, &quot;family&quot;: &quot;Pendeville&quot;, &quot;given&quot;: &quot;H\u00e9l\u00e8ne&quot;}, {&quot;parse-names&quot;: false, &quot;suffix&quot;: &quot;&quot;, &quot;non-dropping-particle&quot;: &quot;&quot;, &quot;dropping-particle&quot;: &quot;&quot;, &quot;family&quot;: &quot;Porse&quot;, &quot;given&quot;: &quot;Bo&quot;}, {&quot;parse-names&quot;: false, &quot;suffix&quot;: &quot;&quot;, &quot;non-dropping-particle&quot;: &quot;&quot;, &quot;dropping-particle&quot;: &quot;&quot;, &quot;family&quot;: &quot;Rakyan&quot;, &quot;given&quot;: &quot;Vardhman&quot;}, {&quot;parse-names&quot;: false, &quot;suffix&quot;: &quot;&quot;, &quot;non-dropping-particle&quot;: &quot;&quot;, &quot;dropping-particle&quot;: &quot;&quot;, &quot;family&quot;: &quot;Reik&quot;, &quot;given&quot;: &quot;Wolf&quot;}, {&quot;parse-names&quot;: false, &quot;suffix&quot;: &quot;&quot;, &quot;non-dropping-particle&quot;: &quot;&quot;, &quot;dropping-particle&quot;: &quot;&quot;, &quot;family&quot;: &quot;Schrappe&quot;, &quot;given&quot;: &quot;Martin&quot;}, {&quot;parse-names&quot;: false, &quot;suffix&quot;: &quot;&quot;, &quot;non-dropping-particle&quot;: &quot;&quot;, &quot;dropping-particle&quot;: &quot;&quot;, &quot;family&quot;: &quot;Sch\u00fcbeler&quot;, &quot;given&quot;: &quot;Dirk&quot;}, {&quot;parse-names&quot;: false, &quot;suffix&quot;: &quot;&quot;, &quot;non-dropping-particle&quot;: &quot;&quot;, &quot;dropping-particle&quot;: &quot;&quot;, &quot;family&quot;: &quot;Seifert&quot;, &quot;given&quot;: &quot;Martin&quot;}, {&quot;parse-names&quot;: false, &quot;suffix&quot;: &quot;&quot;, &quot;non-dropping-particle&quot;: &quot;&quot;, &quot;dropping-particle&quot;: &quot;&quot;, &quot;family&quot;: &quot;Siebert&quot;, &quot;given&quot;: &quot;Reiner&quot;}, {&quot;parse-names&quot;: false, &quot;suffix&quot;: &quot;&quot;, &quot;non-dropping-particle&quot;: &quot;&quot;, &quot;dropping-particle&quot;: &quot;&quot;, &quot;family&quot;: &quot;Simmons&quot;, &quot;given&quot;: &quot;David&quot;}, {&quot;parse-names&quot;: false, &quot;suffix&quot;: &quot;&quot;, &quot;non-dropping-particle&quot;: &quot;&quot;, &quot;dropping-particle&quot;: &quot;&quot;, &quot;family&quot;: &quot;Soranzo&quot;, &quot;given&quot;: &quot;Nicole&quot;}, {&quot;parse-names&quot;: false, &quot;suffix&quot;: &quot;&quot;, &quot;non-dropping-particle&quot;: &quot;&quot;, &quot;dropping-particle&quot;: &quot;&quot;, &quot;family&quot;: &quot;Spicuglia&quot;, &quot;given&quot;: &quot;Salvatore&quot;}, {&quot;parse-names&quot;: false, &quot;suffix&quot;: &quot;&quot;, &quot;non-dropping-particle&quot;: &quot;&quot;, &quot;dropping-particle&quot;: &quot;&quot;, &quot;family&quot;: &quot;Stratton&quot;, &quot;given&quot;: &quot;Michael&quot;}, {&quot;parse-names&quot;: false, &quot;suffix&quot;: &quot;&quot;, &quot;non-dropping-particle&quot;: &quot;&quot;, &quot;dropping-particle&quot;: &quot;&quot;, &quot;family&quot;: &quot;Stunnenberg&quot;, &quot;given&quot;: &quot;Hendrik G.&quot;}, {&quot;parse-names&quot;: false, &quot;suffix&quot;: &quot;&quot;, &quot;non-dropping-particle&quot;: &quot;&quot;, &quot;dropping-particle&quot;: &quot;&quot;, &quot;family&quot;: &quot;Tanay&quot;, &quot;given&quot;: &quot;Amos&quot;}, {&quot;parse-names&quot;: false, &quot;suffix&quot;: &quot;&quot;, &quot;non-dropping-particle&quot;: &quot;&quot;, &quot;dropping-particle&quot;: &quot;&quot;, &quot;family&quot;: &quot;Torrents&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Vellenga&quot;, &quot;given&quot;: &quot;Edo&quot;}, {&quot;parse-names&quot;: false, &quot;suffix&quot;: &quot;&quot;, &quot;non-dropping-particle&quot;: &quot;&quot;, &quot;dropping-particle&quot;: &quot;&quot;, &quot;family&quot;: &quot;Vingron&quot;, &quot;given&quot;: &quot;Martin&quot;}, {&quot;parse-names&quot;: false, &quot;suffix&quot;: &quot;&quot;, &quot;non-dropping-particle&quot;: &quot;&quot;, &quot;dropping-particle&quot;: &quot;&quot;, &quot;family&quot;: &quot;Walter&quot;, &quot;given&quot;: &quot;J\u00f6rn&quot;}, {&quot;parse-names&quot;: false, &quot;suffix&quot;: &quot;&quot;, &quot;non-dropping-particle&quot;: &quot;&quot;, &quot;dropping-particle&quot;: &quot;&quot;, &quot;family&quot;: &quot;Willcocks&quot;, &quot;given&quot;: &quot;Spike&quot;}], &quot;issued&quot;: {&quot;date-parts&quot;: [[&quot;2012&quot;]]}, &quot;title&quot;: &quot;BLUEPRINT to decode the epigenetic signature written in blood&quot;, &quot;container-title&quot;: &quot;Nature Biotechnology&quot;, &quot;ISSN&quot;: &quot;15461696&quot;, &quot;page&quot;: &quot;224-226&quot;, &quot;DOI&quot;: &quot;10.1038/nbt.2153&quot;, &quot;publisher&quot;: &quot;Nature Publishing Group&quot;, &quot;id&quot;: &quot;ITEM-1&quot;, &quot;issue&quot;: &quot;3&quot;, &quot;type&quot;: &quot;article&quot;}, &quot;id&quot;: &quot;ITEM-1&quot;, &quot;uris&quot;: [&quot;http://www.mendeley.com/documents/?uuid=f56e8e2f-e9a6-3850-8039-50f5644be81f&quot;]}]} RND1O0Nki0cmX"/><text:span text:style-name="T72">(Adams et al. 2012)</text:span><text:reference-mark-end text:name="ADDIN CSL_CITATION {&quot;properties&quot;: {&quot;noteIndex&quot;: 0}, &quot;mendeley&quot;: {&quot;previouslyFormattedCitation&quot;: &quot;(Adams et al. 2012)&quot;, &quot;formattedCitation&quot;: &quot;(Adams et al. 2012)&quot;, &quot;plainTextFormattedCitation&quot;: &quot;(Adams et al. 2012)&quot;}, &quot;schema&quot;: &quot;https://github.com/citation-style-language/schema/raw/master/csl-citation.json&quot;, &quot;citationItems&quot;: [{&quot;itemData&quot;: {&quot;volume&quot;: &quot;30&quot;, &quot;author&quot;: [{&quot;parse-names&quot;: false, &quot;suffix&quot;: &quot;&quot;, &quot;non-dropping-particle&quot;: &quot;&quot;, &quot;dropping-particle&quot;: &quot;&quot;, &quot;family&quot;: &quot;Adams&quot;, &quot;given&quot;: &quot;David&quot;}, {&quot;parse-names&quot;: false, &quot;suffix&quot;: &quot;&quot;, &quot;non-dropping-particle&quot;: &quot;&quot;, &quot;dropping-particle&quot;: &quot;&quot;, &quot;family&quot;: &quot;Altucci&quot;, &quot;given&quot;: &quot;Lucia&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Ballesteros&quot;, &quot;given&quot;: &quot;Juan&quot;}, {&quot;parse-names&quot;: false, &quot;suffix&quot;: &quot;&quot;, &quot;non-dropping-particle&quot;: &quot;&quot;, &quot;dropping-particle&quot;: &quot;&quot;, &quot;family&quot;: &quot;Beck&quot;, &quot;given&quot;: &quot;Stephan&quot;}, {&quot;parse-names&quot;: false, &quot;suffix&quot;: &quot;&quot;, &quot;non-dropping-particle&quot;: &quot;&quot;, &quot;dropping-particle&quot;: &quot;&quot;, &quot;family&quot;: &quot;Bird&quot;, &quot;given&quot;: &quot;Adrian&quot;}, {&quot;parse-names&quot;: false, &quot;suffix&quot;: &quot;&quot;, &quot;non-dropping-particle&quot;: &quot;&quot;, &quot;dropping-particle&quot;: &quot;&quot;, &quot;family&quot;: &quot;Bock&quot;, &quot;given&quot;: &quot;Christoph&quot;}, {&quot;parse-names&quot;: false, &quot;suffix&quot;: &quot;&quot;, &quot;non-dropping-particle&quot;: &quot;&quot;, &quot;dropping-particle&quot;: &quot;&quot;, &quot;family&quot;: &quot;Boehm&quot;, &quot;given&quot;: &quot;Bernhard&quot;}, {&quot;parse-names&quot;: false, &quot;suffix&quot;: &quot;&quot;, &quot;non-dropping-particle&quot;: &quot;&quot;, &quot;dropping-particle&quot;: &quot;&quot;, &quot;family&quot;: &quot;Campo&quot;, &quot;given&quot;: &quot;Elias&quot;}, {&quot;parse-names&quot;: false, &quot;suffix&quot;: &quot;&quot;, &quot;non-dropping-particle&quot;: &quot;&quot;, &quot;dropping-particle&quot;: &quot;&quot;, &quot;family&quot;: &quot;Caricasole&quot;, &quot;given&quot;: &quot;Andrea&quot;}, {&quot;parse-names&quot;: false, &quot;suffix&quot;: &quot;&quot;, &quot;non-dropping-particle&quot;: &quot;&quot;, &quot;dropping-particle&quot;: &quot;&quot;, &quot;family&quot;: &quot;Dahl&quot;, &quot;given&quot;: &quot;Fredrik&quot;}, {&quot;parse-names&quot;: false, &quot;suffix&quot;: &quot;&quot;, &quot;non-dropping-particle&quot;: &quot;&quot;, &quot;dropping-particle&quot;: &quot;&quot;, &quot;family&quot;: &quot;Dermitzakis&quot;, &quot;given&quot;: &quot;Emmanouil T.&quot;}, {&quot;parse-names&quot;: false, &quot;suffix&quot;: &quot;&quot;, &quot;non-dropping-particle&quot;: &quot;&quot;, &quot;dropping-particle&quot;: &quot;&quot;, &quot;family&quot;: &quot;Enver&quot;, &quot;given&quot;: &quot;Tariq&quot;}, {&quot;parse-names&quot;: false, &quot;suffix&quot;: &quot;&quot;, &quot;non-dropping-particle&quot;: &quot;&quot;, &quot;dropping-particle&quot;: &quot;&quot;, &quot;family&quot;: &quot;Esteller&quot;, &quot;given&quot;: &quot;Manel&quot;}, {&quot;parse-names&quot;: false, &quot;suffix&quot;: &quot;&quot;, &quot;non-dropping-particle&quot;: &quot;&quot;, &quot;dropping-particle&quot;: &quot;&quot;, &quot;family&quot;: &quot;Estivill&quot;, &quot;given&quot;: &quot;Xavier&quot;}, {&quot;parse-names&quot;: false, &quot;suffix&quot;: &quot;&quot;, &quot;non-dropping-particle&quot;: &quot;&quot;, &quot;dropping-particle&quot;: &quot;&quot;, &quot;family&quot;: &quot;Ferguson-Smith&quot;, &quot;given&quot;: &quot;Anne&quot;}, {&quot;parse-names&quot;: false, &quot;suffix&quot;: &quot;&quot;, &quot;non-dropping-particle&quot;: &quot;&quot;, &quot;dropping-particle&quot;: &quot;&quot;, &quot;family&quot;: &quot;Fitzgibbon&quot;, &quot;given&quot;: &quot;Jude&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Giehl&quot;, &quot;given&quot;: &quot;Claudia&quot;}, {&quot;parse-names&quot;: false, &quot;suffix&quot;: &quot;&quot;, &quot;non-dropping-particle&quot;: &quot;&quot;, &quot;dropping-particle&quot;: &quot;&quot;, &quot;family&quot;: &quot;Graf&quot;, &quot;given&quot;: &quot;Thomas&quot;}, {&quot;parse-names&quot;: false, &quot;suffix&quot;: &quot;&quot;, &quot;non-dropping-particle&quot;: &quot;&quot;, &quot;dropping-particle&quot;: &quot;&quot;, &quot;family&quot;: &quot;Grosveld&quot;, &quot;given&quot;: &quot;Frank&quot;}, {&quot;parse-names&quot;: false, &quot;suffix&quot;: &quot;&quot;, &quot;non-dropping-particle&quot;: &quot;&quot;, &quot;dropping-particle&quot;: &quot;&quot;, &quot;family&quot;: &quot;Guigo&quot;, &quot;given&quot;: &quot;Roderic&quot;}, {&quot;parse-names&quot;: false, &quot;suffix&quot;: &quot;&quot;, &quot;non-dropping-particle&quot;: &quot;&quot;, &quot;dropping-particle&quot;: &quot;&quot;, &quot;family&quot;: &quot;Gut&quot;, &quot;given&quot;: &quot;Ivo&quot;}, {&quot;parse-names&quot;: false, &quot;suffix&quot;: &quot;&quot;, &quot;non-dropping-particle&quot;: &quot;&quot;, &quot;dropping-particle&quot;: &quot;&quot;, &quot;family&quot;: &quot;Helin&quot;, &quot;given&quot;: &quot;Kristian&quot;}, {&quot;parse-names&quot;: false, &quot;suffix&quot;: &quot;&quot;, &quot;non-dropping-particle&quot;: &quot;&quot;, &quot;dropping-particle&quot;: &quot;&quot;, &quot;family&quot;: &quot;Jarvius&quot;, &quot;given&quot;: &quot;Jonas&quot;}, {&quot;parse-names&quot;: false, &quot;suffix&quot;: &quot;&quot;, &quot;non-dropping-particle&quot;: &quot;&quot;, &quot;dropping-particle&quot;: &quot;&quot;, &quot;family&quot;: &quot;K\u00fcppers&quot;, &quot;given&quot;: &quot;Ralf&quot;}, {&quot;parse-names&quot;: false, &quot;suffix&quot;: &quot;&quot;, &quot;non-dropping-particle&quot;: &quot;&quot;, &quot;dropping-particle&quot;: &quot;&quot;, &quot;family&quot;: &quot;Lehrach&quot;, &quot;given&quot;: &quot;Hans&quot;}, {&quot;parse-names&quot;: false, &quot;suffix&quot;: &quot;&quot;, &quot;non-dropping-particle&quot;: &quot;&quot;, &quot;dropping-particle&quot;: &quot;&quot;, &quot;family&quot;: &quot;Lengauer&quot;, &quot;given&quot;: &quot;Thomas&quot;}, {&quot;parse-names&quot;: false, &quot;suffix&quot;: &quot;&quot;, &quot;non-dropping-particle&quot;: &quot;&quot;, &quot;dropping-particle&quot;: &quot;&quot;, &quot;family&quot;: &quot;Lernmark&quot;, &quot;given&quot;: &quot;\u00c5ke&quot;}, {&quot;parse-names&quot;: false, &quot;suffix&quot;: &quot;&quot;, &quot;non-dropping-particle&quot;: &quot;&quot;, &quot;dropping-particle&quot;: &quot;&quot;, &quot;family&quot;: &quot;Leslie&quot;, &quot;given&quot;: &quot;David&quot;}, {&quot;parse-names&quot;: false, &quot;suffix&quot;: &quot;&quot;, &quot;non-dropping-particle&quot;: &quot;&quot;, &quot;dropping-particle&quot;: &quot;&quot;, &quot;family&quot;: &quot;Loeffler&quot;, &quot;given&quot;: &quot;Markus&quot;}, {&quot;parse-names&quot;: false, &quot;suffix&quot;: &quot;&quot;, &quot;non-dropping-particle&quot;: &quot;&quot;, &quot;dropping-particle&quot;: &quot;&quot;, &quot;family&quot;: &quot;MacIntyre&quot;, &quot;given&quot;: &quot;Elizabeth&quot;}, {&quot;parse-names&quot;: false, &quot;suffix&quot;: &quot;&quot;, &quot;non-dropping-particle&quot;: &quot;&quot;, &quot;dropping-particle&quot;: &quot;&quot;, &quot;family&quot;: &quot;Mai&quot;, &quot;given&quot;: &quot;Antonello&quot;}, {&quot;parse-names&quot;: false, &quot;suffix&quot;: &quot;&quot;, &quot;non-dropping-particle&quot;: &quot;&quot;, &quot;dropping-particle&quot;: &quot;&quot;, &quot;family&quot;: &quot;Martens&quot;, &quot;given&quot;: &quot;Joost H.A.&quot;}, {&quot;parse-names&quot;: false, &quot;suffix&quot;: &quot;&quot;, &quot;non-dropping-particle&quot;: &quot;&quot;, &quot;dropping-particle&quot;: &quot;&quot;, &quot;family&quot;: &quot;Minucci&quot;, &quot;given&quot;: &quot;Saverio&quot;}, {&quot;parse-names&quot;: false, &quot;suffix&quot;: &quot;&quot;, &quot;non-dropping-particle&quot;: &quot;&quot;, &quot;dropping-particle&quot;: &quot;&quot;, &quot;family&quot;: &quot;Ouwehand&quot;, &quot;given&quot;: &quot;Willem H.&quot;}, {&quot;parse-names&quot;: false, &quot;suffix&quot;: &quot;&quot;, &quot;non-dropping-particle&quot;: &quot;&quot;, &quot;dropping-particle&quot;: &quot;&quot;, &quot;family&quot;: &quot;Pelicci&quot;, &quot;given&quot;: &quot;Pier Giuseppe&quot;}, {&quot;parse-names&quot;: false, &quot;suffix&quot;: &quot;&quot;, &quot;non-dropping-particle&quot;: &quot;&quot;, &quot;dropping-particle&quot;: &quot;&quot;, &quot;family&quot;: &quot;Pendeville&quot;, &quot;given&quot;: &quot;H\u00e9l\u00e8ne&quot;}, {&quot;parse-names&quot;: false, &quot;suffix&quot;: &quot;&quot;, &quot;non-dropping-particle&quot;: &quot;&quot;, &quot;dropping-particle&quot;: &quot;&quot;, &quot;family&quot;: &quot;Porse&quot;, &quot;given&quot;: &quot;Bo&quot;}, {&quot;parse-names&quot;: false, &quot;suffix&quot;: &quot;&quot;, &quot;non-dropping-particle&quot;: &quot;&quot;, &quot;dropping-particle&quot;: &quot;&quot;, &quot;family&quot;: &quot;Rakyan&quot;, &quot;given&quot;: &quot;Vardhman&quot;}, {&quot;parse-names&quot;: false, &quot;suffix&quot;: &quot;&quot;, &quot;non-dropping-particle&quot;: &quot;&quot;, &quot;dropping-particle&quot;: &quot;&quot;, &quot;family&quot;: &quot;Reik&quot;, &quot;given&quot;: &quot;Wolf&quot;}, {&quot;parse-names&quot;: false, &quot;suffix&quot;: &quot;&quot;, &quot;non-dropping-particle&quot;: &quot;&quot;, &quot;dropping-particle&quot;: &quot;&quot;, &quot;family&quot;: &quot;Schrappe&quot;, &quot;given&quot;: &quot;Martin&quot;}, {&quot;parse-names&quot;: false, &quot;suffix&quot;: &quot;&quot;, &quot;non-dropping-particle&quot;: &quot;&quot;, &quot;dropping-particle&quot;: &quot;&quot;, &quot;family&quot;: &quot;Sch\u00fcbeler&quot;, &quot;given&quot;: &quot;Dirk&quot;}, {&quot;parse-names&quot;: false, &quot;suffix&quot;: &quot;&quot;, &quot;non-dropping-particle&quot;: &quot;&quot;, &quot;dropping-particle&quot;: &quot;&quot;, &quot;family&quot;: &quot;Seifert&quot;, &quot;given&quot;: &quot;Martin&quot;}, {&quot;parse-names&quot;: false, &quot;suffix&quot;: &quot;&quot;, &quot;non-dropping-particle&quot;: &quot;&quot;, &quot;dropping-particle&quot;: &quot;&quot;, &quot;family&quot;: &quot;Siebert&quot;, &quot;given&quot;: &quot;Reiner&quot;}, {&quot;parse-names&quot;: false, &quot;suffix&quot;: &quot;&quot;, &quot;non-dropping-particle&quot;: &quot;&quot;, &quot;dropping-particle&quot;: &quot;&quot;, &quot;family&quot;: &quot;Simmons&quot;, &quot;given&quot;: &quot;David&quot;}, {&quot;parse-names&quot;: false, &quot;suffix&quot;: &quot;&quot;, &quot;non-dropping-particle&quot;: &quot;&quot;, &quot;dropping-particle&quot;: &quot;&quot;, &quot;family&quot;: &quot;Soranzo&quot;, &quot;given&quot;: &quot;Nicole&quot;}, {&quot;parse-names&quot;: false, &quot;suffix&quot;: &quot;&quot;, &quot;non-dropping-particle&quot;: &quot;&quot;, &quot;dropping-particle&quot;: &quot;&quot;, &quot;family&quot;: &quot;Spicuglia&quot;, &quot;given&quot;: &quot;Salvatore&quot;}, {&quot;parse-names&quot;: false, &quot;suffix&quot;: &quot;&quot;, &quot;non-dropping-particle&quot;: &quot;&quot;, &quot;dropping-particle&quot;: &quot;&quot;, &quot;family&quot;: &quot;Stratton&quot;, &quot;given&quot;: &quot;Michael&quot;}, {&quot;parse-names&quot;: false, &quot;suffix&quot;: &quot;&quot;, &quot;non-dropping-particle&quot;: &quot;&quot;, &quot;dropping-particle&quot;: &quot;&quot;, &quot;family&quot;: &quot;Stunnenberg&quot;, &quot;given&quot;: &quot;Hendrik G.&quot;}, {&quot;parse-names&quot;: false, &quot;suffix&quot;: &quot;&quot;, &quot;non-dropping-particle&quot;: &quot;&quot;, &quot;dropping-particle&quot;: &quot;&quot;, &quot;family&quot;: &quot;Tanay&quot;, &quot;given&quot;: &quot;Amos&quot;}, {&quot;parse-names&quot;: false, &quot;suffix&quot;: &quot;&quot;, &quot;non-dropping-particle&quot;: &quot;&quot;, &quot;dropping-particle&quot;: &quot;&quot;, &quot;family&quot;: &quot;Torrents&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Vellenga&quot;, &quot;given&quot;: &quot;Edo&quot;}, {&quot;parse-names&quot;: false, &quot;suffix&quot;: &quot;&quot;, &quot;non-dropping-particle&quot;: &quot;&quot;, &quot;dropping-particle&quot;: &quot;&quot;, &quot;family&quot;: &quot;Vingron&quot;, &quot;given&quot;: &quot;Martin&quot;}, {&quot;parse-names&quot;: false, &quot;suffix&quot;: &quot;&quot;, &quot;non-dropping-particle&quot;: &quot;&quot;, &quot;dropping-particle&quot;: &quot;&quot;, &quot;family&quot;: &quot;Walter&quot;, &quot;given&quot;: &quot;J\u00f6rn&quot;}, {&quot;parse-names&quot;: false, &quot;suffix&quot;: &quot;&quot;, &quot;non-dropping-particle&quot;: &quot;&quot;, &quot;dropping-particle&quot;: &quot;&quot;, &quot;family&quot;: &quot;Willcocks&quot;, &quot;given&quot;: &quot;Spike&quot;}], &quot;issued&quot;: {&quot;date-parts&quot;: [[&quot;2012&quot;]]}, &quot;title&quot;: &quot;BLUEPRINT to decode the epigenetic signature written in blood&quot;, &quot;container-title&quot;: &quot;Nature Biotechnology&quot;, &quot;ISSN&quot;: &quot;15461696&quot;, &quot;page&quot;: &quot;224-226&quot;, &quot;DOI&quot;: &quot;10.1038/nbt.2153&quot;, &quot;publisher&quot;: &quot;Nature Publishing Group&quot;, &quot;id&quot;: &quot;ITEM-1&quot;, &quot;issue&quot;: &quot;3&quot;, &quot;type&quot;: &quot;article&quot;}, &quot;id&quot;: &quot;ITEM-1&quot;, &quot;uris&quot;: [&quot;http://www.mendeley.com/documents/?uuid=f56e8e2f-e9a6-3850-8039-50f5644be81f&quot;]}]} RND1O0Nki0cmX"/><text:span text:style-name="T115">⁠. </text:span><text:span text:style-name="T125">In these initiatives</text:span><text:span text:style-name="T123">, regulatory regions </text:span><text:span text:style-name="T125">have been</text:span><text:span text:style-name="T110"> linked to tissue-specific activity status, which </text:span><text:span text:style-name="T123">could</text:span><text:span text:style-name="T110"> </text:span><text:span text:style-name="T125">potentially </text:span><text:span text:style-name="T110">help in prioritization of individual regulatory elements </text:span><text:span text:style-name="T111">based on </text:span><text:span text:style-name="T125">disease </text:span><text:span text:style-name="T111">phenotype</text:span><text:span text:style-name="T110">. </text:span><text:span text:style-name="T218">Access to these regulatory datasets is provided through dedicated browsers (e.g.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jAqe4FUxYO"/><text:span text:style-name="T78">(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jAqe4FUxYO"/><text:span text:style-name="T218">⁠ for FANTOM enhancers and promoters, ENCODE portal [</text:span><text:span text:style-name="T47">ref</text:span><text:span text:style-name="T134">]) targeted mainly at studying the regulome, and not regulatory variation in disease. The data, in the form of regulatory tracks, is also available in major genome browsers </text:span><text:reference-mark-start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schema&quot;: &quot;https://github.com/citation-style-language/schema/raw/master/csl-citation.json&quot;, &quot;citationItems&quot;: [{&quot;itemData&quot;: {&quot;title&quot;: &quot;Ensembl 2018&quot;, &quot;volume&quot;: &quot;46&quot;, &quot;container-title&quot;: &quot;Nucleic Acids Research&quot;, &quot;issue&quot;: &quot;D1&quot;, &quot;page&quot;: &quot;D754-D761&quot;, &quot;DOI&quot;: &quot;10.1093/nar/gkx1098&quot;, &quot;ISSN&quot;: &quot;0305-1048&quot;, &quot;type&quot;: &quot;article-journal&quot;, &quot;id&quot;: &quot;ITEM-1&quot;, &quot;author&quot;: [{&quot;parse-names&quot;: false, &quot;suffix&quot;: &quot;&quot;, &quot;non-dropping-particle&quot;: &quot;&quot;, &quot;dropping-particle&quot;: &quot;&quot;, &quot;family&quot;: &quot;Zerbino&quot;, &quot;given&quot;: &quot;Daniel R&quot;}, {&quot;parse-names&quot;: false, &quot;suffix&quot;: &quot;&quot;, &quot;non-dropping-particle&quot;: &quot;&quot;, &quot;dropping-particle&quot;: &quot;&quot;, &quot;family&quot;: &quot;Achuthan&quot;, &quot;given&quot;: &quot;Premanand&quot;}, {&quot;parse-names&quot;: false, &quot;suffix&quot;: &quot;&quot;, &quot;non-dropping-particle&quot;: &quot;&quot;, &quot;dropping-particle&quot;: &quot;&quot;, &quot;family&quot;: &quot;Akanni&quot;, &quot;given&quot;: &quot;Wasiu&quot;}, {&quot;parse-names&quot;: false, &quot;suffix&quot;: &quot;&quot;, &quot;non-dropping-particle&quot;: &quot;&quot;, &quot;dropping-particle&quot;: &quot;&quot;, &quot;family&quot;: &quot;Amode&quot;, &quot;given&quot;: &quot;M\u00a0Ridwa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hai&quot;, &quot;given&quot;: &quot;Jyothish&quot;}, {&quot;parse-names&quot;: false, &quot;suffix&quot;: &quot;&quot;, &quot;non-dropping-particle&quot;: &quot;&quot;, &quot;dropping-particle&quot;: &quot;&quot;, &quot;family&quot;: &quot;Billis&quot;, &quot;given&quot;: &quot;Konstantinos&quot;}, {&quot;parse-names&quot;: false, &quot;suffix&quot;: &quot;&quot;, &quot;non-dropping-particle&quot;: &quot;&quot;, &quot;dropping-particle&quot;: &quot;&quot;, &quot;family&quot;: &quot;Cummins&quot;, &quot;given&quot;: &quot;Carla&quot;}, {&quot;parse-names&quot;: false, &quot;suffix&quot;: &quot;&quot;, &quot;non-dropping-particle&quot;: &quot;&quot;, &quot;dropping-particle&quot;: &quot;&quot;, &quot;family&quot;: &quot;Gall&quot;, &quot;given&quot;: &quot;Astrid&quot;}, {&quot;parse-names&quot;: false, &quot;suffix&quot;: &quot;&quot;, &quot;non-dropping-particle&quot;: &quot;&quot;, &quot;dropping-particle&quot;: &quot;&quot;, &quot;family&quot;: &quot;Gir\u00f3n&quot;, &quot;given&quot;: &quot;Carlos Garc\u00eda&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Gordon&quot;, &quot;given&quot;: &quot;Leo&quot;}, {&quot;parse-names&quot;: false, &quot;suffix&quot;: &quot;&quot;, &quot;non-dropping-particle&quot;: &quot;&quot;, &quot;dropping-particle&quot;: &quot;&quot;, &quot;family&quot;: &quot;Haggerty&quot;, &quot;given&quot;: &quot;Leanne&quot;}, {&quot;parse-names&quot;: false, &quot;suffix&quot;: &quot;&quot;, &quot;non-dropping-particle&quot;: &quot;&quot;, &quot;dropping-particle&quot;: &quot;&quot;, &quot;family&quot;: &quot;Haskell&quot;, &quot;given&quot;: &quot;Erin&quot;}, {&quot;parse-names&quot;: false, &quot;suffix&quot;: &quot;&quot;, &quot;non-dropping-particle&quot;: &quot;&quot;, &quot;dropping-particle&quot;: &quot;&quot;, &quot;family&quot;: &quot;Hourlier&quot;, &quot;given&quot;: &quot;Thibaut&quot;}, {&quot;parse-names&quot;: false, &quot;suffix&quot;: &quot;&quot;, &quot;non-dropping-particle&quot;: &quot;&quot;, &quot;dropping-particle&quot;: &quot;&quot;, &quot;family&quot;: &quot;Izuogu&quot;, &quot;given&quot;: &quot;Osagie G&quot;}, {&quot;parse-names&quot;: false, &quot;suffix&quot;: &quot;&quot;, &quot;non-dropping-particle&quot;: &quot;&quot;, &quot;dropping-particle&quot;: &quot;&quot;, &quot;family&quot;: &quot;Janacek&quot;, &quot;given&quot;: &quot;Sophie H&quot;}, {&quot;parse-names&quot;: false, &quot;suffix&quot;: &quot;&quot;, &quot;non-dropping-particle&quot;: &quot;&quot;, &quot;dropping-particle&quot;: &quot;&quot;, &quot;family&quot;: &quot;Juettemann&quot;, &quot;given&quot;: &quot;Thomas&quot;}, {&quot;parse-names&quot;: false, &quot;suffix&quot;: &quot;&quot;, &quot;non-dropping-particle&quot;: &quot;&quot;, &quot;dropping-particle&quot;: &quot;&quot;, &quot;family&quot;: &quot;To&quot;, &quot;given&quot;: &quot;Jimmy Kiang&quot;}, {&quot;parse-names&quot;: false, &quot;suffix&quot;: &quot;&quot;, &quot;non-dropping-particle&quot;: &quot;&quot;, &quot;dropping-particle&quot;: &quot;&quot;, &quot;family&quot;: &quot;Laird&quot;, &quot;given&quot;: &quot;Matthew R&quot;}, {&quot;parse-names&quot;: false, &quot;suffix&quot;: &quot;&quot;, &quot;non-dropping-particle&quot;: &quot;&quot;, &quot;dropping-particle&quot;: &quot;&quot;, &quot;family&quot;: &quot;Lavidas&quot;, &quot;given&quot;: &quot;Ilias&quot;}, {&quot;parse-names&quot;: false, &quot;suffix&quot;: &quot;&quot;, &quot;non-dropping-particle&quot;: &quot;&quot;, &quot;dropping-particle&quot;: &quot;&quot;, &quot;family&quot;: &quot;Liu&quot;, &quot;given&quot;: &quot;Zhicheng&quot;}, {&quot;parse-names&quot;: false, &quot;suffix&quot;: &quot;&quot;, &quot;non-dropping-particle&quot;: &quot;&quot;, &quot;dropping-particle&quot;: &quot;&quot;, &quot;family&quot;: &quot;Loveland&quot;, &quot;given&quot;: &quot;Jane E&quot;}, {&quot;parse-names&quot;: false, &quot;suffix&quot;: &quot;&quot;, &quot;non-dropping-particle&quot;: &quot;&quot;, &quot;dropping-particle&quot;: &quot;&quot;, &quot;family&quot;: &quot;Maurel&quot;, &quot;given&quot;: &quot;Thomas&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Moore&quot;, &quot;given&quot;: &quot;Benjamin&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rphy&quot;, &quot;given&quot;: &quot;Daniel N&quot;}, {&quot;parse-names&quot;: false, &quot;suffix&quot;: &quot;&quot;, &quot;non-dropping-particle&quot;: &quot;&quot;, &quot;dropping-particle&quot;: &quot;&quot;, &quot;family&quot;: &quot;Newman&quot;, &quot;given&quot;: &quot;Victoria&quot;}, {&quot;parse-names&quot;: false, &quot;suffix&quot;: &quot;&quot;, &quot;non-dropping-particle&quot;: &quot;&quot;, &quot;dropping-particle&quot;: &quot;&quot;, &quot;family&quot;: &quot;Nuhn&quot;, &quot;given&quot;: &quot;Michael&quot;}, {&quot;parse-names&quot;: false, &quot;suffix&quot;: &quot;&quot;, &quot;non-dropping-particle&quot;: &quot;&quot;, &quot;dropping-particle&quot;: &quot;&quot;, &quot;family&quot;: &quot;Ogeh&quot;, &quot;given&quot;: &quot;Denye&quot;}, {&quot;parse-names&quot;: false, &quot;suffix&quot;: &quot;&quot;, &quot;non-dropping-particle&quot;: &quot;&quot;, &quot;dropping-particle&quot;: &quot;&quot;, &quot;family&quot;: &quot;Ong&quot;, &quot;given&quot;: &quot;Chuang Kee&quot;}, {&quot;parse-names&quot;: false, &quot;suffix&quot;: &quot;&quot;, &quot;non-dropping-particle&quot;: &quot;&quot;, &quot;dropping-particle&quot;: &quot;&quot;, &quot;family&quot;: &quot;Parker&quot;, &quot;given&quot;: &quot;Anne&quot;}, {&quot;parse-names&quot;: false, &quot;suffix&quot;: &quot;&quot;, &quot;non-dropping-particle&quot;: &quot;&quot;, &quot;dropping-particle&quot;: &quot;&quot;, &quot;family&quot;: &quot;Patricio&quot;, &quot;given&quot;: &quot;Mateus&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Schuilenburg&quot;, &quot;given&quot;: &quot;Helen&quot;}, {&quot;parse-names&quot;: false, &quot;suffix&quot;: &quot;&quot;, &quot;non-dropping-particle&quot;: &quot;&quot;, &quot;dropping-particle&quot;: &quot;&quot;, &quot;family&quot;: &quot;Sheppard&quot;, &quot;given&quot;: &quot;Dan&quot;}, {&quot;parse-names&quot;: false, &quot;suffix&quot;: &quot;&quot;, &quot;non-dropping-particle&quot;: &quot;&quot;, &quot;dropping-particle&quot;: &quot;&quot;, &quot;family&quot;: &quot;Sparrow&quot;, &quot;given&quot;: &quot;Helen&quot;}, {&quot;parse-names&quot;: false, &quot;suffix&quot;: &quot;&quot;, &quot;non-dropping-particle&quot;: &quot;&quot;, &quot;dropping-particle&quot;: &quot;&quot;, &quot;family&quot;: &quot;Taylor&quot;, &quot;given&quot;: &quot;Kieron&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Vullo&quot;, &quot;given&quot;: &quot;Alessandro&quot;}, {&quot;parse-names&quot;: false, &quot;suffix&quot;: &quot;&quot;, &quot;non-dropping-particle&quot;: &quot;&quot;, &quot;dropping-particle&quot;: &quot;&quot;, &quot;family&quot;: &quot;Walts&quot;, &quot;given&quot;: &quot;Brandon&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Kostadima&quot;, &quot;given&quot;: &quot;Myrto&quot;}, {&quot;parse-names&quot;: false, &quot;suffix&quot;: &quot;&quot;, &quot;non-dropping-particle&quot;: &quot;&quot;, &quot;dropping-particle&quot;: &quot;&quot;, &quot;family&quot;: &quot;Langridge&quot;, &quot;given&quot;: &quot;Nicholas&quot;}, {&quot;parse-names&quot;: false, &quot;suffix&quot;: &quot;&quot;, &quot;non-dropping-particle&quot;: &quot;&quot;, &quot;dropping-particle&quot;: &quot;&quot;, &quot;family&quot;: &quot;Martin&quot;, &quot;given&quot;: &quot;Fergal J&quot;}, {&quot;parse-names&quot;: false, &quot;suffix&quot;: &quot;&quot;, &quot;non-dropping-particle&quot;: &quot;&quot;, &quot;dropping-particle&quot;: &quot;&quot;, &quot;family&quot;: &quot;Muffato&quot;, &quot;given&quot;: &quot;Matthieu&quot;}, {&quot;parse-names&quot;: false, &quot;suffix&quot;: &quot;&quot;, &quot;non-dropping-particle&quot;: &quot;&quot;, &quot;dropping-particle&quot;: &quot;&quot;, &quot;family&quot;: &quot;Perry&quot;, &quot;given&quot;: &quot;Emily&quot;}, {&quot;parse-names&quot;: false, &quot;suffix&quot;: &quot;&quot;, &quot;non-dropping-particle&quot;: &quot;&quot;, &quot;dropping-particle&quot;: &quot;&quot;, &quot;family&quot;: &quot;Ruffier&quot;, &quot;given&quot;: &quot;Magali&quot;}, {&quot;parse-names&quot;: false, &quot;suffix&quot;: &quot;&quot;, &quot;non-dropping-particle&quot;: &quot;&quot;, &quot;dropping-particle&quot;: &quot;&quot;, &quot;family&quot;: &quot;Staines&quot;, &quot;given&quot;: &quot;Dan M&quot;}, {&quot;parse-names&quot;: false, &quot;suffix&quot;: &quot;&quot;, &quot;non-dropping-particle&quot;: &quot;&quot;, &quot;dropping-particle&quot;: &quot;&quot;, &quot;family&quot;: &quot;Trevanion&quot;, &quot;given&quot;: &quot;Stephen J&quot;}, {&quot;parse-names&quot;: false, &quot;suffix&quot;: &quot;&quot;, &quot;non-dropping-particle&quot;: &quot;&quot;, &quot;dropping-particle&quot;: &quot;&quot;, &quot;family&quot;: &quot;Aken&quot;, &quot;given&quot;: &quot;Bronwen L&quot;}, {&quot;parse-names&quot;: false, &quot;suffix&quot;: &quot;&quot;, &quot;non-dropping-particle&quot;: &quot;&quot;, &quot;dropping-particle&quot;: &quot;&quot;, &quot;family&quot;: &quot;Cunningham&quot;, &quot;given&quot;: &quot;Fiona&quot;}, {&quot;parse-names&quot;: false, &quot;suffix&quot;: &quot;&quot;, &quot;non-dropping-particle&quot;: &quot;&quot;, &quot;dropping-particle&quot;: &quot;&quot;, &quot;family&quot;: &quot;Yates&quot;, &quot;given&quot;: &quot;Andrew&quot;}, {&quot;parse-names&quot;: false, &quot;suffix&quot;: &quot;&quot;, &quot;non-dropping-particle&quot;: &quot;&quot;, &quot;dropping-particle&quot;: &quot;&quot;, &quot;family&quot;: &quot;Flicek&quot;, &quot;given&quot;: &quot;Paul&quot;}], &quot;issued&quot;: {&quot;date-parts&quot;: [[&quot;2018&quot;, &quot;1&quot;, &quot;4&quot;]]}}, &quot;id&quot;: &quot;ITEM-1&quot;, &quot;uris&quot;: [&quot;http://www.mendeley.com/documents/?uuid=b9fc3d6e-f9a0-34e3-b4b9-654a2bc23a53&quot;]}, {&quot;itemData&quot;: {&quot;volume&quot;: &quot;29&quot;, &quot;PMID&quot;: &quot;21221095&quot;, &quot;author&quot;: [{&quot;parse-names&quot;: false, &quot;suffix&quot;: &quot;&quot;, &quot;non-dropping-particle&quot;: &quot;&quot;, &quot;dropping-particle&quot;: &quot;&quot;, &quot;family&quot;: &quot;Robinson&quot;, &quot;given&quot;: &quot;James T.&quot;}, {&quot;parse-names&quot;: false, &quot;suffix&quot;: &quot;&quot;, &quot;non-dropping-particle&quot;: &quot;&quot;, &quot;dropping-particle&quot;: &quot;&quot;, &quot;family&quot;: &quot;Thorvaldsd\u00f3ttir&quot;, &quot;given&quot;: &quot;Helga&quot;}, {&quot;parse-names&quot;: false, &quot;suffix&quot;: &quot;&quot;, &quot;non-dropping-particle&quot;: &quot;&quot;, &quot;dropping-particle&quot;: &quot;&quot;, &quot;family&quot;: &quot;Winckler&quot;, &quot;given&quot;: &quot;Wendy&quot;}, {&quot;parse-names&quot;: false, &quot;suffix&quot;: &quot;&quot;, &quot;non-dropping-particle&quot;: &quot;&quot;, &quot;dropping-particle&quot;: &quot;&quot;, &quot;family&quot;: &quot;Guttman&quot;, &quot;given&quot;: &quot;Mitchell&quot;}, {&quot;parse-names&quot;: false, &quot;suffix&quot;: &quot;&quot;, &quot;non-dropping-particle&quot;: &quot;&quot;, &quot;dropping-particle&quot;: &quot;&quot;, &quot;family&quot;: &quot;Lander&quot;, &quot;given&quot;: &quot;Eric S.&quot;}, {&quot;parse-names&quot;: false, &quot;suffix&quot;: &quot;&quot;, &quot;non-dropping-particle&quot;: &quot;&quot;, &quot;dropping-particle&quot;: &quot;&quot;, &quot;family&quot;: &quot;Getz&quot;, &quot;given&quot;: &quot;Gad&quot;}, {&quot;parse-names&quot;: false, &quot;suffix&quot;: &quot;&quot;, &quot;non-dropping-particle&quot;: &quot;&quot;, &quot;dropping-particle&quot;: &quot;&quot;, &quot;family&quot;: &quot;Mesirov&quot;, &quot;given&quot;: &quot;Jill P.&quot;}], &quot;issued&quot;: {&quot;date-parts&quot;: [[&quot;2011&quot;, &quot;1&quot;]]}, &quot;title&quot;: &quot;Integrative genomics viewer&quot;, &quot;container-title&quot;: &quot;Nature Biotechnology&quot;, &quot;page&quot;: &quot;24-26&quot;, &quot;DOI&quot;: &quot;10.1038/nbt.1754&quot;, &quot;issue&quot;: &quot;1&quot;, &quot;id&quot;: &quot;ITEM-2&quot;, &quot;ISSN&quot;: &quot;10870156&quot;, &quot;type&quot;: &quot;article&quot;}, &quot;id&quot;: &quot;ITEM-2&quot;, &quot;uris&quot;: [&quot;http://www.mendeley.com/documents/?uuid=378d9683-7a83-3f5e-b779-86594da3ec07&quot;]}]} RNDOysSigWtgG"/><text:span text:style-name="T81">(Zerbino et al. 2018; Robinson et al. 2011)</text:span><text:reference-mark-end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schema&quot;: &quot;https://github.com/citation-style-language/schema/raw/master/csl-citation.json&quot;, &quot;citationItems&quot;: [{&quot;itemData&quot;: {&quot;title&quot;: &quot;Ensembl 2018&quot;, &quot;volume&quot;: &quot;46&quot;, &quot;container-title&quot;: &quot;Nucleic Acids Research&quot;, &quot;issue&quot;: &quot;D1&quot;, &quot;page&quot;: &quot;D754-D761&quot;, &quot;DOI&quot;: &quot;10.1093/nar/gkx1098&quot;, &quot;ISSN&quot;: &quot;0305-1048&quot;, &quot;type&quot;: &quot;article-journal&quot;, &quot;id&quot;: &quot;ITEM-1&quot;, &quot;author&quot;: [{&quot;parse-names&quot;: false, &quot;suffix&quot;: &quot;&quot;, &quot;non-dropping-particle&quot;: &quot;&quot;, &quot;dropping-particle&quot;: &quot;&quot;, &quot;family&quot;: &quot;Zerbino&quot;, &quot;given&quot;: &quot;Daniel R&quot;}, {&quot;parse-names&quot;: false, &quot;suffix&quot;: &quot;&quot;, &quot;non-dropping-particle&quot;: &quot;&quot;, &quot;dropping-particle&quot;: &quot;&quot;, &quot;family&quot;: &quot;Achuthan&quot;, &quot;given&quot;: &quot;Premanand&quot;}, {&quot;parse-names&quot;: false, &quot;suffix&quot;: &quot;&quot;, &quot;non-dropping-particle&quot;: &quot;&quot;, &quot;dropping-particle&quot;: &quot;&quot;, &quot;family&quot;: &quot;Akanni&quot;, &quot;given&quot;: &quot;Wasiu&quot;}, {&quot;parse-names&quot;: false, &quot;suffix&quot;: &quot;&quot;, &quot;non-dropping-particle&quot;: &quot;&quot;, &quot;dropping-particle&quot;: &quot;&quot;, &quot;family&quot;: &quot;Amode&quot;, &quot;given&quot;: &quot;M\u00a0Ridwa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hai&quot;, &quot;given&quot;: &quot;Jyothish&quot;}, {&quot;parse-names&quot;: false, &quot;suffix&quot;: &quot;&quot;, &quot;non-dropping-particle&quot;: &quot;&quot;, &quot;dropping-particle&quot;: &quot;&quot;, &quot;family&quot;: &quot;Billis&quot;, &quot;given&quot;: &quot;Konstantinos&quot;}, {&quot;parse-names&quot;: false, &quot;suffix&quot;: &quot;&quot;, &quot;non-dropping-particle&quot;: &quot;&quot;, &quot;dropping-particle&quot;: &quot;&quot;, &quot;family&quot;: &quot;Cummins&quot;, &quot;given&quot;: &quot;Carla&quot;}, {&quot;parse-names&quot;: false, &quot;suffix&quot;: &quot;&quot;, &quot;non-dropping-particle&quot;: &quot;&quot;, &quot;dropping-particle&quot;: &quot;&quot;, &quot;family&quot;: &quot;Gall&quot;, &quot;given&quot;: &quot;Astrid&quot;}, {&quot;parse-names&quot;: false, &quot;suffix&quot;: &quot;&quot;, &quot;non-dropping-particle&quot;: &quot;&quot;, &quot;dropping-particle&quot;: &quot;&quot;, &quot;family&quot;: &quot;Gir\u00f3n&quot;, &quot;given&quot;: &quot;Carlos Garc\u00eda&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Gordon&quot;, &quot;given&quot;: &quot;Leo&quot;}, {&quot;parse-names&quot;: false, &quot;suffix&quot;: &quot;&quot;, &quot;non-dropping-particle&quot;: &quot;&quot;, &quot;dropping-particle&quot;: &quot;&quot;, &quot;family&quot;: &quot;Haggerty&quot;, &quot;given&quot;: &quot;Leanne&quot;}, {&quot;parse-names&quot;: false, &quot;suffix&quot;: &quot;&quot;, &quot;non-dropping-particle&quot;: &quot;&quot;, &quot;dropping-particle&quot;: &quot;&quot;, &quot;family&quot;: &quot;Haskell&quot;, &quot;given&quot;: &quot;Erin&quot;}, {&quot;parse-names&quot;: false, &quot;suffix&quot;: &quot;&quot;, &quot;non-dropping-particle&quot;: &quot;&quot;, &quot;dropping-particle&quot;: &quot;&quot;, &quot;family&quot;: &quot;Hourlier&quot;, &quot;given&quot;: &quot;Thibaut&quot;}, {&quot;parse-names&quot;: false, &quot;suffix&quot;: &quot;&quot;, &quot;non-dropping-particle&quot;: &quot;&quot;, &quot;dropping-particle&quot;: &quot;&quot;, &quot;family&quot;: &quot;Izuogu&quot;, &quot;given&quot;: &quot;Osagie G&quot;}, {&quot;parse-names&quot;: false, &quot;suffix&quot;: &quot;&quot;, &quot;non-dropping-particle&quot;: &quot;&quot;, &quot;dropping-particle&quot;: &quot;&quot;, &quot;family&quot;: &quot;Janacek&quot;, &quot;given&quot;: &quot;Sophie H&quot;}, {&quot;parse-names&quot;: false, &quot;suffix&quot;: &quot;&quot;, &quot;non-dropping-particle&quot;: &quot;&quot;, &quot;dropping-particle&quot;: &quot;&quot;, &quot;family&quot;: &quot;Juettemann&quot;, &quot;given&quot;: &quot;Thomas&quot;}, {&quot;parse-names&quot;: false, &quot;suffix&quot;: &quot;&quot;, &quot;non-dropping-particle&quot;: &quot;&quot;, &quot;dropping-particle&quot;: &quot;&quot;, &quot;family&quot;: &quot;To&quot;, &quot;given&quot;: &quot;Jimmy Kiang&quot;}, {&quot;parse-names&quot;: false, &quot;suffix&quot;: &quot;&quot;, &quot;non-dropping-particle&quot;: &quot;&quot;, &quot;dropping-particle&quot;: &quot;&quot;, &quot;family&quot;: &quot;Laird&quot;, &quot;given&quot;: &quot;Matthew R&quot;}, {&quot;parse-names&quot;: false, &quot;suffix&quot;: &quot;&quot;, &quot;non-dropping-particle&quot;: &quot;&quot;, &quot;dropping-particle&quot;: &quot;&quot;, &quot;family&quot;: &quot;Lavidas&quot;, &quot;given&quot;: &quot;Ilias&quot;}, {&quot;parse-names&quot;: false, &quot;suffix&quot;: &quot;&quot;, &quot;non-dropping-particle&quot;: &quot;&quot;, &quot;dropping-particle&quot;: &quot;&quot;, &quot;family&quot;: &quot;Liu&quot;, &quot;given&quot;: &quot;Zhicheng&quot;}, {&quot;parse-names&quot;: false, &quot;suffix&quot;: &quot;&quot;, &quot;non-dropping-particle&quot;: &quot;&quot;, &quot;dropping-particle&quot;: &quot;&quot;, &quot;family&quot;: &quot;Loveland&quot;, &quot;given&quot;: &quot;Jane E&quot;}, {&quot;parse-names&quot;: false, &quot;suffix&quot;: &quot;&quot;, &quot;non-dropping-particle&quot;: &quot;&quot;, &quot;dropping-particle&quot;: &quot;&quot;, &quot;family&quot;: &quot;Maurel&quot;, &quot;given&quot;: &quot;Thomas&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Moore&quot;, &quot;given&quot;: &quot;Benjamin&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rphy&quot;, &quot;given&quot;: &quot;Daniel N&quot;}, {&quot;parse-names&quot;: false, &quot;suffix&quot;: &quot;&quot;, &quot;non-dropping-particle&quot;: &quot;&quot;, &quot;dropping-particle&quot;: &quot;&quot;, &quot;family&quot;: &quot;Newman&quot;, &quot;given&quot;: &quot;Victoria&quot;}, {&quot;parse-names&quot;: false, &quot;suffix&quot;: &quot;&quot;, &quot;non-dropping-particle&quot;: &quot;&quot;, &quot;dropping-particle&quot;: &quot;&quot;, &quot;family&quot;: &quot;Nuhn&quot;, &quot;given&quot;: &quot;Michael&quot;}, {&quot;parse-names&quot;: false, &quot;suffix&quot;: &quot;&quot;, &quot;non-dropping-particle&quot;: &quot;&quot;, &quot;dropping-particle&quot;: &quot;&quot;, &quot;family&quot;: &quot;Ogeh&quot;, &quot;given&quot;: &quot;Denye&quot;}, {&quot;parse-names&quot;: false, &quot;suffix&quot;: &quot;&quot;, &quot;non-dropping-particle&quot;: &quot;&quot;, &quot;dropping-particle&quot;: &quot;&quot;, &quot;family&quot;: &quot;Ong&quot;, &quot;given&quot;: &quot;Chuang Kee&quot;}, {&quot;parse-names&quot;: false, &quot;suffix&quot;: &quot;&quot;, &quot;non-dropping-particle&quot;: &quot;&quot;, &quot;dropping-particle&quot;: &quot;&quot;, &quot;family&quot;: &quot;Parker&quot;, &quot;given&quot;: &quot;Anne&quot;}, {&quot;parse-names&quot;: false, &quot;suffix&quot;: &quot;&quot;, &quot;non-dropping-particle&quot;: &quot;&quot;, &quot;dropping-particle&quot;: &quot;&quot;, &quot;family&quot;: &quot;Patricio&quot;, &quot;given&quot;: &quot;Mateus&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Schuilenburg&quot;, &quot;given&quot;: &quot;Helen&quot;}, {&quot;parse-names&quot;: false, &quot;suffix&quot;: &quot;&quot;, &quot;non-dropping-particle&quot;: &quot;&quot;, &quot;dropping-particle&quot;: &quot;&quot;, &quot;family&quot;: &quot;Sheppard&quot;, &quot;given&quot;: &quot;Dan&quot;}, {&quot;parse-names&quot;: false, &quot;suffix&quot;: &quot;&quot;, &quot;non-dropping-particle&quot;: &quot;&quot;, &quot;dropping-particle&quot;: &quot;&quot;, &quot;family&quot;: &quot;Sparrow&quot;, &quot;given&quot;: &quot;Helen&quot;}, {&quot;parse-names&quot;: false, &quot;suffix&quot;: &quot;&quot;, &quot;non-dropping-particle&quot;: &quot;&quot;, &quot;dropping-particle&quot;: &quot;&quot;, &quot;family&quot;: &quot;Taylor&quot;, &quot;given&quot;: &quot;Kieron&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Vullo&quot;, &quot;given&quot;: &quot;Alessandro&quot;}, {&quot;parse-names&quot;: false, &quot;suffix&quot;: &quot;&quot;, &quot;non-dropping-particle&quot;: &quot;&quot;, &quot;dropping-particle&quot;: &quot;&quot;, &quot;family&quot;: &quot;Walts&quot;, &quot;given&quot;: &quot;Brandon&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Kostadima&quot;, &quot;given&quot;: &quot;Myrto&quot;}, {&quot;parse-names&quot;: false, &quot;suffix&quot;: &quot;&quot;, &quot;non-dropping-particle&quot;: &quot;&quot;, &quot;dropping-particle&quot;: &quot;&quot;, &quot;family&quot;: &quot;Langridge&quot;, &quot;given&quot;: &quot;Nicholas&quot;}, {&quot;parse-names&quot;: false, &quot;suffix&quot;: &quot;&quot;, &quot;non-dropping-particle&quot;: &quot;&quot;, &quot;dropping-particle&quot;: &quot;&quot;, &quot;family&quot;: &quot;Martin&quot;, &quot;given&quot;: &quot;Fergal J&quot;}, {&quot;parse-names&quot;: false, &quot;suffix&quot;: &quot;&quot;, &quot;non-dropping-particle&quot;: &quot;&quot;, &quot;dropping-particle&quot;: &quot;&quot;, &quot;family&quot;: &quot;Muffato&quot;, &quot;given&quot;: &quot;Matthieu&quot;}, {&quot;parse-names&quot;: false, &quot;suffix&quot;: &quot;&quot;, &quot;non-dropping-particle&quot;: &quot;&quot;, &quot;dropping-particle&quot;: &quot;&quot;, &quot;family&quot;: &quot;Perry&quot;, &quot;given&quot;: &quot;Emily&quot;}, {&quot;parse-names&quot;: false, &quot;suffix&quot;: &quot;&quot;, &quot;non-dropping-particle&quot;: &quot;&quot;, &quot;dropping-particle&quot;: &quot;&quot;, &quot;family&quot;: &quot;Ruffier&quot;, &quot;given&quot;: &quot;Magali&quot;}, {&quot;parse-names&quot;: false, &quot;suffix&quot;: &quot;&quot;, &quot;non-dropping-particle&quot;: &quot;&quot;, &quot;dropping-particle&quot;: &quot;&quot;, &quot;family&quot;: &quot;Staines&quot;, &quot;given&quot;: &quot;Dan M&quot;}, {&quot;parse-names&quot;: false, &quot;suffix&quot;: &quot;&quot;, &quot;non-dropping-particle&quot;: &quot;&quot;, &quot;dropping-particle&quot;: &quot;&quot;, &quot;family&quot;: &quot;Trevanion&quot;, &quot;given&quot;: &quot;Stephen J&quot;}, {&quot;parse-names&quot;: false, &quot;suffix&quot;: &quot;&quot;, &quot;non-dropping-particle&quot;: &quot;&quot;, &quot;dropping-particle&quot;: &quot;&quot;, &quot;family&quot;: &quot;Aken&quot;, &quot;given&quot;: &quot;Bronwen L&quot;}, {&quot;parse-names&quot;: false, &quot;suffix&quot;: &quot;&quot;, &quot;non-dropping-particle&quot;: &quot;&quot;, &quot;dropping-particle&quot;: &quot;&quot;, &quot;family&quot;: &quot;Cunningham&quot;, &quot;given&quot;: &quot;Fiona&quot;}, {&quot;parse-names&quot;: false, &quot;suffix&quot;: &quot;&quot;, &quot;non-dropping-particle&quot;: &quot;&quot;, &quot;dropping-particle&quot;: &quot;&quot;, &quot;family&quot;: &quot;Yates&quot;, &quot;given&quot;: &quot;Andrew&quot;}, {&quot;parse-names&quot;: false, &quot;suffix&quot;: &quot;&quot;, &quot;non-dropping-particle&quot;: &quot;&quot;, &quot;dropping-particle&quot;: &quot;&quot;, &quot;family&quot;: &quot;Flicek&quot;, &quot;given&quot;: &quot;Paul&quot;}], &quot;issued&quot;: {&quot;date-parts&quot;: [[&quot;2018&quot;, &quot;1&quot;, &quot;4&quot;]]}}, &quot;id&quot;: &quot;ITEM-1&quot;, &quot;uris&quot;: [&quot;http://www.mendeley.com/documents/?uuid=b9fc3d6e-f9a0-34e3-b4b9-654a2bc23a53&quot;]}, {&quot;itemData&quot;: {&quot;volume&quot;: &quot;29&quot;, &quot;PMID&quot;: &quot;21221095&quot;, &quot;author&quot;: [{&quot;parse-names&quot;: false, &quot;suffix&quot;: &quot;&quot;, &quot;non-dropping-particle&quot;: &quot;&quot;, &quot;dropping-particle&quot;: &quot;&quot;, &quot;family&quot;: &quot;Robinson&quot;, &quot;given&quot;: &quot;James T.&quot;}, {&quot;parse-names&quot;: false, &quot;suffix&quot;: &quot;&quot;, &quot;non-dropping-particle&quot;: &quot;&quot;, &quot;dropping-particle&quot;: &quot;&quot;, &quot;family&quot;: &quot;Thorvaldsd\u00f3ttir&quot;, &quot;given&quot;: &quot;Helga&quot;}, {&quot;parse-names&quot;: false, &quot;suffix&quot;: &quot;&quot;, &quot;non-dropping-particle&quot;: &quot;&quot;, &quot;dropping-particle&quot;: &quot;&quot;, &quot;family&quot;: &quot;Winckler&quot;, &quot;given&quot;: &quot;Wendy&quot;}, {&quot;parse-names&quot;: false, &quot;suffix&quot;: &quot;&quot;, &quot;non-dropping-particle&quot;: &quot;&quot;, &quot;dropping-particle&quot;: &quot;&quot;, &quot;family&quot;: &quot;Guttman&quot;, &quot;given&quot;: &quot;Mitchell&quot;}, {&quot;parse-names&quot;: false, &quot;suffix&quot;: &quot;&quot;, &quot;non-dropping-particle&quot;: &quot;&quot;, &quot;dropping-particle&quot;: &quot;&quot;, &quot;family&quot;: &quot;Lander&quot;, &quot;given&quot;: &quot;Eric S.&quot;}, {&quot;parse-names&quot;: false, &quot;suffix&quot;: &quot;&quot;, &quot;non-dropping-particle&quot;: &quot;&quot;, &quot;dropping-particle&quot;: &quot;&quot;, &quot;family&quot;: &quot;Getz&quot;, &quot;given&quot;: &quot;Gad&quot;}, {&quot;parse-names&quot;: false, &quot;suffix&quot;: &quot;&quot;, &quot;non-dropping-particle&quot;: &quot;&quot;, &quot;dropping-particle&quot;: &quot;&quot;, &quot;family&quot;: &quot;Mesirov&quot;, &quot;given&quot;: &quot;Jill P.&quot;}], &quot;issued&quot;: {&quot;date-parts&quot;: [[&quot;2011&quot;, &quot;1&quot;]]}, &quot;title&quot;: &quot;Integrative genomics viewer&quot;, &quot;container-title&quot;: &quot;Nature Biotechnology&quot;, &quot;page&quot;: &quot;24-26&quot;, &quot;DOI&quot;: &quot;10.1038/nbt.1754&quot;, &quot;issue&quot;: &quot;1&quot;, &quot;id&quot;: &quot;ITEM-2&quot;, &quot;ISSN&quot;: &quot;10870156&quot;, &quot;type&quot;: &quot;article&quot;}, &quot;id&quot;: &quot;ITEM-2&quot;, &quot;uris&quot;: [&quot;http://www.mendeley.com/documents/?uuid=378d9683-7a83-3f5e-b779-86594da3ec07&quot;]}]} RNDOysSigWtgG"/><text:span text:style-name="T134">⁠</text:span><text:span text:style-name="T104"> </text:span><text:span text:style-name="T113">[</text:span><text:span text:style-name="T48">ref UCSC</text:span><text:span text:style-name="T113">] </text:span><text:span text:style-name="T106">allow</text:span><text:span text:style-name="T113">ing</text:span><text:span text:style-name="T106"> visual inspection of the regulatory landscapes </text:span><text:span text:style-name="T107">in </text:span><text:span text:style-name="T114">the </text:span><text:span text:style-name="T107">genomic </text:span><text:span text:style-name="T20">loci</text:span><text:span text:style-name="T107"> of interest</text:span><text:span text:style-name="T106">. Subsets of these tracks are </text:span><text:span text:style-name="T114">provided </text:span><text:span text:style-name="T134">in variant annotation software such as ENSEMBL VEP </text:span><text:reference-mark-start text:name="ADDIN CSL_CITATION {&quot;properties&quot;: {&quot;noteIndex&quot;: 0}, &quot;mendeley&quot;: {&quot;previouslyFormattedCitation&quot;: &quot;(McLaren et al. 2016)&quot;, &quot;formattedCitation&quot;: &quot;(McLaren et al. 2016)&quot;, &quot;plainTextFormattedCitation&quot;: &quot;(McLaren et al. 2016)&quot;}, &quot;schema&quot;: &quot;https://github.com/citation-style-language/schema/raw/master/csl-citation.json&quot;, &quot;citationItems&quot;: [{&quot;itemData&quot;: {&quot;title&quot;: &quot;The Ensembl Variant Effect Predictor&quot;, &quot;volume&quot;: &quot;17&quot;, &quot;container-title&quot;: &quot;Genome Biology&quot;, &quot;issue&quot;: &quot;1&quot;, &quot;page&quot;: &quot;122&quot;, &quot;DOI&quot;: &quot;10.1186/s13059-016-0974-4&quot;, &quot;ISSN&quot;: &quot;1474-760X&quot;, &quot;type&quot;: &quot;article-journal&quot;, &quot;id&quot;: &quot;ITEM-1&quot;, &quot;author&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Ritchie&quot;, &quot;given&quot;: &quot;Graham R. S.&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Cunningham&quot;, &quot;given&quot;: &quot;Fiona&quot;}], &quot;issued&quot;: {&quot;date-parts&quot;: [[&quot;2016&quot;, &quot;12&quot;, &quot;6&quot;]]}}, &quot;id&quot;: &quot;ITEM-1&quot;, &quot;uris&quot;: [&quot;http://www.mendeley.com/documents/?uuid=a5861c7c-bdc3-385d-bc2e-440bcd4cdd94&quot;]}]} RND4cJgXjqK9k"/><text:span text:style-name="T78">(McLaren et al. 2016)</text:span><text:reference-mark-end text:name="ADDIN CSL_CITATION {&quot;properties&quot;: {&quot;noteIndex&quot;: 0}, &quot;mendeley&quot;: {&quot;previouslyFormattedCitation&quot;: &quot;(McLaren et al. 2016)&quot;, &quot;formattedCitation&quot;: &quot;(McLaren et al. 2016)&quot;, &quot;plainTextFormattedCitation&quot;: &quot;(McLaren et al. 2016)&quot;}, &quot;schema&quot;: &quot;https://github.com/citation-style-language/schema/raw/master/csl-citation.json&quot;, &quot;citationItems&quot;: [{&quot;itemData&quot;: {&quot;title&quot;: &quot;The Ensembl Variant Effect Predictor&quot;, &quot;volume&quot;: &quot;17&quot;, &quot;container-title&quot;: &quot;Genome Biology&quot;, &quot;issue&quot;: &quot;1&quot;, &quot;page&quot;: &quot;122&quot;, &quot;DOI&quot;: &quot;10.1186/s13059-016-0974-4&quot;, &quot;ISSN&quot;: &quot;1474-760X&quot;, &quot;type&quot;: &quot;article-journal&quot;, &quot;id&quot;: &quot;ITEM-1&quot;, &quot;author&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Ritchie&quot;, &quot;given&quot;: &quot;Graham R. S.&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Cunningham&quot;, &quot;given&quot;: &quot;Fiona&quot;}], &quot;issued&quot;: {&quot;date-parts&quot;: [[&quot;2016&quot;, &quot;12&quot;, &quot;6&quot;]]}}, &quot;id&quot;: &quot;ITEM-1&quot;, &quot;uris&quot;: [&quot;http://www.mendeley.com/documents/?uuid=a5861c7c-bdc3-385d-bc2e-440bcd4cdd94&quot;]}]} RND4cJgXjqK9k"/><text:span text:style-name="T134">⁠</text:span><text:span text:style-name="T78"> </text:span><text:span text:style-name="T134">⁠and ANNOVAR </text:span><text:reference-mark-start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schema&quot;: &quot;https://github.com/citation-style-language/schema/raw/master/csl-citation.json&quot;, &quot;citationItems&quot;: [{&quot;itemData&quot;: {&quot;title&quot;: &quot;ANNOVAR: functional annotation of genetic variants from high-throughput sequencing data&quot;, &quot;volume&quot;: &quot;38&quot;, &quot;container-title&quot;: &quot;Nucleic Acids Research&quot;, &quot;issue&quot;: &quot;16&quot;, &quot;page&quot;: &quot;e164-e164&quot;, &quot;DOI&quot;: &quot;10.1093/nar/gkq603&quot;, &quot;ISSN&quot;: &quot;0305-1048&quot;, &quot;type&quot;: &quot;article-journal&quot;, &quot;id&quot;: &quot;ITEM-1&quot;, &quot;author&quot;: [{&quot;parse-names&quot;: false, &quot;suffix&quot;: &quot;&quot;, &quot;non-dropping-particle&quot;: &quot;&quot;, &quot;dropping-particle&quot;: &quot;&quot;, &quot;family&quot;: &quot;Wang&quot;, &quot;given&quot;: &quot;K.&quot;}, {&quot;parse-names&quot;: false, &quot;suffix&quot;: &quot;&quot;, &quot;non-dropping-particle&quot;: &quot;&quot;, &quot;dropping-particle&quot;: &quot;&quot;, &quot;family&quot;: &quot;Li&quot;, &quot;given&quot;: &quot;M.&quot;}, {&quot;parse-names&quot;: false, &quot;suffix&quot;: &quot;&quot;, &quot;non-dropping-particle&quot;: &quot;&quot;, &quot;dropping-particle&quot;: &quot;&quot;, &quot;family&quot;: &quot;Hakonarson&quot;, &quot;given&quot;: &quot;H.&quot;}], &quot;issued&quot;: {&quot;date-parts&quot;: [[&quot;2010&quot;, &quot;9&quot;, &quot;1&quot;]]}}, &quot;id&quot;: &quot;ITEM-1&quot;, &quot;uris&quot;: [&quot;http://www.mendeley.com/documents/?uuid=7434e634-8130-3a52-a6d8-fe67502bca9b&quot;]}]} RND7kwBvAc6bl"/><text:span text:style-name="T78">(K. Wang, Li, and Hakonarson 2010)</text:span><text:reference-mark-end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schema&quot;: &quot;https://github.com/citation-style-language/schema/raw/master/csl-citation.json&quot;, &quot;citationItems&quot;: [{&quot;itemData&quot;: {&quot;title&quot;: &quot;ANNOVAR: functional annotation of genetic variants from high-throughput sequencing data&quot;, &quot;volume&quot;: &quot;38&quot;, &quot;container-title&quot;: &quot;Nucleic Acids Research&quot;, &quot;issue&quot;: &quot;16&quot;, &quot;page&quot;: &quot;e164-e164&quot;, &quot;DOI&quot;: &quot;10.1093/nar/gkq603&quot;, &quot;ISSN&quot;: &quot;0305-1048&quot;, &quot;type&quot;: &quot;article-journal&quot;, &quot;id&quot;: &quot;ITEM-1&quot;, &quot;author&quot;: [{&quot;parse-names&quot;: false, &quot;suffix&quot;: &quot;&quot;, &quot;non-dropping-particle&quot;: &quot;&quot;, &quot;dropping-particle&quot;: &quot;&quot;, &quot;family&quot;: &quot;Wang&quot;, &quot;given&quot;: &quot;K.&quot;}, {&quot;parse-names&quot;: false, &quot;suffix&quot;: &quot;&quot;, &quot;non-dropping-particle&quot;: &quot;&quot;, &quot;dropping-particle&quot;: &quot;&quot;, &quot;family&quot;: &quot;Li&quot;, &quot;given&quot;: &quot;M.&quot;}, {&quot;parse-names&quot;: false, &quot;suffix&quot;: &quot;&quot;, &quot;non-dropping-particle&quot;: &quot;&quot;, &quot;dropping-particle&quot;: &quot;&quot;, &quot;family&quot;: &quot;Hakonarson&quot;, &quot;given&quot;: &quot;H.&quot;}], &quot;issued&quot;: {&quot;date-parts&quot;: [[&quot;2010&quot;, &quot;9&quot;, &quot;1&quot;]]}}, &quot;id&quot;: &quot;ITEM-1&quot;, &quot;uris&quot;: [&quot;http://www.mendeley.com/documents/?uuid=7434e634-8130-3a52-a6d8-fe67502bca9b&quot;]}]} RND7kwBvAc6bl"/><text:span text:style-name="T134">⁠. In </text:span><text:span text:style-name="T105">Genomiser </text:span><text:reference-mark-start text:name="ADDIN CSL_CITATION {&quot;properties&quot;: {&quot;noteIndex&quot;: 0}, &quot;mendeley&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BSK8cQnjYG"/><text:span text:style-name="T76">(Smedley et al. 2016)</text:span><text:reference-mark-end text:name="ADDIN CSL_CITATION {&quot;properties&quot;: {&quot;noteIndex&quot;: 0}, &quot;mendeley&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BSK8cQnjYG"/><text:span text:style-name="T105">⁠ </text:span><text:span text:style-name="T134">the annotation process is combined with prioritization based on Human Phenotype Ontology [</text:span><text:span text:style-name="T131">ref</text:span><text:span text:style-name="T134">] terms, that facilitate identification of variants </text:span><text:soft-page-break/><text:span text:style-name="T134">related to the phenotype. In</text:span><text:span text:style-name="T127"> HEDD </text:span><text:reference-mark-start text:name="ADDIN CSL_CITATION {&quot;properties&quot;: {&quot;noteIndex&quot;: 0}, &quot;mendeley&quot;: {&quot;previouslyFormattedCitation&quot;: &quot;(Z. Wang et al. 2018)&quot;, &quot;formattedCitation&quot;: &quot;(Z. Wang et al. 2018)&quot;, &quot;plainTextFormattedCitation&quot;: &quot;(Z. W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Wang&quot;, &quot;given&quot;: &quot;Zhen&quot;}, {&quot;parse-names&quot;: false, &quot;suffix&quot;: &quot;&quot;, &quot;non-dropping-particle&quot;: &quot;&quot;, &quot;dropping-particle&quot;: &quot;&quot;, &quot;family&quot;: &quot;Zhang&quot;, &quot;given&quot;: &quot;Quanwei&quot;}, {&quot;parse-names&quot;: false, &quot;suffix&quot;: &quot;&quot;, &quot;non-dropping-particle&quot;: &quot;&quot;, &quot;dropping-particle&quot;: &quot;&quot;, &quot;family&quot;: &quot;Zhang&quot;, &quot;given&quot;: &quot;Wen&quot;}, {&quot;parse-names&quot;: false, &quot;suffix&quot;: &quot;&quot;, &quot;non-dropping-particle&quot;: &quot;&quot;, &quot;dropping-particle&quot;: &quot;&quot;, &quot;family&quot;: &quot;Lin&quot;, &quot;given&quot;: &quot;Jhih Rong&quot;}, {&quot;parse-names&quot;: false, &quot;suffix&quot;: &quot;&quot;, &quot;non-dropping-particle&quot;: &quot;&quot;, &quot;dropping-particle&quot;: &quot;&quot;, &quot;family&quot;: &quot;Cai&quot;, &quot;given&quot;: &quot;Ying&quot;}, {&quot;parse-names&quot;: false, &quot;suffix&quot;: &quot;&quot;, &quot;non-dropping-particle&quot;: &quot;&quot;, &quot;dropping-particle&quot;: &quot;&quot;, &quot;family&quot;: &quot;Mitra&quot;, &quot;given&quot;: &quot;Joydeep&quot;}, {&quot;parse-names&quot;: false, &quot;suffix&quot;: &quot;&quot;, &quot;non-dropping-particle&quot;: &quot;&quot;, &quot;dropping-particle&quot;: &quot;&quot;, &quot;family&quot;: &quot;Zhang&quot;, &quot;given&quot;: &quot;Zhengdong D.&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title&quot;: &quot;HEDD: Human Enhancer Disease Database&quot;, &quot;container-title&quot;: &quot;Nucleic Acids Research&quot;, &quot;ISSN&quot;: &quot;13624962&quot;, &quot;page&quot;: &quot;D113-D120&quot;, &quot;DOI&quot;: &quot;10.1093/nar/gkx988&quot;, &quot;publisher&quot;: &quot;Oxford University Press&quot;, &quot;id&quot;: &quot;ITEM-1&quot;, &quot;issue&quot;: &quot;D1&quot;, &quot;type&quot;: &quot;article-journal&quot;}, &quot;id&quot;: &quot;ITEM-1&quot;, &quot;uris&quot;: [&quot;http://www.mendeley.com/documents/?uuid=3d2ff0da-366a-410a-9b8b-dc5eb9a7638d&quot;]}]} RNDkSqFE5mwez"/><text:span text:style-name="T75">(Z. Wang et al. 2018)</text:span><text:reference-mark-end text:name="ADDIN CSL_CITATION {&quot;properties&quot;: {&quot;noteIndex&quot;: 0}, &quot;mendeley&quot;: {&quot;previouslyFormattedCitation&quot;: &quot;(Z. Wang et al. 2018)&quot;, &quot;formattedCitation&quot;: &quot;(Z. Wang et al. 2018)&quot;, &quot;plainTextFormattedCitation&quot;: &quot;(Z. W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Wang&quot;, &quot;given&quot;: &quot;Zhen&quot;}, {&quot;parse-names&quot;: false, &quot;suffix&quot;: &quot;&quot;, &quot;non-dropping-particle&quot;: &quot;&quot;, &quot;dropping-particle&quot;: &quot;&quot;, &quot;family&quot;: &quot;Zhang&quot;, &quot;given&quot;: &quot;Quanwei&quot;}, {&quot;parse-names&quot;: false, &quot;suffix&quot;: &quot;&quot;, &quot;non-dropping-particle&quot;: &quot;&quot;, &quot;dropping-particle&quot;: &quot;&quot;, &quot;family&quot;: &quot;Zhang&quot;, &quot;given&quot;: &quot;Wen&quot;}, {&quot;parse-names&quot;: false, &quot;suffix&quot;: &quot;&quot;, &quot;non-dropping-particle&quot;: &quot;&quot;, &quot;dropping-particle&quot;: &quot;&quot;, &quot;family&quot;: &quot;Lin&quot;, &quot;given&quot;: &quot;Jhih Rong&quot;}, {&quot;parse-names&quot;: false, &quot;suffix&quot;: &quot;&quot;, &quot;non-dropping-particle&quot;: &quot;&quot;, &quot;dropping-particle&quot;: &quot;&quot;, &quot;family&quot;: &quot;Cai&quot;, &quot;given&quot;: &quot;Ying&quot;}, {&quot;parse-names&quot;: false, &quot;suffix&quot;: &quot;&quot;, &quot;non-dropping-particle&quot;: &quot;&quot;, &quot;dropping-particle&quot;: &quot;&quot;, &quot;family&quot;: &quot;Mitra&quot;, &quot;given&quot;: &quot;Joydeep&quot;}, {&quot;parse-names&quot;: false, &quot;suffix&quot;: &quot;&quot;, &quot;non-dropping-particle&quot;: &quot;&quot;, &quot;dropping-particle&quot;: &quot;&quot;, &quot;family&quot;: &quot;Zhang&quot;, &quot;given&quot;: &quot;Zhengdong D.&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title&quot;: &quot;HEDD: Human Enhancer Disease Database&quot;, &quot;container-title&quot;: &quot;Nucleic Acids Research&quot;, &quot;ISSN&quot;: &quot;13624962&quot;, &quot;page&quot;: &quot;D113-D120&quot;, &quot;DOI&quot;: &quot;10.1093/nar/gkx988&quot;, &quot;publisher&quot;: &quot;Oxford University Press&quot;, &quot;id&quot;: &quot;ITEM-1&quot;, &quot;issue&quot;: &quot;D1&quot;, &quot;type&quot;: &quot;article-journal&quot;}, &quot;id&quot;: &quot;ITEM-1&quot;, &quot;uris&quot;: [&quot;http://www.mendeley.com/documents/?uuid=3d2ff0da-366a-410a-9b8b-dc5eb9a7638d&quot;]}]} RNDkSqFE5mwez"/><text:span text:style-name="T127">⁠ </text:span><text:span text:style-name="T128">regulatory data from FANTOM, ENCODE and RoadMap </text:span><text:span text:style-name="T133">[ref]</text:span><text:span text:style-name="T128"> consortia were </text:span><text:span text:style-name="T127">integrate</text:span><text:span text:style-name="T128">d to build a human enhancer database with</text:span><text:span text:style-name="T127"> </text:span><text:span text:style-name="T128">rich </text:span><text:span text:style-name="T127">information, </text:span><text:span text:style-name="T128">including among others co-acting enhancer networks, targetting genes, and tissues-activity status.</text:span><text:span text:style-name="T127"> </text:span><text:span text:style-name="T134">In 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schema&quot;: &quot;https://github.com/citation-style-language/schema/raw/master/csl-citation.json&quot;, &quot;citationItems&quot;: [{&quot;itemData&quot;: {&quot;title&quot;: &quot;GeneHancer: genome-wide integration of enhancers and target genes in GeneCards&quot;, &quot;volume&quot;: &quot;2017&quot;, &quot;container-title&quot;: &quot;Database : the journal of biological databases and curation&quot;, &quot;type&quot;: &quot;article-journal&quot;, &quot;PMID&quot;: &quot;28605766&quot;, &quot;DOI&quot;: &quot;10.1093/database/bax028&quot;, &quot;ISSN&quot;: &quot;17580463&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author&quot;: [{&quot;parse-names&quot;: false, &quot;suffix&quot;: &quot;&quot;, &quot;non-dropping-particle&quot;: &quot;&quot;, &quot;dropping-particle&quot;: &quot;&quot;, &quot;family&quot;: &quot;Fishilevich&quot;, &quot;given&quot;: &quot;Simon&quot;}, {&quot;parse-names&quot;: false, &quot;suffix&quot;: &quot;&quot;, &quot;non-dropping-particle&quot;: &quot;&quot;, &quot;dropping-particle&quot;: &quot;&quot;, &quot;family&quot;: &quot;Nudel&quot;, &quot;given&quot;: &quot;Ron&quot;}, {&quot;parse-names&quot;: false, &quot;suffix&quot;: &quot;&quot;, &quot;non-dropping-particle&quot;: &quot;&quot;, &quot;dropping-particle&quot;: &quot;&quot;, &quot;family&quot;: &quot;Rappaport&quot;, &quot;given&quot;: &quot;Noa&quot;}, {&quot;parse-names&quot;: false, &quot;suffix&quot;: &quot;&quot;, &quot;non-dropping-particle&quot;: &quot;&quot;, &quot;dropping-particle&quot;: &quot;&quot;, &quot;family&quot;: &quot;Hadar&quot;, &quot;given&quot;: &quot;Rotem&quot;}, {&quot;parse-names&quot;: false, &quot;suffix&quot;: &quot;&quot;, &quot;non-dropping-particle&quot;: &quot;&quot;, &quot;dropping-particle&quot;: &quot;&quot;, &quot;family&quot;: &quot;Plaschkes&quot;, &quot;given&quot;: &quot;Inbar&quot;}, {&quot;parse-names&quot;: false, &quot;suffix&quot;: &quot;&quot;, &quot;non-dropping-particle&quot;: &quot;&quot;, &quot;dropping-particle&quot;: &quot;&quot;, &quot;family&quot;: &quot;Iny Stein&quot;, &quot;given&quot;: &quot;Tsippi&quot;}, {&quot;parse-names&quot;: false, &quot;suffix&quot;: &quot;&quot;, &quot;non-dropping-particle&quot;: &quot;&quot;, &quot;dropping-particle&quot;: &quot;&quot;, &quot;family&quot;: &quot;Rosen&quot;, &quot;given&quot;: &quot;Naomi&quot;}, {&quot;parse-names&quot;: false, &quot;suffix&quot;: &quot;&quot;, &quot;non-dropping-particle&quot;: &quot;&quot;, &quot;dropping-particle&quot;: &quot;&quot;, &quot;family&quot;: &quot;Kohn&quot;, &quot;given&quot;: &quot;Asher&quot;}, {&quot;parse-names&quot;: false, &quot;suffix&quot;: &quot;&quot;, &quot;non-dropping-particle&quot;: &quot;&quot;, &quot;dropping-particle&quot;: &quot;&quot;, &quot;family&quot;: &quot;Twik&quot;, &quot;given&quot;: &quot;Michal&quot;}, {&quot;parse-names&quot;: false, &quot;suffix&quot;: &quot;&quot;, &quot;non-dropping-particle&quot;: &quot;&quot;, &quot;dropping-particle&quot;: &quot;&quot;, &quot;family&quot;: &quot;Safran&quot;, &quot;given&quot;: &quot;Marilyn&quot;}, {&quot;parse-names&quot;: false, &quot;suffix&quot;: &quot;&quot;, &quot;non-dropping-particle&quot;: &quot;&quot;, &quot;dropping-particle&quot;: &quot;&quot;, &quot;family&quot;: &quot;Lancet&quot;, &quot;given&quot;: &quot;Doron&quot;}, {&quot;parse-names&quot;: false, &quot;suffix&quot;: &quot;&quot;, &quot;non-dropping-particle&quot;: &quot;&quot;, &quot;dropping-particle&quot;: &quot;&quot;, &quot;family&quot;: &quot;Cohen&quot;, &quot;given&quot;: &quot;Dana&quot;}], &quot;issued&quot;: {&quot;date-parts&quot;: [[&quot;2017&quot;, &quot;1&quot;, &quot;1&quot;]]}}, &quot;id&quot;: &quot;ITEM-1&quot;, &quot;uris&quot;: [&quot;http://www.mendeley.com/documents/?uuid=2eca372b-4d88-36ff-a1e6-19bae7725109&quot;]}]} RNDWT77QbKHYT"/><text:span text:style-name="T78">(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schema&quot;: &quot;https://github.com/citation-style-language/schema/raw/master/csl-citation.json&quot;, &quot;citationItems&quot;: [{&quot;itemData&quot;: {&quot;title&quot;: &quot;GeneHancer: genome-wide integration of enhancers and target genes in GeneCards&quot;, &quot;volume&quot;: &quot;2017&quot;, &quot;container-title&quot;: &quot;Database : the journal of biological databases and curation&quot;, &quot;type&quot;: &quot;article-journal&quot;, &quot;PMID&quot;: &quot;28605766&quot;, &quot;DOI&quot;: &quot;10.1093/database/bax028&quot;, &quot;ISSN&quot;: &quot;17580463&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author&quot;: [{&quot;parse-names&quot;: false, &quot;suffix&quot;: &quot;&quot;, &quot;non-dropping-particle&quot;: &quot;&quot;, &quot;dropping-particle&quot;: &quot;&quot;, &quot;family&quot;: &quot;Fishilevich&quot;, &quot;given&quot;: &quot;Simon&quot;}, {&quot;parse-names&quot;: false, &quot;suffix&quot;: &quot;&quot;, &quot;non-dropping-particle&quot;: &quot;&quot;, &quot;dropping-particle&quot;: &quot;&quot;, &quot;family&quot;: &quot;Nudel&quot;, &quot;given&quot;: &quot;Ron&quot;}, {&quot;parse-names&quot;: false, &quot;suffix&quot;: &quot;&quot;, &quot;non-dropping-particle&quot;: &quot;&quot;, &quot;dropping-particle&quot;: &quot;&quot;, &quot;family&quot;: &quot;Rappaport&quot;, &quot;given&quot;: &quot;Noa&quot;}, {&quot;parse-names&quot;: false, &quot;suffix&quot;: &quot;&quot;, &quot;non-dropping-particle&quot;: &quot;&quot;, &quot;dropping-particle&quot;: &quot;&quot;, &quot;family&quot;: &quot;Hadar&quot;, &quot;given&quot;: &quot;Rotem&quot;}, {&quot;parse-names&quot;: false, &quot;suffix&quot;: &quot;&quot;, &quot;non-dropping-particle&quot;: &quot;&quot;, &quot;dropping-particle&quot;: &quot;&quot;, &quot;family&quot;: &quot;Plaschkes&quot;, &quot;given&quot;: &quot;Inbar&quot;}, {&quot;parse-names&quot;: false, &quot;suffix&quot;: &quot;&quot;, &quot;non-dropping-particle&quot;: &quot;&quot;, &quot;dropping-particle&quot;: &quot;&quot;, &quot;family&quot;: &quot;Iny Stein&quot;, &quot;given&quot;: &quot;Tsippi&quot;}, {&quot;parse-names&quot;: false, &quot;suffix&quot;: &quot;&quot;, &quot;non-dropping-particle&quot;: &quot;&quot;, &quot;dropping-particle&quot;: &quot;&quot;, &quot;family&quot;: &quot;Rosen&quot;, &quot;given&quot;: &quot;Naomi&quot;}, {&quot;parse-names&quot;: false, &quot;suffix&quot;: &quot;&quot;, &quot;non-dropping-particle&quot;: &quot;&quot;, &quot;dropping-particle&quot;: &quot;&quot;, &quot;family&quot;: &quot;Kohn&quot;, &quot;given&quot;: &quot;Asher&quot;}, {&quot;parse-names&quot;: false, &quot;suffix&quot;: &quot;&quot;, &quot;non-dropping-particle&quot;: &quot;&quot;, &quot;dropping-particle&quot;: &quot;&quot;, &quot;family&quot;: &quot;Twik&quot;, &quot;given&quot;: &quot;Michal&quot;}, {&quot;parse-names&quot;: false, &quot;suffix&quot;: &quot;&quot;, &quot;non-dropping-particle&quot;: &quot;&quot;, &quot;dropping-particle&quot;: &quot;&quot;, &quot;family&quot;: &quot;Safran&quot;, &quot;given&quot;: &quot;Marilyn&quot;}, {&quot;parse-names&quot;: false, &quot;suffix&quot;: &quot;&quot;, &quot;non-dropping-particle&quot;: &quot;&quot;, &quot;dropping-particle&quot;: &quot;&quot;, &quot;family&quot;: &quot;Lancet&quot;, &quot;given&quot;: &quot;Doron&quot;}, {&quot;parse-names&quot;: false, &quot;suffix&quot;: &quot;&quot;, &quot;non-dropping-particle&quot;: &quot;&quot;, &quot;dropping-particle&quot;: &quot;&quot;, &quot;family&quot;: &quot;Cohen&quot;, &quot;given&quot;: &quot;Dana&quot;}], &quot;issued&quot;: {&quot;date-parts&quot;: [[&quot;2017&quot;, &quot;1&quot;, &quot;1&quot;]]}}, &quot;id&quot;: &quot;ITEM-1&quot;, &quot;uris&quot;: [&quot;http://www.mendeley.com/documents/?uuid=2eca372b-4d88-36ff-a1e6-19bae7725109&quot;]}]} RNDWT77QbKHYT"/><text:span text:style-name="T134">⁠, enhancers mapped by ENCODE and FANTOM have been integrated with other data to map individual enhancers to genes they affect. </text:span></text:p>
      <text:p text:style-name="P73"><text:span text:style-name="T234">Despite the long list of resources facilitating search of regulatory variants, we found no software that would integrate the wide spectrum of the available regulatory data for easy querying, and facilitate scanning patient genomes in search for candidate variants. In a scenario where patient’s variants had been identified, annotated, and screened for coding variants with no conclusive diagnosis, the tool should facilitate identification of candidate variants in regulatory regions relevant for patient’s phenotype. The main requirements were ease of use for shortlisting candidate variants and removing barriers for analysis of sensitive data.</text:span></text:p>
      <text:p text:style-name="P57">Implementation</text:p>
      <text:p text:style-name="P42"><text:span text:style-name="T150">Remus is a Web server </text:span><text:span text:style-name="T162">providing access to</text:span><text:span text:style-name="T150"> regulatory data </text:span><text:span text:style-name="T162">aggregated </text:span><text:span text:style-name="T150">from several sources. </text:span><text:span text:style-name="T162">Users can query Remus data using a Web browser</text:span><text:span text:style-name="T150"> interface (Web application) </text:span><text:span text:style-name="T162">implemented using Bootstrap framework. For programmatic access, an application </text:span><text:span text:style-name="T150">programming interface (API) </text:span><text:span text:style-name="T164">was implemented. <text:s/>Remus supports both recent human genome builds (i.e. hg19 and GRCh38), and all aggregated data is available in the two coordinate systems. Remus </text:span><text:span text:style-name="T166">wa</text:span><text:span text:style-name="T164">s developed in Python using Flask framework.</text:span></text:p>
      <text:p text:style-name="P10">Datasets</text:p>
      <text:p text:style-name="P15">Remus queries regulatory regions for a set of target-genes. <text:span text:style-name="T227">The list of genes and </text:span>their <text:span text:style-name="T227">transcript coordinates w</text:span>ere<text:span text:style-name="T227"> downloaded from UCSC Table browser (</text:span><text:span text:style-name="T18">knownGene</text:span><text:span text:style-name="T228"> table) for </text:span>both supported genome builds, <text:span text:style-name="T228">hg19 and GRCh38 </text:span><text:span text:style-name="T50">[</text:span><text:span text:style-name="T51">date of access, </text:span><text:span text:style-name="T50">ref]</text:span><text:span text:style-name="T118">, </text:span><text:span text:style-name="T89">and stored in a local MySQL database. Regulatory datasets aggregated in R</text:span><text:span text:style-name="T226">emus can be divided into two categories: miRNA-gene interactions and tissue-specific regulatory regions. MicroRNA-transcript interactions were downloaded from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EQqOqmIMOv"/><text:span text:style-name="T86">(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EQqOqmIMOv"/><text:span text:style-name="T226">⁠ an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lR0ztBvYlz"/><text:span text:style-name="T86">(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lR0ztBvYlz"/><text:span text:style-name="T226">⁠, and stored in separate MySQL databases. In case of miRWalk, only interactions with the 3’UTR of the genes were used.</text:span></text:p>
      <text:p text:style-name="P16">The tissue-specific regulatory regions are genome-wide tracks of regulatory elements active in single tissues or primary cells. These were downloaded from ENCODE and FANTOM repositories, and processed as described the next paragraph. The regulatory elements were functionally categorized into promoters, DNA-binding sites (enhancers, repressors, insulators), and accessible chromatin regions, and stored on the filesystem in compressed and indexed BED files. </text:p>
      <text:p text:style-name="P11">Data preparation</text:p>
      <text:p text:style-name="P37"><text:span text:style-name="T30">Coordinates of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lDnJ4wRJrd"/><text:span text:style-name="T61">(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lDnJ4wRJrd"/><text:span text:style-name="T30"> regulatory features were downloaded from the ENCODE portal</text:span><office:annotation office:name="__Annotation__15619_1128793646"><dc:creator>Paweł Sztromwasser</dc:creator><dc:date>2019-12-09T11:28:33</dc:date><loext:sender-initials>PS</loext:sender-initials><text:p><text:span text:style-name="T235"><text:a xlink:href="https://www.encodeproject.org/help/citing-encode/" xlink:type="simple">https://www.encodeproject.org/help/citing-encode/</text:a></text:span></text:p></office:annotation><text:span text:style-name="T30"> </text:span><text:span text:style-name="T37">[ref] </text:span><office:annotation-end office:name="__Annotation__15619_1128793646"/><text:span text:style-name="T30">as compressed BED files (</text:span><text:span text:style-name="T37">Supplementary Table X</text:span><text:span text:style-name="T30">). Downloaded files came from experiments with status “</text:span><text:span text:style-name="T10">released”</text:span><text:span text:style-name="T136">, </text:span><text:span text:style-name="T137">only</text:span><text:span text:style-name="T15"> </text:span><text:span text:style-name="T30">on human samples classified as </text:span><text:span text:style-name="T10">tissue</text:span><text:span text:style-name="T30"> or </text:span><text:span text:style-name="T10">primary cell</text:span><text:span text:style-name="T30">. Experiments with error flags from internal ENCODE audits were excluded. For DNA-binding tracks we used </text:span><text:span text:style-name="T10">narrowPeak</text:span><text:span text:style-name="T30"> BED files with status </text:span><text:span text:style-name="T10">released, </text:span><text:span text:style-name="T137">containing</text:span><text:span text:style-name="T15"> </text:span><text:span text:style-name="T10">optimal idr thresholded peak</text:span><text:span text:style-name="T11">s</text:span><text:span text:style-name="T10"> or pseudoreplicated idr thresholded peak</text:span><text:span text:style-name="T11">s</text:span><text:span text:style-name="T136">, </text:span><text:span text:style-name="T137">and originating from</text:span><text:span text:style-name="T30"> from transcription factor (TF) ChIP-seq experiments. Experiments for transcription-repressing TFs (CTCF) and transcription promoting TFs were not separated, as variants in binding sites of both types of TFs can have functional implications for the regulated genes. For accessible chromatin we used </text:span><text:span text:style-name="T10">narrowPeak</text:span><text:span text:style-name="T30"> BED files with status </text:span><text:span text:style-name="T10">released, </text:span><text:span text:style-name="T137">containing</text:span><text:span text:style-name="T15"> </text:span><text:span text:style-name="T10">peaks</text:span><text:span text:style-name="T136"> </text:span><text:span text:style-name="T137">and coming from </text:span><text:span text:style-name="T30">DNase- and FAIRE-seq experiments. To provide equal tissue and cell-type coverage for both genome builds,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TgCXq7epp4"/><text:span text:style-name="T61">(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TgCXq7epp4"/><text:span text:style-name="T30">⁠ was used to convert BED files in hg19 coordinate system to GRCh38, and </text:span><text:span text:style-name="T12">vice-versa</text:span><text:span text:style-name="T31">. Next, coordinates from replicates of the same tissue or cell type, including lifted-over data, were collapsed (sum of intervals)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schema&quot;: &quot;https://github.com/citation-style-language/schema/raw/master/csl-citation.json&quot;, &quot;citationItems&quot;: [{&quot;itemData&quot;: {&quot;volume&quot;: &quot;26&quot;, &quot;PMID&quot;: &quot;20110278&quot;, &quot;author&quot;: [{&quot;parse-names&quot;: false, &quot;suffix&quot;: &quot;&quot;, &quot;non-dropping-particle&quot;: &quot;&quot;, &quot;dropping-particle&quot;: &quot;&quot;, &quot;family&quot;: &quot;Quinlan&quot;, &quot;given&quot;: &quot;Aaron R.&quot;}, {&quot;parse-names&quot;: false, &quot;suffix&quot;: &quot;&quot;, &quot;non-dropping-particle&quot;: &quot;&quot;, &quot;dropping-particle&quot;: &quot;&quot;, &quot;family&quot;: &quot;Hall&quot;, &quot;given&quot;: &quot;Ira M.&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title&quot;: &quot;BEDTools: A flexible suite of utilities for comparing genomic features&quot;, &quot;container-title&quot;: &quot;Bioinformatics&quot;, &quot;page&quot;: &quot;841-842&quot;, &quot;DOI&quot;: &quot;10.1093/bioinformatics/btq033&quot;, &quot;issue&quot;: &quot;6&quot;, &quot;id&quot;: &quot;ITEM-1&quot;, &quot;ISSN&quot;: &quot;13674803&quot;, &quot;type&quot;: &quot;article-journal&quot;}, &quot;id&quot;: &quot;ITEM-1&quot;, &quot;uris&quot;: [&quot;http://www.mendeley.com/documents/?uuid=e58011cd-b277-396c-91ac-fd23d90bb168&quot;]}]} RNDGbnJngaPbz"/><text:span text:style-name="T62">(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schema&quot;: &quot;https://github.com/citation-style-language/schema/raw/master/csl-citation.json&quot;, &quot;citationItems&quot;: [{&quot;itemData&quot;: {&quot;volume&quot;: &quot;26&quot;, &quot;PMID&quot;: &quot;20110278&quot;, &quot;author&quot;: [{&quot;parse-names&quot;: false, &quot;suffix&quot;: &quot;&quot;, &quot;non-dropping-particle&quot;: &quot;&quot;, &quot;dropping-particle&quot;: &quot;&quot;, &quot;family&quot;: &quot;Quinlan&quot;, &quot;given&quot;: &quot;Aaron R.&quot;}, {&quot;parse-names&quot;: false, &quot;suffix&quot;: &quot;&quot;, &quot;non-dropping-particle&quot;: &quot;&quot;, &quot;dropping-particle&quot;: &quot;&quot;, &quot;family&quot;: &quot;Hall&quot;, &quot;given&quot;: &quot;Ira M.&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title&quot;: &quot;BEDTools: A flexible suite of utilities for comparing genomic features&quot;, &quot;container-title&quot;: &quot;Bioinformatics&quot;, &quot;page&quot;: &quot;841-842&quot;, &quot;DOI&quot;: &quot;10.1093/bioinformatics/btq033&quot;, &quot;issue&quot;: &quot;6&quot;, &quot;id&quot;: &quot;ITEM-1&quot;, &quot;ISSN&quot;: &quot;13674803&quot;, &quot;type&quot;: &quot;article-journal&quot;}, &quot;id&quot;: &quot;ITEM-1&quot;, &quot;uris&quot;: [&quot;http://www.mendeley.com/documents/?uuid=e58011cd-b277-396c-91ac-fd23d90bb168&quot;]}]} RNDGbnJngaPbz"/><text:span text:style-name="T31">⁠. </text:span></text:p>
      <text:p text:style-name="P3">Coordinates of SCREEN cis candidate regulatory elements (ccREs) were downloaded from <text:span text:style-name="T222">the </text:span>ENCODE portal as BED files. Only files representing <office:annotation office:name="__Annotation__3470_215862323"><dc:creator>Paweł Sztromwasser</dc:creator><dc:date>2019-12-12T12:09:08</dc:date><loext:sender-initials>PS</loext:sender-initials><text:p text:style-name="P75"><text:span text:style-name="T235">explain</text:span></text:p></office:annotation>5-group<office:annotation-end office:name="__Annotation__3470_215862323"/> tracks were used. The ccREs were divided into promoters, enhancers, insulators, and accessible chromatin according to the classification <text:soft-page-break/>provided in the BED files. If multiple files for a tissue or cell type were presents, collapsing was done as described above <text:span text:style-name="T147">for ENCODE data</text:span>. <text:span text:style-name="T31">As all SCREEN tracks were in the hg19 coordinate system, </text:span>GRCh38 <text:span text:style-name="T31">data </text:span>w<text:span text:style-name="T31">ere</text:span> <text:span text:style-name="T31">produced </text:span>using liftOver <text:span text:style-name="T147">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IRFSDkGR0F"/><text:span text:style-name="T65">(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IRFSDkGR0F"/><text:span text:style-name="T33">⁠</text:span>.</text:p>
      <text:p text:style-name="P44"><text:span text:style-name="T147">Coordinates of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rM3MNpShf6"/><text:span text:style-name="T65">(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rM3MNpShf6"/><text:span text:style-name="T147">⁠ <text:s/>enhancers were downloaded from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O1HUj1Qa5M"/><text:span text:style-name="T65">(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O1HUj1Qa5M"/><text:span text:style-name="T147">⁠ as tissue- and organ- facet specific BED files. FANTOM promoters were generated from </text:span><text:span text:style-name="T195">RLE</text:span><text:span text:style-name="T194"> normalized </text:span><text:span text:style-name="T192">CAGE</text:span><text:span text:style-name="T193">-</text:span><text:span text:style-name="T192">peak expression table for human samples </text:span><text:span text:style-name="T147">downloaded from FANTOM5 repository. The table was split into tissue and primary cell-type tracks using sample_ids and FANTOM ontology. CAGE-peaks with normalized TPM expression values below 10 were filtered out. </text:span><office:annotation office:name="__Annotation__15621_1128793646"><dc:creator>Paweł Sztromwasser</dc:creator><dc:date>2019-12-09T11:28:58</dc:date><loext:sender-initials>PS</loext:sender-initials><text:p text:style-name="P75"><text:span text:style-name="T235">Musze to zaimplementowac</text:span></text:p><text:p text:style-name="P75"><text:span text:style-name="T235"/></text:p></office:annotation><text:span text:style-name="T203">The peaks indicating transcription start sites, were expanded 100bp upstream to include the promoter region.</text:span><office:annotation-end office:name="__Annotation__15621_1128793646"/><text:span text:style-name="T203"> </text:span><text:span text:style-name="T147">As all FANTOM5 tracks were used the hg19 coordinate system, GRCh38 data were produced using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FhfmfboZVY"/><text:span text:style-name="T64">(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schema&quot;: &quot;https://github.com/citation-style-language/schema/raw/master/csl-citation.json&quot;, &quot;citationItems&quot;: [{&quot;itemData&quot;: {&quot;volume&quot;: &quot;34&quot;, &quot;PMID&quot;: &quot;16381938&quot;, &quot;author&quot;: [{&quot;parse-names&quot;: false, &quot;suffix&quot;: &quot;&quot;, &quot;non-dropping-particle&quot;: &quot;&quot;, &quot;dropping-particle&quot;: &quot;&quot;, &quot;family&quot;: &quot;Hinrichs&quot;, &quot;given&quot;: &quot;A. S.&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title&quot;: &quot;The UCSC Genome Browser Database: update 2006&quot;, &quot;container-title&quot;: &quot;Nucleic Acids Research&quot;, &quot;ISSN&quot;: &quot;0305-1048&quot;, &quot;page&quot;: &quot;D590-D598&quot;, &quot;DOI&quot;: &quot;10.1093/nar/gkj144&quot;, &quot;publisher&quot;: &quot;Oxford University Press (OUP)&quot;, &quot;id&quot;: &quot;ITEM-1&quot;, &quot;issue&quot;: &quot;90001&quot;, &quot;type&quot;: &quot;article-journal&quot;}, &quot;id&quot;: &quot;ITEM-1&quot;, &quot;uris&quot;: [&quot;http://www.mendeley.com/documents/?uuid=089f37fb-dafe-3a05-8861-9207fd66316d&quot;]}]} RNDFhfmfboZVY"/><text:span text:style-name="T147">⁠.</text:span></text:p>
      <text:p text:style-name="P45"><text:span text:style-name="T229">Data download and processing was automated in a build script available in Remus repository </text:span><text:span text:style-name="T165">(</text:span><text:a xlink:type="simple" xlink:href="https://github.com/seru71/Remus" text:style-name="Internet_20_link" text:visited-style-name="Visited_20_Internet_20_Link"><text:span text:style-name="Strong_20_Emphasis"><text:span text:style-name="T165">https://github.com/seru71/Remus</text:span></text:span></text:a><text:span text:style-name="Strong_20_Emphasis"><text:span text:style-name="T165">)</text:span></text:span><text:span text:style-name="T229">. This facilitates tracking data provenance and deployment of Remus instance on own infrastructure. Comparisons between processed datasets were made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schema&quot;: &quot;https://github.com/citation-style-language/schema/raw/master/csl-citation.json&quot;, &quot;citationItems&quot;: [{&quot;itemData&quot;: {&quot;volume&quot;: &quot;26&quot;, &quot;PMID&quot;: &quot;20110278&quot;, &quot;author&quot;: [{&quot;parse-names&quot;: false, &quot;suffix&quot;: &quot;&quot;, &quot;non-dropping-particle&quot;: &quot;&quot;, &quot;dropping-particle&quot;: &quot;&quot;, &quot;family&quot;: &quot;Quinlan&quot;, &quot;given&quot;: &quot;Aaron R.&quot;}, {&quot;parse-names&quot;: false, &quot;suffix&quot;: &quot;&quot;, &quot;non-dropping-particle&quot;: &quot;&quot;, &quot;dropping-particle&quot;: &quot;&quot;, &quot;family&quot;: &quot;Hall&quot;, &quot;given&quot;: &quot;Ira M.&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title&quot;: &quot;BEDTools: A flexible suite of utilities for comparing genomic features&quot;, &quot;container-title&quot;: &quot;Bioinformatics&quot;, &quot;page&quot;: &quot;841-842&quot;, &quot;DOI&quot;: &quot;10.1093/bioinformatics/btq033&quot;, &quot;issue&quot;: &quot;6&quot;, &quot;id&quot;: &quot;ITEM-1&quot;, &quot;ISSN&quot;: &quot;13674803&quot;, &quot;type&quot;: &quot;article-journal&quot;}, &quot;id&quot;: &quot;ITEM-1&quot;, &quot;uris&quot;: [&quot;http://www.mendeley.com/documents/?uuid=e58011cd-b277-396c-91ac-fd23d90bb168&quot;]}]} RNDi1hBAHnrOd"/><text:span text:style-name="T67">(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schema&quot;: &quot;https://github.com/citation-style-language/schema/raw/master/csl-citation.json&quot;, &quot;citationItems&quot;: [{&quot;itemData&quot;: {&quot;volume&quot;: &quot;26&quot;, &quot;PMID&quot;: &quot;20110278&quot;, &quot;author&quot;: [{&quot;parse-names&quot;: false, &quot;suffix&quot;: &quot;&quot;, &quot;non-dropping-particle&quot;: &quot;&quot;, &quot;dropping-particle&quot;: &quot;&quot;, &quot;family&quot;: &quot;Quinlan&quot;, &quot;given&quot;: &quot;Aaron R.&quot;}, {&quot;parse-names&quot;: false, &quot;suffix&quot;: &quot;&quot;, &quot;non-dropping-particle&quot;: &quot;&quot;, &quot;dropping-particle&quot;: &quot;&quot;, &quot;family&quot;: &quot;Hall&quot;, &quot;given&quot;: &quot;Ira M.&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title&quot;: &quot;BEDTools: A flexible suite of utilities for comparing genomic features&quot;, &quot;container-title&quot;: &quot;Bioinformatics&quot;, &quot;page&quot;: &quot;841-842&quot;, &quot;DOI&quot;: &quot;10.1093/bioinformatics/btq033&quot;, &quot;issue&quot;: &quot;6&quot;, &quot;id&quot;: &quot;ITEM-1&quot;, &quot;ISSN&quot;: &quot;13674803&quot;, &quot;type&quot;: &quot;article-journal&quot;}, &quot;id&quot;: &quot;ITEM-1&quot;, &quot;uris&quot;: [&quot;http://www.mendeley.com/documents/?uuid=e58011cd-b277-396c-91ac-fd23d90bb168&quot;]}]} RNDi1hBAHnrOd"/><text:span text:style-name="T229">⁠ and R packages: GenomicRanges, rtracklayer, eulerr. An R-markdown script documenting this analysis can also be found in the Remus repository.</text:span></text:p>
      <text:p text:style-name="P8">Search<text:span text:style-name="T229">ing regulatory elements</text:span></text:p>
      <text:p text:style-name="P43"><text:span text:style-name="T148">For a given genome build (hg19 or GRCh38), a set of HGNC gene symbols (target genes), and one or more tissues or cell-types (target tissues), regulatory regions are identified using the following protocol. Set of transcription start site (TSS) 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48">mode is selected for the dataset and the region is present in any of the target tissues tracks of the dataset; or (2b) </text:span><text:span text:style-name="T16">active-in-all</text:span><text:span text:style-name="T148">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 All o</text:span><text:span text:style-name="T163">perations on genomic coordinates </text:span><text:span text:style-name="T164">are implemented </text:span><text:span text:style-name="T163">using pybedtools </text:span><text:reference-mark-start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schema&quot;: &quot;https://github.com/citation-style-language/schema/raw/master/csl-citation.json&quot;, &quot;citationItems&quot;: [{&quot;itemData&quot;: {&quot;volume&quot;: &quot;27&quot;, &quot;PMID&quot;: &quot;21949271&quot;, &quot;author&quot;: [{&quot;parse-names&quot;: false, &quot;suffix&quot;: &quot;&quot;, &quot;non-dropping-particle&quot;: &quot;&quot;, &quot;dropping-particle&quot;: &quot;&quot;, &quot;family&quot;: &quot;Dale&quot;, &quot;given&quot;: &quot;Ryan K&quot;}, {&quot;parse-names&quot;: false, &quot;suffix&quot;: &quot;&quot;, &quot;non-dropping-particle&quot;: &quot;&quot;, &quot;dropping-particle&quot;: &quot;&quot;, &quot;family&quot;: &quot;Pedersen&quot;, &quot;given&quot;: &quot;Brent S&quot;}, {&quot;parse-names&quot;: false, &quot;suffix&quot;: &quot;&quot;, &quot;non-dropping-particle&quot;: &quot;&quot;, &quot;dropping-particle&quot;: &quot;&quot;, &quot;family&quot;: &quot;Quinlan&quot;, &quot;given&quot;: &quot;Aaron R&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title&quot;: &quot;Pybedtools: a flexible Python library for manipulating genomic datasets and annotations.&quot;, &quot;container-title&quot;: &quot;Bioinformatics (Oxford, England)&quot;, &quot;page&quot;: &quot;3423-4&quot;, &quot;DOI&quot;: &quot;10.1093/bioinformatics/btr539&quot;, &quot;issue&quot;: &quot;24&quot;, &quot;id&quot;: &quot;ITEM-1&quot;, &quot;ISSN&quot;: &quot;1367-4811&quot;, &quot;type&quot;: &quot;article-journal&quot;}, &quot;id&quot;: &quot;ITEM-1&quot;, &quot;uris&quot;: [&quot;http://www.mendeley.com/documents/?uuid=6baf4e94-e2f7-3407-90d4-9d58ecc1ac38&quot;]}]} RNDtYqdAdZIHE"/><text:span text:style-name="T66">(Dale, Pedersen, and Quinlan 2011)</text:span><text:reference-mark-end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schema&quot;: &quot;https://github.com/citation-style-language/schema/raw/master/csl-citation.json&quot;, &quot;citationItems&quot;: [{&quot;itemData&quot;: {&quot;volume&quot;: &quot;27&quot;, &quot;PMID&quot;: &quot;21949271&quot;, &quot;author&quot;: [{&quot;parse-names&quot;: false, &quot;suffix&quot;: &quot;&quot;, &quot;non-dropping-particle&quot;: &quot;&quot;, &quot;dropping-particle&quot;: &quot;&quot;, &quot;family&quot;: &quot;Dale&quot;, &quot;given&quot;: &quot;Ryan K&quot;}, {&quot;parse-names&quot;: false, &quot;suffix&quot;: &quot;&quot;, &quot;non-dropping-particle&quot;: &quot;&quot;, &quot;dropping-particle&quot;: &quot;&quot;, &quot;family&quot;: &quot;Pedersen&quot;, &quot;given&quot;: &quot;Brent S&quot;}, {&quot;parse-names&quot;: false, &quot;suffix&quot;: &quot;&quot;, &quot;non-dropping-particle&quot;: &quot;&quot;, &quot;dropping-particle&quot;: &quot;&quot;, &quot;family&quot;: &quot;Quinlan&quot;, &quot;given&quot;: &quot;Aaron R&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title&quot;: &quot;Pybedtools: a flexible Python library for manipulating genomic datasets and annotations.&quot;, &quot;container-title&quot;: &quot;Bioinformatics (Oxford, England)&quot;, &quot;page&quot;: &quot;3423-4&quot;, &quot;DOI&quot;: &quot;10.1093/bioinformatics/btr539&quot;, &quot;issue&quot;: &quot;24&quot;, &quot;id&quot;: &quot;ITEM-1&quot;, &quot;ISSN&quot;: &quot;1367-4811&quot;, &quot;type&quot;: &quot;article-journal&quot;}, &quot;id&quot;: &quot;ITEM-1&quot;, &quot;uris&quot;: [&quot;http://www.mendeley.com/documents/?uuid=6baf4e94-e2f7-3407-90d4-9d58ecc1ac38&quot;]}]} RNDtYqdAdZIHE"/><text:span text:style-name="T163">⁠.</text:span></text:p>
      <text:p text:style-name="P9">Variant filtering</text:p>
      <text:p text:style-name="P17">For user convenience and to facilitate analysis of sensitive data we used JavaScript to implement variant filtering that works entirely in user's browser. ...</text:p>
      <text:p text:style-name="P6">Evaluation</text:p>
      <text:p text:style-name="P19"><text:soft-page-break/><text:span text:style-name="T171">Subset of p</text:span>athogenic<text:span text:style-name="T171"> </text:span>regulatory variants <text:span text:style-name="T171">collected by Smedley et al.</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rput48ucs4"/><text:span text:style-name="T59">(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rput48ucs4"/>⁠ <text:span text:style-name="T171">was used to evaluate Remus.</text:span> <office:annotation office:name="__Annotation__1486_874982587"><dc:creator>Paweł Sztromwasser</dc:creator><dc:date>2019-12-04T11:56:56</dc:date><loext:sender-initials>PS</loext:sender-initials><text:p text:style-name="P75"><text:span text:style-name="T235">Arek obiecal w weekend rozszerzyc to dodajac regulatory blizej genow</text:span></text:p></office:annotation><text:span text:style-name="T129">We selected promoters and enhancers located 100bp – 120kb upstream of the affected gene</text:span><office:annotation-end office:name="__Annotation__1486_874982587"/><text:span text:style-name="T129">.</text:span><text:span text:style-name="T171"> Using the original publication for each variant, we chose one </text:span>tissue <text:span text:style-name="T171">or one cell-type affected by the disorder that best matched a track available in one of Remus datasets (Supplementary Table 2). In addition, a list of related tissues/cell-types representing a wider choice of tracks was created for each case, e.g. single-tissues search for brain regulatory elements was expanded to include midbrain and astrocyte tracks. Coordinates of the tested variants, affected genes, and selected tissues are listed in </text:span><text:span text:style-name="T116">Supplementary Table </text:span><text:span text:style-name="T117">2</text:span><text:span text:style-name="T171">. Remus API was queried using this list, and all cis-regulatory datasets with default parameters. The results were processed in a script (</text:span><text:a xlink:type="simple" xlink:href="https://github.com/seru71/Remus" text:style-name="Internet_20_link" text:visited-style-name="Visited_20_Internet_20_Link"><text:span text:style-name="T171">https://github.com/seru71/Remus</text:span></text:a><text:span text:style-name="T171">…) that calculated size of the regulatory regions provided by Remus, and checked if the pathogenic variant overlapped any of the identified regulators (Supplementary Table 3).</text:span></text:p>
      <text:p text:style-name="P18"/>
      <text:p text:style-name="P51"/>
      <text:p text:style-name="P20"/>
      <text:p text:style-name="P20"/>
      <text:p text:style-name="P56">Results</text:p>
      <text:p text:style-name="P38">Remus <text:span text:style-name="T54">(</text:span><text:a xlink:type="simple" xlink:href="http://remus.btm.umed.pl/" text:style-name="Internet_20_link" text:visited-style-name="Visited_20_Internet_20_Link"><text:span text:style-name="T54">http://remus.btm.umed.pl</text:span></text:a><text:span text:style-name="T54">) </text:span>is a Web application <text:span text:style-name="T55">and API</text:span> that facilitates identification of regulatory regions <text:span text:style-name="T53">and genetic variants </text:span>potentially <text:span text:style-name="T53">involved in modulating expression of a given set of genes. Remus uses a range of tissue-specific genome-wide datasets to identify regulatory regions active in user-selected target-tissues, and in proximity of the target-genes (</text:span><text:span text:style-name="T52">Fig. 1</text:span><text:span text:style-name="T53">)</text:span><text:span text:style-name="T178">.</text:span><text:span text:style-name="T179"> </text:span><text:span text:style-name="T180">Dataset availability for each tissue is provided in the user interface and can suggest tracks with relevant regulatory data. </text:span><text:span text:style-name="T53">Coordinates of the regulatory regions can be downloaded or immediately used for in-browser filtering of variants, making it suitable for analysis of sensitive data.</text:span></text:p>
      <text:p text:style-name="P22"><text:span text:style-name="T173">Analysis starts from one or more target-genes, for example implicated in pathogenesis of a disease, and a set of tissues or cell-types affected by the disease (target-tissues; </text:span><text:span text:style-name="T174">Fig. 1</text:span><text:span text:style-name="T173">)</text:span><text:span text:style-name="T96">. </text:span><text:span text:style-name="T97">After setting these, the user can choose types of regulators </text:span><text:span text:style-name="T99">to include </text:span><text:span text:style-name="T97">(</text:span><text:span text:style-name="T96">promoters, enhancers, </text:span><text:span text:style-name="T103">repressors, insulators, </text:span><text:span text:style-name="T96">open-chromatin regions, and micro RNAs</text:span><text:span text:style-name="T97">)</text:span><text:span text:style-name="T96"> </text:span><text:span text:style-name="T97">and </text:span><text:span text:style-name="T99">a set of particular </text:span><text:span text:style-name="T97">datasets to query. </text:span><text:span text:style-name="T176">The datasets vary in </text:span><text:span text:style-name="T175">the </text:span><text:span text:style-name="T176">experimental technique</text:span><text:span text:style-name="T175">s</text:span><text:span text:style-name="T176"> that w</text:span><text:span text:style-name="T175">ere</text:span><text:span text:style-name="T176"> used to </text:span><text:span text:style-name="T175">identify</text:span><text:span text:style-name="T176"> the regulatory elements (details in </text:span><text:span text:style-name="T175">M</text:span><text:span text:style-name="T176">ethods), and </text:span><text:span text:style-name="T175">in </text:span><text:span text:style-name="T176">tissue coverage (</text:span><text:span text:style-name="T182">Fig. </text:span><text:span text:style-name="T181">2</text:span><text:span text:style-name="T175">). </text:span><text:span text:style-name="T98">Cis-regulatory </text:span><text:span text:style-name="T100">datasets available in Remus come from</text:span><text:span text:style-name="T98">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eNTnEijVFY"/><text:span text:style-name="T68">(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schema&quot;: &quot;https://github.com/citation-style-language/schema/raw/master/csl-citation.json&quot;, &quot;citationItems&quot;: [{&quot;itemData&quot;: {&quot;volume&quot;: &quot;489&quot;, &quot;PMID&quot;: &quot;22955616&quot;, &quot;author&quot;: [{&quot;parse-names&quot;: false, &quot;suffix&quot;: &quot;&quot;, &quot;non-dropping-particle&quot;: &quot;&quot;, &quot;dropping-particle&quot;: &quot;&quot;, &quot;family&quot;: &quot;The ENCODE Project Consortium&quot;, &quot;given&quot;: &quot;&quot;}, {&quot;parse-names&quot;: false, &quot;suffix&quot;: &quot;&quot;, &quot;non-dropping-particle&quot;: &quot;&quot;, &quot;dropping-particle&quot;: &quot;&quot;, &quot;family&quot;: &quot;Dunham&quot;, &quot;given&quot;: &quot;Ian&quot;}, {&quot;parse-names&quot;: false, &quot;suffix&quot;: &quot;&quot;, &quot;non-dropping-particle&quot;: &quot;&quot;, &quot;dropping-particle&quot;: &quot;&quot;, &quot;family&quot;: &quot;Kundaje&quot;, &quot;given&quot;: &quot;Anshul&quot;}, {&quot;parse-names&quot;: false, &quot;suffix&quot;: &quot;&quot;, &quot;non-dropping-particle&quot;: &quot;&quot;, &quot;dropping-particle&quot;: &quot;&quot;, &quot;family&quot;: &quot;Aldred&quot;, &quot;given&quot;: &quot;Shelley F&quot;}, {&quot;parse-names&quot;: false, &quot;suffix&quot;: &quot;&quot;, &quot;non-dropping-particle&quot;: &quot;&quot;, &quot;dropping-particle&quot;: &quot;&quot;, &quot;family&quot;: &quot;Collins&quot;, &quot;given&quot;: &quot;Patrick J&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oyle&quot;, &quot;given&quot;: &quot;Francis&quot;}, {&quot;parse-names&quot;: false, &quot;suffix&quot;: &quot;&quot;, &quot;non-dropping-particle&quot;: &quot;&quot;, &quot;dropping-particle&quot;: &quot;&quot;, &quot;family&quot;: &quot;Epstein&quot;, &quot;given&quot;: &quot;Charles B&quot;}, {&quot;parse-names&quot;: false, &quot;suffix&quot;: &quot;&quot;, &quot;non-dropping-particle&quot;: &quot;&quot;, &quot;dropping-particle&quot;: &quot;&quot;, &quot;family&quot;: &quot;Frietze&quot;, &quot;given&quot;: &quot;Seth&quot;}, {&quot;parse-names&quot;: false, &quot;suffix&quot;: &quot;&quot;, &quot;non-dropping-particle&quot;: &quot;&quot;, &quot;dropping-particle&quot;: &quot;&quot;, &quot;family&quot;: &quot;Harrow&quot;, &quot;given&quot;: &quot;Jennifer&quot;}, {&quot;parse-names&quot;: false, &quot;suffix&quot;: &quot;&quot;, &quot;non-dropping-particle&quot;: &quot;&quot;, &quot;dropping-particle&quot;: &quot;&quot;, &quot;family&quot;: &quot;Kaul&quot;, &quot;given&quot;: &quot;Rajinder&quot;}, {&quot;parse-names&quot;: false, &quot;suffix&quot;: &quot;&quot;, &quot;non-dropping-particle&quot;: &quot;&quot;, &quot;dropping-particle&quot;: &quot;&quot;, &quot;family&quot;: &quot;Khatun&quot;, &quot;given&quot;: &quot;Jainab&quot;}, {&quot;parse-names&quot;: false, &quot;suffix&quot;: &quot;&quot;, &quot;non-dropping-particle&quot;: &quot;&quot;, &quot;dropping-particle&quot;: &quot;&quot;, &quot;family&quot;: &quot;Lajoie&quot;, &quot;given&quot;: &quot;Bryan R&quot;}, {&quot;parse-names&quot;: false, &quot;suffix&quot;: &quot;&quot;, &quot;non-dropping-particle&quot;: &quot;&quot;, &quot;dropping-particle&quot;: &quot;&quot;, &quot;family&quot;: &quot;Landt&quot;, &quot;given&quot;: &quot;Stephen G&quot;}, {&quot;parse-names&quot;: false, &quot;suffix&quot;: &quot;&quot;, &quot;non-dropping-particle&quot;: &quot;&quot;, &quot;dropping-particle&quot;: &quot;&quot;, &quot;family&quot;: &quot;Lee&quot;, &quot;given&quot;: &quot;Burn-Kyu Bum-Kyu&quot;}, {&quot;parse-names&quot;: false, &quot;suffix&quot;: &quot;&quot;, &quot;non-dropping-particle&quot;: &quot;&quot;, &quot;dropping-particle&quot;: &quot;&quot;, &quot;family&quot;: &quot;Pauli&quot;, &quot;given&quot;: &quot;Florencia&quot;}, {&quot;parse-names&quot;: false, &quot;suffix&quot;: &quot;&quot;, &quot;non-dropping-particle&quot;: &quot;&quot;, &quot;dropping-particle&quot;: &quot;&quot;, &quot;family&quot;: &quot;Rosenbloom&quot;, &quot;given&quot;: &quot;Kate R&quot;}, {&quot;parse-names&quot;: false, &quot;suffix&quot;: &quot;&quot;, &quot;non-dropping-particle&quot;: &quot;&quot;, &quot;dropping-particle&quot;: &quot;&quot;, &quot;family&quot;: &quot;Sabo&quot;, &quot;given&quot;: &quot;Peter&quot;}, {&quot;parse-names&quot;: false, &quot;suffix&quot;: &quot;&quot;, &quot;non-dropping-particle&quot;: &quot;&quot;, &quot;dropping-particle&quot;: &quot;&quot;, &quot;family&quot;: &quot;Safi&quot;, &quot;given&quot;: &quot;Alexias&quot;}, {&quot;parse-names&quot;: false, &quot;suffix&quot;: &quot;&quot;, &quot;non-dropping-particle&quot;: &quot;&quot;, &quot;dropping-particle&quot;: &quot;&quot;, &quot;family&quot;: &quot;Sanyal&quot;, &quot;given&quot;: &quot;Amartya&quot;}, {&quot;parse-names&quot;: false, &quot;suffix&quot;: &quot;&quot;, &quot;non-dropping-particle&quot;: &quot;&quot;, &quot;dropping-particle&quot;: &quot;&quot;, &quot;family&quot;: &quot;Shoresh&quot;, &quot;given&quot;: &quot;Noam&quot;}, {&quot;parse-names&quot;: false, &quot;suffix&quot;: &quot;&quot;, &quot;non-dropping-particle&quot;: &quot;&quot;, &quot;dropping-particle&quot;: &quot;&quot;, &quot;family&quot;: &quot;Simon&quot;, &quot;given&quot;: &quot;Jeremy M&quot;}, {&quot;parse-names&quot;: false, &quot;suffix&quot;: &quot;&quot;, &quot;non-dropping-particle&quot;: &quot;&quot;, &quot;dropping-particle&quot;: &quot;&quot;, &quot;family&quot;: &quot;Song&quot;, &quot;given&quot;: &quot;Lingyun&quot;}, {&quot;parse-names&quot;: false, &quot;suffix&quot;: &quot;&quot;, &quot;non-dropping-particle&quot;: &quot;&quot;, &quot;dropping-particle&quot;: &quot;&quot;, &quot;family&quot;: &quot;Trinklein&quot;, &quot;given&quot;: &quot;Nathan D&quot;}, {&quot;parse-names&quot;: false, &quot;suffix&quot;: &quot;&quot;, &quot;non-dropping-particle&quot;: &quot;&quot;, &quot;dropping-particle&quot;: &quot;&quot;, &quot;family&quot;: &quot;Altshuler&quot;, &quot;given&quot;: &quot;Robert C&quot;}, {&quot;parse-names&quot;: false, &quot;suffix&quot;: &quot;&quot;, &quot;non-dropping-particle&quot;: &quot;&quot;, &quot;dropping-particle&quot;: &quot;&quot;, &quot;family&quot;: &quot;Birney&quot;, &quot;given&quot;: &quot;Ewan&quot;}, {&quot;parse-names&quot;: false, &quot;suffix&quot;: &quot;&quot;, &quot;non-dropping-particle&quot;: &quot;&quot;, &quot;dropping-particle&quot;: &quot;&quot;, &quot;family&quot;: &quot;Brown&quot;, &quot;given&quot;: &quot;James B&quot;}, {&quot;parse-names&quot;: false, &quot;suffix&quot;: &quot;&quot;, &quot;non-dropping-particle&quot;: &quot;&quot;, &quot;dropping-particle&quot;: &quot;&quot;, &quot;family&quot;: &quot;Cheng&quot;, &quot;given&quot;: &quot;Chao&quot;}, {&quot;parse-names&quot;: false, &quot;suffix&quot;: &quot;&quot;, &quot;non-dropping-particle&quot;: &quot;&quot;, &quot;dropping-particle&quot;: &quot;&quot;, &quot;family&quot;: &quot;Djebali&quot;, &quot;given&quot;: &quot;Sarah&quot;}, {&quot;parse-names&quot;: false, &quot;suffix&quot;: &quot;&quot;, &quot;non-dropping-particle&quot;: &quot;&quot;, &quot;dropping-particle&quot;: &quot;&quot;, &quot;family&quot;: &quot;Dong&quot;, &quot;given&quot;: &quot;Xianjun&quot;}, {&quot;parse-names&quot;: false, &quot;suffix&quot;: &quot;&quot;, &quot;non-dropping-particle&quot;: &quot;&quot;, &quot;dropping-particle&quot;: &quot;&quot;, &quot;family&quot;: &quot;Ernst&quot;, &quot;given&quot;: &quot;Jason&quot;}, {&quot;parse-names&quot;: false, &quot;suffix&quot;: &quot;&quot;, &quot;non-dropping-particle&quot;: &quot;&quot;, &quot;dropping-particle&quot;: &quot;&quot;, &quot;family&quot;: &quot;Furey&quot;, &quot;given&quot;: &quot;Terrence S&quot;}, {&quot;parse-names&quot;: false, &quot;suffix&quot;: &quot;&quot;, &quot;non-dropping-particle&quot;: &quot;&quot;, &quot;dropping-particle&quot;: &quot;&quot;, &quot;family&quot;: &quot;Gerstein&quot;, &quot;given&quot;: &quot;Mark&quot;}, {&quot;parse-names&quot;: false, &quot;suffix&quot;: &quot;&quot;, &quot;non-dropping-particle&quot;: &quot;&quot;, &quot;dropping-particle&quot;: &quot;&quot;, &quot;family&quot;: &quot;Giardine&quot;, &quot;given&quot;: &quot;Belinda&quot;}, {&quot;parse-names&quot;: false, &quot;suffix&quot;: &quot;&quot;, &quot;non-dropping-particle&quot;: &quot;&quot;, &quot;dropping-particle&quot;: &quot;&quot;, &quot;family&quot;: &quot;Greven&quot;, &quot;given&quot;: &quot;Melissa&quot;}, {&quot;parse-names&quot;: false, &quot;suffix&quot;: &quot;&quot;, &quot;non-dropping-particle&quot;: &quot;&quot;, &quot;dropping-particle&quot;: &quot;&quot;, &quot;family&quot;: &quot;Hardison&quot;, &quot;given&quot;: &quot;Ross C&quot;}, {&quot;parse-names&quot;: false, &quot;suffix&quot;: &quot;&quot;, &quot;non-dropping-particle&quot;: &quot;&quot;, &quot;dropping-particle&quot;: &quot;&quot;, &quot;family&quot;: &quot;Harris&quot;, &quot;given&quot;: &quot;Robert S&quot;}, {&quot;parse-names&quot;: false, &quot;suffix&quot;: &quot;&quot;, &quot;non-dropping-particle&quot;: &quot;&quot;, &quot;dropping-particle&quot;: &quot;&quot;, &quot;family&quot;: &quot;Herrero&quot;, &quot;given&quot;: &quot;Javier&quot;}, {&quot;parse-names&quot;: false, &quot;suffix&quot;: &quot;&quot;, &quot;non-dropping-particle&quot;: &quot;&quot;, &quot;dropping-particle&quot;: &quot;&quot;, &quot;family&quot;: &quot;Hoffman&quot;, &quot;given&quot;: &quot;Michael M&quot;}, {&quot;parse-names&quot;: false, &quot;suffix&quot;: &quot;&quot;, &quot;non-dropping-particle&quot;: &quot;&quot;, &quot;dropping-particle&quot;: &quot;&quot;, &quot;family&quot;: &quot;Iyer&quot;, &quot;given&quot;: &quot;Sowmya&quot;}, {&quot;parse-names&quot;: false, &quot;suffix&quot;: &quot;&quot;, &quot;non-dropping-particle&quot;: &quot;&quot;, &quot;dropping-particle&quot;: &quot;&quot;, &quot;family&quot;: &quot;Kelllis&quot;, &quot;given&quot;: &quot;Manolis&quot;}, {&quot;parse-names&quot;: false, &quot;suffix&quot;: &quot;&quot;, &quot;non-dropping-particle&quot;: &quot;&quot;, &quot;dropping-particle&quot;: &quot;&quot;, &quot;family&quot;: &quot;Kheradpour&quot;, &quot;given&quot;: &quot;Pou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Li&quot;, &quot;given&quot;: &quot;Qunhua&quot;}, {&quot;parse-names&quot;: false, &quot;suffix&quot;: &quot;&quot;, &quot;non-dropping-particle&quot;: &quot;&quot;, &quot;dropping-particle&quot;: &quot;&quot;, &quot;family&quot;: &quot;Lin&quot;, &quot;given&quot;: &quot;Xinying&quot;}, {&quot;parse-names&quot;: false, &quot;suffix&quot;: &quot;&quot;, &quot;non-dropping-particle&quot;: &quot;&quot;, &quot;dropping-particle&quot;: &quot;&quot;, &quot;family&quot;: &quot;Marinov&quot;, &quot;given&quot;: &quot;Georgi K&quot;}, {&quot;parse-names&quot;: false, &quot;suffix&quot;: &quot;&quot;, &quot;non-dropping-particle&quot;: &quot;&quot;, &quot;dropping-particle&quot;: &quot;&quot;, &quot;family&quot;: &quot;Merkel&quot;, &quot;given&quot;: &quot;Angelika&quot;}, {&quot;parse-names&quot;: false, &quot;suffix&quot;: &quot;&quot;, &quot;non-dropping-particle&quot;: &quot;&quot;, &quot;dropping-particle&quot;: &quot;&quot;, &quot;family&quot;: &quot;Mortazavi&quot;, &quot;given&quot;: &quot;Ali&quot;}, {&quot;parse-names&quot;: false, &quot;suffix&quot;: &quot;&quot;, &quot;non-dropping-particle&quot;: &quot;&quot;, &quot;dropping-particle&quot;: &quot;&quot;, &quot;family&quot;: &quot;Parker&quot;, &quot;given&quot;: &quot;Stephen C J Stephanie L&quot;}, {&quot;parse-names&quot;: false, &quot;suffix&quot;: &quot;&quot;, &quot;non-dropping-particle&quot;: &quot;&quot;, &quot;dropping-particle&quot;: &quot;&quot;, &quot;family&quot;: &quot;Reddy&quot;, &quot;given&quot;: &quot;Timothy E&quot;}, {&quot;parse-names&quot;: false, &quot;suffix&quot;: &quot;&quot;, &quot;non-dropping-particle&quot;: &quot;&quot;, &quot;dropping-particle&quot;: &quot;&quot;, &quot;family&quot;: &quot;Rozowsky&quot;, &quot;given&quot;: &quot;Joel&quot;}, {&quot;parse-names&quot;: false, &quot;suffix&quot;: &quot;&quot;, &quot;non-dropping-particle&quot;: &quot;&quot;, &quot;dropping-particle&quot;: &quot;&quot;, &quot;family&quot;: &quot;Schlesinger&quot;, &quot;given&quot;: &quot;Felix&quot;}, {&quot;parse-names&quot;: false, &quot;suffix&quot;: &quot;&quot;, &quot;non-dropping-particle&quot;: &quot;&quot;, &quot;dropping-particle&quot;: &quot;&quot;, &quot;family&quot;: &quot;Thurman&quot;, &quot;given&quot;: &quot;Robert E&quot;}, {&quot;parse-names&quot;: false, &quot;suffix&quot;: &quot;&quot;, &quot;non-dropping-particle&quot;: &quot;&quot;, &quot;dropping-particle&quot;: &quot;&quot;, &quot;family&quot;: &quot;Wang&quot;, &quot;given&quot;: &quot;Jie&quot;}, {&quot;parse-names&quot;: false, &quot;suffix&quot;: &quot;&quot;, &quot;non-dropping-particle&quot;: &quot;&quot;, &quot;dropping-particle&quot;: &quot;&quot;, &quot;family&quot;: &quot;Ward&quot;, &quot;given&quot;: &quot;Lucas D&quot;}, {&quot;parse-names&quot;: false, &quot;suffix&quot;: &quot;&quot;, &quot;non-dropping-particle&quot;: &quot;&quot;, &quot;dropping-particle&quot;: &quot;&quot;, &quot;family&quot;: &quot;Whitfield&quot;, &quot;given&quot;: &quot;Troy W&quot;}, {&quot;parse-names&quot;: false, &quot;suffix&quot;: &quot;&quot;, &quot;non-dropping-particle&quot;: &quot;&quot;, &quot;dropping-particle&quot;: &quot;&quot;, &quot;family&quot;: &quot;Wilder&quot;, &quot;given&quot;: &quot;Steven P&quot;}, {&quot;parse-names&quot;: false, &quot;suffix&quot;: &quot;&quot;, &quot;non-dropping-particle&quot;: &quot;&quot;, &quot;dropping-particle&quot;: &quot;&quot;, &quot;family&quot;: &quot;Wu&quot;, &quot;given&quot;: &quot;Weisheng&quot;}, {&quot;parse-names&quot;: false, &quot;suffix&quot;: &quot;&quot;, &quot;non-dropping-particle&quot;: &quot;&quot;, &quot;dropping-particle&quot;: &quot;&quot;, &quot;family&quot;: &quot;Xi&quot;, &quot;given&quot;: &quot;Hualin S&quot;}, {&quot;parse-names&quot;: false, &quot;suffix&quot;: &quot;&quot;, &quot;non-dropping-particle&quot;: &quot;&quot;, &quot;dropping-particle&quot;: &quot;&quot;, &quot;family&quot;: &quot;Yip&quot;, &quot;given&quot;: &quot;Kevin Y&quot;}, {&quot;parse-names&quot;: false, &quot;suffix&quot;: &quot;&quot;, &quot;non-dropping-particle&quot;: &quot;&quot;, &quot;dropping-particle&quot;: &quot;&quot;, &quot;family&quot;: &quot;Zhuang&quot;, &quot;given&quot;: &quot;Jiali&quot;}, {&quot;parse-names&quot;: false, &quot;suffix&quot;: &quot;&quot;, &quot;non-dropping-particle&quot;: &quot;&quot;, &quot;dropping-particle&quot;: &quot;&quot;, &quot;family&quot;: &quot;Bernstein&quot;, &quot;given&quot;: &quot;Bradley E&quot;}, {&quot;parse-names&quot;: false, &quot;suffix&quot;: &quot;&quot;, &quot;non-dropping-particle&quot;: &quot;&quot;, &quot;dropping-particle&quot;: &quot;&quot;, &quot;family&quot;: &quot;Green&quot;, &quot;given&quot;: &quot;Eric D&quot;}, {&quot;parse-names&quot;: false, &quot;suffix&quot;: &quot;&quot;, &quot;non-dropping-particle&quot;: &quot;&quot;, &quot;dropping-particle&quot;: &quot;&quot;, &quot;family&quot;: &quot;Gunter&quot;, &quot;given&quot;: &quot;Chris&quot;}, {&quot;parse-names&quot;: false, &quot;suffix&quot;: &quot;&quot;, &quot;non-dropping-particle&quot;: &quot;&quot;, &quot;dropping-particle&quot;: &quot;&quot;, &quot;family&quot;: &quot;Snyder&quot;, &quot;given&quot;: &quot;Michael&quot;}, {&quot;parse-names&quot;: false, &quot;suffix&quot;: &quot;&quot;, &quot;non-dropping-particle&quot;: &quot;&quot;, &quot;dropping-particle&quot;: &quot;&quot;, &quot;family&quot;: &quot;Pazin&quot;, &quot;given&quot;: &quot;Michael J&quot;}, {&quot;parse-names&quot;: false, &quot;suffix&quot;: &quot;&quot;, &quot;non-dropping-particle&quot;: &quot;&quot;, &quot;dropping-particle&quot;: &quot;&quot;, &quot;family&quot;: &quot;Lowdon&quot;, &quot;given&quot;: &quot;Rebecca F&quot;}, {&quot;parse-names&quot;: false, &quot;suffix&quot;: &quot;&quot;, &quot;non-dropping-particle&quot;: &quot;&quot;, &quot;dropping-particle&quot;: &quot;&quot;, &quot;family&quot;: &quot;Dillon&quot;, &quot;given&quot;: &quot;Laura a L&quot;}, {&quot;parse-names&quot;: false, &quot;suffix&quot;: &quot;&quot;, &quot;non-dropping-particle&quot;: &quot;&quot;, &quot;dropping-particle&quot;: &quot;&quot;, &quot;family&quot;: &quot;Adams&quot;, &quot;given&quot;: &quot;Leslie B&quot;}, {&quot;parse-names&quot;: false, &quot;suffix&quot;: &quot;&quot;, &quot;non-dropping-particle&quot;: &quot;&quot;, &quot;dropping-particle&quot;: &quot;&quot;, &quot;family&quot;: &quot;Kelly&quot;, &quot;given&quot;: &quot;Caroline J&quot;}, {&quot;parse-names&quot;: false, &quot;suffix&quot;: &quot;&quot;, &quot;non-dropping-particle&quot;: &quot;&quot;, &quot;dropping-particle&quot;: &quot;&quot;, &quot;family&quot;: &quot;Zhang&quot;, &quot;given&quot;: &quot;Julia&quot;}, {&quot;parse-names&quot;: false, &quot;suffix&quot;: &quot;&quot;, &quot;non-dropping-particle&quot;: &quot;&quot;, &quot;dropping-particle&quot;: &quot;&quot;, &quot;family&quot;: &quot;Wexler&quot;, &quot;given&quot;: &quot;Judith R&quot;}, {&quot;parse-names&quot;: false, &quot;suffix&quot;: &quot;&quot;, &quot;non-dropping-particle&quot;: &quot;&quot;, &quot;dropping-particle&quot;: &quot;&quot;, &quot;family&quot;: &quot;Good&quot;, &quot;given&quot;: &quot;Peter J&quot;}, {&quot;parse-names&quot;: false, &quot;suffix&quot;: &quot;&quot;, &quot;non-dropping-particle&quot;: &quot;&quot;, &quot;dropping-particle&quot;: &quot;&quot;, &quot;family&quot;: &quot;Feingold&quot;, &quot;given&quot;: &quot;Elise a&quot;}, {&quot;parse-names&quot;: false, &quot;suffix&quot;: &quot;&quot;, &quot;non-dropping-particle&quot;: &quot;&quot;, &quot;dropping-particle&quot;: &quot;&quot;, &quot;family&quot;: &quot;Crawford&quot;, &quot;given&quot;: &quot;Gregory E&quot;}, {&quot;parse-names&quot;: false, &quot;suffix&quot;: &quot;&quot;, &quot;non-dropping-particle&quot;: &quot;&quot;, &quot;dropping-particle&quot;: &quot;&quot;, &quot;family&quot;: &quot;Dekker&quot;, &quot;given&quot;: &quot;Job&quot;}, {&quot;parse-names&quot;: false, &quot;suffix&quot;: &quot;&quot;, &quot;non-dropping-particle&quot;: &quot;&quot;, &quot;dropping-particle&quot;: &quot;&quot;, &quot;family&quot;: &quot;Elinitski&quot;, &quot;given&quot;: &quot;Laura&quot;}, {&quot;parse-names&quot;: false, &quot;suffix&quot;: &quot;&quot;, &quot;non-dropping-particle&quot;: &quot;&quot;, &quot;dropping-particle&quot;: &quot;&quot;, &quot;family&quot;: &quot;Farnham&quot;, &quot;given&quot;: &quot;Peggy J&quot;}, {&quot;parse-names&quot;: false, &quot;suffix&quot;: &quot;&quot;, &quot;non-dropping-particle&quot;: &quot;&quot;, &quot;dropping-particle&quot;: &quot;&quot;, &quot;family&quot;: &quot;Giddings&quot;, &quot;given&quot;: &quot;Morgan C&quot;}, {&quot;parse-names&quot;: false, &quot;suffix&quot;: &quot;&quot;, &quot;non-dropping-particle&quot;: &quot;&quot;, &quot;dropping-particle&quot;: &quot;&quot;, &quot;family&quot;: &quot;Gingeras&quot;, &quot;given&quot;: &quot;Thomas R&quot;}, {&quot;parse-names&quot;: false, &quot;suffix&quot;: &quot;&quot;, &quot;non-dropping-particle&quot;: &quot;&quot;, &quot;dropping-particle&quot;: &quot;&quot;, &quot;family&quot;: &quot;Guig\u00f3&quot;, &quot;given&quot;: &quot;Roderic&quot;}, {&quot;parse-names&quot;: false, &quot;suffix&quot;: &quot;&quot;, &quot;non-dropping-particle&quot;: &quot;&quot;, &quot;dropping-particle&quot;: &quot;&quot;, &quot;family&quot;: &quot;Hubbard&quot;, &quot;given&quot;: &quot;Timothy J Tomothy J&quot;}, {&quot;parse-names&quot;: false, &quot;suffix&quot;: &quot;&quot;, &quot;non-dropping-particle&quot;: &quot;&quot;, &quot;dropping-particle&quot;: &quot;&quot;, &quot;family&quot;: &quot;Kellis&quot;, &quot;given&quot;: &quot;Manolis&quot;}, {&quot;parse-names&quot;: false, &quot;suffix&quot;: &quot;&quot;, &quot;non-dropping-particle&quot;: &quot;&quot;, &quot;dropping-particle&quot;: &quot;&quot;, &quot;family&quot;: &quot;Kent&quot;, &quot;given&quot;: &quot;W James&quot;}, {&quot;parse-names&quot;: false, &quot;suffix&quot;: &quot;&quot;, &quot;non-dropping-particle&quot;: &quot;&quot;, &quot;dropping-particle&quot;: &quot;&quot;, &quot;family&quot;: &quot;Lieb&quot;, &quot;given&quot;: &quot;Jason D&quot;}, {&quot;parse-names&quot;: false, &quot;suffix&quot;: &quot;&quot;, &quot;non-dropping-particle&quot;: &quot;&quot;, &quot;dropping-particle&quot;: &quot;&quot;, &quot;family&quot;: &quot;Margulies&quot;, &quot;given&quot;: &quot;Elliott H&quot;}, {&quot;parse-names&quot;: false, &quot;suffix&quot;: &quot;&quot;, &quot;non-dropping-particle&quot;: &quot;&quot;, &quot;dropping-particle&quot;: &quot;&quot;, &quot;family&quot;: &quot;Myers&quot;, &quot;given&quot;: &quot;Richard M&quot;}, {&quot;parse-names&quot;: false, &quot;suffix&quot;: &quot;&quot;, &quot;non-dropping-particle&quot;: &quot;&quot;, &quot;dropping-particle&quot;: &quot;&quot;, &quot;family&quot;: &quot;Starnatoyannopoulos&quot;, &quot;given&quot;: &quot;John a&quot;}, {&quot;parse-names&quot;: false, &quot;suffix&quot;: &quot;&quot;, &quot;non-dropping-particle&quot;: &quot;&quot;, &quot;dropping-particle&quot;: &quot;&quot;, &quot;family&quot;: &quot;Tennebaum&quot;, &quot;given&quot;: &quot;Scott a&quot;}, {&quot;parse-names&quot;: false, &quot;suffix&quot;: &quot;&quot;, &quot;non-dropping-particle&quot;: &quot;&quot;, &quot;dropping-particle&quot;: &quot;&quot;, &quot;family&quot;: &quot;Weng&quot;, &quot;given&quot;: &quot;Zhiping&quot;}, {&quot;parse-names&quot;: false, &quot;suffix&quot;: &quot;&quot;, &quot;non-dropping-particle&quot;: &quot;&quot;, &quot;dropping-particle&quot;: &quot;&quot;, &quot;family&quot;: &quot;White&quot;, &quot;given&quot;: &quot;Kevin P&quot;}, {&quot;parse-names&quot;: false, &quot;suffix&quot;: &quot;&quot;, &quot;non-dropping-particle&quot;: &quot;&quot;, &quot;dropping-particle&quot;: &quot;&quot;, &quot;family&quot;: &quot;Wold&quot;, &quot;given&quot;: &quot;Barbara&quot;}, {&quot;parse-names&quot;: false, &quot;suffix&quot;: &quot;&quot;, &quot;non-dropping-particle&quot;: &quot;&quot;, &quot;dropping-particle&quot;: &quot;&quot;, &quot;family&quot;: &quot;Yu&quot;, &quot;given&quot;: &quot;Yanbao&quot;}, {&quot;parse-names&quot;: false, &quot;suffix&quot;: &quot;&quot;, &quot;non-dropping-particle&quot;: &quot;&quot;, &quot;dropping-particle&quot;: &quot;&quot;, &quot;family&quot;: &quot;Wrobel&quot;, &quot;given&quot;: &quot;John&quot;}, {&quot;parse-names&quot;: false, &quot;suffix&quot;: &quot;&quot;, &quot;non-dropping-particle&quot;: &quot;&quot;, &quot;dropping-particle&quot;: &quot;&quot;, &quot;family&quot;: &quot;Risk&quot;, &quot;given&quot;: &quot;Brian a&quot;}, {&quot;parse-names&quot;: false, &quot;suffix&quot;: &quot;&quot;, &quot;non-dropping-particle&quot;: &quot;&quot;, &quot;dropping-particle&quot;: &quot;&quot;, &quot;family&quot;: &quot;Gunawardena&quot;, &quot;given&quot;: &quot;Harsha P&quot;}, {&quot;parse-names&quot;: false, &quot;suffix&quot;: &quot;&quot;, &quot;non-dropping-particle&quot;: &quot;&quot;, &quot;dropping-particle&quot;: &quot;&quot;, &quot;family&quot;: &quot;Kuiper&quot;, &quot;given&quot;: &quot;Heather C&quot;}, {&quot;parse-names&quot;: false, &quot;suffix&quot;: &quot;&quot;, &quot;non-dropping-particle&quot;: &quot;&quot;, &quot;dropping-particle&quot;: &quot;&quot;, &quot;family&quot;: &quot;Maier&quot;, &quot;given&quot;: &quot;Christopher W&quot;}, {&quot;parse-names&quot;: false, &quot;suffix&quot;: &quot;&quot;, &quot;non-dropping-particle&quot;: &quot;&quot;, &quot;dropping-particle&quot;: &quot;&quot;, &quot;family&quot;: &quot;Xie&quot;, &quot;given&quot;: &quot;Ling&quot;}, {&quot;parse-names&quot;: false, &quot;suffix&quot;: &quot;&quot;, &quot;non-dropping-particle&quot;: &quot;&quot;, &quot;dropping-particle&quot;: &quot;&quot;, &quot;family&quot;: &quot;Chen&quot;, &quot;given&quot;: &quot;Xian&quot;}, {&quot;parse-names&quot;: false, &quot;suffix&quot;: &quot;&quot;, &quot;non-dropping-particle&quot;: &quot;&quot;, &quot;dropping-particle&quot;: &quot;&quot;, &quot;family&quot;: &quot;Mikkelsen&quot;, &quot;given&quot;: &quot;Tarjei S&quot;}, {&quot;parse-names&quot;: false, &quot;suffix&quot;: &quot;&quot;, &quot;non-dropping-particle&quot;: &quot;&quot;, &quot;dropping-particle&quot;: &quot;&quot;, &quot;family&quot;: &quot;Gillespie&quot;, &quot;given&quot;: &quot;Shawn&quot;}, {&quot;parse-names&quot;: false, &quot;suffix&quot;: &quot;&quot;, &quot;non-dropping-particle&quot;: &quot;&quot;, &quot;dropping-particle&quot;: &quot;&quot;, &quot;family&quot;: &quot;Goren&quot;, &quot;given&quot;: &quot;Alon&quot;}, {&quot;parse-names&quot;: false, &quot;suffix&quot;: &quot;&quot;, &quot;non-dropping-particle&quot;: &quot;&quot;, &quot;dropping-particle&quot;: &quot;&quot;, &quot;family&quot;: &quot;Ram&quot;, &quot;given&quot;: &quot;Oren&quot;}, {&quot;parse-names&quot;: false, &quot;suffix&quot;: &quot;&quot;, &quot;non-dropping-particle&quot;: &quot;&quot;, &quot;dropping-particle&quot;: &quot;&quot;, &quot;family&quot;: &quot;Zhang&quot;, &quot;given&quot;: &quot;Xiaolan&quot;}, {&quot;parse-names&quot;: false, &quot;suffix&quot;: &quot;&quot;, &quot;non-dropping-particle&quot;: &quot;&quot;, &quot;dropping-particle&quot;: &quot;&quot;, &quot;family&quot;: &quot;Wang&quot;, &quot;given&quot;: &quot;Li&quot;}, {&quot;parse-names&quot;: false, &quot;suffix&quot;: &quot;&quot;, &quot;non-dropping-particle&quot;: &quot;&quot;, &quot;dropping-particle&quot;: &quot;&quot;, &quot;family&quot;: &quot;Issner&quot;, &quot;given&quot;: &quot;Robbyn&quot;}, {&quot;parse-names&quot;: false, &quot;suffix&quot;: &quot;&quot;, &quot;non-dropping-particle&quot;: &quot;&quot;, &quot;dropping-particle&quot;: &quot;&quot;, &quot;family&quot;: &quot;Coyne&quot;, &quot;given&quot;: &quot;Michael J&quot;}, {&quot;parse-names&quot;: false, &quot;suffix&quot;: &quot;&quot;, &quot;non-dropping-particle&quot;: &quot;&quot;, &quot;dropping-particle&quot;: &quot;&quot;, &quot;family&quot;: &quot;Durham&quot;, &quot;given&quot;: &quot;Timothy&quot;}, {&quot;parse-names&quot;: false, &quot;suffix&quot;: &quot;&quot;, &quot;non-dropping-particle&quot;: &quot;&quot;, &quot;dropping-particle&quot;: &quot;&quot;, &quot;family&quot;: &quot;Ku&quot;, &quot;given&quot;: &quot;Manching&quot;}, {&quot;parse-names&quot;: false, &quot;suffix&quot;: &quot;&quot;, &quot;non-dropping-particle&quot;: &quot;&quot;, &quot;dropping-particle&quot;: &quot;&quot;, &quot;family&quot;: &quot;Truong&quot;, &quot;given&quot;: &quot;Thanh&quot;}, {&quot;parse-names&quot;: false, &quot;suffix&quot;: &quot;&quot;, &quot;non-dropping-particle&quot;: &quot;&quot;, &quot;dropping-particle&quot;: &quot;&quot;, &quot;family&quot;: &quot;Eaton&quot;, &quot;given&quot;: &quot;Matthew L&quot;}, {&quot;parse-names&quot;: false, &quot;suffix&quot;: &quot;&quot;, &quot;non-dropping-particle&quot;: &quot;&quot;, &quot;dropping-particle&quot;: &quot;&quot;, &quot;family&quot;: &quot;Dobin&quot;, &quot;given&quot;: &quot;Alex&quot;}, {&quot;parse-names&quot;: false, &quot;suffix&quot;: &quot;&quot;, &quot;non-dropping-particle&quot;: &quot;&quot;, &quot;dropping-particle&quot;: &quot;&quot;, &quot;family&quot;: &quot;Tanzer&quot;, &quot;given&quot;: &quot;Andrea&quot;}, {&quot;parse-names&quot;: false, &quot;suffix&quot;: &quot;&quot;, &quot;non-dropping-particle&quot;: &quot;&quot;, &quot;dropping-particle&quot;: &quot;&quot;, &quot;family&quot;: &quot;Lagarde&quot;, &quot;given&quot;: &quot;Julien&quot;}, {&quot;parse-names&quot;: false, &quot;suffix&quot;: &quot;&quot;, &quot;non-dropping-particle&quot;: &quot;&quot;, &quot;dropping-particle&quot;: &quot;&quot;, &quot;family&quot;: &quot;Lin&quot;, &quot;given&quot;: &quot;Wei&quot;}, {&quot;parse-names&quot;: false, &quot;suffix&quot;: &quot;&quot;, &quot;non-dropping-particle&quot;: &quot;&quot;, &quot;dropping-particle&quot;: &quot;&quot;, &quot;family&quot;: &quot;Xue&quot;, &quot;given&quot;: &quot;Chenghai&quot;}, {&quot;parse-names&quot;: false, &quot;suffix&quot;: &quot;&quot;, &quot;non-dropping-particle&quot;: &quot;&quot;, &quot;dropping-particle&quot;: &quot;&quot;, &quot;family&quot;: &quot;Williams&quot;, &quot;given&quot;: &quot;Brian a&quot;}, {&quot;parse-names&quot;: false, &quot;suffix&quot;: &quot;&quot;, &quot;non-dropping-particle&quot;: &quot;&quot;, &quot;dropping-particle&quot;: &quot;&quot;, &quot;family&quot;: &quot;Zaleski&quot;, &quot;given&quot;: &quot;Chris&quot;}, {&quot;parse-names&quot;: false, &quot;suffix&quot;: &quot;&quot;, &quot;non-dropping-particle&quot;: &quot;&quot;, &quot;dropping-particle&quot;: &quot;&quot;, &quot;family&quot;: &quot;R\u00f6der&quot;, &quot;given&quot;: &quot;Maik&quot;}, {&quot;parse-names&quot;: false, &quot;suffix&quot;: &quot;&quot;, &quot;non-dropping-particle&quot;: &quot;&quot;, &quot;dropping-particle&quot;: &quot;&quot;, &quot;family&quot;: &quot;Kokocinski&quot;, &quot;given&quot;: &quot;Felix&quot;}, {&quot;parse-names&quot;: false, &quot;suffix&quot;: &quot;&quot;, &quot;non-dropping-particle&quot;: &quot;&quot;, &quot;dropping-particle&quot;: &quot;&quot;, &quot;family&quot;: &quot;Abdelhamid&quot;, &quot;given&quot;: &quot;Rehab F&quot;}, {&quot;parse-names&quot;: false, &quot;suffix&quot;: &quot;&quot;, &quot;non-dropping-particle&quot;: &quot;&quot;, &quot;dropping-particle&quot;: &quot;&quot;, &quot;family&quot;: &quot;Alioto&quot;, &quot;given&quot;: &quot;Tyler&quot;}, {&quot;parse-names&quot;: false, &quot;suffix&quot;: &quot;&quot;, &quot;non-dropping-particle&quot;: &quot;&quot;, &quot;dropping-particle&quot;: &quot;&quot;, &quot;family&quot;: &quot;Antoshechkin&quot;, &quot;given&quot;: &quot;Igor&quot;}, {&quot;parse-names&quot;: false, &quot;suffix&quot;: &quot;&quot;, &quot;non-dropping-particle&quot;: &quot;&quot;, &quot;dropping-particle&quot;: &quot;&quot;, &quot;family&quot;: &quot;Baer&quot;, &quot;given&quot;: &quot;Michael T&quot;}, {&quot;parse-names&quot;: false, &quot;suffix&quot;: &quot;&quot;, &quot;non-dropping-particle&quot;: &quot;&quot;, &quot;dropping-particle&quot;: &quot;&quot;, &quot;family&quot;: &quot;Batut&quot;, &quot;given&quot;: &quot;Philippe&quot;}, {&quot;parse-names&quot;: false, &quot;suffix&quot;: &quot;&quot;, &quot;non-dropping-particle&quot;: &quot;&quot;, &quot;dropping-particle&quot;: &quot;&quot;, &quot;family&quot;: &quot;Bell&quot;, &quot;given&quot;: &quot;Ian&quot;}, {&quot;parse-names&quot;: false, &quot;suffix&quot;: &quot;&quot;, &quot;non-dropping-particle&quot;: &quot;&quot;, &quot;dropping-particle&quot;: &quot;&quot;, &quot;family&quot;: &quot;Bell&quot;, &quot;given&quot;: &quot;Kimberly&quot;}, {&quot;parse-names&quot;: false, &quot;suffix&quot;: &quot;&quot;, &quot;non-dropping-particle&quot;: &quot;&quot;, &quot;dropping-particle&quot;: &quot;&quot;, &quot;family&quot;: &quot;Chakrabortty&quot;, &quot;given&quot;: &quot;Sudipto&quot;}, {&quot;parse-names&quot;: false, &quot;suffix&quot;: &quot;&quot;, &quot;non-dropping-particle&quot;: &quot;&quot;, &quot;dropping-particle&quot;: &quot;&quot;, &quot;family&quot;: &quot;Chrast&quot;, &quot;given&quot;: &quot;Jacqueline&quot;}, {&quot;parse-names&quot;: false, &quot;suffix&quot;: &quot;&quot;, &quot;non-dropping-particle&quot;: &quot;&quot;, &quot;dropping-particle&quot;: &quot;&quot;, &quot;family&quot;: &quot;Curado&quot;, &quot;given&quot;: &quot;Joao&quot;}, {&quot;parse-names&quot;: false, &quot;suffix&quot;: &quot;&quot;, &quot;non-dropping-particle&quot;: &quot;&quot;, &quot;dropping-particle&quot;: &quot;&quot;, &quot;family&quot;: &quot;Derrien&quot;, &quot;given&quot;: &quot;Thomas&quot;}, {&quot;parse-names&quot;: false, &quot;suffix&quot;: &quot;&quot;, &quot;non-dropping-particle&quot;: &quot;&quot;, &quot;dropping-particle&quot;: &quot;&quot;, &quot;family&quot;: &quot;Drenkow&quot;, &quot;given&quot;: &quot;Jorg&quot;}, {&quot;parse-names&quot;: false, &quot;suffix&quot;: &quot;&quot;, &quot;non-dropping-particle&quot;: &quot;&quot;, &quot;dropping-particle&quot;: &quot;&quot;, &quot;family&quot;: &quot;Dumais&quot;, &quot;given&quot;: &quot;Erica&quot;}, {&quot;parse-names&quot;: false, &quot;suffix&quot;: &quot;&quot;, &quot;non-dropping-particle&quot;: &quot;&quot;, &quot;dropping-particle&quot;: &quot;&quot;, &quot;family&quot;: &quot;Dumais&quot;, &quot;given&quot;: &quot;Jackie&quot;}, {&quot;parse-names&quot;: false, &quot;suffix&quot;: &quot;&quot;, &quot;non-dropping-particle&quot;: &quot;&quot;, &quot;dropping-particle&quot;: &quot;&quot;, &quot;family&quot;: &quot;Duttagupta&quot;, &quot;given&quot;: &quot;Radha&quot;}, {&quot;parse-names&quot;: false, &quot;suffix&quot;: &quot;&quot;, &quot;non-dropping-particle&quot;: &quot;&quot;, &quot;dropping-particle&quot;: &quot;&quot;, &quot;family&quot;: &quot;Fastuca&quot;, &quot;given&quot;: &quot;Megan&quot;}, {&quot;parse-names&quot;: false, &quot;suffix&quot;: &quot;&quot;, &quot;non-dropping-particle&quot;: &quot;&quot;, &quot;dropping-particle&quot;: &quot;&quot;, &quot;family&quot;: &quot;Fejes-Toth&quot;, &quot;given&quot;: &quot;Kata&quot;}, {&quot;parse-names&quot;: false, &quot;suffix&quot;: &quot;&quot;, &quot;non-dropping-particle&quot;: &quot;&quot;, &quot;dropping-particle&quot;: &quot;&quot;, &quot;family&quot;: &quot;Ferreira&quot;, &quot;given&quot;: &quot;Pedro&quot;}, {&quot;parse-names&quot;: false, &quot;suffix&quot;: &quot;&quot;, &quot;non-dropping-particle&quot;: &quot;&quot;, &quot;dropping-particle&quot;: &quot;&quot;, &quot;family&quot;: &quot;Foissac&quot;, &quot;given&quot;: &quot;Sylvain&quot;}, {&quot;parse-names&quot;: false, &quot;suffix&quot;: &quot;&quot;, &quot;non-dropping-particle&quot;: &quot;&quot;, &quot;dropping-particle&quot;: &quot;&quot;, &quot;family&quot;: &quot;Fullwood&quot;, &quot;given&quot;: &quot;Melissa J&quot;}, {&quot;parse-names&quot;: false, &quot;suffix&quot;: &quot;&quot;, &quot;non-dropping-particle&quot;: &quot;&quot;, &quot;dropping-particle&quot;: &quot;&quot;, &quot;family&quot;: &quot;Gao&quot;, &quot;given&quot;: &quot;Hui&quot;}, {&quot;parse-names&quot;: false, &quot;suffix&quot;: &quot;&quot;, &quot;non-dropping-particle&quot;: &quot;&quot;, &quot;dropping-particle&quot;: &quot;&quot;, &quot;family&quot;: &quot;Gonzalez&quot;, &quot;given&quot;: &quot;David&quot;}, {&quot;parse-names&quot;: false, &quot;suffix&quot;: &quot;&quot;, &quot;non-dropping-particle&quot;: &quot;&quot;, &quot;dropping-particle&quot;: &quot;&quot;, &quot;family&quot;: &quot;Gordon&quot;, &quot;given&quot;: &quot;Assaf&quot;}, {&quot;parse-names&quot;: false, &quot;suffix&quot;: &quot;&quot;, &quot;non-dropping-particle&quot;: &quot;&quot;, &quot;dropping-particle&quot;: &quot;&quot;, &quot;family&quot;: &quot;Howald&quot;, &quot;given&quot;: &quot;C\u00e9dric&quot;}, {&quot;parse-names&quot;: false, &quot;suffix&quot;: &quot;&quot;, &quot;non-dropping-particle&quot;: &quot;&quot;, &quot;dropping-particle&quot;: &quot;&quot;, &quot;family&quot;: &quot;Jha&quot;, &quot;given&quot;: &quot;Sonali&quot;}, {&quot;parse-names&quot;: false, &quot;suffix&quot;: &quot;&quot;, &quot;non-dropping-particle&quot;: &quot;&quot;, &quot;dropping-particle&quot;: &quot;&quot;, &quot;family&quot;: &quot;Johnson&quot;, &quot;given&quot;: &quot;Rory&quot;}, {&quot;parse-names&quot;: false, &quot;suffix&quot;: &quot;&quot;, &quot;non-dropping-particle&quot;: &quot;&quot;, &quot;dropping-particle&quot;: &quot;&quot;, &quot;family&quot;: &quot;Kapranov&quot;, &quot;given&quot;: &quot;Philipp&quot;}, {&quot;parse-names&quot;: false, &quot;suffix&quot;: &quot;&quot;, &quot;non-dropping-particle&quot;: &quot;&quot;, &quot;dropping-particle&quot;: &quot;&quot;, &quot;family&quot;: &quot;King&quot;, &quot;given&quot;: &quot;Brandon&quot;}, {&quot;parse-names&quot;: false, &quot;suffix&quot;: &quot;&quot;, &quot;non-dropping-particle&quot;: &quot;&quot;, &quot;dropping-particle&quot;: &quot;&quot;, &quot;family&quot;: &quot;Kingswood&quot;, &quot;given&quot;: &quot;Colin&quot;}, {&quot;parse-names&quot;: false, &quot;suffix&quot;: &quot;&quot;, &quot;non-dropping-particle&quot;: &quot;&quot;, &quot;dropping-particle&quot;: &quot;&quot;, &quot;family&quot;: &quot;Li&quot;, &quot;given&quot;: &quot;Guoliang&quot;}, {&quot;parse-names&quot;: false, &quot;suffix&quot;: &quot;&quot;, &quot;non-dropping-particle&quot;: &quot;&quot;, &quot;dropping-particle&quot;: &quot;&quot;, &quot;family&quot;: &quot;Luo&quot;, &quot;given&quot;: &quot;Oscar J&quot;}, {&quot;parse-names&quot;: false, &quot;suffix&quot;: &quot;&quot;, &quot;non-dropping-particle&quot;: &quot;&quot;, &quot;dropping-particle&quot;: &quot;&quot;, &quot;family&quot;: &quot;Park&quot;, &quot;given&quot;: &quot;Eddie&quot;}, {&quot;parse-names&quot;: false, &quot;suffix&quot;: &quot;&quot;, &quot;non-dropping-particle&quot;: &quot;&quot;, &quot;dropping-particle&quot;: &quot;&quot;, &quot;family&quot;: &quot;Preall&quot;, &quot;given&quot;: &quot;Jonathan B&quot;}, {&quot;parse-names&quot;: false, &quot;suffix&quot;: &quot;&quot;, &quot;non-dropping-particle&quot;: &quot;&quot;, &quot;dropping-particle&quot;: &quot;&quot;, &quot;family&quot;: &quot;Presaud&quot;, &quot;given&quot;: &quot;Kimberly&quot;}, {&quot;parse-names&quot;: false, &quot;suffix&quot;: &quot;&quot;, &quot;non-dropping-particle&quot;: &quot;&quot;, &quot;dropping-particle&quot;: &quot;&quot;, &quot;family&quot;: &quot;Ribeca&quot;, &quot;given&quot;: &quot;Paolo&quot;}, {&quot;parse-names&quot;: false, &quot;suffix&quot;: &quot;&quot;, &quot;non-dropping-particle&quot;: &quot;&quot;, &quot;dropping-particle&quot;: &quot;&quot;, &quot;family&quot;: &quot;Robyr&quot;, &quot;given&quot;: &quot;Daniel&quot;}, {&quot;parse-names&quot;: false, &quot;suffix&quot;: &quot;&quot;, &quot;non-dropping-particle&quot;: &quot;&quot;, &quot;dropping-particle&quot;: &quot;&quot;, &quot;family&quot;: &quot;Ruan&quot;, &quot;given&quot;: &quot;Xiaoan&quot;}, {&quot;parse-names&quot;: false, &quot;suffix&quot;: &quot;&quot;, &quot;non-dropping-particle&quot;: &quot;&quot;, &quot;dropping-particle&quot;: &quot;&quot;, &quot;family&quot;: &quot;Sammeth&quot;, &quot;given&quot;: &quot;Michael&quot;}, {&quot;parse-names&quot;: false, &quot;suffix&quot;: &quot;&quot;, &quot;non-dropping-particle&quot;: &quot;&quot;, &quot;dropping-particle&quot;: &quot;&quot;, &quot;family&quot;: &quot;Sandu&quot;, &quot;given&quot;: &quot;Kuljeet Singh&quot;}, {&quot;parse-names&quot;: false, &quot;suffix&quot;: &quot;&quot;, &quot;non-dropping-particle&quot;: &quot;&quot;, &quot;dropping-particle&quot;: &quot;&quot;, &quot;family&quot;: &quot;Schaeffer&quot;, &quot;given&quot;: &quot;Lorain&quot;}, {&quot;parse-names&quot;: false, &quot;suffix&quot;: &quot;&quot;, &quot;non-dropping-particle&quot;: &quot;&quot;, &quot;dropping-particle&quot;: &quot;&quot;, &quot;family&quot;: &quot;See&quot;, &quot;given&quot;: &quot;Lei-Hoon&quot;}, {&quot;parse-names&quot;: false, &quot;suffix&quot;: &quot;&quot;, &quot;non-dropping-particle&quot;: &quot;&quot;, &quot;dropping-particle&quot;: &quot;&quot;, &quot;family&quot;: &quot;Shahab&quot;, &quot;given&quot;: &quot;Atif&quot;}, {&quot;parse-names&quot;: false, &quot;suffix&quot;: &quot;&quot;, &quot;non-dropping-particle&quot;: &quot;&quot;, &quot;dropping-particle&quot;: &quot;&quot;, &quot;family&quot;: &quot;Skancke&quot;, &quot;given&quot;: &quot;Jorgen&quot;}, {&quot;parse-names&quot;: false, &quot;suffix&quot;: &quot;&quot;, &quot;non-dropping-particle&quot;: &quot;&quot;, &quot;dropping-particle&quot;: &quot;&quot;, &quot;family&quot;: &quot;Suzuki&quot;, &quot;given&quot;: &quot;Ana Maria&quot;}, {&quot;parse-names&quot;: false, &quot;suffix&quot;: &quot;&quot;, &quot;non-dropping-particle&quot;: &quot;&quot;, &quot;dropping-particle&quot;: &quot;&quot;, &quot;family&quot;: &quot;Takahashi&quot;, &quot;given&quot;: &quot;Hazuki&quot;}, {&quot;parse-names&quot;: false, &quot;suffix&quot;: &quot;&quot;, &quot;non-dropping-particle&quot;: &quot;&quot;, &quot;dropping-particle&quot;: &quot;&quot;, &quot;family&quot;: &quot;Tilgner&quot;, &quot;given&quot;: &quot;Hagen&quot;}, {&quot;parse-names&quot;: false, &quot;suffix&quot;: &quot;&quot;, &quot;non-dropping-particle&quot;: &quot;&quot;, &quot;dropping-particle&quot;: &quot;&quot;, &quot;family&quot;: &quot;Trout&quot;, &quot;given&quot;: &quot;Diane&quot;}, {&quot;parse-names&quot;: false, &quot;suffix&quot;: &quot;&quot;, &quot;non-dropping-particle&quot;: &quot;&quot;, &quot;dropping-particle&quot;: &quot;&quot;, &quot;family&quot;: &quot;Walters&quot;, &quot;given&quot;: &quot;Nathalie&quot;}, {&quot;parse-names&quot;: false, &quot;suffix&quot;: &quot;&quot;, &quot;non-dropping-particle&quot;: &quot;&quot;, &quot;dropping-particle&quot;: &quot;&quot;, &quot;family&quot;: &quot;Wang&quot;, &quot;given&quot;: &quot;Huaien Ha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Reymond&quot;, &quot;given&quot;: &quot;Alexandre&quot;}, {&quot;parse-names&quot;: false, &quot;suffix&quot;: &quot;&quot;, &quot;non-dropping-particle&quot;: &quot;&quot;, &quot;dropping-particle&quot;: &quot;&quot;, &quot;family&quot;: &quot;Antonarakis&quot;, &quot;given&quot;: &quot;Stylianos E&quot;}, {&quot;parse-names&quot;: false, &quot;suffix&quot;: &quot;&quot;, &quot;non-dropping-particle&quot;: &quot;&quot;, &quot;dropping-particle&quot;: &quot;&quot;, &quot;family&quot;: &quot;Hannon&quot;, &quot;given&quot;: &quot;Gregory J&quot;}, {&quot;parse-names&quot;: false, &quot;suffix&quot;: &quot;&quot;, &quot;non-dropping-particle&quot;: &quot;&quot;, &quot;dropping-particle&quot;: &quot;&quot;, &quot;family&quot;: &quot;Ruan&quot;, &quot;given&quot;: &quot;Yijun&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loan&quot;, &quot;given&quot;: &quot;Cricket a&quot;}, {&quot;parse-names&quot;: false, &quot;suffix&quot;: &quot;&quot;, &quot;non-dropping-particle&quot;: &quot;&quot;, &quot;dropping-particle&quot;: &quot;&quot;, &quot;family&quot;: &quot;Learned&quot;, &quot;given&quot;: &quot;Katrina&quot;}, {&quot;parse-names&quot;: false, &quot;suffix&quot;: &quot;&quot;, &quot;non-dropping-particle&quot;: &quot;&quot;, &quot;dropping-particle&quot;: &quot;&quot;, &quot;family&quot;: &quot;Malladi&quot;, &quot;given&quot;: &quot;Venkat S&quot;}, {&quot;parse-names&quot;: false, &quot;suffix&quot;: &quot;&quot;, &quot;non-dropping-particle&quot;: &quot;&quot;, &quot;dropping-particle&quot;: &quot;&quot;, &quot;family&quot;: &quot;Wong&quot;, &quot;given&quot;: &quot;Matthew C&quot;}, {&quot;parse-names&quot;: false, &quot;suffix&quot;: &quot;&quot;, &quot;non-dropping-particle&quot;: &quot;&quot;, &quot;dropping-particle&quot;: &quot;&quot;, &quot;family&quot;: &quot;Barber&quot;, &quot;given&quot;: &quot;Galt P&quot;}, {&quot;parse-names&quot;: false, &quot;suffix&quot;: &quot;&quot;, &quot;non-dropping-particle&quot;: &quot;&quot;, &quot;dropping-particle&quot;: &quot;&quot;, &quot;family&quot;: &quot;Cline&quot;, &quot;given&quot;: &quot;Melissa S&quot;}, {&quot;parse-names&quot;: false, &quot;suffix&quot;: &quot;&quot;, &quot;non-dropping-particle&quot;: &quot;&quot;, &quot;dropping-particle&quot;: &quot;&quot;, &quot;family&quot;: &quot;Dreszer&quot;, &quot;given&quot;: &quot;Timothy R&quot;}, {&quot;parse-names&quot;: false, &quot;suffix&quot;: &quot;&quot;, &quot;non-dropping-particle&quot;: &quot;&quot;, &quot;dropping-particle&quot;: &quot;&quot;, &quot;family&quot;: &quot;Heitner&quot;, &quot;given&quot;: &quot;Steven G&quot;}, {&quot;parse-names&quot;: false, &quot;suffix&quot;: &quot;&quot;, &quot;non-dropping-particle&quot;: &quot;&quot;, &quot;dropping-particle&quot;: &quot;&quot;, &quot;family&quot;: &quot;Karolchik&quot;, &quot;given&quot;: &quot;Donna&quot;}, {&quot;parse-names&quot;: false, &quot;suffix&quot;: &quot;&quot;, &quot;non-dropping-particle&quot;: &quot;&quot;, &quot;dropping-particle&quot;: &quot;&quot;, &quot;family&quot;: &quot;Kirkup&quot;, &quot;given&quot;: &quot;Vaness M&quot;}, {&quot;parse-names&quot;: false, &quot;suffix&quot;: &quot;&quot;, &quot;non-dropping-particle&quot;: &quot;&quot;, &quot;dropping-particle&quot;: &quot;&quot;, &quot;family&quot;: &quot;Meyer&quot;, &quot;given&quot;: &quot;Laurence R&quot;}, {&quot;parse-names&quot;: false, &quot;suffix&quot;: &quot;&quot;, &quot;non-dropping-particle&quot;: &quot;&quot;, &quot;dropping-particle&quot;: &quot;&quot;, &quot;family&quot;: &quot;Long&quot;, &quot;given&quot;: &quot;Jeffrey C&quot;}, {&quot;parse-names&quot;: false, &quot;suffix&quot;: &quot;&quot;, &quot;non-dropping-particle&quot;: &quot;&quot;, &quot;dropping-particle&quot;: &quot;&quot;, &quot;family&quot;: &quot;Maddren&quot;, &quot;given&quot;: &quot;Morgan&quot;}, {&quot;parse-names&quot;: false, &quot;suffix&quot;: &quot;&quot;, &quot;non-dropping-particle&quot;: &quot;&quot;, &quot;dropping-particle&quot;: &quot;&quot;, &quot;family&quot;: &quot;Raney&quot;, &quot;given&quot;: &quot;Brian J&quot;}, {&quot;parse-names&quot;: false, &quot;suffix&quot;: &quot;&quot;, &quot;non-dropping-particle&quot;: &quot;&quot;, &quot;dropping-particle&quot;: &quot;&quot;, &quot;family&quot;: &quot;Grasfeder&quot;, &quot;given&quot;: &quot;Linda L&quot;}, {&quot;parse-names&quot;: false, &quot;suffix&quot;: &quot;&quot;, &quot;non-dropping-particle&quot;: &quot;&quot;, &quot;dropping-particle&quot;: &quot;&quot;, &quot;family&quot;: &quot;Giresi&quot;, &quot;given&quot;: &quot;Paul G&quot;}, {&quot;parse-names&quot;: false, &quot;suffix&quot;: &quot;&quot;, &quot;non-dropping-particle&quot;: &quot;&quot;, &quot;dropping-particle&quot;: &quot;&quot;, &quot;family&quot;: &quot;Battenhouse&quot;, &quot;given&quot;: &quot;Anna&quot;}, {&quot;parse-names&quot;: false, &quot;suffix&quot;: &quot;&quot;, &quot;non-dropping-particle&quot;: &quot;&quot;, &quot;dropping-particle&quot;: &quot;&quot;, &quot;family&quot;: &quot;Sheffield&quot;, &quot;given&quot;: &quot;Nathan C&quot;}, {&quot;parse-names&quot;: false, &quot;suffix&quot;: &quot;&quot;, &quot;non-dropping-particle&quot;: &quot;&quot;, &quot;dropping-particle&quot;: &quot;&quot;, &quot;family&quot;: &quot;Showers&quot;, &quot;given&quot;: &quot;Kimberly a&quot;}, {&quot;parse-names&quot;: false, &quot;suffix&quot;: &quot;&quot;, &quot;non-dropping-particle&quot;: &quot;&quot;, &quot;dropping-particle&quot;: &quot;&quot;, &quot;family&quot;: &quot;London&quot;, &quot;given&quot;: &quot;Darin&quot;}, {&quot;parse-names&quot;: false, &quot;suffix&quot;: &quot;&quot;, &quot;non-dropping-particle&quot;: &quot;&quot;, &quot;dropping-particle&quot;: &quot;&quot;, &quot;family&quot;: &quot;Bhinge&quot;, &quot;given&quot;: &quot;Akshay a&quot;}, {&quot;parse-names&quot;: false, &quot;suffix&quot;: &quot;&quot;, &quot;non-dropping-particle&quot;: &quot;&quot;, &quot;dropping-particle&quot;: &quot;&quot;, &quot;family&quot;: &quot;Shestak&quot;, &quot;given&quot;: &quot;Christopher&quot;}, {&quot;parse-names&quot;: false, &quot;suffix&quot;: &quot;&quot;, &quot;non-dropping-particle&quot;: &quot;&quot;, &quot;dropping-particle&quot;: &quot;&quot;, &quot;family&quot;: &quot;Schaner&quot;, &quot;given&quot;: &quot;Matthew R&quot;}, {&quot;parse-names&quot;: false, &quot;suffix&quot;: &quot;&quot;, &quot;non-dropping-particle&quot;: &quot;&quot;, &quot;dropping-particle&quot;: &quot;&quot;, &quot;family&quot;: &quot;Kim&quot;, &quot;given&quot;: &quot;Seul Ki&quot;}, {&quot;parse-names&quot;: false, &quot;suffix&quot;: &quot;&quot;, &quot;non-dropping-particle&quot;: &quot;&quot;, &quot;dropping-particle&quot;: &quot;&quot;, &quot;family&quot;: &quot;Zhang&quot;, &quot;given&quot;: &quot;Zhuzhu Zhancheng Zhengdong&quot;}, {&quot;parse-names&quot;: false, &quot;suffix&quot;: &quot;&quot;, &quot;non-dropping-particle&quot;: &quot;&quot;, &quot;dropping-particle&quot;: &quot;&quot;, &quot;family&quot;: &quot;Mieczkowski&quot;, &quot;given&quot;: &quot;Piotr a&quot;}, {&quot;parse-names&quot;: false, &quot;suffix&quot;: &quot;&quot;, &quot;non-dropping-particle&quot;: &quot;&quot;, &quot;dropping-particle&quot;: &quot;&quot;, &quot;family&quot;: &quot;Mieczkowska&quot;, &quot;given&quot;: &quot;Joanna O&quot;}, {&quot;parse-names&quot;: false, &quot;suffix&quot;: &quot;&quot;, &quot;non-dropping-particle&quot;: &quot;&quot;, &quot;dropping-particle&quot;: &quot;&quot;, &quot;family&quot;: &quot;Liu&quot;, &quot;given&quot;: &quot;Zheng&quot;}, {&quot;parse-names&quot;: false, &quot;suffix&quot;: &quot;&quot;, &quot;non-dropping-particle&quot;: &quot;&quot;, &quot;dropping-particle&quot;: &quot;&quot;, &quot;family&quot;: &quot;McDaniell&quot;, &quot;given&quot;: &quot;Ryan M&quot;}, {&quot;parse-names&quot;: false, &quot;suffix&quot;: &quot;&quot;, &quot;non-dropping-particle&quot;: &quot;&quot;, &quot;dropping-particle&quot;: &quot;&quot;, &quot;family&quot;: &quot;Ni&quot;, &quot;given&quot;: &quot;Yunyun&quot;}, {&quot;parse-names&quot;: false, &quot;suffix&quot;: &quot;&quot;, &quot;non-dropping-particle&quot;: &quot;&quot;, &quot;dropping-particle&quot;: &quot;&quot;, &quot;family&quot;: &quot;Rashid&quot;, &quot;given&quot;: &quot;Naim U&quot;}, {&quot;parse-names&quot;: false, &quot;suffix&quot;: &quot;&quot;, &quot;non-dropping-particle&quot;: &quot;&quot;, &quot;dropping-particle&quot;: &quot;&quot;, &quot;family&quot;: &quot;Kim&quot;, &quot;given&quot;: &quot;Min Jae&quot;}, {&quot;parse-names&quot;: false, &quot;suffix&quot;: &quot;&quot;, &quot;non-dropping-particle&quot;: &quot;&quot;, &quot;dropping-particle&quot;: &quot;&quot;, &quot;family&quot;: &quot;Adar&quot;, &quot;given&quot;: &quot;Sheera&quot;}, {&quot;parse-names&quot;: false, &quot;suffix&quot;: &quot;&quot;, &quot;non-dropping-particle&quot;: &quot;&quot;, &quot;dropping-particle&quot;: &quot;&quot;, &quot;family&quot;: &quot;Wang&quot;, &quot;given&quot;: &quot;Tianyuan&quot;}, {&quot;parse-names&quot;: false, &quot;suffix&quot;: &quot;&quot;, &quot;non-dropping-particle&quot;: &quot;&quot;, &quot;dropping-particle&quot;: &quot;&quot;, &quot;family&quot;: &quot;Winter&quot;, &quot;given&quot;: &quot;Deborah&quot;}, {&quot;parse-names&quot;: false, &quot;suffix&quot;: &quot;&quot;, &quot;non-dropping-particle&quot;: &quot;&quot;, &quot;dropping-particle&quot;: &quot;&quot;, &quot;family&quot;: &quot;Keefe&quot;, &quot;given&quot;: &quot;Damian&quot;}, {&quot;parse-names&quot;: false, &quot;suffix&quot;: &quot;&quot;, &quot;non-dropping-particle&quot;: &quot;&quot;, &quot;dropping-particle&quot;: &quot;&quot;, &quot;family&quot;: &quot;Iyer&quot;, &quot;given&quot;: &quot;Vishwanath R&quot;}, {&quot;parse-names&quot;: false, &quot;suffix&quot;: &quot;&quot;, &quot;non-dropping-particle&quot;: &quot;&quot;, &quot;dropping-particle&quot;: &quot;&quot;, &quot;family&quot;: &quot;Sandhu&quot;, &quot;given&quot;: &quot;Kljeet Singh&quot;}, {&quot;parse-names&quot;: false, &quot;suffix&quot;: &quot;&quot;, &quot;non-dropping-particle&quot;: &quot;&quot;, &quot;dropping-particle&quot;: &quot;&quot;, &quot;family&quot;: &quot;Zheng&quot;, &quot;given&quot;: &quot;Meizhen&quot;}, {&quot;parse-names&quot;: false, &quot;suffix&quot;: &quot;&quot;, &quot;non-dropping-particle&quot;: &quot;&quot;, &quot;dropping-particle&quot;: &quot;&quot;, &quot;family&quot;: &quot;Wang&quot;, &quot;given&quot;: &quot;Ping&quot;}, {&quot;parse-names&quot;: false, &quot;suffix&quot;: &quot;&quot;, &quot;non-dropping-particle&quot;: &quot;&quot;, &quot;dropping-particle&quot;: &quot;&quot;, &quot;family&quot;: &quot;Gertz&quot;, &quot;given&quot;: &quot;Jason&quot;}, {&quot;parse-names&quot;: false, &quot;suffix&quot;: &quot;&quot;, &quot;non-dropping-particle&quot;: &quot;&quot;, &quot;dropping-particle&quot;: &quot;&quot;, &quot;family&quot;: &quot;Vielmetter&quot;, &quot;given&quot;: &quot;Jost&quot;}, {&quot;parse-names&quot;: false, &quot;suffix&quot;: &quot;&quot;, &quot;non-dropping-particle&quot;: &quot;&quot;, &quot;dropping-particle&quot;: &quot;&quot;, &quot;family&quot;: &quot;Partridge&quot;, &quot;given&quot;: &quot;E Christopher&quot;}, {&quot;parse-names&quot;: false, &quot;suffix&quot;: &quot;&quot;, &quot;non-dropping-particle&quot;: &quot;&quot;, &quot;dropping-particle&quot;: &quot;&quot;, &quot;family&quot;: &quot;Varley&quot;, &quot;given&quot;: &quot;Katherine E&quot;}, {&quot;parse-names&quot;: false, &quot;suffix&quot;: &quot;&quot;, &quot;non-dropping-particle&quot;: &quot;&quot;, &quot;dropping-particle&quot;: &quot;&quot;, &quot;family&quot;: &quot;Gasper&quot;, &quot;given&quot;: &quot;Clarke&quot;}, {&quot;parse-names&quot;: false, &quot;suffix&quot;: &quot;&quot;, &quot;non-dropping-particle&quot;: &quot;&quot;, &quot;dropping-particle&quot;: &quot;&quot;, &quot;family&quot;: &quot;Bansal&quot;, &quot;given&quot;: &quot;Anita&quot;}, {&quot;parse-names&quot;: false, &quot;suffix&quot;: &quot;&quot;, &quot;non-dropping-particle&quot;: &quot;&quot;, &quot;dropping-particle&quot;: &quot;&quot;, &quot;family&quot;: &quot;Pepke&quot;, &quot;given&quot;: &quot;Shirley&quot;}, {&quot;parse-names&quot;: false, &quot;suffix&quot;: &quot;&quot;, &quot;non-dropping-particle&quot;: &quot;&quot;, &quot;dropping-particle&quot;: &quot;&quot;, &quot;family&quot;: &quot;Jain&quot;, &quot;given&quot;: &quot;Preti&quot;}, {&quot;parse-names&quot;: false, &quot;suffix&quot;: &quot;&quot;, &quot;non-dropping-particle&quot;: &quot;&quot;, &quot;dropping-particle&quot;: &quot;&quot;, &quot;family&quot;: &quot;Amrhein&quot;, &quot;given&quot;: &quot;Henry&quot;}, {&quot;parse-names&quot;: false, &quot;suffix&quot;: &quot;&quot;, &quot;non-dropping-particle&quot;: &quot;&quot;, &quot;dropping-particle&quot;: &quot;&quot;, &quot;family&quot;: &quot;Bowling&quot;, &quot;given&quot;: &quot;Kevin M&quot;}, {&quot;parse-names&quot;: false, &quot;suffix&quot;: &quot;&quot;, &quot;non-dropping-particle&quot;: &quot;&quot;, &quot;dropping-particle&quot;: &quot;&quot;, &quot;family&quot;: &quot;Anaya&quot;, &quot;given&quot;: &quot;Michael&quot;}, {&quot;parse-names&quot;: false, &quot;suffix&quot;: &quot;&quot;, &quot;non-dropping-particle&quot;: &quot;&quot;, &quot;dropping-particle&quot;: &quot;&quot;, &quot;family&quot;: &quot;Cross&quot;, &quot;given&quot;: &quot;Marie K&quot;}, {&quot;parse-names&quot;: false, &quot;suffix&quot;: &quot;&quot;, &quot;non-dropping-particle&quot;: &quot;&quot;, &quot;dropping-particle&quot;: &quot;&quot;, &quot;family&quot;: &quot;Muratet&quot;, &quot;given&quot;: &quot;Michael a&quot;}, {&quot;parse-names&quot;: false, &quot;suffix&quot;: &quot;&quot;, &quot;non-dropping-particle&quot;: &quot;&quot;, &quot;dropping-particle&quot;: &quot;&quot;, &quot;family&quot;: &quot;Newberry&quot;, &quot;given&quot;: &quot;Kimberly M&quot;}, {&quot;parse-names&quot;: false, &quot;suffix&quot;: &quot;&quot;, &quot;non-dropping-particle&quot;: &quot;&quot;, &quot;dropping-particle&quot;: &quot;&quot;, &quot;family&quot;: &quot;McCue&quot;, &quot;given&quot;: &quot;Kenneth&quot;}, {&quot;parse-names&quot;: false, &quot;suffix&quot;: &quot;&quot;, &quot;non-dropping-particle&quot;: &quot;&quot;, &quot;dropping-particle&quot;: &quot;&quot;, &quot;family&quot;: &quot;Nesmith&quot;, &quot;given&quot;: &quot;Amy S&quot;}, {&quot;parse-names&quot;: false, &quot;suffix&quot;: &quot;&quot;, &quot;non-dropping-particle&quot;: &quot;&quot;, &quot;dropping-particle&quot;: &quot;&quot;, &quot;family&quot;: &quot;Fisher-Aylor&quot;, &quot;given&quot;: &quot;Katherine I&quot;}, {&quot;parse-names&quot;: false, &quot;suffix&quot;: &quot;&quot;, &quot;non-dropping-particle&quot;: &quot;&quot;, &quot;dropping-particle&quot;: &quot;&quot;, &quot;family&quot;: &quot;Pusey&quot;, &quot;given&quot;: &quot;Barbara&quot;}, {&quot;parse-names&quot;: false, &quot;suffix&quot;: &quot;&quot;, &quot;non-dropping-particle&quot;: &quot;&quot;, &quot;dropping-particle&quot;: &quot;&quot;, &quot;family&quot;: &quot;DeSalvo&quot;, &quot;given&quot;: &quot;Gilberto&quot;}, {&quot;parse-names&quot;: false, &quot;suffix&quot;: &quot;&quot;, &quot;non-dropping-particle&quot;: &quot;&quot;, &quot;dropping-particle&quot;: &quot;&quot;, &quot;family&quot;: &quot;Balasubramanian&quot;, &quot;given&quot;: &quot;Suganthi Sreeram&quot;}, {&quot;parse-names&quot;: false, &quot;suffix&quot;: &quot;&quot;, &quot;non-dropping-particle&quot;: &quot;&quot;, &quot;dropping-particle&quot;: &quot;&quot;, &quot;family&quot;: &quot;Davis&quot;, &quot;given&quot;: &quot;Nicholas S&quot;}, {&quot;parse-names&quot;: false, &quot;suffix&quot;: &quot;&quot;, &quot;non-dropping-particle&quot;: &quot;&quot;, &quot;dropping-particle&quot;: &quot;&quot;, &quot;family&quot;: &quot;Meadows&quot;, &quot;given&quot;: &quot;Sarah K&quot;}, {&quot;parse-names&quot;: false, &quot;suffix&quot;: &quot;&quot;, &quot;non-dropping-particle&quot;: &quot;&quot;, &quot;dropping-particle&quot;: &quot;&quot;, &quot;family&quot;: &quot;Eggleston&quot;, &quot;given&quot;: &quot;Tracy&quot;}, {&quot;parse-names&quot;: false, &quot;suffix&quot;: &quot;&quot;, &quot;non-dropping-particle&quot;: &quot;&quot;, &quot;dropping-particle&quot;: &quot;&quot;, &quot;family&quot;: &quot;Newberry&quot;, &quot;given&quot;: &quot;J Scott&quot;}, {&quot;parse-names&quot;: false, &quot;suffix&quot;: &quot;&quot;, &quot;non-dropping-particle&quot;: &quot;&quot;, &quot;dropping-particle&quot;: &quot;&quot;, &quot;family&quot;: &quot;Levy&quot;, &quot;given&quot;: &quot;Shawn E&quot;}, {&quot;parse-names&quot;: false, &quot;suffix&quot;: &quot;&quot;, &quot;non-dropping-particle&quot;: &quot;&quot;, &quot;dropping-particle&quot;: &quot;&quot;, &quot;family&quot;: &quot;Absher&quot;, &quot;given&quot;: &quot;Devin M&quot;}, {&quot;parse-names&quot;: false, &quot;suffix&quot;: &quot;&quot;, &quot;non-dropping-particle&quot;: &quot;&quot;, &quot;dropping-particle&quot;: &quot;&quot;, &quot;family&quot;: &quot;Wong&quot;, &quot;given&quot;: &quot;Wing H&quot;}, {&quot;parse-names&quot;: false, &quot;suffix&quot;: &quot;&quot;, &quot;non-dropping-particle&quot;: &quot;&quot;, &quot;dropping-particle&quot;: &quot;&quot;, &quot;family&quot;: &quot;Blow&quot;, &quot;given&quot;: &quot;Matthew J&quot;}, {&quot;parse-names&quot;: false, &quot;suffix&quot;: &quot;&quot;, &quot;non-dropping-particle&quot;: &quot;&quot;, &quot;dropping-particle&quot;: &quot;&quot;, &quot;family&quot;: &quot;Visel&quot;, &quot;given&quot;: &quot;Axel&quot;}, {&quot;parse-names&quot;: false, &quot;suffix&quot;: &quot;&quot;, &quot;non-dropping-particle&quot;: &quot;&quot;, &quot;dropping-particle&quot;: &quot;&quot;, &quot;family&quot;: &quot;Pennachio&quot;, &quot;given&quot;: &quot;Len a&quot;}, {&quot;parse-names&quot;: false, &quot;suffix&quot;: &quot;&quot;, &quot;non-dropping-particle&quot;: &quot;&quot;, &quot;dropping-particle&quot;: &quot;&quot;, &quot;family&quot;: &quot;Elnitski&quot;, &quot;given&quot;: &quot;Laura&quot;}, {&quot;parse-names&quot;: false, &quot;suffix&quot;: &quot;&quot;, &quot;non-dropping-particle&quot;: &quot;&quot;, &quot;dropping-particle&quot;: &quot;&quot;, &quot;family&quot;: &quot;Petrykowska&quot;, &quot;given&quot;: &quot;Hanna M&quot;}, {&quot;parse-names&quot;: false, &quot;suffix&quot;: &quot;&quot;, &quot;non-dropping-particle&quot;: &quot;&quot;, &quot;dropping-particle&quot;: &quot;&quot;, &quot;family&quot;: &quot;Abyzov&quot;, &quot;given&quot;: &quot;Alexej&quot;}, {&quot;parse-names&quot;: false, &quot;suffix&quot;: &quot;&quot;, &quot;non-dropping-particle&quot;: &quot;&quot;, &quot;dropping-particle&quot;: &quot;&quot;, &quot;family&quot;: &quot;Aken&quot;, &quot;given&quot;: &quot;Bronwe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arson&quot;, &quot;given&quot;: &quot;Gemma&quot;}, {&quot;parse-names&quot;: false, &quot;suffix&quot;: &quot;&quot;, &quot;non-dropping-particle&quot;: &quot;&quot;, &quot;dropping-particle&quot;: &quot;&quot;, &quot;family&quot;: &quot;Berry&quot;, &quot;given&quot;: &quot;Andrew&quot;}, {&quot;parse-names&quot;: false, &quot;suffix&quot;: &quot;&quot;, &quot;non-dropping-particle&quot;: &quot;&quot;, &quot;dropping-particle&quot;: &quot;&quot;, &quot;family&quot;: &quot;Bignell&quot;, &quot;given&quot;: &quot;Alexandra&quot;}, {&quot;parse-names&quot;: false, &quot;suffix&quot;: &quot;&quot;, &quot;non-dropping-particle&quot;: &quot;&quot;, &quot;dropping-particle&quot;: &quot;&quot;, &quot;family&quot;: &quot;Boychenko&quot;, &quot;given&quot;: &quot;Veronika&quot;}, {&quot;parse-names&quot;: false, &quot;suffix&quot;: &quot;&quot;, &quot;non-dropping-particle&quot;: &quot;&quot;, &quot;dropping-particle&quot;: &quot;&quot;, &quot;family&quot;: &quot;Bussotti&quot;, &quot;given&quot;: &quot;Govanni&quot;}, {&quot;parse-names&quot;: false, &quot;suffix&quot;: &quot;&quot;, &quot;non-dropping-particle&quot;: &quot;&quot;, &quot;dropping-particle&quot;: &quot;&quot;, &quot;family&quot;: &quot;Davidson&quot;, &quot;given&quot;: &quot;Claire&quot;}, {&quot;parse-names&quot;: false, &quot;suffix&quot;: &quot;&quot;, &quot;non-dropping-particle&quot;: &quot;&quot;, &quot;dropping-particle&quot;: &quot;&quot;, &quot;family&quot;: &quot;Despacio-Reyes&quot;, &quot;given&quot;: &quot;Gloria&quot;}, {&quot;parse-names&quot;: false, &quot;suffix&quot;: &quot;&quot;, &quot;non-dropping-particle&quot;: &quot;&quot;, &quot;dropping-particle&quot;: &quot;&quot;, &quot;family&quot;: &quot;Diekhans&quot;, &quot;given&quot;: &quot;Mark&quot;}, {&quot;parse-names&quot;: false, &quot;suffix&quot;: &quot;&quot;, &quot;non-dropping-particle&quot;: &quot;&quot;, &quot;dropping-particle&quot;: &quot;&quot;, &quot;family&quot;: &quot;Ezkurdia&quot;, &quot;given&quot;: &quot;Iakes&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Gilbert&quot;, &quot;given&quot;: &quot;James&quot;}, {&quot;parse-names&quot;: false, &quot;suffix&quot;: &quot;&quot;, &quot;non-dropping-particle&quot;: &quot;&quot;, &quot;dropping-particle&quot;: &quot;&quot;, &quot;family&quot;: &quot;Gonzalez&quot;, &quot;given&quot;: &quot;Jose Manuel&quot;}, {&quot;parse-names&quot;: false, &quot;suffix&quot;: &quot;&quot;, &quot;non-dropping-particle&quot;: &quot;&quot;, &quot;dropping-particle&quot;: &quot;&quot;, &quot;family&quot;: &quot;Griffiths&quot;, &quot;given&quot;: &quot;Ed&quot;}, {&quot;parse-names&quot;: false, &quot;suffix&quot;: &quot;&quot;, &quot;non-dropping-particle&quot;: &quot;&quot;, &quot;dropping-particle&quot;: &quot;&quot;, &quot;family&quot;: &quot;Harte&quot;, &quot;given&quot;: &quot;Rachel&quot;}, {&quot;parse-names&quot;: false, &quot;suffix&quot;: &quot;&quot;, &quot;non-dropping-particle&quot;: &quot;&quot;, &quot;dropping-particle&quot;: &quot;&quot;, &quot;family&quot;: &quot;Hendrix&quot;, &quot;given&quot;: &quot;David a&quot;}, {&quot;parse-names&quot;: false, &quot;suffix&quot;: &quot;&quot;, &quot;non-dropping-particle&quot;: &quot;&quot;, &quot;dropping-particle&quot;: &quot;&quot;, &quot;family&quot;: &quot;Hunt&quot;, &quot;given&quot;: &quot;Toby&quot;}, {&quot;parse-names&quot;: false, &quot;suffix&quot;: &quot;&quot;, &quot;non-dropping-particle&quot;: &quot;&quot;, &quot;dropping-particle&quot;: &quot;&quot;, &quot;family&quot;: &quot;Jungreis&quot;, &quot;given&quot;: &quot;Irwin&quot;}, {&quot;parse-names&quot;: false, &quot;suffix&quot;: &quot;&quot;, &quot;non-dropping-particle&quot;: &quot;&quot;, &quot;dropping-particle&quot;: &quot;&quot;, &quot;family&quot;: &quot;Kay&quot;, &quot;given&quot;: &quot;Mike&quot;}, {&quot;parse-names&quot;: false, &quot;suffix&quot;: &quot;&quot;, &quot;non-dropping-particle&quot;: &quot;&quot;, &quot;dropping-particle&quot;: &quot;&quot;, &quot;family&quot;: &quot;Khurana&quot;, &quot;given&quot;: &quot;Ekta&quot;}, {&quot;parse-names&quot;: false, &quot;suffix&quot;: &quot;&quot;, &quot;non-dropping-particle&quot;: &quot;&quot;, &quot;dropping-particle&quot;: &quot;&quot;, &quot;family&quot;: &quot;Leng&quot;, &quot;given&quot;: &quot;Jing&quot;}, {&quot;parse-names&quot;: false, &quot;suffix&quot;: &quot;&quot;, &quot;non-dropping-particle&quot;: &quot;&quot;, &quot;dropping-particle&quot;: &quot;&quot;, &quot;family&quot;: &quot;Lin&quot;, &quot;given&quot;: &quot;Michael F&quot;}, {&quot;parse-names&quot;: false, &quot;suffix&quot;: &quot;&quot;, &quot;non-dropping-particle&quot;: &quot;&quot;, &quot;dropping-particle&quot;: &quot;&quot;, &quot;family&quot;: &quot;Loveland&quot;, &quot;given&quot;: &quot;Jane&quot;}, {&quot;parse-names&quot;: false, &quot;suffix&quot;: &quot;&quot;, &quot;non-dropping-particle&quot;: &quot;&quot;, &quot;dropping-particle&quot;: &quot;&quot;, &quot;family&quot;: &quot;Lu&quot;, &quot;given&quot;: &quot;Zhi&quot;}, {&quot;parse-names&quot;: false, &quot;suffix&quot;: &quot;&quot;, &quot;non-dropping-particle&quot;: &quot;&quot;, &quot;dropping-particle&quot;: &quot;&quot;, &quot;family&quot;: &quot;Manthravadi&quot;, &quot;given&quot;: &quot;Deepa&quot;}, {&quot;parse-names&quot;: false, &quot;suffix&quot;: &quot;&quot;, &quot;non-dropping-particle&quot;: &quot;&quot;, &quot;dropping-particle&quot;: &quot;&quot;, &quot;family&quot;: &quot;Mariotti&quot;, &quot;given&quot;: &quot;Marco&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kherjee&quot;, &quot;given&quot;: &quot;Gaurab&quot;}, {&quot;parse-names&quot;: false, &quot;suffix&quot;: &quot;&quot;, &quot;non-dropping-particle&quot;: &quot;&quot;, &quot;dropping-particle&quot;: &quot;&quot;, &quot;family&quot;: &quot;Notredame&quot;, &quot;given&quot;: &quot;Cedric&quot;}, {&quot;parse-names&quot;: false, &quot;suffix&quot;: &quot;&quot;, &quot;non-dropping-particle&quot;: &quot;&quot;, &quot;dropping-particle&quot;: &quot;&quot;, &quot;family&quot;: &quot;Pei&quot;, &quot;given&quot;: &quot;Baikang&quot;}, {&quot;parse-names&quot;: false, &quot;suffix&quot;: &quot;&quot;, &quot;non-dropping-particle&quot;: &quot;&quot;, &quot;dropping-particle&quot;: &quot;&quot;, &quot;family&quot;: &quot;Rodriguez&quot;, &quot;given&quot;: &quot;Jose Manuel&quot;}, {&quot;parse-names&quot;: false, &quot;suffix&quot;: &quot;&quot;, &quot;non-dropping-particle&quot;: &quot;&quot;, &quot;dropping-particle&quot;: &quot;&quot;, &quot;family&quot;: &quot;Saunders&quot;, &quot;given&quot;: &quot;Gary&quot;}, {&quot;parse-names&quot;: false, &quot;suffix&quot;: &quot;&quot;, &quot;non-dropping-particle&quot;: &quot;&quot;, &quot;dropping-particle&quot;: &quot;&quot;, &quot;family&quot;: &quot;Sboner&quot;, &quot;given&quot;: &quot;Andrea&quot;}, {&quot;parse-names&quot;: false, &quot;suffix&quot;: &quot;&quot;, &quot;non-dropping-particle&quot;: &quot;&quot;, &quot;dropping-particle&quot;: &quot;&quot;, &quot;family&quot;: &quot;Searle&quot;, &quot;given&quot;: &quot;Stephen&quot;}, {&quot;parse-names&quot;: false, &quot;suffix&quot;: &quot;&quot;, &quot;non-dropping-particle&quot;: &quot;&quot;, &quot;dropping-particle&quot;: &quot;&quot;, &quot;family&quot;: &quot;Sisu&quot;, &quot;given&quot;: &quot;Cristina&quot;}, {&quot;parse-names&quot;: false, &quot;suffix&quot;: &quot;&quot;, &quot;non-dropping-particle&quot;: &quot;&quot;, &quot;dropping-particle&quot;: &quot;&quot;, &quot;family&quot;: &quot;Snow&quot;, &quot;given&quot;: &quot;Catherine&quot;}, {&quot;parse-names&quot;: false, &quot;suffix&quot;: &quot;&quot;, &quot;non-dropping-particle&quot;: &quot;&quot;, &quot;dropping-particle&quot;: &quot;&quot;, &quot;family&quot;: &quot;Steward&quot;, &quot;given&quot;: &quot;Charlie&quot;}, {&quot;parse-names&quot;: false, &quot;suffix&quot;: &quot;&quot;, &quot;non-dropping-particle&quot;: &quot;&quot;, &quot;dropping-particle&quot;: &quot;&quot;, &quot;family&quot;: &quot;Tapanari&quot;, &quot;given&quot;: &quot;Electra&quot;}, {&quot;parse-names&quot;: false, &quot;suffix&quot;: &quot;&quot;, &quot;non-dropping-particle&quot;: &quot;&quot;, &quot;dropping-particle&quot;: &quot;&quot;, &quot;family&quot;: &quot;Tress&quot;, &quot;given&quot;: &quot;Michael L&quot;}, {&quot;parse-names&quot;: false, &quot;suffix&quot;: &quot;&quot;, &quot;non-dropping-particle&quot;: &quot;van&quot;, &quot;dropping-particle&quot;: &quot;&quot;, &quot;family&quot;: &quot;Baren&quot;, &quot;given&quot;: &quot;Marijke J&quot;}, {&quot;parse-names&quot;: false, &quot;suffix&quot;: &quot;&quot;, &quot;non-dropping-particle&quot;: &quot;&quot;, &quot;dropping-particle&quot;: &quot;&quot;, &quot;family&quot;: &quot;Washieti&quot;, &quot;given&quot;: &quot;Stefan&quot;}, {&quot;parse-names&quot;: false, &quot;suffix&quot;: &quot;&quot;, &quot;non-dropping-particle&quot;: &quot;&quot;, &quot;dropping-particle&quot;: &quot;&quot;, &quot;family&quot;: &quot;Wilming&quot;, &quot;given&quot;: &quot;Laurens&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Zhengdong&quot;, &quot;given&quot;: &quot;Zhang&quot;}, {&quot;parse-names&quot;: false, &quot;suffix&quot;: &quot;&quot;, &quot;non-dropping-particle&quot;: &quot;&quot;, &quot;dropping-particle&quot;: &quot;&quot;, &quot;family&quot;: &quot;Brent&quot;, &quot;given&quot;: &quot;Michael&quot;}, {&quot;parse-names&quot;: false, &quot;suffix&quot;: &quot;&quot;, &quot;non-dropping-particle&quot;: &quot;&quot;, &quot;dropping-particle&quot;: &quot;&quot;, &quot;family&quot;: &quot;Haussler&quot;, &quot;given&quot;: &quot;David&quot;}, {&quot;parse-names&quot;: false, &quot;suffix&quot;: &quot;&quot;, &quot;non-dropping-particle&quot;: &quot;&quot;, &quot;dropping-particle&quot;: &quot;&quot;, &quot;family&quot;: &quot;Valencia&quot;, &quot;given&quot;: &quot;Alfonso&quot;}, {&quot;parse-names&quot;: false, &quot;suffix&quot;: &quot;&quot;, &quot;non-dropping-particle&quot;: &quot;&quot;, &quot;dropping-particle&quot;: &quot;&quot;, &quot;family&quot;: &quot;Raymond&quot;, &quot;given&quot;: &quot;Alexandre&quot;}, {&quot;parse-names&quot;: false, &quot;suffix&quot;: &quot;&quot;, &quot;non-dropping-particle&quot;: &quot;&quot;, &quot;dropping-particle&quot;: &quot;&quot;, &quot;family&quot;: &quot;Addleman&quot;, &quot;given&quot;: &quot;Nick&quot;}, {&quot;parse-names&quot;: false, &quot;suffix&quot;: &quot;&quot;, &quot;non-dropping-particle&quot;: &quot;&quot;, &quot;dropping-particle&quot;: &quot;&quot;, &quot;family&quot;: &quot;Alexander&quot;, &quot;given&quot;: &quot;Roger P&quot;}, {&quot;parse-names&quot;: false, &quot;suffix&quot;: &quot;&quot;, &quot;non-dropping-particle&quot;: &quot;&quot;, &quot;dropping-particle&quot;: &quot;&quot;, &quot;family&quot;: &quot;Auerbach&quot;, &quot;given&quot;: &quot;Raymond K&quot;}, {&quot;parse-names&quot;: false, &quot;suffix&quot;: &quot;&quot;, &quot;non-dropping-particle&quot;: &quot;&quot;, &quot;dropping-particle&quot;: &quot;&quot;, &quot;family&quot;: &quot;Bettinger&quot;, &quot;given&quot;: &quot;Keith&quot;}, {&quot;parse-names&quot;: false, &quot;suffix&quot;: &quot;&quot;, &quot;non-dropping-particle&quot;: &quot;&quot;, &quot;dropping-particle&quot;: &quot;&quot;, &quot;family&quot;: &quot;Bhardwaj&quot;, &quot;given&quot;: &quot;Nitin&quot;}, {&quot;parse-names&quot;: false, &quot;suffix&quot;: &quot;&quot;, &quot;non-dropping-particle&quot;: &quot;&quot;, &quot;dropping-particle&quot;: &quot;&quot;, &quot;family&quot;: &quot;Boyle&quot;, &quot;given&quot;: &quot;Alan P&quot;}, {&quot;parse-names&quot;: false, &quot;suffix&quot;: &quot;&quot;, &quot;non-dropping-particle&quot;: &quot;&quot;, &quot;dropping-particle&quot;: &quot;&quot;, &quot;family&quot;: &quot;Cao&quot;, &quot;given&quot;: &quot;Alina R&quot;}, {&quot;parse-names&quot;: false, &quot;suffix&quot;: &quot;&quot;, &quot;non-dropping-particle&quot;: &quot;&quot;, &quot;dropping-particle&quot;: &quot;&quot;, &quot;family&quot;: &quot;Cayting&quot;, &quot;given&quot;: &quot;Philip&quot;}, {&quot;parse-names&quot;: false, &quot;suffix&quot;: &quot;&quot;, &quot;non-dropping-particle&quot;: &quot;&quot;, &quot;dropping-particle&quot;: &quot;&quot;, &quot;family&quot;: &quot;Charos&quot;, &quot;given&quot;: &quot;Alexandra&quot;}, {&quot;parse-names&quot;: false, &quot;suffix&quot;: &quot;&quot;, &quot;non-dropping-particle&quot;: &quot;&quot;, &quot;dropping-particle&quot;: &quot;&quot;, &quot;family&quot;: &quot;Cheng&quot;, &quot;given&quot;: &quot;Yong&quot;}, {&quot;parse-names&quot;: false, &quot;suffix&quot;: &quot;&quot;, &quot;non-dropping-particle&quot;: &quot;&quot;, &quot;dropping-particle&quot;: &quot;&quot;, &quot;family&quot;: &quot;Eastman&quot;, &quot;given&quot;: &quot;Catharine&quot;}, {&quot;parse-names&quot;: false, &quot;suffix&quot;: &quot;&quot;, &quot;non-dropping-particle&quot;: &quot;&quot;, &quot;dropping-particle&quot;: &quot;&quot;, &quot;family&quot;: &quot;Euskirchen&quot;, &quot;given&quot;: &quot;Ghia&quot;}, {&quot;parse-names&quot;: false, &quot;suffix&quot;: &quot;&quot;, &quot;non-dropping-particle&quot;: &quot;&quot;, &quot;dropping-particle&quot;: &quot;&quot;, &quot;family&quot;: &quot;Fleming&quot;, &quot;given&quot;: &quot;Joseph D&quot;}, {&quot;parse-names&quot;: false, &quot;suffix&quot;: &quot;&quot;, &quot;non-dropping-particle&quot;: &quot;&quot;, &quot;dropping-particle&quot;: &quot;&quot;, &quot;family&quot;: &quot;Grubert&quot;, &quot;given&quot;: &quot;Fabian&quot;}, {&quot;parse-names&quot;: false, &quot;suffix&quot;: &quot;&quot;, &quot;non-dropping-particle&quot;: &quot;&quot;, &quot;dropping-particle&quot;: &quot;&quot;, &quot;family&quot;: &quot;Habegger&quot;, &quot;given&quot;: &quot;Lukas&quot;}, {&quot;parse-names&quot;: false, &quot;suffix&quot;: &quot;&quot;, &quot;non-dropping-particle&quot;: &quot;&quot;, &quot;dropping-particle&quot;: &quot;&quot;, &quot;family&quot;: &quot;Hariharan&quot;, &quot;given&quot;: &quot;Manoj&quot;}, {&quot;parse-names&quot;: false, &quot;suffix&quot;: &quot;&quot;, &quot;non-dropping-particle&quot;: &quot;&quot;, &quot;dropping-particle&quot;: &quot;&quot;, &quot;family&quot;: &quot;Harmanci&quot;, &quot;given&quot;: &quot;Arif&quot;}, {&quot;parse-names&quot;: false, &quot;suffix&quot;: &quot;&quot;, &quot;non-dropping-particle&quot;: &quot;&quot;, &quot;dropping-particle&quot;: &quot;&quot;, &quot;family&quot;: &quot;Iyenger&quot;, &quot;given&quot;: &quot;Susma&quot;}, {&quot;parse-names&quot;: false, &quot;suffix&quot;: &quot;&quot;, &quot;non-dropping-particle&quot;: &quot;&quot;, &quot;dropping-particle&quot;: &quot;&quot;, &quot;family&quot;: &quot;Jin&quot;, &quot;given&quot;: &quot;Victor X&quot;}, {&quot;parse-names&quot;: false, &quot;suffix&quot;: &quot;&quot;, &quot;non-dropping-particle&quot;: &quot;&quot;, &quot;dropping-particle&quot;: &quot;&quot;, &quot;family&quot;: &quot;Karczewski&quot;, &quot;given&quot;: &quot;Konrad J&quot;}, {&quot;parse-names&quot;: false, &quot;suffix&quot;: &quot;&quot;, &quot;non-dropping-particle&quot;: &quot;&quot;, &quot;dropping-particle&quot;: &quot;&quot;, &quot;family&quot;: &quot;Kasowski&quot;, &quot;given&quot;: &quot;Maya&quot;}, {&quot;parse-names&quot;: false, &quot;suffix&quot;: &quot;&quot;, &quot;non-dropping-particle&quot;: &quot;&quot;, &quot;dropping-particle&quot;: &quot;&quot;, &quot;family&quot;: &quot;Lacroute&quot;, &quot;given&quot;: &quot;Phil&quot;}, {&quot;parse-names&quot;: false, &quot;suffix&quot;: &quot;&quot;, &quot;non-dropping-particle&quot;: &quot;&quot;, &quot;dropping-particle&quot;: &quot;&quot;, &quot;family&quot;: &quot;Lam&quot;, &quot;given&quot;: &quot;Hugo&quot;}, {&quot;parse-names&quot;: false, &quot;suffix&quot;: &quot;&quot;, &quot;non-dropping-particle&quot;: &quot;&quot;, &quot;dropping-particle&quot;: &quot;&quot;, &quot;family&quot;: &quot;Larnarre-Vincent&quot;, &quot;given&quot;: &quot;Nathan&quot;}, {&quot;parse-names&quot;: false, &quot;suffix&quot;: &quot;&quot;, &quot;non-dropping-particle&quot;: &quot;&quot;, &quot;dropping-particle&quot;: &quot;&quot;, &quot;family&quot;: &quot;Lian&quot;, &quot;given&quot;: &quot;Jin&quot;}, {&quot;parse-names&quot;: false, &quot;suffix&quot;: &quot;&quot;, &quot;non-dropping-particle&quot;: &quot;&quot;, &quot;dropping-particle&quot;: &quot;&quot;, &quot;family&quot;: &quot;Lindahl-Allen&quot;, &quot;given&quot;: &quot;Marianne&quot;}, {&quot;parse-names&quot;: false, &quot;suffix&quot;: &quot;&quot;, &quot;non-dropping-particle&quot;: &quot;&quot;, &quot;dropping-particle&quot;: &quot;&quot;, &quot;family&quot;: &quot;Min&quot;, &quot;given&quot;: &quot;Renqiang&quot;}, {&quot;parse-names&quot;: false, &quot;suffix&quot;: &quot;&quot;, &quot;non-dropping-particle&quot;: &quot;&quot;, &quot;dropping-particle&quot;: &quot;&quot;, &quot;family&quot;: &quot;Miotto&quot;, &quot;given&quot;: &quot;Benoit&quot;}, {&quot;parse-names&quot;: false, &quot;suffix&quot;: &quot;&quot;, &quot;non-dropping-particle&quot;: &quot;&quot;, &quot;dropping-particle&quot;: &quot;&quot;, &quot;family&quot;: &quot;Monahan&quot;, &quot;given&quot;: &quot;Hannah&quot;}, {&quot;parse-names&quot;: false, &quot;suffix&quot;: &quot;&quot;, &quot;non-dropping-particle&quot;: &quot;&quot;, &quot;dropping-particle&quot;: &quot;&quot;, &quot;family&quot;: &quot;Moqtaderi&quot;, &quot;given&quot;: &quot;Zarmik&quot;}, {&quot;parse-names&quot;: false, &quot;suffix&quot;: &quot;&quot;, &quot;non-dropping-particle&quot;: &quot;&quot;, &quot;dropping-particle&quot;: &quot;&quot;, &quot;family&quot;: &quot;Mu&quot;, &quot;given&quot;: &quot;Xinmeng J&quot;}, {&quot;parse-names&quot;: false, &quot;suffix&quot;: &quot;&quot;, &quot;non-dropping-particle&quot;: &quot;&quot;, &quot;dropping-particle&quot;: &quot;&quot;, &quot;family&quot;: &quot;O'Geen&quot;, &quot;given&quot;: &quot;Henriette&quot;}, {&quot;parse-names&quot;: false, &quot;suffix&quot;: &quot;&quot;, &quot;non-dropping-particle&quot;: &quot;&quot;, &quot;dropping-particle&quot;: &quot;&quot;, &quot;family&quot;: &quot;Ouyang&quot;, &quot;given&quot;: &quot;Zhengqing&quot;}, {&quot;parse-names&quot;: false, &quot;suffix&quot;: &quot;&quot;, &quot;non-dropping-particle&quot;: &quot;&quot;, &quot;dropping-particle&quot;: &quot;&quot;, &quot;family&quot;: &quot;Patacsil&quot;, &quot;given&quot;: &quot;Dorrelyn&quot;}, {&quot;parse-names&quot;: false, &quot;suffix&quot;: &quot;&quot;, &quot;non-dropping-particle&quot;: &quot;&quot;, &quot;dropping-particle&quot;: &quot;&quot;, &quot;family&quot;: &quot;Raha&quot;, &quot;given&quot;: &quot;Debasish&quot;}, {&quot;parse-names&quot;: false, &quot;suffix&quot;: &quot;&quot;, &quot;non-dropping-particle&quot;: &quot;&quot;, &quot;dropping-particle&quot;: &quot;&quot;, &quot;family&quot;: &quot;Ramirez&quot;, &quot;given&quot;: &quot;Lucia&quot;}, {&quot;parse-names&quot;: false, &quot;suffix&quot;: &quot;&quot;, &quot;non-dropping-particle&quot;: &quot;&quot;, &quot;dropping-particle&quot;: &quot;&quot;, &quot;family&quot;: &quot;Reed&quot;, &quot;given&quot;: &quot;Brian&quot;}, {&quot;parse-names&quot;: false, &quot;suffix&quot;: &quot;&quot;, &quot;non-dropping-particle&quot;: &quot;&quot;, &quot;dropping-particle&quot;: &quot;&quot;, &quot;family&quot;: &quot;Shi&quot;, &quot;given&quot;: &quot;Minyi&quot;}, {&quot;parse-names&quot;: false, &quot;suffix&quot;: &quot;&quot;, &quot;non-dropping-particle&quot;: &quot;&quot;, &quot;dropping-particle&quot;: &quot;&quot;, &quot;family&quot;: &quot;Slifer&quot;, &quot;given&quot;: &quot;Teri&quot;}, {&quot;parse-names&quot;: false, &quot;suffix&quot;: &quot;&quot;, &quot;non-dropping-particle&quot;: &quot;&quot;, &quot;dropping-particle&quot;: &quot;&quot;, &quot;family&quot;: &quot;Witt&quot;, &quot;given&quot;: &quot;Heather&quot;}, {&quot;parse-names&quot;: false, &quot;suffix&quot;: &quot;&quot;, &quot;non-dropping-particle&quot;: &quot;&quot;, &quot;dropping-particle&quot;: &quot;&quot;, &quot;family&quot;: &quot;Wu&quot;, &quot;given&quot;: &quot;Linfeng&quot;}, {&quot;parse-names&quot;: false, &quot;suffix&quot;: &quot;&quot;, &quot;non-dropping-particle&quot;: &quot;&quot;, &quot;dropping-particle&quot;: &quot;&quot;, &quot;family&quot;: &quot;Xu&quot;, &quot;given&quot;: &quot;Xiaoqin&quot;}, {&quot;parse-names&quot;: false, &quot;suffix&quot;: &quot;&quot;, &quot;non-dropping-particle&quot;: &quot;&quot;, &quot;dropping-particle&quot;: &quot;&quot;, &quot;family&quot;: &quot;Yan&quot;, &quot;given&quot;: &quot;Koon-Kiu&quot;}, {&quot;parse-names&quot;: false, &quot;suffix&quot;: &quot;&quot;, &quot;non-dropping-particle&quot;: &quot;&quot;, &quot;dropping-particle&quot;: &quot;&quot;, &quot;family&quot;: &quot;Yang&quot;, &quot;given&quot;: &quot;Xinqiong&quot;}, {&quot;parse-names&quot;: false, &quot;suffix&quot;: &quot;&quot;, &quot;non-dropping-particle&quot;: &quot;&quot;, &quot;dropping-particle&quot;: &quot;&quot;, &quot;family&quot;: &quot;Struhl&quot;, &quot;given&quot;: &quot;Kevin&quot;}, {&quot;parse-names&quot;: false, &quot;suffix&quot;: &quot;&quot;, &quot;non-dropping-particle&quot;: &quot;&quot;, &quot;dropping-particle&quot;: &quot;&quot;, &quot;family&quot;: &quot;Weissman&quot;, &quot;given&quot;: &quot;Sherman M&quot;}, {&quot;parse-names&quot;: false, &quot;suffix&quot;: &quot;&quot;, &quot;non-dropping-particle&quot;: &quot;&quot;, &quot;dropping-particle&quot;: &quot;&quot;, &quot;family&quot;: &quot;Tenebaum&quot;, &quot;given&quot;: &quot;Scott a&quot;}, {&quot;parse-names&quot;: false, &quot;suffix&quot;: &quot;&quot;, &quot;non-dropping-particle&quot;: &quot;&quot;, &quot;dropping-particle&quot;: &quot;&quot;, &quot;family&quot;: &quot;Penalva&quot;, &quot;given&quot;: &quot;Luiz O&quot;}, {&quot;parse-names&quot;: false, &quot;suffix&quot;: &quot;&quot;, &quot;non-dropping-particle&quot;: &quot;&quot;, &quot;dropping-particle&quot;: &quot;&quot;, &quot;family&quot;: &quot;Karmakar&quot;, &quot;given&quot;: &quot;Subhradip&quot;}, {&quot;parse-names&quot;: false, &quot;suffix&quot;: &quot;&quot;, &quot;non-dropping-particle&quot;: &quot;&quot;, &quot;dropping-particle&quot;: &quot;&quot;, &quot;family&quot;: &quot;Bhanvadia&quot;, &quot;given&quot;: &quot;Raj R&quot;}, {&quot;parse-names&quot;: false, &quot;suffix&quot;: &quot;&quot;, &quot;non-dropping-particle&quot;: &quot;&quot;, &quot;dropping-particle&quot;: &quot;&quot;, &quot;family&quot;: &quot;Choudhury&quot;, &quot;given&quot;: &quot;Alina&quot;}, {&quot;parse-names&quot;: false, &quot;suffix&quot;: &quot;&quot;, &quot;non-dropping-particle&quot;: &quot;&quot;, &quot;dropping-particle&quot;: &quot;&quot;, &quot;family&quot;: &quot;Domanus&quot;, &quot;given&quot;: &quot;Marc&quot;}, {&quot;parse-names&quot;: false, &quot;suffix&quot;: &quot;&quot;, &quot;non-dropping-particle&quot;: &quot;&quot;, &quot;dropping-particle&quot;: &quot;&quot;, &quot;family&quot;: &quot;Ma&quot;, &quot;given&quot;: &quot;Lijia&quot;}, {&quot;parse-names&quot;: false, &quot;suffix&quot;: &quot;&quot;, &quot;non-dropping-particle&quot;: &quot;&quot;, &quot;dropping-particle&quot;: &quot;&quot;, &quot;family&quot;: &quot;Moran&quot;, &quot;given&quot;: &quot;Jennifer&quot;}, {&quot;parse-names&quot;: false, &quot;suffix&quot;: &quot;&quot;, &quot;non-dropping-particle&quot;: &quot;&quot;, &quot;dropping-particle&quot;: &quot;&quot;, &quot;family&quot;: &quot;Victorsen&quot;, &quot;given&quot;: &quot;Alec&quot;}, {&quot;parse-names&quot;: false, &quot;suffix&quot;: &quot;&quot;, &quot;non-dropping-particle&quot;: &quot;&quot;, &quot;dropping-particle&quot;: &quot;&quot;, &quot;family&quot;: &quot;Auer&quot;, &quot;given&quot;: &quot;Thomas&quot;}, {&quot;parse-names&quot;: false, &quot;suffix&quot;: &quot;&quot;, &quot;non-dropping-particle&quot;: &quot;&quot;, &quot;dropping-particle&quot;: &quot;&quot;, &quot;family&quot;: &quot;Centarin&quot;, &quot;given&quot;: &quot;Lazaro&quot;}, {&quot;parse-names&quot;: false, &quot;suffix&quot;: &quot;&quot;, &quot;non-dropping-particle&quot;: &quot;&quot;, &quot;dropping-particle&quot;: &quot;&quot;, &quot;family&quot;: &quot;Eichenlaub&quot;, &quot;given&quot;: &quot;Michael&quot;}, {&quot;parse-names&quot;: false, &quot;suffix&quot;: &quot;&quot;, &quot;non-dropping-particle&quot;: &quot;&quot;, &quot;dropping-particle&quot;: &quot;&quot;, &quot;family&quot;: &quot;Gruhl&quot;, &quot;given&quot;: &quot;Franziska&quot;}, {&quot;parse-names&quot;: false, &quot;suffix&quot;: &quot;&quot;, &quot;non-dropping-particle&quot;: &quot;&quot;, &quot;dropping-particle&quot;: &quot;&quot;, &quot;family&quot;: &quot;Heerman&quot;, &quot;given&quot;: &quot;Stephan&quot;}, {&quot;parse-names&quot;: false, &quot;suffix&quot;: &quot;&quot;, &quot;non-dropping-particle&quot;: &quot;&quot;, &quot;dropping-particle&quot;: &quot;&quot;, &quot;family&quot;: &quot;Hoeckendorf&quot;, &quot;given&quot;: &quot;Burkard&quot;}, {&quot;parse-names&quot;: false, &quot;suffix&quot;: &quot;&quot;, &quot;non-dropping-particle&quot;: &quot;&quot;, &quot;dropping-particle&quot;: &quot;&quot;, &quot;family&quot;: &quot;Inoue&quot;, &quot;given&quot;: &quot;Daigo&quot;}, {&quot;parse-names&quot;: false, &quot;suffix&quot;: &quot;&quot;, &quot;non-dropping-particle&quot;: &quot;&quot;, &quot;dropping-particle&quot;: &quot;&quot;, &quot;family&quot;: &quot;Kellner&quot;, &quot;given&quot;: &quot;Tanja&quot;}, {&quot;parse-names&quot;: false, &quot;suffix&quot;: &quot;&quot;, &quot;non-dropping-particle&quot;: &quot;&quot;, &quot;dropping-particle&quot;: &quot;&quot;, &quot;family&quot;: &quot;Kirchmaier&quot;, &quot;given&quot;: &quot;Stephan&quot;}, {&quot;parse-names&quot;: false, &quot;suffix&quot;: &quot;&quot;, &quot;non-dropping-particle&quot;: &quot;&quot;, &quot;dropping-particle&quot;: &quot;&quot;, &quot;family&quot;: &quot;Mueller&quot;, &quot;given&quot;: &quot;Claudia&quot;}, {&quot;parse-names&quot;: false, &quot;suffix&quot;: &quot;&quot;, &quot;non-dropping-particle&quot;: &quot;&quot;, &quot;dropping-particle&quot;: &quot;&quot;, &quot;family&quot;: &quot;Reinhardt&quot;, &quot;given&quot;: &quot;Robert&quot;}, {&quot;parse-names&quot;: false, &quot;suffix&quot;: &quot;&quot;, &quot;non-dropping-particle&quot;: &quot;&quot;, &quot;dropping-particle&quot;: &quot;&quot;, &quot;family&quot;: &quot;Schertel&quot;, &quot;given&quot;: &quot;Lea&quot;}, {&quot;parse-names&quot;: false, &quot;suffix&quot;: &quot;&quot;, &quot;non-dropping-particle&quot;: &quot;&quot;, &quot;dropping-particle&quot;: &quot;&quot;, &quot;family&quot;: &quot;Schneider&quot;, &quot;given&quot;: &quot;Stephanie&quot;}, {&quot;parse-names&quot;: false, &quot;suffix&quot;: &quot;&quot;, &quot;non-dropping-particle&quot;: &quot;&quot;, &quot;dropping-particle&quot;: &quot;&quot;, &quot;family&quot;: &quot;Sinn&quot;, &quot;given&quot;: &quot;Rebecca&quot;}, {&quot;parse-names&quot;: false, &quot;suffix&quot;: &quot;&quot;, &quot;non-dropping-particle&quot;: &quot;&quot;, &quot;dropping-particle&quot;: &quot;&quot;, &quot;family&quot;: &quot;Wittbrodt&quot;, &quot;given&quot;: &quot;Beate&quot;}, {&quot;parse-names&quot;: false, &quot;suffix&quot;: &quot;&quot;, &quot;non-dropping-particle&quot;: &quot;&quot;, &quot;dropping-particle&quot;: &quot;&quot;, &quot;family&quot;: &quot;Wittbrodt&quot;, &quot;given&quot;: &quot;Jochen&quot;}, {&quot;parse-names&quot;: false, &quot;suffix&quot;: &quot;&quot;, &quot;non-dropping-particle&quot;: &quot;&quot;, &quot;dropping-particle&quot;: &quot;&quot;, &quot;family&quot;: &quot;Jain&quot;, &quot;given&quot;: &quot;Gaurav&quot;}, {&quot;parse-names&quot;: false, &quot;suffix&quot;: &quot;&quot;, &quot;non-dropping-particle&quot;: &quot;&quot;, &quot;dropping-particle&quot;: &quot;&quot;, &quot;family&quot;: &quot;Balasundaram&quot;, &quot;given&quot;: &quot;Gayathri&quot;}, {&quot;parse-names&quot;: false, &quot;suffix&quot;: &quot;&quot;, &quot;non-dropping-particle&quot;: &quot;&quot;, &quot;dropping-particle&quot;: &quot;&quot;, &quot;family&quot;: &quot;Bates&quot;, &quot;given&quot;: &quot;Daniel L&quot;}, {&quot;parse-names&quot;: false, &quot;suffix&quot;: &quot;&quot;, &quot;non-dropping-particle&quot;: &quot;&quot;, &quot;dropping-particle&quot;: &quot;&quot;, &quot;family&quot;: &quot;Byron&quot;, &quot;given&quot;: &quot;Rachel&quot;}, {&quot;parse-names&quot;: false, &quot;suffix&quot;: &quot;&quot;, &quot;non-dropping-particle&quot;: &quot;&quot;, &quot;dropping-particle&quot;: &quot;&quot;, &quot;family&quot;: &quot;Canfield&quot;, &quot;given&quot;: &quot;Theresa K&quot;}, {&quot;parse-names&quot;: false, &quot;suffix&quot;: &quot;&quot;, &quot;non-dropping-particle&quot;: &quot;&quot;, &quot;dropping-particle&quot;: &quot;&quot;, &quot;family&quot;: &quot;Diegel&quot;, &quot;given&quot;: &quot;Morgan J&quot;}, {&quot;parse-names&quot;: false, &quot;suffix&quot;: &quot;&quot;, &quot;non-dropping-particle&quot;: &quot;&quot;, &quot;dropping-particle&quot;: &quot;&quot;, &quot;family&quot;: &quot;Dunn&quot;, &quot;given&quot;: &quot;Douglas&quot;}, {&quot;parse-names&quot;: false, &quot;suffix&quot;: &quot;&quot;, &quot;non-dropping-particle&quot;: &quot;&quot;, &quot;dropping-particle&quot;: &quot;&quot;, &quot;family&quot;: &quot;Ebersol&quot;, &quot;given&quot;: &quot;Abigail K&quot;}, {&quot;parse-names&quot;: false, &quot;suffix&quot;: &quot;&quot;, &quot;non-dropping-particle&quot;: &quot;&quot;, &quot;dropping-particle&quot;: &quot;&quot;, &quot;family&quot;: &quot;Frum&quot;, &quot;given&quot;: &quot;Tristan&quot;}, {&quot;parse-names&quot;: false, &quot;suffix&quot;: &quot;&quot;, &quot;non-dropping-particle&quot;: &quot;&quot;, &quot;dropping-particle&quot;: &quot;&quot;, &quot;family&quot;: &quot;Garg&quot;, &quot;given&quot;: &quot;Kavita&quot;}, {&quot;parse-names&quot;: false, &quot;suffix&quot;: &quot;&quot;, &quot;non-dropping-particle&quot;: &quot;&quot;, &quot;dropping-particle&quot;: &quot;&quot;, &quot;family&quot;: &quot;Gist&quot;, &quot;given&quot;: &quot;Erica&quot;}, {&quot;parse-names&quot;: false, &quot;suffix&quot;: &quot;&quot;, &quot;non-dropping-particle&quot;: &quot;&quot;, &quot;dropping-particle&quot;: &quot;&quot;, &quot;family&quot;: &quot;Hansen&quot;, &quot;given&quot;: &quot;R Scott&quot;}, {&quot;parse-names&quot;: false, &quot;suffix&quot;: &quot;&quot;, &quot;non-dropping-particle&quot;: &quot;&quot;, &quot;dropping-particle&quot;: &quot;&quot;, &quot;family&quot;: &quot;Boatman&quot;, &quot;given&quot;: &quot;Lisa&quot;}, {&quot;parse-names&quot;: false, &quot;suffix&quot;: &quot;&quot;, &quot;non-dropping-particle&quot;: &quot;&quot;, &quot;dropping-particle&quot;: &quot;&quot;, &quot;family&quot;: &quot;Haugen&quot;, &quot;given&quot;: &quot;Eric&quot;}, {&quot;parse-names&quot;: false, &quot;suffix&quot;: &quot;&quot;, &quot;non-dropping-particle&quot;: &quot;&quot;, &quot;dropping-particle&quot;: &quot;&quot;, &quot;family&quot;: &quot;Humbert&quot;, &quot;given&quot;: &quot;Richard&quot;}, {&quot;parse-names&quot;: false, &quot;suffix&quot;: &quot;&quot;, &quot;non-dropping-particle&quot;: &quot;&quot;, &quot;dropping-particle&quot;: &quot;&quot;, &quot;family&quot;: &quot;Johnson&quot;, &quot;given&quot;: &quot;Audra K&quot;}, {&quot;parse-names&quot;: false, &quot;suffix&quot;: &quot;&quot;, &quot;non-dropping-particle&quot;: &quot;&quot;, &quot;dropping-particle&quot;: &quot;&quot;, &quot;family&quot;: &quot;Johnson&quot;, &quot;given&quot;: &quot;Ericka M&quot;}, {&quot;parse-names&quot;: false, &quot;suffix&quot;: &quot;&quot;, &quot;non-dropping-particle&quot;: &quot;&quot;, &quot;dropping-particle&quot;: &quot;&quot;, &quot;family&quot;: &quot;Kutyavin&quot;, &quot;given&quot;: &quot;Tattayana M&quot;}, {&quot;parse-names&quot;: false, &quot;suffix&quot;: &quot;&quot;, &quot;non-dropping-particle&quot;: &quot;&quot;, &quot;dropping-particle&quot;: &quot;&quot;, &quot;family&quot;: &quot;Lee&quot;, &quot;given&quot;: &quot;Kristin&quot;}, {&quot;parse-names&quot;: false, &quot;suffix&quot;: &quot;&quot;, &quot;non-dropping-particle&quot;: &quot;&quot;, &quot;dropping-particle&quot;: &quot;&quot;, &quot;family&quot;: &quot;Lotakis&quot;, &quot;given&quot;: &quot;Dimitra&quot;}, {&quot;parse-names&quot;: false, &quot;suffix&quot;: &quot;&quot;, &quot;non-dropping-particle&quot;: &quot;&quot;, &quot;dropping-particle&quot;: &quot;&quot;, &quot;family&quot;: &quot;Maurano&quot;, &quot;given&quot;: &quot;Matthew T&quot;}, {&quot;parse-names&quot;: false, &quot;suffix&quot;: &quot;&quot;, &quot;non-dropping-particle&quot;: &quot;&quot;, &quot;dropping-particle&quot;: &quot;&quot;, &quot;family&quot;: &quot;Neph&quot;, &quot;given&quot;: &quot;Shane J&quot;}, {&quot;parse-names&quot;: false, &quot;suffix&quot;: &quot;&quot;, &quot;non-dropping-particle&quot;: &quot;&quot;, &quot;dropping-particle&quot;: &quot;V&quot;, &quot;family&quot;: &quot;Neri&quot;, &quot;given&quot;: &quot;Fiedencio&quot;}, {&quot;parse-names&quot;: false, &quot;suffix&quot;: &quot;&quot;, &quot;non-dropping-particle&quot;: &quot;&quot;, &quot;dropping-particle&quot;: &quot;&quot;, &quot;family&quot;: &quot;Nguyen&quot;, &quot;given&quot;: &quot;Eric D&quot;}, {&quot;parse-names&quot;: false, &quot;suffix&quot;: &quot;&quot;, &quot;non-dropping-particle&quot;: &quot;&quot;, &quot;dropping-particle&quot;: &quot;&quot;, &quot;family&quot;: &quot;Qu&quot;, &quot;given&quot;: &quot;Hongzhu&quot;}, {&quot;parse-names&quot;: false, &quot;suffix&quot;: &quot;&quot;, &quot;non-dropping-particle&quot;: &quot;&quot;, &quot;dropping-particle&quot;: &quot;&quot;, &quot;family&quot;: &quot;Reynolds&quot;, &quot;given&quot;: &quot;Alex P&quot;}, {&quot;parse-names&quot;: false, &quot;suffix&quot;: &quot;&quot;, &quot;non-dropping-particle&quot;: &quot;&quot;, &quot;dropping-particle&quot;: &quot;&quot;, &quot;family&quot;: &quot;Roach&quot;, &quot;given&quot;: &quot;Vaughn&quot;}, {&quot;parse-names&quot;: false, &quot;suffix&quot;: &quot;&quot;, &quot;non-dropping-particle&quot;: &quot;&quot;, &quot;dropping-particle&quot;: &quot;&quot;, &quot;family&quot;: &quot;Rynes&quot;, &quot;given&quot;: &quot;Eric&quot;}, {&quot;parse-names&quot;: false, &quot;suffix&quot;: &quot;&quot;, &quot;non-dropping-particle&quot;: &quot;&quot;, &quot;dropping-particle&quot;: &quot;&quot;, &quot;family&quot;: &quot;Sanchez&quot;, &quot;given&quot;: &quot;Minerva E&quot;}, {&quot;parse-names&quot;: false, &quot;suffix&quot;: &quot;&quot;, &quot;non-dropping-particle&quot;: &quot;&quot;, &quot;dropping-particle&quot;: &quot;&quot;, &quot;family&quot;: &quot;Sandstrom&quot;, &quot;given&quot;: &quot;Richard S&quot;}, {&quot;parse-names&quot;: false, &quot;suffix&quot;: &quot;&quot;, &quot;non-dropping-particle&quot;: &quot;&quot;, &quot;dropping-particle&quot;: &quot;&quot;, &quot;family&quot;: &quot;Shafer&quot;, &quot;given&quot;: &quot;Anthony O&quot;}, {&quot;parse-names&quot;: false, &quot;suffix&quot;: &quot;&quot;, &quot;non-dropping-particle&quot;: &quot;&quot;, &quot;dropping-particle&quot;: &quot;&quot;, &quot;family&quot;: &quot;Stergachis&quot;, &quot;given&quot;: &quot;Andrew B&quot;}, {&quot;parse-names&quot;: false, &quot;suffix&quot;: &quot;&quot;, &quot;non-dropping-particle&quot;: &quot;&quot;, &quot;dropping-particle&quot;: &quot;&quot;, &quot;family&quot;: &quot;Thomas&quot;, &quot;given&quot;: &quot;Sean&quot;}, {&quot;parse-names&quot;: false, &quot;suffix&quot;: &quot;&quot;, &quot;non-dropping-particle&quot;: &quot;&quot;, &quot;dropping-particle&quot;: &quot;&quot;, &quot;family&quot;: &quot;Vernot&quot;, &quot;given&quot;: &quot;Benjamin&quot;}, {&quot;parse-names&quot;: false, &quot;suffix&quot;: &quot;&quot;, &quot;non-dropping-particle&quot;: &quot;&quot;, &quot;dropping-particle&quot;: &quot;&quot;, &quot;family&quot;: &quot;Vierstra&quot;, &quot;given&quot;: &quot;Jeff&quot;}, {&quot;parse-names&quot;: false, &quot;suffix&quot;: &quot;&quot;, &quot;non-dropping-particle&quot;: &quot;&quot;, &quot;dropping-particle&quot;: &quot;&quot;, &quot;family&quot;: &quot;Vong&quot;, &quot;given&quot;: &quot;Shinny&quot;}, {&quot;parse-names&quot;: false, &quot;suffix&quot;: &quot;&quot;, &quot;non-dropping-particle&quot;: &quot;&quot;, &quot;dropping-particle&quot;: &quot;&quot;, &quot;family&quot;: &quot;Weaver&quot;, &quot;given&quot;: &quot;Molly a&quot;}, {&quot;parse-names&quot;: false, &quot;suffix&quot;: &quot;&quot;, &quot;non-dropping-particle&quot;: &quot;&quot;, &quot;dropping-particle&quot;: &quot;&quot;, &quot;family&quot;: &quot;Yan&quot;, &quot;given&quot;: &quot;Yongqi&quot;}, {&quot;parse-names&quot;: false, &quot;suffix&quot;: &quot;&quot;, &quot;non-dropping-particle&quot;: &quot;&quot;, &quot;dropping-particle&quot;: &quot;&quot;, &quot;family&quot;: &quot;Zhang&quot;, &quot;given&quot;: &quot;Miaohua&quot;}, {&quot;parse-names&quot;: false, &quot;suffix&quot;: &quot;&quot;, &quot;non-dropping-particle&quot;: &quot;&quot;, &quot;dropping-particle&quot;: &quot;&quot;, &quot;family&quot;: &quot;Akey&quot;, &quot;given&quot;: &quot;Joshua a&quot;}, {&quot;parse-names&quot;: false, &quot;suffix&quot;: &quot;&quot;, &quot;non-dropping-particle&quot;: &quot;&quot;, &quot;dropping-particle&quot;: &quot;&quot;, &quot;family&quot;: &quot;Bender&quot;, &quot;given&quot;: &quot;Michael&quot;}, {&quot;parse-names&quot;: false, &quot;suffix&quot;: &quot;&quot;, &quot;non-dropping-particle&quot;: &quot;&quot;, &quot;dropping-particle&quot;: &quot;&quot;, &quot;family&quot;: &quot;Dorschner&quot;, &quot;given&quot;: &quot;Michael O&quot;}, {&quot;parse-names&quot;: false, &quot;suffix&quot;: &quot;&quot;, &quot;non-dropping-particle&quot;: &quot;&quot;, &quot;dropping-particle&quot;: &quot;&quot;, &quot;family&quot;: &quot;Groudine&quot;, &quot;given&quot;: &quot;Mark&quot;}, {&quot;parse-names&quot;: false, &quot;suffix&quot;: &quot;&quot;, &quot;non-dropping-particle&quot;: &quot;&quot;, &quot;dropping-particle&quot;: &quot;&quot;, &quot;family&quot;: &quot;MacCoss&quot;, &quot;given&quot;: &quot;Michael J&quot;}, {&quot;parse-names&quot;: false, &quot;suffix&quot;: &quot;&quot;, &quot;non-dropping-particle&quot;: &quot;&quot;, &quot;dropping-particle&quot;: &quot;&quot;, &quot;family&quot;: &quot;Navas&quot;, &quot;given&quot;: &quot;Patrick&quot;}, {&quot;parse-names&quot;: false, &quot;suffix&quot;: &quot;&quot;, &quot;non-dropping-particle&quot;: &quot;&quot;, &quot;dropping-particle&quot;: &quot;&quot;, &quot;family&quot;: &quot;Stamatoyannopoulos&quot;, &quot;given&quot;: &quot;George&quot;}, {&quot;parse-names&quot;: false, &quot;suffix&quot;: &quot;&quot;, &quot;non-dropping-particle&quot;: &quot;&quot;, &quot;dropping-particle&quot;: &quot;&quot;, &quot;family&quot;: &quot;Stamatoyannopoulos&quot;, &quot;given&quot;: &quot;John a&quot;}, {&quot;parse-names&quot;: false, &quot;suffix&quot;: &quot;&quot;, &quot;non-dropping-particle&quot;: &quot;&quot;, &quot;dropping-particle&quot;: &quot;&quot;, &quot;family&quot;: &quot;Beal&quot;, &quot;given&quot;: &quot;Kathryn&quot;}, {&quot;parse-names&quot;: false, &quot;suffix&quot;: &quot;&quot;, &quot;non-dropping-particle&quot;: &quot;&quot;, &quot;dropping-particle&quot;: &quot;&quot;, &quot;family&quot;: &quot;Brazma&quot;, &quot;given&quot;: &quot;Alvis&quot;}, {&quot;parse-names&quot;: false, &quot;suffix&quot;: &quot;&quot;, &quot;non-dropping-particle&quot;: &quot;&quot;, &quot;dropping-particle&quot;: &quot;&quot;, &quot;family&quot;: &quot;Flicek&quot;, &quot;given&quot;: &quot;Paul&quot;}, {&quot;parse-names&quot;: false, &quot;suffix&quot;: &quot;&quot;, &quot;non-dropping-particle&quot;: &quot;&quot;, &quot;dropping-particle&quot;: &quot;&quot;, &quot;family&quot;: &quot;Johnson&quot;, &quot;given&quot;: &quot;Nathan&quot;}, {&quot;parse-names&quot;: false, &quot;suffix&quot;: &quot;&quot;, &quot;non-dropping-particle&quot;: &quot;&quot;, &quot;dropping-particle&quot;: &quot;&quot;, &quot;family&quot;: &quot;Lukk&quot;, &quot;given&quot;: &quot;Margus&quot;}, {&quot;parse-names&quot;: false, &quot;suffix&quot;: &quot;&quot;, &quot;non-dropping-particle&quot;: &quot;&quot;, &quot;dropping-particle&quot;: &quot;&quot;, &quot;family&quot;: &quot;Luscombe&quot;, &quot;given&quot;: &quot;Nicholas M&quot;}, {&quot;parse-names&quot;: false, &quot;suffix&quot;: &quot;&quot;, &quot;non-dropping-particle&quot;: &quot;&quot;, &quot;dropping-particle&quot;: &quot;&quot;, &quot;family&quot;: &quot;Sobral&quot;, &quot;given&quot;: &quot;Daniel&quot;}, {&quot;parse-names&quot;: false, &quot;suffix&quot;: &quot;&quot;, &quot;non-dropping-particle&quot;: &quot;&quot;, &quot;dropping-particle&quot;: &quot;&quot;, &quot;family&quot;: &quot;Vaquerizas&quot;, &quot;given&quot;: &quot;Juan M&quot;}, {&quot;parse-names&quot;: false, &quot;suffix&quot;: &quot;&quot;, &quot;non-dropping-particle&quot;: &quot;&quot;, &quot;dropping-particle&quot;: &quot;&quot;, &quot;family&quot;: &quot;Batzoglou&quot;, &quot;given&quot;: &quot;Serafim&quot;}, {&quot;parse-names&quot;: false, &quot;suffix&quot;: &quot;&quot;, &quot;non-dropping-particle&quot;: &quot;&quot;, &quot;dropping-particle&quot;: &quot;&quot;, &quot;family&quot;: &quot;Sidow&quot;, &quot;given&quot;: &quot;Arend&quot;}, {&quot;parse-names&quot;: false, &quot;suffix&quot;: &quot;&quot;, &quot;non-dropping-particle&quot;: &quot;&quot;, &quot;dropping-particle&quot;: &quot;&quot;, &quot;family&quot;: &quot;Hussami&quot;, &quot;given&quot;: &quot;Nadine&quot;}, {&quot;parse-names&quot;: false, &quot;suffix&quot;: &quot;&quot;, &quot;non-dropping-particle&quot;: &quot;&quot;, &quot;dropping-particle&quot;: &quot;&quot;, &quot;family&quot;: &quot;Kyriazopoulou-Panagiotopoulou&quot;, &quot;given&quot;: &quot;Sofia&quot;}, {&quot;parse-names&quot;: false, &quot;suffix&quot;: &quot;&quot;, &quot;non-dropping-particle&quot;: &quot;&quot;, &quot;dropping-particle&quot;: &quot;&quot;, &quot;family&quot;: &quot;Libbrecht&quot;, &quot;given&quot;: &quot;Max W&quot;}, {&quot;parse-names&quot;: false, &quot;suffix&quot;: &quot;&quot;, &quot;non-dropping-particle&quot;: &quot;&quot;, &quot;dropping-particle&quot;: &quot;&quot;, &quot;family&quot;: &quot;Schaub&quot;, &quot;given&quot;: &quot;Marc a&quot;}, {&quot;parse-names&quot;: false, &quot;suffix&quot;: &quot;&quot;, &quot;non-dropping-particle&quot;: &quot;&quot;, &quot;dropping-particle&quot;: &quot;&quot;, &quot;family&quot;: &quot;Miller&quot;, &quot;given&quot;: &quot;Webb&quot;}, {&quot;parse-names&quot;: false, &quot;suffix&quot;: &quot;&quot;, &quot;non-dropping-particle&quot;: &quot;&quot;, &quot;dropping-particle&quot;: &quot;&quot;, &quot;family&quot;: &quot;Bickel&quot;, &quot;given&quot;: &quot;Peter J&quot;}, {&quot;parse-names&quot;: false, &quot;suffix&quot;: &quot;&quot;, &quot;non-dropping-particle&quot;: &quot;&quot;, &quot;dropping-particle&quot;: &quot;&quot;, &quot;family&quot;: &quot;Banfai&quot;, &quot;given&quot;: &quot;Balazs&quot;}, {&quot;parse-names&quot;: false, &quot;suffix&quot;: &quot;&quot;, &quot;non-dropping-particle&quot;: &quot;&quot;, &quot;dropping-particle&quot;: &quot;&quot;, &quot;family&quot;: &quot;Boley&quot;, &quot;given&quot;: &quot;Nathan P&quot;}, {&quot;parse-names&quot;: false, &quot;suffix&quot;: &quot;&quot;, &quot;non-dropping-particle&quot;: &quot;&quot;, &quot;dropping-particle&quot;: &quot;&quot;, &quot;family&quot;: &quot;Huang&quot;, &quot;given&quot;: &quot;Haiyan&quot;}, {&quot;parse-names&quot;: false, &quot;suffix&quot;: &quot;&quot;, &quot;non-dropping-particle&quot;: &quot;&quot;, &quot;dropping-particle&quot;: &quot;&quot;, &quot;family&quot;: &quot;Li&quot;, &quot;given&quot;: &quot;Jingyi Jessica&quot;}, {&quot;parse-names&quot;: false, &quot;suffix&quot;: &quot;&quot;, &quot;non-dropping-particle&quot;: &quot;&quot;, &quot;dropping-particle&quot;: &quot;&quot;, &quot;family&quot;: &quot;Noble&quot;, &quot;given&quot;: &quot;William Stafford&quot;}, {&quot;parse-names&quot;: false, &quot;suffix&quot;: &quot;&quot;, &quot;non-dropping-particle&quot;: &quot;&quot;, &quot;dropping-particle&quot;: &quot;&quot;, &quot;family&quot;: &quot;Bilmes&quot;, &quot;given&quot;: &quot;Jeffrey a&quot;}, {&quot;parse-names&quot;: false, &quot;suffix&quot;: &quot;&quot;, &quot;non-dropping-particle&quot;: &quot;&quot;, &quot;dropping-particle&quot;: &quot;&quot;, &quot;family&quot;: &quot;Buske&quot;, &quot;given&quot;: &quot;Orion J&quot;}, {&quot;parse-names&quot;: false, &quot;suffix&quot;: &quot;&quot;, &quot;non-dropping-particle&quot;: &quot;&quot;, &quot;dropping-particle&quot;: &quot;&quot;, &quot;family&quot;: &quot;Sahu&quot;, &quot;given&quot;: &quot;Avinash O&quot;}, {&quot;parse-names&quot;: false, &quot;suffix&quot;: &quot;&quot;, &quot;non-dropping-particle&quot;: &quot;&quot;, &quot;dropping-particle&quot;: &quot;V&quot;, &quot;family&quot;: &quot;Kharchenko&quot;, &quot;given&quot;: &quot;Peter&quot;}, {&quot;parse-names&quot;: false, &quot;suffix&quot;: &quot;&quot;, &quot;non-dropping-particle&quot;: &quot;&quot;, &quot;dropping-particle&quot;: &quot;&quot;, &quot;family&quot;: &quot;Park&quot;, &quot;given&quot;: &quot;Peter J&quot;}, {&quot;parse-names&quot;: false, &quot;suffix&quot;: &quot;&quot;, &quot;non-dropping-particle&quot;: &quot;&quot;, &quot;dropping-particle&quot;: &quot;&quot;, &quot;family&quot;: &quot;Baker&quot;, &quot;given&quot;: &quot;Dannon&quot;}, {&quot;parse-names&quot;: false, &quot;suffix&quot;: &quot;&quot;, &quot;non-dropping-particle&quot;: &quot;&quot;, &quot;dropping-particle&quot;: &quot;&quot;, &quot;family&quot;: &quot;Taylor&quot;, &quot;given&quot;: &quot;James&quot;}, {&quot;parse-names&quot;: false, &quot;suffix&quot;: &quot;&quot;, &quot;non-dropping-particle&quot;: &quot;&quot;, &quot;dropping-particle&quot;: &quot;&quot;, &quot;family&quot;: &quot;Lochovsky&quot;, &quot;given&quot;: &quot;Lucas&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title&quot;: &quot;An integrated encyclopedia of DNA elements in the human genome.&quot;, &quot;container-title&quot;: &quot;Nature&quot;, &quot;page&quot;: &quot;57-74&quot;, &quot;DOI&quot;: &quot;10.1038/nature11247&quot;, &quot;issue&quot;: &quot;7414&quot;, &quot;id&quot;: &quot;ITEM-1&quot;, &quot;ISSN&quot;: &quot;1476-4687&quot;, &quot;type&quot;: &quot;article-journal&quot;}, &quot;id&quot;: &quot;ITEM-1&quot;, &quot;uris&quot;: [&quot;http://www.mendeley.com/documents/?uuid=34772b6d-3562-4ed3-92f8-c9f90080c8e0&quot;]}]} RNDeNTnEijVFY"/><text:span text:style-name="T98">⁠, SCREEN, and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1rIVV9llrT"/><text:span text:style-name="T68">(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schema&quot;: &quot;https://github.com/citation-style-language/schema/raw/master/csl-citation.json&quot;, &quot;citationItems&quot;: [{&quot;itemData&quot;: {&quot;volume&quot;: &quot;507&quot;, &quot;PMID&quot;: &quot;24670764&quot;, &quot;author&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Baillie&quot;, &quot;given&quot;: &quot;J. Kenneth&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Haberle&quot;, &quot;given&quot;: &quot;Vanj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V.&quot;, &quot;family&quot;: &quot;Kulakovskiy&quot;, &quot;given&quot;: &quot;Ivan&quot;}, {&quot;parse-names&quot;: false, &quot;suffix&quot;: &quot;&quot;, &quot;non-dropping-particle&quot;: &quot;&quot;, &quot;dropping-particle&quot;: &quot;&quot;, &quot;family&quot;: &quot;Lizio&quot;, &quot;given&quot;: &quot;Marina&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Schmeier&quot;, &quot;given&quot;: &quot;Sebastian&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Dimont&quot;, &quot;given&quot;: &quot;Emmanuel&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chaefer&quot;, &quot;given&quot;: &quot;Ulf&quot;}, {&quot;parse-names&quot;: false, &quot;suffix&quot;: &quot;&quot;, &quot;non-dropping-particle&quot;: &quot;&quot;, &quot;dropping-particle&quot;: &quot;&quot;, &quot;family&quot;: &quot;Medvedeva&quot;, &quot;given&quot;: &quot;Yulia A.&quot;}, {&quot;parse-names&quot;: false, &quot;suffix&quot;: &quot;&quot;, &quot;non-dropping-particle&quot;: &quot;&quot;, &quot;dropping-particle&quot;: &quot;&quot;, &quot;family&quot;: &quot;Plessy&quot;, &quot;given&quot;: &quot;Charles&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Severin&quot;, &quot;given&quot;: &quot;Jessica&quot;}, {&quot;parse-names&quot;: false, &quot;suffix&quot;: &quot;&quot;, &quot;non-dropping-particle&quot;: &quot;&quot;, &quot;dropping-particle&quot;: &quot;&quot;, &quot;family&quot;: &quot;Semple&quot;, &quot;given&quot;: &quot;Colin A&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Young&quot;, &quot;given&quot;: &quot;Robert S.&quot;}, {&quot;parse-names&quot;: false, &quot;suffix&quot;: &quot;&quot;, &quot;non-dropping-particle&quot;: &quot;&quot;, &quot;dropping-particle&quot;: &quot;&quot;, &quot;family&quot;: &quot;Francescatto&quot;, &quot;given&quot;: &quot;Margherita&quot;}, {&quot;parse-names&quot;: false, &quot;suffix&quot;: &quot;&quot;, &quot;non-dropping-particle&quot;: &quot;&quot;, &quot;dropping-particle&quot;: &quot;&quot;, &quot;family&quot;: &quot;Alam&quot;, &quot;given&quot;: &quot;Intikhab&quot;}, {&quot;parse-names&quot;: false, &quot;suffix&quot;: &quot;&quot;, &quot;non-dropping-particle&quot;: &quot;&quot;, &quot;dropping-particle&quot;: &quot;&quot;, &quot;family&quot;: &quot;Albanese&quot;, &quot;given&quot;: &quot;Davide&quot;}, {&quot;parse-names&quot;: false, &quot;suffix&quot;: &quot;&quot;, &quot;non-dropping-particle&quot;: &quot;&quot;, &quot;dropping-particle&quot;: &quot;&quot;, &quot;family&quot;: &quot;Altschuler&quot;, &quot;given&quot;: &quot;Gabriel M&quot;}, {&quot;parse-names&quot;: false, &quot;suffix&quot;: &quot;&quot;, &quot;non-dropping-particle&quot;: &quot;&quot;, &quot;dropping-particle&quot;: &quot;&quot;, &quot;family&quot;: &quot;Arakawa&quot;, &quot;given&quot;: &quot;Takahiro&quot;}, {&quot;parse-names&quot;: false, &quot;suffix&quot;: &quot;&quot;, &quot;non-dropping-particle&quot;: &quot;&quot;, &quot;dropping-particle&quot;: &quot;&quot;, &quot;family&quot;: &quot;Archer&quot;, &quot;given&quot;: &quot;John A.C. C&quot;}, {&quot;parse-names&quot;: false, &quot;suffix&quot;: &quot;&quot;, &quot;non-dropping-particle&quot;: &quot;&quot;, &quot;dropping-particle&quot;: &quot;&quot;, &quot;family&quot;: &quot;Arner&quot;, &quot;given&quot;: &quot;Peter&quot;}, {&quot;parse-names&quot;: false, &quot;suffix&quot;: &quot;&quot;, &quot;non-dropping-particle&quot;: &quot;&quot;, &quot;dropping-particle&quot;: &quot;&quot;, &quot;family&quot;: &quot;Babina&quot;, &quot;given&quot;: &quot;Magd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Balwierz&quot;, &quot;given&quot;: &quot;Piotr J.&quot;}, {&quot;parse-names&quot;: false, &quot;suffix&quot;: &quot;&quot;, &quot;non-dropping-particle&quot;: &quot;&quot;, &quot;dropping-particle&quot;: &quot;&quot;, &quot;family&quot;: &quot;Beckhouse&quot;, &quot;given&quot;: &quot;Anthony G.&quot;}, {&quot;parse-names&quot;: false, &quot;suffix&quot;: &quot;&quot;, &quot;non-dropping-particle&quot;: &quot;&quot;, &quot;dropping-particle&quot;: &quot;&quot;, &quot;family&quot;: &quot;Pradhan-Bhatt&quot;, &quot;given&quot;: &quot;Swati&quot;}, {&quot;parse-names&quot;: false, &quot;suffix&quot;: &quot;&quot;, &quot;non-dropping-particle&quot;: &quot;&quot;, &quot;dropping-particle&quot;: &quot;&quot;, &quot;family&quot;: &quot;Blake&quot;, &quot;given&quot;: &quot;Judith A.&quot;}, {&quot;parse-names&quot;: false, &quot;suffix&quot;: &quot;&quot;, &quot;non-dropping-particle&quot;: &quot;&quot;, &quot;dropping-particle&quot;: &quot;&quot;, &quot;family&quot;: &quot;Blumenthal&quot;, &quot;given&quot;: &quot;Antje&quot;}, {&quot;parse-names&quot;: false, &quot;suffix&quot;: &quot;&quot;, &quot;non-dropping-particle&quot;: &quot;&quot;, &quot;dropping-particle&quot;: &quot;&quot;, &quot;family&quot;: &quot;Bodega&quot;, &quot;given&quot;: &quot;Beatrice&quot;}, {&quot;parse-names&quot;: false, &quot;suffix&quot;: &quot;&quot;, &quot;non-dropping-particle&quot;: &quot;&quot;, &quot;dropping-particle&quot;: &quot;&quot;, &quot;family&quot;: &quot;Bonetti&quot;, &quot;given&quot;: &quot;Alessandro&quot;}, {&quot;parse-names&quot;: false, &quot;suffix&quot;: &quot;&quot;, &quot;non-dropping-particle&quot;: &quot;&quot;, &quot;dropping-particle&quot;: &quot;&quot;, &quot;family&quot;: &quot;Briggs&quot;, &quot;given&quot;: &quot;James&quot;}, {&quot;parse-names&quot;: false, &quot;suffix&quot;: &quot;&quot;, &quot;non-dropping-particle&quot;: &quot;&quot;, &quot;dropping-particle&quot;: &quot;&quot;, &quot;family&quot;: &quot;Brombacher&quot;, &quot;given&quot;: &quot;Frank&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Califano&quot;, &quot;given&quot;: &quot;Andrea&quot;}, {&quot;parse-names&quot;: false, &quot;suffix&quot;: &quot;&quot;, &quot;non-dropping-particle&quot;: &quot;&quot;, &quot;dropping-particle&quot;: &quot;V.&quot;, &quot;family&quot;: &quot;Cannistraci&quot;, &quot;given&quot;: &quot;Carlo&quot;}, {&quot;parse-names&quot;: false, &quot;suffix&quot;: &quot;&quot;, &quot;non-dropping-particle&quot;: &quot;&quot;, &quot;dropping-particle&quot;: &quot;&quot;, &quot;family&quot;: &quot;Carbajo&quot;, &quot;given&quot;: &quot;Daniel&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Chierici&quot;, &quot;given&quot;: &quot;Marco&quot;}, {&quot;parse-names&quot;: false, &quot;suffix&quot;: &quot;&quot;, &quot;non-dropping-particle&quot;: &quot;&quot;, &quot;dropping-particle&quot;: &quot;&quot;, &quot;family&quot;: &quot;Ciani&quot;, &quot;given&quot;: &quot;Yari&quot;}, {&quot;parse-names&quot;: false, &quot;suffix&quot;: &quot;&quot;, &quot;non-dropping-particle&quot;: &quot;&quot;, &quot;dropping-particle&quot;: &quot;&quot;, &quot;family&quot;: &quot;Clevers&quot;, &quot;given&quot;: &quot;Hans C.&quot;}, {&quot;parse-names&quot;: false, &quot;suffix&quot;: &quot;&quot;, &quot;non-dropping-particle&quot;: &quot;&quot;, &quot;dropping-particle&quot;: &quot;&quot;, &quot;family&quot;: &quot;Dalla&quot;, &quot;given&quot;: &quot;Emiliano&quot;}, {&quot;parse-names&quot;: false, &quot;suffix&quot;: &quot;&quot;, &quot;non-dropping-particle&quot;: &quot;&quot;, &quot;dropping-particle&quot;: &quot;&quot;, &quot;family&quot;: &quot;Davis&quot;, &quot;given&quot;: &quot;Carrie A.&quot;}, {&quot;parse-names&quot;: false, &quot;suffix&quot;: &quot;&quot;, &quot;non-dropping-particle&quot;: &quot;&quot;, &quot;dropping-particle&quot;: &quot;&quot;, &quot;family&quot;: &quot;Detmar&quot;, &quot;given&quot;: &quot;Michael&quot;}, {&quot;parse-names&quot;: false, &quot;suffix&quot;: &quot;&quot;, &quot;non-dropping-particle&quot;: &quot;&quot;, &quot;dropping-particle&quot;: &quot;&quot;, &quot;family&quot;: &quot;Diehl&quot;, &quot;given&quot;: &quot;Alexander D.&quot;}, {&quot;parse-names&quot;: false, &quot;suffix&quot;: &quot;&quot;, &quot;non-dropping-particle&quot;: &quot;&quot;, &quot;dropping-particle&quot;: &quot;&quot;, &quot;family&quot;: &quot;Dohi&quot;, &quot;given&quot;: &quot;Taeko&quot;}, {&quot;parse-names&quot;: false, &quot;suffix&quot;: &quot;&quot;, &quot;non-dropping-particle&quot;: &quot;&quot;, &quot;dropping-particle&quot;: &quot;&quot;, &quot;family&quot;: &quot;Drabl\u00f8s&quot;, &quot;given&quot;: &quot;Finn&quot;}, {&quot;parse-names&quot;: false, &quot;suffix&quot;: &quot;&quot;, &quot;non-dropping-particle&quot;: &quot;&quot;, &quot;dropping-particle&quot;: &quot;&quot;, &quot;family&quot;: &quot;Edge&quot;, &quot;given&quot;: &quot;Albert S.B. B&quot;}, {&quot;parse-names&quot;: false, &quot;suffix&quot;: &quot;&quot;, &quot;non-dropping-particle&quot;: &quot;&quot;, &quot;dropping-particle&quot;: &quot;&quot;, &quot;family&quot;: &quot;Edinger&quot;, &quot;given&quot;: &quot;Matthias&quot;}, {&quot;parse-names&quot;: false, &quot;suffix&quot;: &quot;&quot;, &quot;non-dropping-particle&quot;: &quot;&quot;, &quot;dropping-particle&quot;: &quot;&quot;, &quot;family&quot;: &quot;Ekwall&quot;, &quot;given&quot;: &quot;Karl&quot;}, {&quot;parse-names&quot;: false, &quot;suffix&quot;: &quot;&quot;, &quot;non-dropping-particle&quot;: &quot;&quot;, &quot;dropping-particle&quot;: &quot;&quot;, &quot;family&quot;: &quot;Endoh&quot;, &quot;given&quot;: &quot;Mitsuhiro&quot;}, {&quot;parse-names&quot;: false, &quot;suffix&quot;: &quot;&quot;, &quot;non-dropping-particle&quot;: &quot;&quot;, &quot;dropping-particle&quot;: &quot;&quot;, &quot;family&quot;: &quot;Enomoto&quot;, &quot;given&quot;: &quot;Hideki&quot;}, {&quot;parse-names&quot;: false, &quot;suffix&quot;: &quot;&quot;, &quot;non-dropping-particle&quot;: &quot;&quot;, &quot;dropping-particle&quot;: &quot;&quot;, &quot;family&quot;: &quot;Fagiolini&quot;, &quot;given&quot;: &quot;Michela&quot;}, {&quot;parse-names&quot;: false, &quot;suffix&quot;: &quot;&quot;, &quot;non-dropping-particle&quot;: &quot;&quot;, &quot;dropping-particle&quot;: &quot;&quot;, &quot;family&quot;: &quot;Fairbairn&quot;, &quot;given&quot;: &quot;Lynsey&quot;}, {&quot;parse-names&quot;: false, &quot;suffix&quot;: &quot;&quot;, &quot;non-dropping-particle&quot;: &quot;&quot;, &quot;dropping-particle&quot;: &quot;&quot;, &quot;family&quot;: &quot;Fang&quot;, &quot;given&quot;: &quot;Hai&quot;}, {&quot;parse-names&quot;: false, &quot;suffix&quot;: &quot;&quot;, &quot;non-dropping-particle&quot;: &quot;&quot;, &quot;dropping-particle&quot;: &quot;&quot;, &quot;family&quot;: &quot;Farach-Carson&quot;, &quot;given&quot;: &quot;Mary C.&quot;}, {&quot;parse-names&quot;: false, &quot;suffix&quot;: &quot;&quot;, &quot;non-dropping-particle&quot;: &quot;&quot;, &quot;dropping-particle&quot;: &quot;&quot;, &quot;family&quot;: &quot;Faulkner&quot;, &quot;given&quot;: &quot;Geoffrey J.&quot;}, {&quot;parse-names&quot;: false, &quot;suffix&quot;: &quot;&quot;, &quot;non-dropping-particle&quot;: &quot;&quot;, &quot;dropping-particle&quot;: &quot;V.&quot;, &quot;family&quot;: &quot;Favorov&quot;, &quot;given&quot;: &quot;Alexander&quot;}, {&quot;parse-names&quot;: false, &quot;suffix&quot;: &quot;&quot;, &quot;non-dropping-particle&quot;: &quot;&quot;, &quot;dropping-particle&quot;: &quot;&quot;, &quot;family&quot;: &quot;Fisher&quot;, &quot;given&quot;: &quot;Malcolm E.&quot;}, {&quot;parse-names&quot;: false, &quot;suffix&quot;: &quot;&quot;, &quot;non-dropping-particle&quot;: &quot;&quot;, &quot;dropping-particle&quot;: &quot;&quot;, &quot;family&quot;: &quot;Frith&quot;, &quot;given&quot;: &quot;Martin C.&quot;}, {&quot;parse-names&quot;: false, &quot;suffix&quot;: &quot;&quot;, &quot;non-dropping-particle&quot;: &quot;&quot;, &quot;dropping-particle&quot;: &quot;&quot;, &quot;family&quot;: &quot;Fujita&quot;, &quot;given&quot;: &quot;Rie&quot;}, {&quot;parse-names&quot;: false, &quot;suffix&quot;: &quot;&quot;, &quot;non-dropping-particle&quot;: &quot;&quot;, &quot;dropping-particle&quot;: &quot;&quot;, &quot;family&quot;: &quot;Fukuda&quot;, &quot;given&quot;: &quot;Shiro&quot;}, {&quot;parse-names&quot;: false, &quot;suffix&quot;: &quot;&quot;, &quot;non-dropping-particle&quot;: &quot;&quot;, &quot;dropping-particle&quot;: &quot;&quot;, &quot;family&quot;: &quot;Furlanello&quot;, &quot;given&quot;: &quot;Cesare&quot;}, {&quot;parse-names&quot;: false, &quot;suffix&quot;: &quot;&quot;, &quot;non-dropping-particle&quot;: &quot;&quot;, &quot;dropping-particle&quot;: &quot;&quot;, &quot;family&quot;: &quot;Furino&quot;, &quot;given&quot;: &quot;Masaaki&quot;}, {&quot;parse-names&quot;: false, &quot;suffix&quot;: &quot;&quot;, &quot;non-dropping-particle&quot;: &quot;&quot;, &quot;dropping-particle&quot;: &quot;&quot;, &quot;family&quot;: &quot;Furusawa&quot;, &quot;given&quot;: &quot;Jun-ichi&quot;}, {&quot;parse-names&quot;: false, &quot;suffix&quot;: &quot;&quot;, &quot;non-dropping-particle&quot;: &quot;&quot;, &quot;dropping-particle&quot;: &quot;&quot;, &quot;family&quot;: &quot;Geijtenbeek&quot;, &quot;given&quot;: &quot;Teunis B.&quot;}, {&quot;parse-names&quot;: false, &quot;suffix&quot;: &quot;&quot;, &quot;non-dropping-particle&quot;: &quot;&quot;, &quot;dropping-particle&quot;: &quot;&quot;, &quot;family&quot;: &quot;Gibson&quot;, &quot;given&quot;: &quot;Andrew P.&quot;}, {&quot;parse-names&quot;: false, &quot;suffix&quot;: &quot;&quot;, &quot;non-dropping-particle&quot;: &quot;&quot;, &quot;dropping-particle&quot;: &quot;&quot;, &quot;family&quot;: &quot;Gingeras&quot;, &quot;given&quot;: &quot;Thomas&quot;}, {&quot;parse-names&quot;: false, &quot;suffix&quot;: &quot;&quot;, &quot;non-dropping-particle&quot;: &quot;&quot;, &quot;dropping-particle&quot;: &quot;&quot;, &quot;family&quot;: &quot;Goldowitz&quot;, &quot;given&quot;: &quot;Daniel&quot;}, {&quot;parse-names&quot;: false, &quot;suffix&quot;: &quot;&quot;, &quot;non-dropping-particle&quot;: &quot;&quot;, &quot;dropping-particle&quot;: &quot;&quot;, &quot;family&quot;: &quot;Gough&quot;, &quot;given&quot;: &quot;Julian&quot;}, {&quot;parse-names&quot;: false, &quot;suffix&quot;: &quot;&quot;, &quot;non-dropping-particle&quot;: &quot;&quot;, &quot;dropping-particle&quot;: &quot;&quot;, &quot;family&quot;: &quot;Guhl&quot;, &quot;given&quot;: &quot;Sven&quot;}, {&quot;parse-names&quot;: false, &quot;suffix&quot;: &quot;&quot;, &quot;non-dropping-particle&quot;: &quot;&quot;, &quot;dropping-particle&quot;: &quot;&quot;, &quot;family&quot;: &quot;Guler&quot;, &quot;given&quot;: &quot;Reto&quot;}, {&quot;parse-names&quot;: false, &quot;suffix&quot;: &quot;&quot;, &quot;non-dropping-particle&quot;: &quot;&quot;, &quot;dropping-particle&quot;: &quot;&quot;, &quot;family&quot;: &quot;Gustincich&quot;, &quot;given&quot;: &quot;Stefano&quot;}, {&quot;parse-names&quot;: false, &quot;suffix&quot;: &quot;&quot;, &quot;non-dropping-particle&quot;: &quot;&quot;, &quot;dropping-particle&quot;: &quot;&quot;, &quot;family&quot;: &quot;Ha&quot;, &quot;given&quot;: &quot;Thomas J.&quot;}, {&quot;parse-names&quot;: false, &quot;suffix&quot;: &quot;&quot;, &quot;non-dropping-particle&quot;: &quot;&quot;, &quot;dropping-particle&quot;: &quot;&quot;, &quot;family&quot;: &quot;Hamaguchi&quot;, &quot;given&quot;: &quot;Masahide&quot;}, {&quot;parse-names&quot;: false, &quot;suffix&quot;: &quot;&quot;, &quot;non-dropping-particle&quot;: &quot;&quot;, &quot;dropping-particle&quot;: &quot;&quot;, &quot;family&quot;: &quot;Hara&quot;, &quot;given&quot;: &quot;Mitsuko&quot;}, {&quot;parse-names&quot;: false, &quot;suffix&quot;: &quot;&quot;, &quot;non-dropping-particle&quot;: &quot;&quot;, &quot;dropping-particle&quot;: &quot;&quot;, &quot;family&quot;: &quot;Harbers&quot;, &quot;given&quot;: &quot;Matthias&quot;}, {&quot;parse-names&quot;: false, &quot;suffix&quot;: &quot;&quot;, &quot;non-dropping-particle&quot;: &quot;&quot;, &quot;dropping-particle&quot;: &quot;&quot;, &quot;family&quot;: &quot;Harshbarger&quot;, &quot;given&quot;: &quot;Jayson&quot;}, {&quot;parse-names&quot;: false, &quot;suffix&quot;: &quot;&quot;, &quot;non-dropping-particle&quot;: &quot;&quot;, &quot;dropping-particle&quot;: &quot;&quot;, &quot;family&quot;: &quot;Hasegawa&quot;, &quot;given&quot;: &quot;Akira&quot;}, {&quot;parse-names&quot;: false, &quot;suffix&quot;: &quot;&quot;, &quot;non-dropping-particle&quot;: &quot;&quot;, &quot;dropping-particle&quot;: &quot;&quot;, &quot;family&quot;: &quot;Hasegawa&quot;, &quot;given&quot;: &quot;Yuki&quot;}, {&quot;parse-names&quot;: false, &quot;suffix&quot;: &quot;&quot;, &quot;non-dropping-particle&quot;: &quot;&quot;, &quot;dropping-particle&quot;: &quot;&quot;, &quot;family&quot;: &quot;Hashimoto&quot;, &quot;given&quot;: &quot;Takehiro&quot;}, {&quot;parse-names&quot;: false, &quot;suffix&quot;: &quot;&quot;, &quot;non-dropping-particle&quot;: &quot;&quot;, &quot;dropping-particle&quot;: &quot;&quot;, &quot;family&quot;: &quot;Herlyn&quot;, &quot;given&quot;: &quot;Meenhard&quot;}, {&quot;parse-names&quot;: false, &quot;suffix&quot;: &quot;&quot;, &quot;non-dropping-particle&quot;: &quot;&quot;, &quot;dropping-particle&quot;: &quot;&quot;, &quot;family&quot;: &quot;Hitchens&quot;, &quot;given&quot;: &quot;Kelly J.&quot;}, {&quot;parse-names&quot;: false, &quot;suffix&quot;: &quot;&quot;, &quot;non-dropping-particle&quot;: &quot;&quot;, &quot;dropping-particle&quot;: &quot;&quot;, &quot;family&quot;: &quot;Ho Sui&quot;, &quot;given&quot;: &quot;Shannan J&quot;}, {&quot;parse-names&quot;: false, &quot;suffix&quot;: &quot;&quot;, &quot;non-dropping-particle&quot;: &quot;&quot;, &quot;dropping-particle&quot;: &quot;&quot;, &quot;family&quot;: &quot;Hofmann&quot;, &quot;given&quot;: &quot;Oliver M.&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Hori&quot;, &quot;given&quot;: &quot;Furni&quot;}, {&quot;parse-names&quot;: false, &quot;suffix&quot;: &quot;&quot;, &quot;non-dropping-particle&quot;: &quot;&quot;, &quot;dropping-particle&quot;: &quot;&quot;, &quot;family&quot;: &quot;Huminiecki&quot;, &quot;given&quot;: &quot;Lukasz&quot;}, {&quot;parse-names&quot;: false, &quot;suffix&quot;: &quot;&quot;, &quot;non-dropping-particle&quot;: &quot;&quot;, &quot;dropping-particle&quot;: &quot;&quot;, &quot;family&quot;: &quot;Iida&quot;, &quot;given&quot;: &quot;Kei&quot;}, {&quot;parse-names&quot;: false, &quot;suffix&quot;: &quot;&quot;, &quot;non-dropping-particle&quot;: &quot;&quot;, &quot;dropping-particle&quot;: &quot;&quot;, &quot;family&quot;: &quot;Ikawa&quot;, &quot;given&quot;: &quot;Tomokatsu&quot;}, {&quot;parse-names&quot;: false, &quot;suffix&quot;: &quot;&quot;, &quot;non-dropping-particle&quot;: &quot;&quot;, &quot;dropping-particle&quot;: &quot;&quot;, &quot;family&quot;: &quot;Jankovic&quot;, &quot;given&quot;: &quot;Boris R.&quot;}, {&quot;parse-names&quot;: false, &quot;suffix&quot;: &quot;&quot;, &quot;non-dropping-particle&quot;: &quot;&quot;, &quot;dropping-particle&quot;: &quot;&quot;, &quot;family&quot;: &quot;Jia&quot;, &quot;given&quot;: &quot;Hui&quot;}, {&quot;parse-names&quot;: false, &quot;suffix&quot;: &quot;&quot;, &quot;non-dropping-particle&quot;: &quot;&quot;, &quot;dropping-particle&quot;: &quot;&quot;, &quot;family&quot;: &quot;Joshi&quot;, &quot;given&quot;: &quot;Anagha&quot;}, {&quot;parse-names&quot;: false, &quot;suffix&quot;: &quot;&quot;, &quot;non-dropping-particle&quot;: &quot;&quot;, &quot;dropping-particle&quot;: &quot;&quot;, &quot;family&quot;: &quot;Jurman&quot;, &quot;given&quot;: &quot;Giuseppe&quot;}, {&quot;parse-names&quot;: false, &quot;suffix&quot;: &quot;&quot;, &quot;non-dropping-particle&quot;: &quot;&quot;, &quot;dropping-particle&quot;: &quot;&quot;, &quot;family&quot;: &quot;Kaczkowski&quot;, &quot;given&quot;: &quot;Bogumil&quot;}, {&quot;parse-names&quot;: false, &quot;suffix&quot;: &quot;&quot;, &quot;non-dropping-particle&quot;: &quot;&quot;, &quot;dropping-particle&quot;: &quot;&quot;, &quot;family&quot;: &quot;Kai&quot;, &quot;given&quot;: &quot;Chieko&quot;}, {&quot;parse-names&quot;: false, &quot;suffix&quot;: &quot;&quot;, &quot;non-dropping-particle&quot;: &quot;&quot;, &quot;dropping-particle&quot;: &quot;&quot;, &quot;family&quot;: &quot;Kaida&quot;, &quot;given&quot;: &quot;Kaoru&quot;}, {&quot;parse-names&quot;: false, &quot;suffix&quot;: &quot;&quot;, &quot;non-dropping-particle&quot;: &quot;&quot;, &quot;dropping-particle&quot;: &quot;&quot;, &quot;family&quot;: &quot;Kaiho&quot;, &quot;given&quot;: &quot;Ai&quot;}, {&quot;parse-names&quot;: false, &quot;suffix&quot;: &quot;&quot;, &quot;non-dropping-particle&quot;: &quot;&quot;, &quot;dropping-particle&quot;: &quot;&quot;, &quot;family&quot;: &quot;Kajiyama&quot;, &quot;given&quot;: &quot;Kazuhiro&quot;}, {&quot;parse-names&quot;: false, &quot;suffix&quot;: &quot;&quot;, &quot;non-dropping-particle&quot;: &quot;&quot;, &quot;dropping-particle&quot;: &quot;&quot;, &quot;family&quot;: &quot;Kanamori-Katayama&quot;, &quot;given&quot;: &quot;Mutsumi&quot;}, {&quot;parse-names&quot;: false, &quot;suffix&quot;: &quot;&quot;, &quot;non-dropping-particle&quot;: &quot;&quot;, &quot;dropping-particle&quot;: &quot;&quot;, &quot;family&quot;: &quot;Kasianov&quot;, &quot;given&quot;: &quot;Artem S.&quot;}, {&quot;parse-names&quot;: false, &quot;suffix&quot;: &quot;&quot;, &quot;non-dropping-particle&quot;: &quot;&quot;, &quot;dropping-particle&quot;: &quot;&quot;, &quot;family&quot;: &quot;Kasukawa&quot;, &quot;given&quot;: &quot;Takeya&quot;}, {&quot;parse-names&quot;: false, &quot;suffix&quot;: &quot;&quot;, &quot;non-dropping-particle&quot;: &quot;&quot;, &quot;dropping-particle&quot;: &quot;&quot;, &quot;family&quot;: &quot;Katayama&quot;, &quot;given&quot;: &quot;Shintaro&quot;}, {&quot;parse-names&quot;: false, &quot;suffix&quot;: &quot;&quot;, &quot;non-dropping-particle&quot;: &quot;&quot;, &quot;dropping-particle&quot;: &quot;&quot;, &quot;family&quot;: &quot;Kato&quot;, &quot;given&quot;: &quot;Sachi&quot;}, {&quot;parse-names&quot;: false, &quot;suffix&quot;: &quot;&quot;, &quot;non-dropping-particle&quot;: &quot;&quot;, &quot;dropping-particle&quot;: &quot;&quot;, &quot;family&quot;: &quot;Kawaguchi&quot;, &quot;given&quot;: &quot;Shuji&quot;}, {&quot;parse-names&quot;: false, &quot;suffix&quot;: &quot;&quot;, &quot;non-dropping-particle&quot;: &quot;&quot;, &quot;dropping-particle&quot;: &quot;&quot;, &quot;family&quot;: &quot;Kawamoto&quot;, &quot;given&quot;: &quot;Hiroshi&quot;}, {&quot;parse-names&quot;: false, &quot;suffix&quot;: &quot;&quot;, &quot;non-dropping-particle&quot;: &quot;&quot;, &quot;dropping-particle&quot;: &quot;&quot;, &quot;family&quot;: &quot;Kawamura&quot;, &quot;given&quot;: &quot;Yuki I.&quot;}, {&quot;parse-names&quot;: false, &quot;suffix&quot;: &quot;&quot;, &quot;non-dropping-particle&quot;: &quot;&quot;, &quot;dropping-particle&quot;: &quot;&quot;, &quot;family&quot;: &quot;Kawashima&quot;, &quot;given&quot;: &quot;Tsugumi&quot;}, {&quot;parse-names&quot;: false, &quot;suffix&quot;: &quot;&quot;, &quot;non-dropping-particle&quot;: &quot;&quot;, &quot;dropping-particle&quot;: &quot;&quot;, &quot;family&quot;: &quot;Kempfle&quot;, &quot;given&quot;: &quot;Judith S.&quot;}, {&quot;parse-names&quot;: false, &quot;suffix&quot;: &quot;&quot;, &quot;non-dropping-particle&quot;: &quot;&quot;, &quot;dropping-particle&quot;: &quot;&quot;, &quot;family&quot;: &quot;Kenna&quot;, &quot;given&quot;: &quot;Tony J.&quot;}, {&quot;parse-names&quot;: false, &quot;suffix&quot;: &quot;&quot;, &quot;non-dropping-particle&quot;: &quot;&quot;, &quot;dropping-particle&quot;: &quot;&quot;, &quot;family&quot;: &quot;Kere&quot;, &quot;given&quot;: &quot;Juha&quot;}, {&quot;parse-names&quot;: false, &quot;suffix&quot;: &quot;&quot;, &quot;non-dropping-particle&quot;: &quot;&quot;, &quot;dropping-particle&quot;: &quot;&quot;, &quot;family&quot;: &quot;Khachigian&quot;, &quot;given&quot;: &quot;Levon M.&quot;}, {&quot;parse-names&quot;: false, &quot;suffix&quot;: &quot;&quot;, &quot;non-dropping-particle&quot;: &quot;&quot;, &quot;dropping-particle&quot;: &quot;&quot;, &quot;family&quot;: &quot;Kitamura&quot;, &quot;given&quot;: &quot;Toshio&quot;}, {&quot;parse-names&quot;: false, &quot;suffix&quot;: &quot;&quot;, &quot;non-dropping-particle&quot;: &quot;&quot;, &quot;dropping-particle&quot;: &quot;&quot;, &quot;family&quot;: &quot;Klinken&quot;, &quot;given&quot;: &quot;S. Peter&quot;}, {&quot;parse-names&quot;: false, &quot;suffix&quot;: &quot;&quot;, &quot;non-dropping-particle&quot;: &quot;&quot;, &quot;dropping-particle&quot;: &quot;&quot;, &quot;family&quot;: &quot;Knox&quot;, &quot;given&quot;: &quot;Alan J.&quot;}, {&quot;parse-names&quot;: false, &quot;suffix&quot;: &quot;&quot;, &quot;non-dropping-particle&quot;: &quot;&quot;, &quot;dropping-particle&quot;: &quot;&quot;, &quot;family&quot;: &quot;Kojima&quot;, &quot;given&quot;: &quot;Miki&quot;}, {&quot;parse-names&quot;: false, &quot;suffix&quot;: &quot;&quot;, &quot;non-dropping-particle&quot;: &quot;&quot;, &quot;dropping-particle&quot;: &quot;&quot;, &quot;family&quot;: &quot;Kojima&quot;, &quot;given&quot;: &quot;Soichi&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oseki&quot;, &quot;given&quot;: &quot;Haruhiko&quot;}, {&quot;parse-names&quot;: false, &quot;suffix&quot;: &quot;&quot;, &quot;non-dropping-particle&quot;: &quot;&quot;, &quot;dropping-particle&quot;: &quot;&quot;, &quot;family&quot;: &quot;Koyasu&quot;, &quot;given&quot;: &quot;Shigeo&quot;}, {&quot;parse-names&quot;: false, &quot;suffix&quot;: &quot;&quot;, &quot;non-dropping-particle&quot;: &quot;&quot;, &quot;dropping-particle&quot;: &quot;&quot;, &quot;family&quot;: &quot;Krampitz&quot;, &quot;given&quot;: &quot;Sarah&quot;}, {&quot;parse-names&quot;: false, &quot;suffix&quot;: &quot;&quot;, &quot;non-dropping-particle&quot;: &quot;&quot;, &quot;dropping-particle&quot;: &quot;&quot;, &quot;family&quot;: &quot;Kubosaki&quot;, &quot;given&quot;: &quot;Atsutaka&quot;}, {&quot;parse-names&quot;: false, &quot;suffix&quot;: &quot;&quot;, &quot;non-dropping-particle&quot;: &quot;&quot;, &quot;dropping-particle&quot;: &quot;&quot;, &quot;family&quot;: &quot;Kwon&quot;, &quot;given&quot;: &quot;Andrew T.&quot;}, {&quot;parse-names&quot;: false, &quot;suffix&quot;: &quot;&quot;, &quot;non-dropping-particle&quot;: &quot;&quot;, &quot;dropping-particle&quot;: &quot;&quot;, &quot;family&quot;: &quot;Laros&quot;, &quot;given&quot;: &quot;Jeroen F.J. J&quot;}, {&quot;parse-names&quot;: false, &quot;suffix&quot;: &quot;&quot;, &quot;non-dropping-particle&quot;: &quot;&quot;, &quot;dropping-particle&quot;: &quot;&quot;, &quot;family&quot;: &quot;Lee&quot;, &quot;given&quot;: &quot;Weonju&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Lipovich&quot;, &quot;given&quot;: &quot;Leonard&quot;}, {&quot;parse-names&quot;: false, &quot;suffix&quot;: &quot;&quot;, &quot;non-dropping-particle&quot;: &quot;&quot;, &quot;dropping-particle&quot;: &quot;&quot;, &quot;family&quot;: &quot;Mackay-Sim&quot;, &quot;given&quot;: &quot;Alan&quot;}, {&quot;parse-names&quot;: false, &quot;suffix&quot;: &quot;&quot;, &quot;non-dropping-particle&quot;: &quot;&quot;, &quot;dropping-particle&quot;: &quot;&quot;, &quot;family&quot;: &quot;Manabe&quot;, &quot;given&quot;: &quot;Ri-ichiroh&quot;}, {&quot;parse-names&quot;: false, &quot;suffix&quot;: &quot;&quot;, &quot;non-dropping-particle&quot;: &quot;&quot;, &quot;dropping-particle&quot;: &quot;&quot;, &quot;family&quot;: &quot;Mar&quot;, &quot;given&quot;: &quot;Jessica C.&quot;}, {&quot;parse-names&quot;: false, &quot;suffix&quot;: &quot;&quot;, &quot;non-dropping-particle&quot;: &quot;&quot;, &quot;dropping-particle&quot;: &quot;&quot;, &quot;family&quot;: &quot;Marchand&quot;, &quot;given&quot;: &quot;Benoit&quot;}, {&quot;parse-names&quot;: false, &quot;suffix&quot;: &quot;&quot;, &quot;non-dropping-particle&quot;: &quot;&quot;, &quot;dropping-particle&quot;: &quot;&quot;, &quot;family&quot;: &quot;Mathelier&quot;, &quot;given&quot;: &quot;Anthony&quot;}, {&quot;parse-names&quot;: false, &quot;suffix&quot;: &quot;&quot;, &quot;non-dropping-particle&quot;: &quot;&quot;, &quot;dropping-particle&quot;: &quot;&quot;, &quot;family&quot;: &quot;Mejhert&quot;, &quot;given&quot;: &quot;Niklas&quot;}, {&quot;parse-names&quot;: false, &quot;suffix&quot;: &quot;&quot;, &quot;non-dropping-particle&quot;: &quot;&quot;, &quot;dropping-particle&quot;: &quot;&quot;, &quot;family&quot;: &quot;Meynert&quot;, &quot;given&quot;: &quot;Alison&quot;}, {&quot;parse-names&quot;: false, &quot;suffix&quot;: &quot;&quot;, &quot;non-dropping-particle&quot;: &quot;&quot;, &quot;dropping-particle&quot;: &quot;&quot;, &quot;family&quot;: &quot;Mizuno&quot;, &quot;given&quot;: &quot;Yosuke&quot;}, {&quot;parse-names&quot;: false, &quot;suffix&quot;: &quot;&quot;, &quot;non-dropping-particle&quot;: &quot;de&quot;, &quot;dropping-particle&quot;: &quot;&quot;, &quot;family&quot;: &quot;Lima Morais&quot;, &quot;given&quot;: &quot;David A&quot;}, {&quot;parse-names&quot;: false, &quot;suffix&quot;: &quot;&quot;, &quot;non-dropping-particle&quot;: &quot;&quot;, &quot;dropping-particle&quot;: &quot;&quot;, &quot;family&quot;: &quot;Morikawa&quot;, &quot;given&quot;: &quot;Hiromasa&quot;}, {&quot;parse-names&quot;: false, &quot;suffix&quot;: &quot;&quot;, &quot;non-dropping-particle&quot;: &quot;&quot;, &quot;dropping-particle&quot;: &quot;&quot;, &quot;family&quot;: &quot;Morimoto&quot;, &quot;given&quot;: &quot;Mitsuru&quot;}, {&quot;parse-names&quot;: false, &quot;suffix&quot;: &quot;&quot;, &quot;non-dropping-particle&quot;: &quot;&quot;, &quot;dropping-particle&quot;: &quot;&quot;, &quot;family&quot;: &quot;Moro&quot;, &quot;given&quot;: &quot;Kazuyo&quot;}, {&quot;parse-names&quot;: false, &quot;suffix&quot;: &quot;&quot;, &quot;non-dropping-particle&quot;: &quot;&quot;, &quot;dropping-particle&quot;: &quot;&quot;, &quot;family&quot;: &quot;Motakis&quot;, &quot;given&quot;: &quot;Efthymios&quot;}, {&quot;parse-names&quot;: false, &quot;suffix&quot;: &quot;&quot;, &quot;non-dropping-particle&quot;: &quot;&quot;, &quot;dropping-particle&quot;: &quot;&quot;, &quot;family&quot;: &quot;Motohashi&quot;, &quot;given&quot;: &quot;Hozumi&quot;}, {&quot;parse-names&quot;: false, &quot;suffix&quot;: &quot;&quot;, &quot;non-dropping-particle&quot;: &quot;&quot;, &quot;dropping-particle&quot;: &quot;&quot;, &quot;family&quot;: &quot;Mummery&quot;, &quot;given&quot;: &quot;Christine L.&quot;}, {&quot;parse-names&quot;: false, &quot;suffix&quot;: &quot;&quot;, &quot;non-dropping-particle&quot;: &quot;&quot;, &quot;dropping-particle&quot;: &quot;&quot;, &quot;family&quot;: &quot;Murata&quot;, &quot;given&quot;: &quot;Mitsuyoshi&quot;}, {&quot;parse-names&quot;: false, &quot;suffix&quot;: &quot;&quot;, &quot;non-dropping-particle&quot;: &quot;&quot;, &quot;dropping-particle&quot;: &quot;&quot;, &quot;family&quot;: &quot;Nagao-Sato&quot;, &quot;given&quot;: &quot;Sayaka&quot;}, {&quot;parse-names&quot;: false, &quot;suffix&quot;: &quot;&quot;, &quot;non-dropping-particle&quot;: &quot;&quot;, &quot;dropping-particle&quot;: &quot;&quot;, &quot;family&quot;: &quot;Nakachi&quot;, &quot;given&quot;: &quot;Yutaka&quot;}, {&quot;parse-names&quot;: false, &quot;suffix&quot;: &quot;&quot;, &quot;non-dropping-particle&quot;: &quot;&quot;, &quot;dropping-particle&quot;: &quot;&quot;, &quot;family&quot;: &quot;Nakahara&quot;, &quot;given&quot;: &quot;Fumio&quot;}, {&quot;parse-names&quot;: false, &quot;suffix&quot;: &quot;&quot;, &quot;non-dropping-particle&quot;: &quot;&quot;, &quot;dropping-particle&quot;: &quot;&quot;, &quot;family&quot;: &quot;Nakamura&quot;, &quot;given&quot;: &quot;Toshiyuki&quot;}, {&quot;parse-names&quot;: false, &quot;suffix&quot;: &quot;&quot;, &quot;non-dropping-particle&quot;: &quot;&quot;, &quot;dropping-particle&quot;: &quot;&quot;, &quot;family&quot;: &quot;Nakamura&quot;, &quot;given&quot;: &quot;Yukio&quot;}, {&quot;parse-names&quot;: false, &quot;suffix&quot;: &quot;&quot;, &quot;non-dropping-particle&quot;: &quot;&quot;, &quot;dropping-particle&quot;: &quot;&quot;, &quot;family&quot;: &quot;Nakazato&quot;, &quot;given&quot;: &quot;Kenichi&quot;}, {&quot;parse-names&quot;: false, &quot;suffix&quot;: &quot;&quot;, &quot;non-dropping-particle&quot;: &quot;van&quot;, &quot;dropping-particle&quot;: &quot;&quot;, &quot;family&quot;: &quot;Nimwegen&quot;, &quot;given&quot;: &quot;Erik&quot;}, {&quot;parse-names&quot;: false, &quot;suffix&quot;: &quot;&quot;, &quot;non-dropping-particle&quot;: &quot;&quot;, &quot;dropping-particle&quot;: &quot;&quot;, &quot;family&quot;: &quot;Ninomiya&quot;, &quot;given&quot;: &quot;Noriko&quot;}, {&quot;parse-names&quot;: false, &quot;suffix&quot;: &quot;&quot;, &quot;non-dropping-particle&quot;: &quot;&quot;, &quot;dropping-particle&quot;: &quot;&quot;, &quot;family&quot;: &quot;Nishiyori&quot;, &quot;given&quot;: &quot;Hirom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ma&quot;, &quot;given&quot;: &quot;Shohei&quot;}, {&quot;parse-names&quot;: false, &quot;suffix&quot;: &quot;&quot;, &quot;non-dropping-particle&quot;: &quot;&quot;, &quot;dropping-particle&quot;: &quot;&quot;, &quot;family&quot;: &quot;Noazaki&quot;, &quot;given&quot;: &quot;Tadasuke&quot;}, {&quot;parse-names&quot;: false, &quot;suffix&quot;: &quot;&quot;, &quot;non-dropping-particle&quot;: &quot;&quot;, &quot;dropping-particle&quot;: &quot;&quot;, &quot;family&quot;: &quot;Ogishima&quot;, &quot;given&quot;: &quot;Soichi&quot;}, {&quot;parse-names&quot;: false, &quot;suffix&quot;: &quot;&quot;, &quot;non-dropping-particle&quot;: &quot;&quot;, &quot;dropping-particle&quot;: &quot;&quot;, &quot;family&quot;: &quot;Ohkura&quot;, &quot;given&quot;: &quot;Naganari&quot;}, {&quot;parse-names&quot;: false, &quot;suffix&quot;: &quot;&quot;, &quot;non-dropping-particle&quot;: &quot;&quot;, &quot;dropping-particle&quot;: &quot;&quot;, &quot;family&quot;: &quot;Ohimiya&quot;, &quot;given&quot;: &quot;Hiroko&quot;}, {&quot;parse-names&quot;: false, &quot;suffix&quot;: &quot;&quot;, &quot;non-dropping-particle&quot;: &quot;&quot;, &quot;dropping-particle&quot;: &quot;&quot;, &quot;family&quot;: &quot;Ohno&quot;, &quot;given&quot;: &quot;Hiroshi&quot;}, {&quot;parse-names&quot;: false, &quot;suffix&quot;: &quot;&quot;, &quot;non-dropping-particle&quot;: &quot;&quot;, &quot;dropping-particle&quot;: &quot;&quot;, &quot;family&quot;: &quot;Ohshima&quot;, &quot;given&quot;: &quot;Mitsuhiro&quot;}, {&quot;parse-names&quot;: false, &quot;suffix&quot;: &quot;&quot;, &quot;non-dropping-particle&quot;: &quot;&quot;, &quot;dropping-particle&quot;: &quot;&quot;, &quot;family&quot;: &quot;Okada-Hatakeyama&quot;, &quot;given&quot;: &quot;Mariko&quot;}, {&quot;parse-names&quot;: false, &quot;suffix&quot;: &quot;&quot;, &quot;non-dropping-particle&quot;: &quot;&quot;, &quot;dropping-particle&quot;: &quot;&quot;, &quot;family&quot;: &quot;Okazaki&quot;, &quot;given&quot;: &quot;Yasushi&quot;}, {&quot;parse-names&quot;: false, &quot;suffix&quot;: &quot;&quot;, &quot;non-dropping-particle&quot;: &quot;&quot;, &quot;dropping-particle&quot;: &quot;&quot;, &quot;family&quot;: &quot;Orlando&quot;, &quot;given&quot;: &quot;Valerio&quot;}, {&quot;parse-names&quot;: false, &quot;suffix&quot;: &quot;&quot;, &quot;non-dropping-particle&quot;: &quot;&quot;, &quot;dropping-particle&quot;: &quot;&quot;, &quot;family&quot;: &quot;Ovchinnikov&quot;, &quot;given&quot;: &quot;Dmitry A.&quot;}, {&quot;parse-names&quot;: false, &quot;suffix&quot;: &quot;&quot;, &quot;non-dropping-particle&quot;: &quot;&quot;, &quot;dropping-particle&quot;: &quot;&quot;, &quot;family&quot;: &quot;Pain&quot;, &quot;given&quot;: &quot;Arnab&quot;}, {&quot;parse-names&quot;: false, &quot;suffix&quot;: &quot;&quot;, &quot;non-dropping-particle&quot;: &quot;&quot;, &quot;dropping-particle&quot;: &quot;&quot;, &quot;family&quot;: &quot;Passier&quot;, &quot;given&quot;: &quot;Robert&quot;}, {&quot;parse-names&quot;: false, &quot;suffix&quot;: &quot;&quot;, &quot;non-dropping-particle&quot;: &quot;&quot;, &quot;dropping-particle&quot;: &quot;&quot;, &quot;family&quot;: &quot;Patrikakis&quot;, &quot;given&quot;: &quot;Margaret&quot;}, {&quot;parse-names&quot;: false, &quot;suffix&quot;: &quot;&quot;, &quot;non-dropping-particle&quot;: &quot;&quot;, &quot;dropping-particle&quot;: &quot;&quot;, &quot;family&quot;: &quot;Persson&quot;, &quot;given&quot;: &quot;Helena&quot;}, {&quot;parse-names&quot;: false, &quot;suffix&quot;: &quot;&quot;, &quot;non-dropping-particle&quot;: &quot;&quot;, &quot;dropping-particle&quot;: &quot;&quot;, &quot;family&quot;: &quot;Piazza&quot;, &quot;given&quot;: &quot;Silvano&quot;}, {&quot;parse-names&quot;: false, &quot;suffix&quot;: &quot;&quot;, &quot;non-dropping-particle&quot;: &quot;&quot;, &quot;dropping-particle&quot;: &quot;&quot;, &quot;family&quot;: &quot;Prendergast&quot;, &quot;given&quot;: &quot;James G.D. D&quot;}, {&quot;parse-names&quot;: false, &quot;suffix&quot;: &quot;&quot;, &quot;non-dropping-particle&quot;: &quot;&quot;, &quot;dropping-particle&quot;: &quot;&quot;, &quot;family&quot;: &quot;Rackham&quot;, &quot;given&quot;: &quot;Owen J.L. L&quot;}, {&quot;parse-names&quot;: false, &quot;suffix&quot;: &quot;&quot;, &quot;non-dropping-particle&quot;: &quot;&quot;, &quot;dropping-particle&quot;: &quot;&quot;, &quot;family&quot;: &quot;Ramilowski&quot;, &quot;given&quot;: &quot;Jordan A.&quot;}, {&quot;parse-names&quot;: false, &quot;suffix&quot;: &quot;&quot;, &quot;non-dropping-particle&quot;: &quot;&quot;, &quot;dropping-particle&quot;: &quot;&quot;, &quot;family&quot;: &quot;Rashid&quot;, &quot;given&quot;: &quot;Mamoon&quot;}, {&quot;parse-names&quot;: false, &quot;suffix&quot;: &quot;&quot;, &quot;non-dropping-particle&quot;: &quot;&quot;, &quot;dropping-particle&quot;: &quot;&quot;, &quot;family&quot;: &quot;Ravasi&quot;, &quot;given&quot;: &quot;Timothy&quot;}, {&quot;parse-names&quot;: false, &quot;suffix&quot;: &quot;&quot;, &quot;non-dropping-particle&quot;: &quot;&quot;, &quot;dropping-particle&quot;: &quot;&quot;, &quot;family&quot;: &quot;Rizzu&quot;, &quot;given&quot;: &quot;Patrizia&quot;}, {&quot;parse-names&quot;: false, &quot;suffix&quot;: &quot;&quot;, &quot;non-dropping-particle&quot;: &quot;&quot;, &quot;dropping-particle&quot;: &quot;&quot;, &quot;family&quot;: &quot;Roncador&quot;, &quot;given&quot;: &quot;Marco&quot;}, {&quot;parse-names&quot;: false, &quot;suffix&quot;: &quot;&quot;, &quot;non-dropping-particle&quot;: &quot;&quot;, &quot;dropping-particle&quot;: &quot;&quot;, &quot;family&quot;: &quot;Roy&quot;, &quot;given&quot;: &quot;Sugata&quot;}, {&quot;parse-names&quot;: false, &quot;suffix&quot;: &quot;&quot;, &quot;non-dropping-particle&quot;: &quot;&quot;, &quot;dropping-particle&quot;: &quot;&quot;, &quot;family&quot;: &quot;Rye&quot;, &quot;given&quot;: &quot;Morten B.&quot;}, {&quot;parse-names&quot;: false, &quot;suffix&quot;: &quot;&quot;, &quot;non-dropping-particle&quot;: &quot;&quot;, &quot;dropping-particle&quot;: &quot;&quot;, &quot;family&quot;: &quot;Saijyo&quot;, &quot;given&quot;: &quot;Eri&quot;}, {&quot;parse-names&quot;: false, &quot;suffix&quot;: &quot;&quot;, &quot;non-dropping-particle&quot;: &quot;&quot;, &quot;dropping-particle&quot;: &quot;&quot;, &quot;family&quot;: &quot;Sajantila&quot;, &quot;given&quot;: &quot;Antti&quot;}, {&quot;parse-names&quot;: false, &quot;suffix&quot;: &quot;&quot;, &quot;non-dropping-particle&quot;: &quot;&quot;, &quot;dropping-particle&quot;: &quot;&quot;, &quot;family&quot;: &quot;Saka&quot;, &quot;given&quot;: &quot;Akiko&quot;}, {&quot;parse-names&quot;: false, &quot;suffix&quot;: &quot;&quot;, &quot;non-dropping-particle&quot;: &quot;&quot;, &quot;dropping-particle&quot;: &quot;&quot;, &quot;family&quot;: &quot;Sakaguchi&quot;, &quot;given&quot;: &quot;Shimon&quot;}, {&quot;parse-names&quot;: false, &quot;suffix&quot;: &quot;&quot;, &quot;non-dropping-particle&quot;: &quot;&quot;, &quot;dropping-particle&quot;: &quot;&quot;, &quot;family&quot;: &quot;Sakai&quot;, &quot;given&quot;: &quot;Mizuho&quot;}, {&quot;parse-names&quot;: false, &quot;suffix&quot;: &quot;&quot;, &quot;non-dropping-particle&quot;: &quot;&quot;, &quot;dropping-particle&quot;: &quot;&quot;, &quot;family&quot;: &quot;Sato&quot;, &quot;given&quot;: &quot;Hiroki&quot;}, {&quot;parse-names&quot;: false, &quot;suffix&quot;: &quot;&quot;, &quot;non-dropping-particle&quot;: &quot;&quot;, &quot;dropping-particle&quot;: &quot;&quot;, &quot;family&quot;: &quot;Savvi&quot;, &quot;given&quot;: &quot;Suzana&quot;}, {&quot;parse-names&quot;: false, &quot;suffix&quot;: &quot;&quot;, &quot;non-dropping-particle&quot;: &quot;&quot;, &quot;dropping-particle&quot;: &quot;&quot;, &quot;family&quot;: &quot;Saxena&quot;, &quot;given&quot;: &quot;Alka&quot;}, {&quot;parse-names&quot;: false, &quot;suffix&quot;: &quot;&quot;, &quot;non-dropping-particle&quot;: &quot;&quot;, &quot;dropping-particle&quot;: &quot;&quot;, &quot;family&quot;: &quot;Schneider&quot;, &quot;given&quot;: &quot;Claudio&quot;}, {&quot;parse-names&quot;: false, &quot;suffix&quot;: &quot;&quot;, &quot;non-dropping-particle&quot;: &quot;&quot;, &quot;dropping-particle&quot;: &quot;&quot;, &quot;family&quot;: &quot;Schultes&quot;, &quot;given&quot;: &quot;Erik A.&quot;}, {&quot;parse-names&quot;: false, &quot;suffix&quot;: &quot;&quot;, &quot;non-dropping-particle&quot;: &quot;&quot;, &quot;dropping-particle&quot;: &quot;&quot;, &quot;family&quot;: &quot;Schulze-Tanzil&quot;, &quot;given&quot;: &quot;Gundula G.&quot;}, {&quot;parse-names&quot;: false, &quot;suffix&quot;: &quot;&quot;, &quot;non-dropping-particle&quot;: &quot;&quot;, &quot;dropping-particle&quot;: &quot;&quot;, &quot;family&quot;: &quot;Schwegmann&quot;, &quot;given&quot;: &quot;Anita&quot;}, {&quot;parse-names&quot;: false, &quot;suffix&quot;: &quot;&quot;, &quot;non-dropping-particle&quot;: &quot;&quot;, &quot;dropping-particle&quot;: &quot;&quot;, &quot;family&quot;: &quot;Sengstag&quot;, &quot;given&quot;: &quot;Thierry&quot;}, {&quot;parse-names&quot;: false, &quot;suffix&quot;: &quot;&quot;, &quot;non-dropping-particle&quot;: &quot;&quot;, &quot;dropping-particle&quot;: &quot;&quot;, &quot;family&quot;: &quot;Sheng&quot;, &quot;given&quot;: &quot;Guojun&quot;}, {&quot;parse-names&quot;: false, &quot;suffix&quot;: &quot;&quot;, &quot;non-dropping-particle&quot;: &quot;&quot;, &quot;dropping-particle&quot;: &quot;&quot;, &quot;family&quot;: &quot;Shimoji&quot;, &quot;given&quot;: &quot;Hisashi&quot;}, {&quot;parse-names&quot;: false, &quot;suffix&quot;: &quot;&quot;, &quot;non-dropping-particle&quot;: &quot;&quot;, &quot;dropping-particle&quot;: &quot;&quot;, &quot;family&quot;: &quot;Shimoni&quot;, &quot;given&quot;: &quot;Yishai&quot;}, {&quot;parse-names&quot;: false, &quot;suffix&quot;: &quot;&quot;, &quot;non-dropping-particle&quot;: &quot;&quot;, &quot;dropping-particle&quot;: &quot;&quot;, &quot;family&quot;: &quot;Shin&quot;, &quot;given&quot;: &quot;Jay W.&quot;}, {&quot;parse-names&quot;: false, &quot;suffix&quot;: &quot;&quot;, &quot;non-dropping-particle&quot;: &quot;&quot;, &quot;dropping-particle&quot;: &quot;&quot;, &quot;family&quot;: &quot;Simon&quot;, &quot;given&quot;: &quot;Christophe&quot;}, {&quot;parse-names&quot;: false, &quot;suffix&quot;: &quot;&quot;, &quot;non-dropping-particle&quot;: &quot;&quot;, &quot;dropping-particle&quot;: &quot;&quot;, &quot;family&quot;: &quot;Sugiyama&quot;, &quot;given&quot;: &quot;Daisuke&quot;}, {&quot;parse-names&quot;: false, &quot;suffix&quot;: &quot;&quot;, &quot;non-dropping-particle&quot;: &quot;&quot;, &quot;dropping-particle&quot;: &quot;&quot;, &quot;family&quot;: &quot;Sugiyama&quot;, &quot;given&quot;: &quot;Takaai&quot;}, {&quot;parse-names&quot;: false, &quot;suffix&quot;: &quot;&quot;, &quot;non-dropping-particle&quot;: &quot;&quot;, &quot;dropping-particle&quot;: &quot;&quot;, &quot;family&quot;: &quot;Suzuki&quot;, &quot;given&quot;: &quot;Masanori&quot;}, {&quot;parse-names&quot;: false, &quot;suffix&quot;: &quot;&quot;, &quot;non-dropping-particle&quot;: &quot;&quot;, &quot;dropping-particle&quot;: &quot;&quot;, &quot;family&quot;: &quot;Suzuki&quot;, &quot;given&quot;: &quot;Naoko&quot;}, {&quot;parse-names&quot;: false, &quot;suffix&quot;: &quot;&quot;, &quot;non-dropping-particle&quot;: &quot;&quot;, &quot;dropping-particle&quot;: &quot;&quot;, &quot;family&quot;: &quot;Swoboda&quot;, &quot;given&quot;: &quot;Rolf K.&quot;}, {&quot;parse-names&quot;: false, &quot;suffix&quot;: &quot;&quot;, &quot;non-dropping-particle&quot;: &quot;&quot;, &quot;dropping-particle&quot;: &quot;&quot;, &quot;family&quot;: &quot;'t Hoen&quot;, &quot;given&quot;: &quot;Peter A.C. C&quot;}, {&quot;parse-names&quot;: false, &quot;suffix&quot;: &quot;&quot;, &quot;non-dropping-particle&quot;: &quot;&quot;, &quot;dropping-particle&quot;: &quot;&quot;, &quot;family&quot;: &quot;Tagami&quot;, &quot;given&quot;: &quot;Michihira&quot;}, {&quot;parse-names&quot;: false, &quot;suffix&quot;: &quot;&quot;, &quot;non-dropping-particle&quot;: &quot;&quot;, &quot;dropping-particle&quot;: &quot;&quot;, &quot;family&quot;: &quot;Takahashi&quot;, &quot;given&quot;: &quot;Naoko&quot;}, {&quot;parse-names&quot;: false, &quot;suffix&quot;: &quot;&quot;, &quot;non-dropping-particle&quot;: &quot;&quot;, &quot;dropping-particle&quot;: &quot;&quot;, &quot;family&quot;: &quot;Takai&quot;, &quot;given&quot;: &quot;Jun&quot;}, {&quot;parse-names&quot;: false, &quot;suffix&quot;: &quot;&quot;, &quot;non-dropping-particle&quot;: &quot;&quot;, &quot;dropping-particle&quot;: &quot;&quot;, &quot;family&quot;: &quot;Tanaka&quot;, &quot;given&quot;: &quot;Hiroshi&quot;}, {&quot;parse-names&quot;: false, &quot;suffix&quot;: &quot;&quot;, &quot;non-dropping-particle&quot;: &quot;&quot;, &quot;dropping-particle&quot;: &quot;&quot;, &quot;family&quot;: &quot;Tatsukawa&quot;, &quot;given&quot;: &quot;Hideki&quot;}, {&quot;parse-names&quot;: false, &quot;suffix&quot;: &quot;&quot;, &quot;non-dropping-particle&quot;: &quot;&quot;, &quot;dropping-particle&quot;: &quot;&quot;, &quot;family&quot;: &quot;Tatum&quot;, &quot;given&quot;: &quot;Zuotian&quot;}, {&quot;parse-names&quot;: false, &quot;suffix&quot;: &quot;&quot;, &quot;non-dropping-particle&quot;: &quot;&quot;, &quot;dropping-particle&quot;: &quot;&quot;, &quot;family&quot;: &quot;Thompson&quot;, &quot;given&quot;: &quot;Mark&quot;}, {&quot;parse-names&quot;: false, &quot;suffix&quot;: &quot;&quot;, &quot;non-dropping-particle&quot;: &quot;&quot;, &quot;dropping-particle&quot;: &quot;&quot;, &quot;family&quot;: &quot;Toyodo&quot;, &quot;given&quot;: &quot;Hiroo&quot;}, {&quot;parse-names&quot;: false, &quot;suffix&quot;: &quot;&quot;, &quot;non-dropping-particle&quot;: &quot;&quot;, &quot;dropping-particle&quot;: &quot;&quot;, &quot;family&quot;: &quot;Toyoda&quot;, &quot;given&quot;: &quot;Tetsuro&quot;}, {&quot;parse-names&quot;: false, &quot;suffix&quot;: &quot;&quot;, &quot;non-dropping-particle&quot;: &quot;&quot;, &quot;dropping-particle&quot;: &quot;&quot;, &quot;family&quot;: &quot;Valen&quot;, &quot;given&quot;: &quot;Elvind&quot;}, {&quot;parse-names&quot;: false, &quot;suffix&quot;: &quot;&quot;, &quot;non-dropping-particle&quot;: &quot;van de&quot;, &quot;dropping-particle&quot;: &quot;&quot;, &quot;family&quot;: &quot;Wetering&quot;, &quot;given&quot;: &quot;Marc&quot;}, {&quot;parse-names&quot;: false, &quot;suffix&quot;: &quot;&quot;, &quot;non-dropping-particle&quot;: &quot;van den&quot;, &quot;dropping-particle&quot;: &quot;&quot;, &quot;family&quot;: &quot;Berg&quot;, &quot;given&quot;: &quot;Linda M.&quot;}, {&quot;parse-names&quot;: false, &quot;suffix&quot;: &quot;&quot;, &quot;non-dropping-particle&quot;: &quot;&quot;, &quot;dropping-particle&quot;: &quot;&quot;, &quot;family&quot;: &quot;Verado&quot;, &quot;given&quot;: &quot;Roberto&quot;}, {&quot;parse-names&quot;: false, &quot;suffix&quot;: &quot;&quot;, &quot;non-dropping-particle&quot;: &quot;&quot;, &quot;dropping-particle&quot;: &quot;&quot;, &quot;family&quot;: &quot;Vijayan&quot;, &quot;given&quot;: &quot;Dipti&quot;}, {&quot;parse-names&quot;: false, &quot;suffix&quot;: &quot;&quot;, &quot;non-dropping-particle&quot;: &quot;&quot;, &quot;dropping-particle&quot;: &quot;&quot;, &quot;family&quot;: &quot;Vorontsov&quot;, &quot;given&quot;: &quot;Ilya E.&quot;}, {&quot;parse-names&quot;: false, &quot;suffix&quot;: &quot;&quot;, &quot;non-dropping-particle&quot;: &quot;&quot;, &quot;dropping-particle&quot;: &quot;&quot;, &quot;family&quot;: &quot;Wasserman&quot;, &quot;given&quot;: &quot;Wyeth W.&quot;}, {&quot;parse-names&quot;: false, &quot;suffix&quot;: &quot;&quot;, &quot;non-dropping-particle&quot;: &quot;&quot;, &quot;dropping-particle&quot;: &quot;&quot;, &quot;family&quot;: &quot;Watanabe&quot;, &quot;given&quot;: &quot;Shoko&quot;}, {&quot;parse-names&quot;: false, &quot;suffix&quot;: &quot;&quot;, &quot;non-dropping-particle&quot;: &quot;&quot;, &quot;dropping-particle&quot;: &quot;&quot;, &quot;family&quot;: &quot;Wells&quot;, &quot;given&quot;: &quot;Christine A.&quot;}, {&quot;parse-names&quot;: false, &quot;suffix&quot;: &quot;&quot;, &quot;non-dropping-particle&quot;: &quot;&quot;, &quot;dropping-particle&quot;: &quot;&quot;, &quot;family&quot;: &quot;Winteringham&quot;, &quot;given&quot;: &quot;Louise N.&quot;}, {&quot;parse-names&quot;: false, &quot;suffix&quot;: &quot;&quot;, &quot;non-dropping-particle&quot;: &quot;&quot;, &quot;dropping-particle&quot;: &quot;&quot;, &quot;family&quot;: &quot;Wolvetang&quot;, &quot;given&quot;: &quot;Ernst&quot;}, {&quot;parse-names&quot;: false, &quot;suffix&quot;: &quot;&quot;, &quot;non-dropping-particle&quot;: &quot;&quot;, &quot;dropping-particle&quot;: &quot;&quot;, &quot;family&quot;: &quot;Wood&quot;, &quot;given&quot;: &quot;Emily J.&quot;}, {&quot;parse-names&quot;: false, &quot;suffix&quot;: &quot;&quot;, &quot;non-dropping-particle&quot;: &quot;&quot;, &quot;dropping-particle&quot;: &quot;&quot;, &quot;family&quot;: &quot;Yamaguchi&quot;, &quot;given&quot;: &quot;Yoko&quot;}, {&quot;parse-names&quot;: false, &quot;suffix&quot;: &quot;&quot;, &quot;non-dropping-particle&quot;: &quot;&quot;, &quot;dropping-particle&quot;: &quot;&quot;, &quot;family&quot;: &quot;Yamamoto&quot;, &quot;given&quot;: &quot;Masayuki&quot;}, {&quot;parse-names&quot;: false, &quot;suffix&quot;: &quot;&quot;, &quot;non-dropping-particle&quot;: &quot;&quot;, &quot;dropping-particle&quot;: &quot;&quot;, &quot;family&quot;: &quot;Yoneda&quot;, &quot;given&quot;: &quot;Misako&quot;}, {&quot;parse-names&quot;: false, &quot;suffix&quot;: &quot;&quot;, &quot;non-dropping-particle&quot;: &quot;&quot;, &quot;dropping-particle&quot;: &quot;&quot;, &quot;family&quot;: &quot;Yonekura&quot;, &quot;given&quot;: &quot;Yohei&quot;}, {&quot;parse-names&quot;: false, &quot;suffix&quot;: &quot;&quot;, &quot;non-dropping-particle&quot;: &quot;&quot;, &quot;dropping-particle&quot;: &quot;&quot;, &quot;family&quot;: &quot;Yoshida&quot;, &quot;given&quot;: &quot;Shigehiro&quot;}, {&quot;parse-names&quot;: false, &quot;suffix&quot;: &quot;&quot;, &quot;non-dropping-particle&quot;: &quot;&quot;, &quot;dropping-particle&quot;: &quot;&quot;, &quot;family&quot;: &quot;Zabierowski&quot;, &quot;given&quot;: &quot;Susan E.&quot;}, {&quot;parse-names&quot;: false, &quot;suffix&quot;: &quot;&quot;, &quot;non-dropping-particle&quot;: &quot;&quot;, &quot;dropping-particle&quot;: &quot;&quot;, &quot;family&quot;: &quot;Zhang&quot;, &quot;given&quot;: &quot;Peter G.&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Zucchelli&quot;, &quot;given&quot;: &quot;Silvia&quot;}, {&quot;parse-names&quot;: false, &quot;suffix&quot;: &quot;&quot;, &quot;non-dropping-particle&quot;: &quot;&quot;, &quot;dropping-particle&quot;: &quot;&quot;, &quot;family&quot;: &quot;Summers&quot;, &quot;given&quot;: &quot;Kim M.&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ide&quot;, &quot;given&quot;: &quot;Winston&quot;}, {&quot;parse-names&quot;: false, &quot;suffix&quot;: &quot;&quot;, &quot;non-dropping-particle&quot;: &quot;&quot;, &quot;dropping-particle&quot;: &quot;&quot;, &quot;family&quot;: &quot;Freeman&quot;, &quot;given&quot;: &quot;Tom C.&quot;}, {&quot;parse-names&quot;: false, &quot;suffix&quot;: &quot;&quot;, &quot;non-dropping-particle&quot;: &quot;&quot;, &quot;dropping-particle&quot;: &quot;&quot;, &quot;family&quot;: &quot;Lenhard&quot;, &quot;given&quot;: &quot;Boris&quot;}, {&quot;parse-names&quot;: false, &quot;suffix&quot;: &quot;&quot;, &quot;non-dropping-particle&quot;: &quot;&quot;, &quot;dropping-particle&quot;: &quot;&quot;, &quot;family&quot;: &quot;Bajic&quot;, &quot;given&quot;: &quot;Vladimir B&quot;}, {&quot;parse-names&quot;: false, &quot;suffix&quot;: &quot;&quot;, &quot;non-dropping-particle&quot;: &quot;&quot;, &quot;dropping-particle&quot;: &quot;&quot;, &quot;family&quot;: &quot;Taylor&quot;, &quot;given&quot;: &quot;Martin S.&quot;}, {&quot;parse-names&quot;: false, &quot;suffix&quot;: &quot;&quot;, &quot;non-dropping-particle&quot;: &quot;&quot;, &quot;dropping-particle&quot;: &quot;&quot;, &quot;family&quot;: &quot;Makeev&quot;, &quot;given&quot;: &quot;Vsevolod J.&quot;}, {&quot;parse-names&quot;: false, &quot;suffix&quot;: &quot;&quot;, &quot;non-dropping-particle&quot;: &quot;&quot;, &quot;dropping-particle&quot;: &quot;&quot;, &quot;family&quot;: &quot;Sandelin&quot;, &quot;given&quot;: &quot;Albin&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Hayashizaki&quot;, &quot;given&quot;: &quot;Yoshihide&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title&quot;: &quot;A promoter-level mammalian expression atlas.&quot;, &quot;container-title&quot;: &quot;Nature&quot;, &quot;ISSN&quot;: &quot;1476-4687&quot;, &quot;page&quot;: &quot;462-70&quot;, &quot;DOI&quot;: &quot;10.1038/nature13182&quot;, &quot;publisher&quot;: &quot;NIH Public Access&quot;, &quot;id&quot;: &quot;ITEM-1&quot;, &quot;issue&quot;: &quot;7493&quot;, &quot;type&quot;: &quot;article-journal&quot;}, &quot;id&quot;: &quot;ITEM-1&quot;, &quot;uris&quot;: [&quot;http://www.mendeley.com/documents/?uuid=dbdbae29-cb36-490c-9ce5-fc1791b3758f&quot;]}]} RND1rIVV9llrT"/><text:span text:style-name="T98">⁠ repositories, and represent results of </text:span><text:span text:style-name="T100">diverse</text:span><text:span text:style-name="T98"> genome-wide experimental assays on </text:span><text:span text:style-name="T100">human </text:span><text:span text:style-name="T98">primary cell types and tissues (details in Methods section). </text:span><text:span text:style-name="T99">Mi</text:span><text:span text:style-name="T98">cro RNA - gene interactions </text:span><text:span text:style-name="T99">are available </text:span><text:span text:style-name="T98">in two flavors - experimentally validated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N85HI339M9"/><text:span text:style-name="T68">(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N85HI339M9"/><text:span text:style-name="T99">⁠</text:span><text:span text:style-name="T98">) and predicte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nbSfenuBOQ"/><text:span text:style-name="T68">(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nbSfenuBOQ"/><text:span text:style-name="T98">⁠). </text:span><text:span text:style-name="T100">Neither are tissue-specific, </text:span><text:span text:style-name="T101">and</text:span><text:span text:style-name="T100"> t</text:span><text:span text:style-name="T98">o </text:span><text:span text:style-name="T100">restrict </text:span><text:span text:style-name="T98">the interactions to </text:span><text:span text:style-name="T100">the target-tissues</text:span><text:span text:style-name="T98">, locali</text:span><text:span text:style-name="T100">z</text:span><text:span text:style-name="T98">ation of the mi</text:span><text:span text:style-name="T100">cro </text:span><text:span text:style-name="T98">RNA</text:span><text:span text:style-name="T112">s</text:span><text:span text:style-name="T98"> interacting with the 3’UTR</text:span><text:span text:style-name="T100">s</text:span><text:span text:style-name="T98"> of the </text:span><text:span text:style-name="T100">target-</text:span><text:span text:style-name="T98">genes </text:span><text:span text:style-name="T112">are</text:span><text:span text:style-name="T98"> filtered through </text:span><text:span text:style-name="T102">regions of </text:span><text:span text:style-name="T98">accessible chromatin </text:span><text:span text:style-name="T102">in the target-tissues</text:span><text:span text:style-name="T98">. Together, the available datasets represent a diverse set of cis- and trans- regulators </text:span><text:span text:style-name="T102">active in the target tissues, that when mutated, </text:span><text:span text:style-name="T98">could impact expression of the input genes. </text:span></text:p>
      <text:p text:style-name="P30"><text:span text:style-name="T183">Remus includes r</text:span><text:span text:style-name="T184">egulatory elements </text:span><text:span text:style-name="T183">in the final result</text:span><text:span text:style-name="T184"> based on </text:span><text:span text:style-name="T183">genomic </text:span><text:span text:style-name="T184">proximity to t</text:span><text:span text:style-name="T183">a</text:span><text:span text:style-name="T184">rget-genes </text:span><text:span text:style-name="T183">and activity status in target target tissues</text:span><text:span text:style-name="T184">. </text:span><text:span text:style-name="T183">Two modes of s</text:span><text:span text:style-name="T185">earch </text:span><text:span text:style-name="T183">were implemented. A p</text:span><text:span text:style-name="T185">ermissive search will include a regulatory region if it </text:span><text:span text:style-name="T183">is active</text:span><text:span text:style-name="T186"> </text:span><text:span text:style-name="T185">in </text:span><text:span text:style-name="T177">any</text:span><text:span text:style-name="T185"> of the selected </text:span><text:span text:style-name="T183">target</text:span><text:span text:style-name="T185"> tissues </text:span><text:span text:style-name="T188">(Fig. 1a, example 2</text:span><text:span text:style-name="T187">)</text:span><text:span text:style-name="T185">, </text:span><text:span text:style-name="T183">and a</text:span><text:span text:style-name="T185"> strict se</text:span><text:span text:style-name="T186">a</text:span><text:span text:style-name="T185">rch requires a region to </text:span><text:span text:style-name="T183">be active</text:span><text:span text:style-name="T186"> in </text:span><text:span text:style-name="T183">every </text:span><text:span text:style-name="T185">tissue of interest </text:span><text:span text:style-name="T187">(</text:span><text:span text:style-name="T188">Fig. 1a, example 3</text:span><text:span text:style-name="T187">)</text:span><text:span text:style-name="T185">.</text:span></text:p>
      <text:p text:style-name="P23"><text:span text:style-name="T25">Summary of </text:span><text:span text:style-name="T26">the </text:span><text:span text:style-name="T25">datasets</text:span></text:p>
      <text:p text:style-name="P29"><text:span text:style-name="T153">H</text:span><text:span text:style-name="T150">ow many raw data files / experiments.</text:span></text:p>
      <text:p text:style-name="P24"><text:span text:style-name="T160">In Remus </text:span><text:span text:style-name="T158">we</text:span><text:span text:style-name="T153"> aggregate</text:span><text:span text:style-name="T158">d in </text:span><text:span text:style-name="T160">total</text:span><text:span text:style-name="T153"> 179 </text:span><text:span text:style-name="T159">DNA-binding</text:span><text:span text:style-name="T153"> </text:span><text:span text:style-name="T154">tracks </text:span><text:span text:style-name="T159">(enhancers, repressors, insulators)</text:span><text:span text:style-name="T153">, </text:span><text:span text:style-name="T154">192</text:span><text:span text:style-name="T153"> promoter </text:span><text:span text:style-name="T154">tracks</text:span><text:span text:style-name="T153">, and </text:span><text:span text:style-name="T154">146</text:span><text:span text:style-name="T153"> accessible chromatin tracks, </text:span><text:span text:style-name="T155">each representing single tissue or cell-type </text:span><text:span text:style-name="T153">(</text:span><text:span text:style-name="T167">Fig 2a</text:span><text:span text:style-name="T153">)</text:span><text:span text:style-name="T155">.</text:span><text:span text:style-name="T153"> For 78 tissues all three types of regulatory tracks </text:span><text:span text:style-name="T158">we</text:span><text:span text:style-name="T153">r</text:span><text:span text:style-name="T154">e</text:span><text:span text:style-name="T153"> available, </text:span><text:span text:style-name="T156">and for 168 both promoters and </text:span><text:span text:style-name="T159">TF-binding sites</text:span><text:span text:style-name="T156"> </text:span><text:span text:style-name="T158">we</text:span><text:span text:style-name="T156">re present. </text:span><text:span text:style-name="T151">The datasets </text:span><text:span text:style-name="T158">we</text:span><text:span text:style-name="T151">re </text:span><text:span text:style-name="T157">largely</text:span><text:span text:style-name="T151"> com</text:span><text:span text:style-name="T152">plementary</text:span><text:span text:style-name="T151"> in terms of </text:span><text:span text:style-name="T152">types of regulatory elements they contribute</text:span><text:span text:style-name="T158">d</text:span><text:span text:style-name="T152"> </text:span><text:span text:style-name="T151">and </text:span><text:span text:style-name="T156">in terms of </text:span><text:span text:style-name="T151">covered </text:span><text:span text:style-name="T152">tissues </text:span><text:span text:style-name="T155">and cell-types </text:span><text:span text:style-name="T152">(</text:span><text:span text:style-name="T168">Fig. 2</text:span><text:span text:style-name="T169">b</text:span><text:span text:style-name="T170">cd</text:span><text:span text:style-name="T152">).</text:span><text:span text:style-name="T153"> </text:span></text:p>
      <text:p text:style-name="P25"><text:span text:style-name="T190">Due to the diverse experimental techniques used to identify the regulatory regions, t</text:span>he regulator<text:span text:style-name="T191">y</text:span> datasets differ<text:span text:style-name="T190">ed</text:span> <text:span text:style-name="T190">considerably</text:span> in terms of <text:span text:style-name="T191">feature density and individual regulatory region </text:span>characteristics. ENCODE <text:span text:style-name="T204">TF-binding sites </text:span>and SCREEN enhancer tracks contain<text:span text:style-name="T190">ed</text:span> on average 66 and 64k <text:span text:style-name="T202">active </text:span>regions, while FANTOM enhancer track ha<text:span text:style-name="T190">d</text:span> on average 1.7k such regions (<text:span text:style-name="T32">Supplementary </text:span><text:soft-page-break/><text:span text:style-name="T32">Fig. 1</text:span>). Sizes of individual <text:span text:style-name="T204">enhancers and TF-binding sites we</text:span>re <text:span text:style-name="T191">similar across the datasets with majority spanning </text:span>250-500bp. <text:span text:style-name="T190">For promoters we also note large differences. SCREEN and FANTOM tracks had on average 62k and 16k active promoter regions per tissue, and average promoter sizes were 582 and </text:span><text:span text:style-name="T38">47bp</text:span><text:span text:style-name="T190"> respectively. Accessible chromatin regions differed in average count of regions per track (…. for ENCODE and SCREEN respectively) and average single region sizes (</text:span><text:span text:style-name="T38">Supplementary Fig. 1ef</text:span><text:span text:style-name="T190">),</text:span><text:span text:style-name="T38"> but the average overall span was rather similar</text:span><text:span text:style-name="T190">.</text:span></text:p>
      <text:p text:style-name="P26"><text:span text:style-name="T189">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55">tracks</text:span> available only for <text:span text:style-name="T55">a </text:span>single genome build <text:span text:style-name="T55">(hg19 or hg38)</text:span>, provided extra <text:span text:style-name="T206">35kb-11Mb regions (0.3 – 46% increase; median 14%) for GRCh38 TF-binding site tracks, and additional 466kb - 61.6Mb (0.6 - 263%; median 4.4%) GRCh38 open chromatin tracks (</text:span><text:span text:style-name="T39">Supplementary Fig. 2</text:span><text:span text:style-name="T206">).</text:span></text:p>
      <text:p text:style-name="P27"><text:span text:style-name="T205">MicroRNA-gene interactions available in Remus include 380,640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IMBhZRQnn3"/><text:span text:style-name="T77">(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schema&quot;: &quot;https://github.com/citation-style-language/schema/raw/master/csl-citation.json&quot;, &quot;citationItems&quot;: [{&quot;itemData&quot;: {&quot;volume&quot;: &quot;46&quot;, &quot;PMID&quot;: &quot;29126174&quot;, &quot;author&quot;: [{&quot;parse-names&quot;: false, &quot;suffix&quot;: &quot;&quot;, &quot;non-dropping-particle&quot;: &quot;&quot;, &quot;dropping-particle&quot;: &quot;&quot;, &quot;family&quot;: &quot;Chou&quot;, &quot;given&quot;: &quot;Chih-Hung&quot;}, {&quot;parse-names&quot;: false, &quot;suffix&quot;: &quot;&quot;, &quot;non-dropping-particle&quot;: &quot;&quot;, &quot;dropping-particle&quot;: &quot;&quot;, &quot;family&quot;: &quot;Shrestha&quot;, &quot;given&quot;: &quot;Sirjana&quot;}, {&quot;parse-names&quot;: false, &quot;suffix&quot;: &quot;&quot;, &quot;non-dropping-particle&quot;: &quot;&quot;, &quot;dropping-particle&quot;: &quot;&quot;, &quot;family&quot;: &quot;Yang&quot;, &quot;given&quot;: &quot;Chi-Dung&quot;}, {&quot;parse-names&quot;: false, &quot;suffix&quot;: &quot;&quot;, &quot;non-dropping-particle&quot;: &quot;&quot;, &quot;dropping-particle&quot;: &quot;&quot;, &quot;family&quot;: &quot;Chang&quot;, &quot;given&quot;: &quot;Nai-Wen&quot;}, {&quot;parse-names&quot;: false, &quot;suffix&quot;: &quot;&quot;, &quot;non-dropping-particle&quot;: &quot;&quot;, &quot;dropping-particle&quot;: &quot;&quot;, &quot;family&quot;: &quot;Lin&quot;, &quot;given&quot;: &quot;Yu-Ling&quot;}, {&quot;parse-names&quot;: false, &quot;suffix&quot;: &quot;&quot;, &quot;non-dropping-particle&quot;: &quot;&quot;, &quot;dropping-particle&quot;: &quot;&quot;, &quot;family&quot;: &quot;Liao&quot;, &quot;given&quot;: &quot;Kuang-Wen&quot;}, {&quot;parse-names&quot;: false, &quot;suffix&quot;: &quot;&quot;, &quot;non-dropping-particle&quot;: &quot;&quot;, &quot;dropping-particle&quot;: &quot;&quot;, &quot;family&quot;: &quot;Huang&quot;, &quot;given&quot;: &quot;Wei-Chi&quot;}, {&quot;parse-names&quot;: false, &quot;suffix&quot;: &quot;&quot;, &quot;non-dropping-particle&quot;: &quot;&quot;, &quot;dropping-particle&quot;: &quot;&quot;, &quot;family&quot;: &quot;Sun&quot;, &quot;given&quot;: &quot;Ting-Hsuan&quot;}, {&quot;parse-names&quot;: false, &quot;suffix&quot;: &quot;&quot;, &quot;non-dropping-particle&quot;: &quot;&quot;, &quot;dropping-particle&quot;: &quot;&quot;, &quot;family&quot;: &quot;Tu&quot;, &quot;given&quot;: &quot;Siang-Jyun&quot;}, {&quot;parse-names&quot;: false, &quot;suffix&quot;: &quot;&quot;, &quot;non-dropping-particle&quot;: &quot;&quot;, &quot;dropping-particle&quot;: &quot;&quot;, &quot;family&quot;: &quot;Lee&quot;, &quot;given&quot;: &quot;Wei-Hsiang&quot;}, {&quot;parse-names&quot;: false, &quot;suffix&quot;: &quot;&quot;, &quot;non-dropping-particle&quot;: &quot;&quot;, &quot;dropping-particle&quot;: &quot;&quot;, &quot;family&quot;: &quot;Chiew&quot;, &quot;given&quot;: &quot;Men-Yee&quot;}, {&quot;parse-names&quot;: false, &quot;suffix&quot;: &quot;&quot;, &quot;non-dropping-particle&quot;: &quot;&quot;, &quot;dropping-particle&quot;: &quot;&quot;, &quot;family&quot;: &quot;Tai&quot;, &quot;given&quot;: &quot;Chun-San&quot;}, {&quot;parse-names&quot;: false, &quot;suffix&quot;: &quot;&quot;, &quot;non-dropping-particle&quot;: &quot;&quot;, &quot;dropping-particle&quot;: &quot;&quot;, &quot;family&quot;: &quot;Wei&quot;, &quot;given&quot;: &quot;Ting-Yen&quot;}, {&quot;parse-names&quot;: false, &quot;suffix&quot;: &quot;&quot;, &quot;non-dropping-particle&quot;: &quot;&quot;, &quot;dropping-particle&quot;: &quot;&quot;, &quot;family&quot;: &quot;Tsai&quot;, &quot;given&quot;: &quot;Tzi-Ren&quot;}, {&quot;parse-names&quot;: false, &quot;suffix&quot;: &quot;&quot;, &quot;non-dropping-particle&quot;: &quot;&quot;, &quot;dropping-particle&quot;: &quot;&quot;, &quot;family&quot;: &quot;Huang&quot;, &quot;given&quot;: &quot;Hsin-Tzu&quot;}, {&quot;parse-names&quot;: false, &quot;suffix&quot;: &quot;&quot;, &quot;non-dropping-particle&quot;: &quot;&quot;, &quot;dropping-particle&quot;: &quot;&quot;, &quot;family&quot;: &quot;Wang&quot;, &quot;given&quot;: &quot;Chung-Yu&quot;}, {&quot;parse-names&quot;: false, &quot;suffix&quot;: &quot;&quot;, &quot;non-dropping-particle&quot;: &quot;&quot;, &quot;dropping-particle&quot;: &quot;&quot;, &quot;family&quot;: &quot;Wu&quot;, &quot;given&quot;: &quot;Hsin-Yi&quot;}, {&quot;parse-names&quot;: false, &quot;suffix&quot;: &quot;&quot;, &quot;non-dropping-particle&quot;: &quot;&quot;, &quot;dropping-particle&quot;: &quot;&quot;, &quot;family&quot;: &quot;Ho&quot;, &quot;given&quot;: &quot;Shu-Yi&quot;}, {&quot;parse-names&quot;: false, &quot;suffix&quot;: &quot;&quot;, &quot;non-dropping-particle&quot;: &quot;&quot;, &quot;dropping-particle&quot;: &quot;&quot;, &quot;family&quot;: &quot;Chen&quot;, &quot;given&quot;: &quot;Pin-Rong&quot;}, {&quot;parse-names&quot;: false, &quot;suffix&quot;: &quot;&quot;, &quot;non-dropping-particle&quot;: &quot;&quot;, &quot;dropping-particle&quot;: &quot;&quot;, &quot;family&quot;: &quot;Chuang&quot;, &quot;given&quot;: &quot;Cheng-Hsun&quot;}, {&quot;parse-names&quot;: false, &quot;suffix&quot;: &quot;&quot;, &quot;non-dropping-particle&quot;: &quot;&quot;, &quot;dropping-particle&quot;: &quot;&quot;, &quot;family&quot;: &quot;Hsieh&quot;, &quot;given&quot;: &quot;Pei-Jung&quot;}, {&quot;parse-names&quot;: false, &quot;suffix&quot;: &quot;&quot;, &quot;non-dropping-particle&quot;: &quot;&quot;, &quot;dropping-particle&quot;: &quot;&quot;, &quot;family&quot;: &quot;Wu&quot;, &quot;given&quot;: &quot;Yi-Shin&quot;}, {&quot;parse-names&quot;: false, &quot;suffix&quot;: &quot;&quot;, &quot;non-dropping-particle&quot;: &quot;&quot;, &quot;dropping-particle&quot;: &quot;&quot;, &quot;family&quot;: &quot;Chen&quot;, &quot;given&quot;: &quot;Wen-Liang&quot;}, {&quot;parse-names&quot;: false, &quot;suffix&quot;: &quot;&quot;, &quot;non-dropping-particle&quot;: &quot;&quot;, &quot;dropping-particle&quot;: &quot;&quot;, &quot;family&quot;: &quot;Li&quot;, &quot;given&quot;: &quot;Meng-Ju&quot;}, {&quot;parse-names&quot;: false, &quot;suffix&quot;: &quot;&quot;, &quot;non-dropping-particle&quot;: &quot;&quot;, &quot;dropping-particle&quot;: &quot;&quot;, &quot;family&quot;: &quot;Wu&quot;, &quot;given&quot;: &quot;Yu-Chun&quot;}, {&quot;parse-names&quot;: false, &quot;suffix&quot;: &quot;&quot;, &quot;non-dropping-particle&quot;: &quot;&quot;, &quot;dropping-particle&quot;: &quot;&quot;, &quot;family&quot;: &quot;Huang&quot;, &quot;given&quot;: &quot;Xin-Yi&quot;}, {&quot;parse-names&quot;: false, &quot;suffix&quot;: &quot;&quot;, &quot;non-dropping-particle&quot;: &quot;&quot;, &quot;dropping-particle&quot;: &quot;&quot;, &quot;family&quot;: &quot;Ng&quot;, &quot;given&quot;: &quot;Fung Ling&quot;}, {&quot;parse-names&quot;: false, &quot;suffix&quot;: &quot;&quot;, &quot;non-dropping-particle&quot;: &quot;&quot;, &quot;dropping-particle&quot;: &quot;&quot;, &quot;family&quot;: &quot;Buddhakosai&quot;, &quot;given&quot;: &quot;Waradee&quot;}, {&quot;parse-names&quot;: false, &quot;suffix&quot;: &quot;&quot;, &quot;non-dropping-particle&quot;: &quot;&quot;, &quot;dropping-particle&quot;: &quot;&quot;, &quot;family&quot;: &quot;Huang&quot;, &quot;given&quot;: &quot;Pei-Chun&quot;}, {&quot;parse-names&quot;: false, &quot;suffix&quot;: &quot;&quot;, &quot;non-dropping-particle&quot;: &quot;&quot;, &quot;dropping-particle&quot;: &quot;&quot;, &quot;family&quot;: &quot;Lan&quot;, &quot;given&quot;: &quot;Kuan-Chun&quot;}, {&quot;parse-names&quot;: false, &quot;suffix&quot;: &quot;&quot;, &quot;non-dropping-particle&quot;: &quot;&quot;, &quot;dropping-particle&quot;: &quot;&quot;, &quot;family&quot;: &quot;Huang&quot;, &quot;given&quot;: &quot;Chia-Yen&quot;}, {&quot;parse-names&quot;: false, &quot;suffix&quot;: &quot;&quot;, &quot;non-dropping-particle&quot;: &quot;&quot;, &quot;dropping-particle&quot;: &quot;&quot;, &quot;family&quot;: &quot;Weng&quot;, &quot;given&quot;: &quot;Shun-Long&quot;}, {&quot;parse-names&quot;: false, &quot;suffix&quot;: &quot;&quot;, &quot;non-dropping-particle&quot;: &quot;&quot;, &quot;dropping-particle&quot;: &quot;&quot;, &quot;family&quot;: &quot;Cheng&quot;, &quot;given&quot;: &quot;Yeong-Nan&quot;}, {&quot;parse-names&quot;: false, &quot;suffix&quot;: &quot;&quot;, &quot;non-dropping-particle&quot;: &quot;&quot;, &quot;dropping-particle&quot;: &quot;&quot;, &quot;family&quot;: &quot;Liang&quot;, &quot;given&quot;: &quot;Chao&quot;}, {&quot;parse-names&quot;: false, &quot;suffix&quot;: &quot;&quot;, &quot;non-dropping-particle&quot;: &quot;&quot;, &quot;dropping-particle&quot;: &quot;&quot;, &quot;family&quot;: &quot;Hsu&quot;, &quot;given&quot;: &quot;Wen-Lian&quot;}, {&quot;parse-names&quot;: false, &quot;suffix&quot;: &quot;&quot;, &quot;non-dropping-particle&quot;: &quot;&quot;, &quot;dropping-particle&quot;: &quot;&quot;, &quot;family&quot;: &quot;Huang&quot;, &quot;given&quot;: &quot;Hsien-Da&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title&quot;: &quot;miRTarBase update 2018: a resource for experimentally validated microRNA-target interactions.&quot;, &quot;container-title&quot;: &quot;Nucleic acids research&quot;, &quot;ISSN&quot;: &quot;1362-4962&quot;, &quot;page&quot;: &quot;D296-D302&quot;, &quot;DOI&quot;: &quot;10.1093/nar/gkx1067&quot;, &quot;publisher&quot;: &quot;Oxford University Press&quot;, &quot;id&quot;: &quot;ITEM-1&quot;, &quot;issue&quot;: &quot;D1&quot;, &quot;type&quot;: &quot;article-journal&quot;}, &quot;id&quot;: &quot;ITEM-1&quot;, &quot;uris&quot;: [&quot;http://www.mendeley.com/documents/?uuid=12ea0e76-ec37-35a5-8fa6-b721c13422b3&quot;]}]} RNDIMBhZRQnn3"/><text:span text:style-name="T205">⁠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GV1STIcYnG"/><text:span text:style-name="T77">(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schema&quot;: &quot;https://github.com/citation-style-language/schema/raw/master/csl-citation.json&quot;, &quot;citationItems&quot;: [{&quot;itemData&quot;: {&quot;volume&quot;: &quot;13&quot;, &quot;PMID&quot;: &quot;30335862&quot;, &quot;author&quot;: [{&quot;parse-names&quot;: false, &quot;suffix&quot;: &quot;&quot;, &quot;non-dropping-particle&quot;: &quot;&quot;, &quot;dropping-particle&quot;: &quot;&quot;, &quot;family&quot;: &quot;Sticht&quot;, &quot;given&quot;: &quot;Carsten&quot;}, {&quot;parse-names&quot;: false, &quot;suffix&quot;: &quot;&quot;, &quot;non-dropping-particle&quot;: &quot;De&quot;, &quot;dropping-particle&quot;: &quot;&quot;, &quot;family&quot;: &quot;La Torre&quot;, &quot;given&quot;: &quot;Carolina&quot;}, {&quot;parse-names&quot;: false, &quot;suffix&quot;: &quot;&quot;, &quot;non-dropping-particle&quot;: &quot;&quot;, &quot;dropping-particle&quot;: &quot;&quot;, &quot;family&quot;: &quot;Parveen&quot;, &quot;given&quot;: &quot;Alisha&quot;}, {&quot;parse-names&quot;: false, &quot;suffix&quot;: &quot;&quot;, &quot;non-dropping-particle&quot;: &quot;&quot;, &quot;dropping-particle&quot;: &quot;&quot;, &quot;family&quot;: &quot;Gretz&quot;, &quot;given&quot;: &quot;Norbert&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title&quot;: &quot;miRWalk: An online resource for prediction of microRNA binding sites.&quot;, &quot;container-title&quot;: &quot;PloS one&quot;, &quot;ISSN&quot;: &quot;1932-6203&quot;, &quot;page&quot;: &quot;e0206239&quot;, &quot;DOI&quot;: &quot;10.1371/journal.pone.0206239&quot;, &quot;publisher&quot;: &quot;Public Library of Science&quot;, &quot;id&quot;: &quot;ITEM-1&quot;, &quot;issue&quot;: &quot;10&quot;, &quot;type&quot;: &quot;article-journal&quot;}, &quot;id&quot;: &quot;ITEM-1&quot;, &quot;uris&quot;: [&quot;http://www.mendeley.com/documents/?uuid=4438e26a-0a34-3a99-b5ae-6accf5cf5e58&quot;]}]} RNDGV1STIcYnG"/><text:span text:style-name="T205">⁠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7"><text:span text:style-name="T223">T</text:span>issue-specific analysis</text:p>
      <text:p text:style-name="Text_20_body"><text:span text:style-name="T209">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 types, and across datasets (</text:span><text:span text:style-name="T40">Fig. 3</text:span><text:span text:style-name="T208">).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40">Supplementary Table 1)</text:span><text:span text:style-name="T208">.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28"><office:annotation office:name="__Annotation__1387_1039528038"><dc:creator>Paweł Sztromwasser</dc:creator><dc:date>2019-12-05T11:48:07</dc:date><loext:sender-initials>PS</loext:sender-initials><text:p text:style-name="P75"><text:span text:style-name="T235">Tej analizy jeszcze nie robilem</text:span></text:p></office:annotation><text:span text:style-name="T210">Remus uses t</text:span>he <text:span text:style-name="T210">ENCODE </text:span>open chromatin regions <text:span text:style-name="T210">to limit the considered miRNA-gene interactions. How many miRNAs are in all ENCODE open chromatin regions and how many in single tissue?</text:span><office:annotation-end office:name="__Annotation__1387_1039528038"/></text:p>
      <text:p text:style-name="P5"/>
      <text:p text:style-name="P5"/>
      <text:p text:style-name="P5"><text:soft-page-break/>Evaluation</text:p>
      <text:p text:style-name="P39">To evaluate Remus in searching pathogenic mutations, we used a set of <text:span text:style-name="T213">35 </text:span>regulatory variants reported causative for 2<text:span text:style-name="T213">6</text:span> distinct monogenic disorders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V3jgnkrUxp"/><text:span text:style-name="T59">(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schema&quot;: &quot;https://github.com/citation-style-language/schema/raw/master/csl-citation.json&quot;, &quot;citationItems&quot;: [{&quot;itemData&quot;: {&quot;volume&quot;: &quot;99&quot;, &quot;PMID&quot;: &quot;27569544&quot;, &quot;author&quot;: [{&quot;parse-names&quot;: false, &quot;suffix&quot;: &quot;&quot;, &quot;non-dropping-particle&quot;: &quot;&quot;, &quot;dropping-particle&quot;: &quot;&quot;, &quot;family&quot;: &quot;Smedley&quot;, &quot;given&quot;: &quot;Damian&quot;}, {&quot;parse-names&quot;: false, &quot;suffix&quot;: &quot;&quot;, &quot;non-dropping-particle&quot;: &quot;&quot;, &quot;dropping-particle&quot;: &quot;&quot;, &quot;family&quot;: &quot;Schubach&quot;, &quot;given&quot;: &quot;Max&quot;}, {&quot;parse-names&quot;: false, &quot;suffix&quot;: &quot;&quot;, &quot;non-dropping-particle&quot;: &quot;&quot;, &quot;dropping-particle&quot;: &quot;&quot;, &quot;family&quot;: &quot;Jacobsen&quot;, &quot;given&quot;: &quot;Julius\u00a0O O.B.&quot;}, {&quot;parse-names&quot;: false, &quot;suffix&quot;: &quot;&quot;, &quot;non-dropping-particle&quot;: &quot;&quot;, &quot;dropping-particle&quot;: &quot;&quot;, &quot;family&quot;: &quot;K\u00f6hler&quot;, &quot;given&quot;: &quot;Sebastian&quot;}, {&quot;parse-names&quot;: false, &quot;suffix&quot;: &quot;&quot;, &quot;non-dropping-particle&quot;: &quot;&quot;, &quot;dropping-particle&quot;: &quot;&quot;, &quot;family&quot;: &quot;Zemojtel&quot;, &quot;given&quot;: &quot;Tomasz&quot;}, {&quot;parse-names&quot;: false, &quot;suffix&quot;: &quot;&quot;, &quot;non-dropping-particle&quot;: &quot;&quot;, &quot;dropping-particle&quot;: &quot;&quot;, &quot;family&quot;: &quot;Spielmann&quot;, &quot;given&quot;: &quot;Malte&quot;}, {&quot;parse-names&quot;: false, &quot;suffix&quot;: &quot;&quot;, &quot;non-dropping-particle&quot;: &quot;&quot;, &quot;dropping-particle&quot;: &quot;&quot;, &quot;family&quot;: &quot;J\u00e4ger&quot;, &quot;given&quot;: &quot;Marten&quot;}, {&quot;parse-names&quot;: false, &quot;suffix&quot;: &quot;&quot;, &quot;non-dropping-particle&quot;: &quot;&quot;, &quot;dropping-particle&quot;: &quot;&quot;, &quot;family&quot;: &quot;Hochheiser&quot;, &quot;given&quot;: &quot;Harry&quot;}, {&quot;parse-names&quot;: false, &quot;suffix&quot;: &quot;&quot;, &quot;non-dropping-particle&quot;: &quot;&quot;, &quot;dropping-particle&quot;: &quot;&quot;, &quot;family&quot;: &quot;Washington&quot;, &quot;given&quot;: &quot;Nicole\u00a0L L.&quot;}, {&quot;parse-names&quot;: false, &quot;suffix&quot;: &quot;&quot;, &quot;non-dropping-particle&quot;: &quot;&quot;, &quot;dropping-particle&quot;: &quot;&quot;, &quot;family&quot;: &quot;McMurry&quot;, &quot;given&quot;: &quot;Julie\u00a0A A.&quot;}, {&quot;parse-names&quot;: false, &quot;suffix&quot;: &quot;&quot;, &quot;non-dropping-particle&quot;: &quot;&quot;, &quot;dropping-particle&quot;: &quot;&quot;, &quot;family&quot;: &quot;Haendel&quot;, &quot;given&quot;: &quot;Melissa\u00a0A A.&quot;}, {&quot;parse-names&quot;: false, &quot;suffix&quot;: &quot;&quot;, &quot;non-dropping-particle&quot;: &quot;&quot;, &quot;dropping-particle&quot;: &quot;&quot;, &quot;family&quot;: &quot;Mungall&quot;, &quot;given&quot;: &quot;Christopher\u00a0J J.&quot;}, {&quot;parse-names&quot;: false, &quot;suffix&quot;: &quot;&quot;, &quot;non-dropping-particle&quot;: &quot;&quot;, &quot;dropping-particle&quot;: &quot;&quot;, &quot;family&quot;: &quot;Lewis&quot;, &quot;given&quot;: &quot;Suzanna\u00a0E E.&quot;}, {&quot;parse-names&quot;: false, &quot;suffix&quot;: &quot;&quot;, &quot;non-dropping-particle&quot;: &quot;&quot;, &quot;dropping-particle&quot;: &quot;&quot;, &quot;family&quot;: &quot;Groza&quot;, &quot;given&quot;: &quot;Tudor&quot;}, {&quot;parse-names&quot;: false, &quot;suffix&quot;: &quot;&quot;, &quot;non-dropping-particle&quot;: &quot;&quot;, &quot;dropping-particle&quot;: &quot;&quot;, &quot;family&quot;: &quot;Valentini&quot;, &quot;given&quot;: &quot;Giorgio&quot;}, {&quot;parse-names&quot;: false, &quot;suffix&quot;: &quot;&quot;, &quot;non-dropping-particle&quot;: &quot;&quot;, &quot;dropping-particle&quot;: &quot;&quot;, &quot;family&quot;: &quot;Robinson&quot;, &quot;given&quot;: &quot;Peter\u00a0N N.&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title&quot;: &quot;A Whole-Genome Analysis Framework for Effective Identification of Pathogenic Regulatory Variants in Mendelian Disease&quot;, &quot;container-title&quot;: &quot;American Journal of Human Genetics&quot;, &quot;page&quot;: &quot;595-606&quot;, &quot;DOI&quot;: &quot;10.1016/j.ajhg.2016.07.005&quot;, &quot;issue&quot;: &quot;3&quot;, &quot;id&quot;: &quot;ITEM-1&quot;, &quot;ISSN&quot;: &quot;15376605&quot;, &quot;type&quot;: &quot;article-journal&quot;}, &quot;id&quot;: &quot;ITEM-1&quot;, &quot;uris&quot;: [&quot;http://www.mendeley.com/documents/?uuid=f954af3c-2bc7-4509-9f29-ddf2051e9f5c&quot;]}]} RNDV3jgnkrUxp"/>⁠, and a manually curated list of tissues affected by these disorders <text:span text:style-name="T224">(</text:span><text:span text:style-name="T130">Supplementary Table 2)</text:span>. <text:span text:style-name="T213">The search was performed in two steps: first for a single tissue or cell-type best matching the phenotype, and second, for a wider set of tissues related to the phenotype. Coordinates of the regulatory variants, genes and tissues selected for the test are listed in </text:span><text:span text:style-name="T42">Supplementary Table 2</text:span><text:span text:style-name="T213">. In a control test, we searched against regulators in all tissues. </text:span></text:p>
      <text:p text:style-name="P31"><text:span text:style-name="T214">The set of regulators identified by Remus for a single tissue comprised 1-516 regions (median 116.5) spanning 67bp – 161kb (median 50.3kb), and included the pathogenic variant in 14 of 26 cases (53.8% recall; Table 1). In the multi-tissue test, 33-1030 (median 403.5) regulators were found covering 17.6-228.7kb (median 134.7kb) of the genome sequence. The causative variant was among the identified regulators in 19/26 cases (73.1%). In the control tissue-unselected test, the pathogenic variant was identified in 3 more cases (84.6% recall). The tissue-specific regulators comprised median 8 and 22% of the tissue-unselected regulators, for single- and multiple-tissue searches. Identified regulatory regions and their sizes are available in </text:span><text:span text:style-name="T43">Supplementary Table 3</text:span><text:span text:style-name="T214">.</text:span></text:p>
      <text:p text:style-name="P32"><text:span text:style-name="T56">To present use of the application on a concrete case, we used example of Monogenic Diabetes of the Young (MODY). MODY is a rare congenital type of diabetes responsible for 1-4% of the diabetes world-wide </text:span><text:span text:style-name="T34">[ref]</text:span><text:span text:style-name="T56">. The disease is caused by </text:span><text:span text:style-name="T34">malfunctioning beta-cells of the pancreas</text:span><text:span text:style-name="T56"> and there are several genes involved in MODY pathogenesis. One of them is </text:span><text:span text:style-name="T13">BLK</text:span><text:span text:style-name="T56">, for which an enhancer located 19.7kb upstream of the gene has also been implicated in MODY pathogenesis</text:span><text:span text:style-name="T13"> </text:span><text:reference-mark-start text:name="ADDIN CSL_CITATION {&quot;properties&quot;: {&quot;noteIndex&quot;: 0}, &quot;mendeley&quot;: {&quot;previouslyFormattedCitation&quot;: &quot;(Borowiec et al. 2009)&quot;, &quot;formattedCitation&quot;: &quot;(Borowiec et al. 2009)&quot;, &quot;plainTextFormattedCitation&quot;: &quot;(Borowiec et al. 2009)&quot;}, &quot;schema&quot;: &quot;https://github.com/citation-style-language/schema/raw/master/csl-citation.json&quot;, &quot;citationItems&quot;: [{&quot;itemData&quot;: {&quot;volume&quot;: &quot;106&quot;, &quot;PMID&quot;: &quot;19667185&quot;, &quot;author&quot;: [{&quot;parse-names&quot;: false, &quot;suffix&quot;: &quot;&quot;, &quot;non-dropping-particle&quot;: &quot;&quot;, &quot;dropping-particle&quot;: &quot;&quot;, &quot;family&quot;: &quot;Borowiec&quot;, &quot;given&quot;: &quot;Maciej&quot;}, {&quot;parse-names&quot;: false, &quot;suffix&quot;: &quot;&quot;, &quot;non-dropping-particle&quot;: &quot;&quot;, &quot;dropping-particle&quot;: &quot;&quot;, &quot;family&quot;: &quot;Liew&quot;, &quot;given&quot;: &quot;Chong W&quot;}, {&quot;parse-names&quot;: false, &quot;suffix&quot;: &quot;&quot;, &quot;non-dropping-particle&quot;: &quot;&quot;, &quot;dropping-particle&quot;: &quot;&quot;, &quot;family&quot;: &quot;Thompson&quot;, &quot;given&quot;: &quot;Ryan&quot;}, {&quot;parse-names&quot;: false, &quot;suffix&quot;: &quot;&quot;, &quot;non-dropping-particle&quot;: &quot;&quot;, &quot;dropping-particle&quot;: &quot;&quot;, &quot;family&quot;: &quot;Boonyasrisawat&quot;, &quot;given&quot;: &quot;Watip&quot;}, {&quot;parse-names&quot;: false, &quot;suffix&quot;: &quot;&quot;, &quot;non-dropping-particle&quot;: &quot;&quot;, &quot;dropping-particle&quot;: &quot;&quot;, &quot;family&quot;: &quot;Hu&quot;, &quot;given&quot;: &quot;Jiang&quot;}, {&quot;parse-names&quot;: false, &quot;suffix&quot;: &quot;&quot;, &quot;non-dropping-particle&quot;: &quot;&quot;, &quot;dropping-particle&quot;: &quot;&quot;, &quot;family&quot;: &quot;Mlynarski&quot;, &quot;given&quot;: &quot;Wojciech M&quot;}, {&quot;parse-names&quot;: false, &quot;suffix&quot;: &quot;&quot;, &quot;non-dropping-particle&quot;: &quot;El&quot;, &quot;dropping-particle&quot;: &quot;&quot;, &quot;family&quot;: &quot;Khattabi&quot;, &quot;given&quot;: &quot;Ilham&quot;}, {&quot;parse-names&quot;: false, &quot;suffix&quot;: &quot;&quot;, &quot;non-dropping-particle&quot;: &quot;&quot;, &quot;dropping-particle&quot;: &quot;&quot;, &quot;family&quot;: &quot;Kim&quot;, &quot;given&quot;: &quot;Sung-Hoon&quot;}, {&quot;parse-names&quot;: false, &quot;suffix&quot;: &quot;&quot;, &quot;non-dropping-particle&quot;: &quot;&quot;, &quot;dropping-particle&quot;: &quot;&quot;, &quot;family&quot;: &quot;Marselli&quot;, &quot;given&quot;: &quot;Lorella&quot;}, {&quot;parse-names&quot;: false, &quot;suffix&quot;: &quot;&quot;, &quot;non-dropping-particle&quot;: &quot;&quot;, &quot;dropping-particle&quot;: &quot;&quot;, &quot;family&quot;: &quot;Rich&quot;, &quot;given&quot;: &quot;Stephen S&quot;}, {&quot;parse-names&quot;: false, &quot;suffix&quot;: &quot;&quot;, &quot;non-dropping-particle&quot;: &quot;&quot;, &quot;dropping-particle&quot;: &quot;&quot;, &quot;family&quot;: &quot;Krolewski&quot;, &quot;given&quot;: &quot;Andrzej S&quot;}, {&quot;parse-names&quot;: false, &quot;suffix&quot;: &quot;&quot;, &quot;non-dropping-particle&quot;: &quot;&quot;, &quot;dropping-particle&quot;: &quot;&quot;, &quot;family&quot;: &quot;Bonner-Weir&quot;, &quot;given&quot;: &quot;Susan&quot;}, {&quot;parse-names&quot;: false, &quot;suffix&quot;: &quot;&quot;, &quot;non-dropping-particle&quot;: &quot;&quot;, &quot;dropping-particle&quot;: &quot;&quot;, &quot;family&quot;: &quot;Sharma&quot;, &quot;given&quot;: &quot;Arun&quot;}, {&quot;parse-names&quot;: false, &quot;suffix&quot;: &quot;&quot;, &quot;non-dropping-particle&quot;: &quot;&quot;, &quot;dropping-particle&quot;: &quot;&quot;, &quot;family&quot;: &quot;Sale&quot;, &quot;given&quot;: &quot;Michele&quot;}, {&quot;parse-names&quot;: false, &quot;suffix&quot;: &quot;&quot;, &quot;non-dropping-particle&quot;: &quot;&quot;, &quot;dropping-particle&quot;: &quot;&quot;, &quot;family&quot;: &quot;Mychaleckyj&quot;, &quot;given&quot;: &quot;Josyf C&quot;}, {&quot;parse-names&quot;: false, &quot;suffix&quot;: &quot;&quot;, &quot;non-dropping-particle&quot;: &quot;&quot;, &quot;dropping-particle&quot;: &quot;&quot;, &quot;family&quot;: &quot;Kulkarni&quot;, &quot;given&quot;: &quot;Rohit N&quot;}, {&quot;parse-names&quot;: false, &quot;suffix&quot;: &quot;&quot;, &quot;non-dropping-particle&quot;: &quot;&quot;, &quot;dropping-particle&quot;: &quot;&quot;, &quot;family&quot;: &quot;Doria&quot;, &quot;given&quot;: &quot;Alessandro&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title&quot;: &quot;Mutations at the BLK locus linked to maturity onset diabetes of the young and beta-cell dysfunction.&quot;, &quot;container-title&quot;: &quot;Proceedings of the National Academy of Sciences of the United States of America&quot;, &quot;ISSN&quot;: &quot;1091-6490&quot;, &quot;page&quot;: &quot;14460-5&quot;, &quot;DOI&quot;: &quot;10.1073/pnas.0906474106&quot;, &quot;publisher&quot;: &quot;National Academy of Sciences&quot;, &quot;id&quot;: &quot;ITEM-1&quot;, &quot;issue&quot;: &quot;34&quot;, &quot;type&quot;: &quot;article-journal&quot;}, &quot;id&quot;: &quot;ITEM-1&quot;, &quot;uris&quot;: [&quot;http://www.mendeley.com/documents/?uuid=db5deed4-ab68-3e13-b176-782cb5e9ad0b&quot;]}]} RNDpjqWV3jysf"/><text:span text:style-name="T60">(Borowiec et al. 2009)</text:span><text:reference-mark-end text:name="ADDIN CSL_CITATION {&quot;properties&quot;: {&quot;noteIndex&quot;: 0}, &quot;mendeley&quot;: {&quot;previouslyFormattedCitation&quot;: &quot;(Borowiec et al. 2009)&quot;, &quot;formattedCitation&quot;: &quot;(Borowiec et al. 2009)&quot;, &quot;plainTextFormattedCitation&quot;: &quot;(Borowiec et al. 2009)&quot;}, &quot;schema&quot;: &quot;https://github.com/citation-style-language/schema/raw/master/csl-citation.json&quot;, &quot;citationItems&quot;: [{&quot;itemData&quot;: {&quot;volume&quot;: &quot;106&quot;, &quot;PMID&quot;: &quot;19667185&quot;, &quot;author&quot;: [{&quot;parse-names&quot;: false, &quot;suffix&quot;: &quot;&quot;, &quot;non-dropping-particle&quot;: &quot;&quot;, &quot;dropping-particle&quot;: &quot;&quot;, &quot;family&quot;: &quot;Borowiec&quot;, &quot;given&quot;: &quot;Maciej&quot;}, {&quot;parse-names&quot;: false, &quot;suffix&quot;: &quot;&quot;, &quot;non-dropping-particle&quot;: &quot;&quot;, &quot;dropping-particle&quot;: &quot;&quot;, &quot;family&quot;: &quot;Liew&quot;, &quot;given&quot;: &quot;Chong W&quot;}, {&quot;parse-names&quot;: false, &quot;suffix&quot;: &quot;&quot;, &quot;non-dropping-particle&quot;: &quot;&quot;, &quot;dropping-particle&quot;: &quot;&quot;, &quot;family&quot;: &quot;Thompson&quot;, &quot;given&quot;: &quot;Ryan&quot;}, {&quot;parse-names&quot;: false, &quot;suffix&quot;: &quot;&quot;, &quot;non-dropping-particle&quot;: &quot;&quot;, &quot;dropping-particle&quot;: &quot;&quot;, &quot;family&quot;: &quot;Boonyasrisawat&quot;, &quot;given&quot;: &quot;Watip&quot;}, {&quot;parse-names&quot;: false, &quot;suffix&quot;: &quot;&quot;, &quot;non-dropping-particle&quot;: &quot;&quot;, &quot;dropping-particle&quot;: &quot;&quot;, &quot;family&quot;: &quot;Hu&quot;, &quot;given&quot;: &quot;Jiang&quot;}, {&quot;parse-names&quot;: false, &quot;suffix&quot;: &quot;&quot;, &quot;non-dropping-particle&quot;: &quot;&quot;, &quot;dropping-particle&quot;: &quot;&quot;, &quot;family&quot;: &quot;Mlynarski&quot;, &quot;given&quot;: &quot;Wojciech M&quot;}, {&quot;parse-names&quot;: false, &quot;suffix&quot;: &quot;&quot;, &quot;non-dropping-particle&quot;: &quot;El&quot;, &quot;dropping-particle&quot;: &quot;&quot;, &quot;family&quot;: &quot;Khattabi&quot;, &quot;given&quot;: &quot;Ilham&quot;}, {&quot;parse-names&quot;: false, &quot;suffix&quot;: &quot;&quot;, &quot;non-dropping-particle&quot;: &quot;&quot;, &quot;dropping-particle&quot;: &quot;&quot;, &quot;family&quot;: &quot;Kim&quot;, &quot;given&quot;: &quot;Sung-Hoon&quot;}, {&quot;parse-names&quot;: false, &quot;suffix&quot;: &quot;&quot;, &quot;non-dropping-particle&quot;: &quot;&quot;, &quot;dropping-particle&quot;: &quot;&quot;, &quot;family&quot;: &quot;Marselli&quot;, &quot;given&quot;: &quot;Lorella&quot;}, {&quot;parse-names&quot;: false, &quot;suffix&quot;: &quot;&quot;, &quot;non-dropping-particle&quot;: &quot;&quot;, &quot;dropping-particle&quot;: &quot;&quot;, &quot;family&quot;: &quot;Rich&quot;, &quot;given&quot;: &quot;Stephen S&quot;}, {&quot;parse-names&quot;: false, &quot;suffix&quot;: &quot;&quot;, &quot;non-dropping-particle&quot;: &quot;&quot;, &quot;dropping-particle&quot;: &quot;&quot;, &quot;family&quot;: &quot;Krolewski&quot;, &quot;given&quot;: &quot;Andrzej S&quot;}, {&quot;parse-names&quot;: false, &quot;suffix&quot;: &quot;&quot;, &quot;non-dropping-particle&quot;: &quot;&quot;, &quot;dropping-particle&quot;: &quot;&quot;, &quot;family&quot;: &quot;Bonner-Weir&quot;, &quot;given&quot;: &quot;Susan&quot;}, {&quot;parse-names&quot;: false, &quot;suffix&quot;: &quot;&quot;, &quot;non-dropping-particle&quot;: &quot;&quot;, &quot;dropping-particle&quot;: &quot;&quot;, &quot;family&quot;: &quot;Sharma&quot;, &quot;given&quot;: &quot;Arun&quot;}, {&quot;parse-names&quot;: false, &quot;suffix&quot;: &quot;&quot;, &quot;non-dropping-particle&quot;: &quot;&quot;, &quot;dropping-particle&quot;: &quot;&quot;, &quot;family&quot;: &quot;Sale&quot;, &quot;given&quot;: &quot;Michele&quot;}, {&quot;parse-names&quot;: false, &quot;suffix&quot;: &quot;&quot;, &quot;non-dropping-particle&quot;: &quot;&quot;, &quot;dropping-particle&quot;: &quot;&quot;, &quot;family&quot;: &quot;Mychaleckyj&quot;, &quot;given&quot;: &quot;Josyf C&quot;}, {&quot;parse-names&quot;: false, &quot;suffix&quot;: &quot;&quot;, &quot;non-dropping-particle&quot;: &quot;&quot;, &quot;dropping-particle&quot;: &quot;&quot;, &quot;family&quot;: &quot;Kulkarni&quot;, &quot;given&quot;: &quot;Rohit N&quot;}, {&quot;parse-names&quot;: false, &quot;suffix&quot;: &quot;&quot;, &quot;non-dropping-particle&quot;: &quot;&quot;, &quot;dropping-particle&quot;: &quot;&quot;, &quot;family&quot;: &quot;Doria&quot;, &quot;given&quot;: &quot;Alessandro&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title&quot;: &quot;Mutations at the BLK locus linked to maturity onset diabetes of the young and beta-cell dysfunction.&quot;, &quot;container-title&quot;: &quot;Proceedings of the National Academy of Sciences of the United States of America&quot;, &quot;ISSN&quot;: &quot;1091-6490&quot;, &quot;page&quot;: &quot;14460-5&quot;, &quot;DOI&quot;: &quot;10.1073/pnas.0906474106&quot;, &quot;publisher&quot;: &quot;National Academy of Sciences&quot;, &quot;id&quot;: &quot;ITEM-1&quot;, &quot;issue&quot;: &quot;34&quot;, &quot;type&quot;: &quot;article-journal&quot;}, &quot;id&quot;: &quot;ITEM-1&quot;, &quot;uris&quot;: [&quot;http://www.mendeley.com/documents/?uuid=db5deed4-ab68-3e13-b176-782cb5e9ad0b&quot;]}]} RNDpjqWV3jysf"/><text:span text:style-name="T13">⁠</text:span><text:span text:style-name="T56">. <text:s/>T</text:span>issue-agnostic screen 50kb <text:span text:style-name="T57">upstream and downstream </text:span>of the <text:span text:style-name="T14">BLK</text:span><text:span text:style-name="T57">’s</text:span> transcript<text:span text:style-name="T57">ion start-site </text:span>resulted in <text:span text:style-name="T215">identification of</text:span><text:span text:style-name="T44"> N</text:span><text:span text:style-name="T215"> regulatory</text:span> regions <text:span text:style-name="T215">covering 43.6kb</text:span>. <text:span text:style-name="T57">As pancreatic beta-cell tracks were not available, we used pancreas as the target tissue. Equally parametrized search confined to regulators active in the pancreas resulted in </text:span><text:span text:style-name="T35">Y</text:span><text:span text:style-name="T57"> regulatory regions covering </text:span>5.8kb <text:span text:style-name="T215">(</text:span>13.4% <text:span text:style-name="T57">of the tissue-unselected search)</text:span>. <text:span text:style-name="T35">How does this translate to variants in our cohort/gnomad</text:span></text:p>
      <text:p text:style-name="P1"/>
      <text:p text:style-name="Heading_20_2"/>
      <text:p text:style-name="P56">Discussion</text:p>
      <text:p text:style-name="P1"/>
      <text:p text:style-name="P48">In this work we present Remus,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text:p>
      <text:p text:style-name="P33"><text:span text:style-name="T216">Aggregation and processing of regulatory data from several large scale projects, allowed us to compare the datasets and develop a framework for searching regulatory variants related to disease phenotype. The protocol was implemented as a Web application allowing easy access to these data, querying regulatory elements, and filtering variants. The latter, seemingly minor feature, due to the way it was implemented does not require transferring files over the Internet, and can be safely used to filter sensitive data in user’s own browser. In settings where data-privacy is a priority or a legal requirement </text:span><text:span text:style-name="T46">[ref]</text:span><text:span text:style-name="T216">, this removes access barriers for using public Remus instance. Although the functionality is limited by computer’s memory available to a web browsers memory, typical single-sample whole genome variant files (VCF) are well within these limits.</text:span></text:p>
      <text:p text:style-name="P35"><office:annotation office:name="__Annotation__39125_1128793646"><dc:creator>Paweł Sztromwasser</dc:creator><dc:date>2019-12-09T15:42:31</dc:date><loext:sender-initials>PS</loext:sender-initials><text:p text:style-name="P75"><text:span text:style-name="T235">Porownanie jakosciowe z innymi narzedziami o podobnych zastosowaniach. Musze to jeszcze dopracowac w szczegolach I jakos ladnie spiąc w całość</text:span></text:p></office:annotation><text:span text:style-name="T220">As a Web application Remus lifts the access barriers for users. Among other Web-tools that help in identification of regulatory variants with a role in disease </text:span><office:annotation office:name="__Annotation__31355_1128793646"><dc:creator>Paweł Sztromwasser</dc:creator><dc:date>2019-12-09T15:19:21</dc:date><loext:sender-initials>PS</loext:sender-initials><text:p><text:span text:style-name="T235">In review: </text:span><text:span text:style-name="T235"><text:a xlink:href="https://www.researchsquare.com/article/9d0b03bb-3b3a-4a85-89e4-e1db5da6584c/v1" xlink:type="simple">https://www.researchsquare.com/article/9d0b03bb-3b3a-4a85-89e4-e1db5da6584c/v1</text:a></text:span><text:span text:style-name="T235">(</text:span><text:span text:style-name="T235"><text:a xlink:href="http://biocc.hrbmu.edu.cn/IPEV/help.jsp" xlink:type="simple">http://biocc.hrbmu.edu.cn/IPEV/help.jsp</text:a></text:span><text:span text:style-name="T235"><text:line-break/></text:span><text:span text:style-name="T235"/></text:p></office:annotation><text:span text:style-name="T220">IPEV</text:span><office:annotation-end office:name="__Annotation__31355_1128793646"/><text:span text:style-name="T220"> </text:span><text:span text:style-name="T49">[ref]</text:span><text:span text:style-name="T220"> allows to classify uploaded variants using a random forest classifier trained on DiseaseEnhancer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Zhang&quot;, &quot;given&quot;: &quot;Guanxiong&quot;}, {&quot;parse-names&quot;: false, &quot;suffix&quot;: &quot;&quot;, &quot;non-dropping-particle&quot;: &quot;&quot;, &quot;dropping-particle&quot;: &quot;&quot;, &quot;family&quot;: &quot;Shi&quot;, &quot;given&quot;: &quot;Jian&quot;}, {&quot;parse-names&quot;: false, &quot;suffix&quot;: &quot;&quot;, &quot;non-dropping-particle&quot;: &quot;&quot;, &quot;dropping-particle&quot;: &quot;&quot;, &quot;family&quot;: &quot;Zhu&quot;, &quot;given&quot;: &quot;Shiwei&quot;}, {&quot;parse-names&quot;: false, &quot;suffix&quot;: &quot;&quot;, &quot;non-dropping-particle&quot;: &quot;&quot;, &quot;dropping-particle&quot;: &quot;&quot;, &quot;family&quot;: &quot;Lan&quot;, &quot;given&quot;: &quot;Yujia&quot;}, {&quot;parse-names&quot;: false, &quot;suffix&quot;: &quot;&quot;, &quot;non-dropping-particle&quot;: &quot;&quot;, &quot;dropping-particle&quot;: &quot;&quot;, &quot;family&quot;: &quot;Xu&quot;, &quot;given&quot;: &quot;Liwen&quot;}, {&quot;parse-names&quot;: false, &quot;suffix&quot;: &quot;&quot;, &quot;non-dropping-particle&quot;: &quot;&quot;, &quot;dropping-particle&quot;: &quot;&quot;, &quot;family&quot;: &quot;Yuan&quot;, &quot;given&quot;: &quot;Huating&quot;}, {&quot;parse-names&quot;: false, &quot;suffix&quot;: &quot;&quot;, &quot;non-dropping-particle&quot;: &quot;&quot;, &quot;dropping-particle&quot;: &quot;&quot;, &quot;family&quot;: &quot;Liao&quot;, &quot;given&quot;: &quot;Gaoming&quot;}, {&quot;parse-names&quot;: false, &quot;suffix&quot;: &quot;&quot;, &quot;non-dropping-particle&quot;: &quot;&quot;, &quot;dropping-particle&quot;: &quot;&quot;, &quot;family&quot;: &quot;Liu&quot;, &quot;given&quot;: &quot;Xiaoqin&quot;}, {&quot;parse-names&quot;: false, &quot;suffix&quot;: &quot;&quot;, &quot;non-dropping-particle&quot;: &quot;&quot;, &quot;dropping-particle&quot;: &quot;&quot;, &quot;family&quot;: &quot;Zhang&quot;, &quot;given&quot;: &quot;Yunpeng&quot;}, {&quot;parse-names&quot;: false, &quot;suffix&quot;: &quot;&quot;, &quot;non-dropping-particle&quot;: &quot;&quot;, &quot;dropping-particle&quot;: &quot;&quot;, &quot;family&quot;: &quot;Xiao&quot;, &quot;given&quot;: &quot;Yun&quot;}, {&quot;parse-names&quot;: false, &quot;suffix&quot;: &quot;&quot;, &quot;non-dropping-particle&quot;: &quot;&quot;, &quot;dropping-particle&quot;: &quot;&quot;, &quot;family&quot;: &quot;Li&quot;, &quot;given&quot;: &quot;Xia&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title&quot;: &quot;DiseaseEnhancer: A resource of human disease-associated enhancer catalog&quot;, &quot;container-title&quot;: &quot;Nucleic Acids Research&quot;, &quot;ISSN&quot;: &quot;13624962&quot;, &quot;page&quot;: &quot;D78-D84&quot;, &quot;DOI&quot;: &quot;10.1093/nar/gkx920&quot;, &quot;publisher&quot;: &quot;Oxford University Press&quot;, &quot;id&quot;: &quot;ITEM-1&quot;, &quot;issue&quot;: &quot;D1&quot;, &quot;type&quot;: &quot;article-journal&quot;}, &quot;id&quot;: &quot;ITEM-1&quot;, &quot;uris&quot;: [&quot;http://www.mendeley.com/documents/?uuid=cdab993a-21cb-3ac9-b174-0c14c14db48f&quot;]}]} RNDjxcPDkxGr9"/><text:span text:style-name="T82">(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schema&quot;: &quot;https://github.com/citation-style-language/schema/raw/master/csl-citation.json&quot;, &quot;citationItems&quot;: [{&quot;itemData&quot;: {&quot;volume&quot;: &quot;46&quot;, &quot;author&quot;: [{&quot;parse-names&quot;: false, &quot;suffix&quot;: &quot;&quot;, &quot;non-dropping-particle&quot;: &quot;&quot;, &quot;dropping-particle&quot;: &quot;&quot;, &quot;family&quot;: &quot;Zhang&quot;, &quot;given&quot;: &quot;Guanxiong&quot;}, {&quot;parse-names&quot;: false, &quot;suffix&quot;: &quot;&quot;, &quot;non-dropping-particle&quot;: &quot;&quot;, &quot;dropping-particle&quot;: &quot;&quot;, &quot;family&quot;: &quot;Shi&quot;, &quot;given&quot;: &quot;Jian&quot;}, {&quot;parse-names&quot;: false, &quot;suffix&quot;: &quot;&quot;, &quot;non-dropping-particle&quot;: &quot;&quot;, &quot;dropping-particle&quot;: &quot;&quot;, &quot;family&quot;: &quot;Zhu&quot;, &quot;given&quot;: &quot;Shiwei&quot;}, {&quot;parse-names&quot;: false, &quot;suffix&quot;: &quot;&quot;, &quot;non-dropping-particle&quot;: &quot;&quot;, &quot;dropping-particle&quot;: &quot;&quot;, &quot;family&quot;: &quot;Lan&quot;, &quot;given&quot;: &quot;Yujia&quot;}, {&quot;parse-names&quot;: false, &quot;suffix&quot;: &quot;&quot;, &quot;non-dropping-particle&quot;: &quot;&quot;, &quot;dropping-particle&quot;: &quot;&quot;, &quot;family&quot;: &quot;Xu&quot;, &quot;given&quot;: &quot;Liwen&quot;}, {&quot;parse-names&quot;: false, &quot;suffix&quot;: &quot;&quot;, &quot;non-dropping-particle&quot;: &quot;&quot;, &quot;dropping-particle&quot;: &quot;&quot;, &quot;family&quot;: &quot;Yuan&quot;, &quot;given&quot;: &quot;Huating&quot;}, {&quot;parse-names&quot;: false, &quot;suffix&quot;: &quot;&quot;, &quot;non-dropping-particle&quot;: &quot;&quot;, &quot;dropping-particle&quot;: &quot;&quot;, &quot;family&quot;: &quot;Liao&quot;, &quot;given&quot;: &quot;Gaoming&quot;}, {&quot;parse-names&quot;: false, &quot;suffix&quot;: &quot;&quot;, &quot;non-dropping-particle&quot;: &quot;&quot;, &quot;dropping-particle&quot;: &quot;&quot;, &quot;family&quot;: &quot;Liu&quot;, &quot;given&quot;: &quot;Xiaoqin&quot;}, {&quot;parse-names&quot;: false, &quot;suffix&quot;: &quot;&quot;, &quot;non-dropping-particle&quot;: &quot;&quot;, &quot;dropping-particle&quot;: &quot;&quot;, &quot;family&quot;: &quot;Zhang&quot;, &quot;given&quot;: &quot;Yunpeng&quot;}, {&quot;parse-names&quot;: false, &quot;suffix&quot;: &quot;&quot;, &quot;non-dropping-particle&quot;: &quot;&quot;, &quot;dropping-particle&quot;: &quot;&quot;, &quot;family&quot;: &quot;Xiao&quot;, &quot;given&quot;: &quot;Yun&quot;}, {&quot;parse-names&quot;: false, &quot;suffix&quot;: &quot;&quot;, &quot;non-dropping-particle&quot;: &quot;&quot;, &quot;dropping-particle&quot;: &quot;&quot;, &quot;family&quot;: &quot;Li&quot;, &quot;given&quot;: &quot;Xia&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title&quot;: &quot;DiseaseEnhancer: A resource of human disease-associated enhancer catalog&quot;, &quot;container-title&quot;: &quot;Nucleic Acids Research&quot;, &quot;ISSN&quot;: &quot;13624962&quot;, &quot;page&quot;: &quot;D78-D84&quot;, &quot;DOI&quot;: &quot;10.1093/nar/gkx920&quot;, &quot;publisher&quot;: &quot;Oxford University Press&quot;, &quot;id&quot;: &quot;ITEM-1&quot;, &quot;issue&quot;: &quot;D1&quot;, &quot;type&quot;: &quot;article-journal&quot;}, &quot;id&quot;: &quot;ITEM-1&quot;, &quot;uris&quot;: [&quot;http://www.mendeley.com/documents/?uuid=cdab993a-21cb-3ac9-b174-0c14c14db48f&quot;]}]} RNDjxcPDkxGr9"/><text:span text:style-name="T220">⁠ . The application requires uploading the variants, takes 20 minutes to analyze 100 variants, making it not suitable for whole genome analysis. We found no other tools that offer Web-based variant filtering.</text:span></text:p>
      <text:p text:style-name="P35"><text:span text:style-name="T140">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schema&quot;: &quot;https://github.com/citation-style-language/schema/raw/master/csl-citation.json&quot;, &quot;citationItems&quot;: [{&quot;itemData&quot;: {&quot;title&quot;: &quot;GeneHancer: genome-wide integration of enhancers and target genes in GeneCards&quot;, &quot;volume&quot;: &quot;2017&quot;, &quot;container-title&quot;: &quot;Database : the journal of biological databases and curation&quot;, &quot;type&quot;: &quot;article-journal&quot;, &quot;PMID&quot;: &quot;28605766&quot;, &quot;DOI&quot;: &quot;10.1093/database/bax028&quot;, &quot;ISSN&quot;: &quot;17580463&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author&quot;: [{&quot;parse-names&quot;: false, &quot;suffix&quot;: &quot;&quot;, &quot;non-dropping-particle&quot;: &quot;&quot;, &quot;dropping-particle&quot;: &quot;&quot;, &quot;family&quot;: &quot;Fishilevich&quot;, &quot;given&quot;: &quot;Simon&quot;}, {&quot;parse-names&quot;: false, &quot;suffix&quot;: &quot;&quot;, &quot;non-dropping-particle&quot;: &quot;&quot;, &quot;dropping-particle&quot;: &quot;&quot;, &quot;family&quot;: &quot;Nudel&quot;, &quot;given&quot;: &quot;Ron&quot;}, {&quot;parse-names&quot;: false, &quot;suffix&quot;: &quot;&quot;, &quot;non-dropping-particle&quot;: &quot;&quot;, &quot;dropping-particle&quot;: &quot;&quot;, &quot;family&quot;: &quot;Rappaport&quot;, &quot;given&quot;: &quot;Noa&quot;}, {&quot;parse-names&quot;: false, &quot;suffix&quot;: &quot;&quot;, &quot;non-dropping-particle&quot;: &quot;&quot;, &quot;dropping-particle&quot;: &quot;&quot;, &quot;family&quot;: &quot;Hadar&quot;, &quot;given&quot;: &quot;Rotem&quot;}, {&quot;parse-names&quot;: false, &quot;suffix&quot;: &quot;&quot;, &quot;non-dropping-particle&quot;: &quot;&quot;, &quot;dropping-particle&quot;: &quot;&quot;, &quot;family&quot;: &quot;Plaschkes&quot;, &quot;given&quot;: &quot;Inbar&quot;}, {&quot;parse-names&quot;: false, &quot;suffix&quot;: &quot;&quot;, &quot;non-dropping-particle&quot;: &quot;&quot;, &quot;dropping-particle&quot;: &quot;&quot;, &quot;family&quot;: &quot;Iny Stein&quot;, &quot;given&quot;: &quot;Tsippi&quot;}, {&quot;parse-names&quot;: false, &quot;suffix&quot;: &quot;&quot;, &quot;non-dropping-particle&quot;: &quot;&quot;, &quot;dropping-particle&quot;: &quot;&quot;, &quot;family&quot;: &quot;Rosen&quot;, &quot;given&quot;: &quot;Naomi&quot;}, {&quot;parse-names&quot;: false, &quot;suffix&quot;: &quot;&quot;, &quot;non-dropping-particle&quot;: &quot;&quot;, &quot;dropping-particle&quot;: &quot;&quot;, &quot;family&quot;: &quot;Kohn&quot;, &quot;given&quot;: &quot;Asher&quot;}, {&quot;parse-names&quot;: false, &quot;suffix&quot;: &quot;&quot;, &quot;non-dropping-particle&quot;: &quot;&quot;, &quot;dropping-particle&quot;: &quot;&quot;, &quot;family&quot;: &quot;Twik&quot;, &quot;given&quot;: &quot;Michal&quot;}, {&quot;parse-names&quot;: false, &quot;suffix&quot;: &quot;&quot;, &quot;non-dropping-particle&quot;: &quot;&quot;, &quot;dropping-particle&quot;: &quot;&quot;, &quot;family&quot;: &quot;Safran&quot;, &quot;given&quot;: &quot;Marilyn&quot;}, {&quot;parse-names&quot;: false, &quot;suffix&quot;: &quot;&quot;, &quot;non-dropping-particle&quot;: &quot;&quot;, &quot;dropping-particle&quot;: &quot;&quot;, &quot;family&quot;: &quot;Lancet&quot;, &quot;given&quot;: &quot;Doron&quot;}, {&quot;parse-names&quot;: false, &quot;suffix&quot;: &quot;&quot;, &quot;non-dropping-particle&quot;: &quot;&quot;, &quot;dropping-particle&quot;: &quot;&quot;, &quot;family&quot;: &quot;Cohen&quot;, &quot;given&quot;: &quot;Dana&quot;}], &quot;issued&quot;: {&quot;date-parts&quot;: [[&quot;2017&quot;, &quot;1&quot;, &quot;1&quot;]]}}, &quot;id&quot;: &quot;ITEM-1&quot;, &quot;uris&quot;: [&quot;http://www.mendeley.com/documents/?uuid=2eca372b-4d88-36ff-a1e6-19bae7725109&quot;]}]} RNDCHCHR7kGD0"/><text:span text:style-name="T83">(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schema&quot;: &quot;https://github.com/citation-style-language/schema/raw/master/csl-citation.json&quot;, &quot;citationItems&quot;: [{&quot;itemData&quot;: {&quot;title&quot;: &quot;GeneHancer: genome-wide integration of enhancers and target genes in GeneCards&quot;, &quot;volume&quot;: &quot;2017&quot;, &quot;container-title&quot;: &quot;Database : the journal of biological databases and curation&quot;, &quot;type&quot;: &quot;article-journal&quot;, &quot;PMID&quot;: &quot;28605766&quot;, &quot;DOI&quot;: &quot;10.1093/database/bax028&quot;, &quot;ISSN&quot;: &quot;17580463&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id&quot;: &quot;ITEM-1&quot;, &quot;author&quot;: [{&quot;parse-names&quot;: false, &quot;suffix&quot;: &quot;&quot;, &quot;non-dropping-particle&quot;: &quot;&quot;, &quot;dropping-particle&quot;: &quot;&quot;, &quot;family&quot;: &quot;Fishilevich&quot;, &quot;given&quot;: &quot;Simon&quot;}, {&quot;parse-names&quot;: false, &quot;suffix&quot;: &quot;&quot;, &quot;non-dropping-particle&quot;: &quot;&quot;, &quot;dropping-particle&quot;: &quot;&quot;, &quot;family&quot;: &quot;Nudel&quot;, &quot;given&quot;: &quot;Ron&quot;}, {&quot;parse-names&quot;: false, &quot;suffix&quot;: &quot;&quot;, &quot;non-dropping-particle&quot;: &quot;&quot;, &quot;dropping-particle&quot;: &quot;&quot;, &quot;family&quot;: &quot;Rappaport&quot;, &quot;given&quot;: &quot;Noa&quot;}, {&quot;parse-names&quot;: false, &quot;suffix&quot;: &quot;&quot;, &quot;non-dropping-particle&quot;: &quot;&quot;, &quot;dropping-particle&quot;: &quot;&quot;, &quot;family&quot;: &quot;Hadar&quot;, &quot;given&quot;: &quot;Rotem&quot;}, {&quot;parse-names&quot;: false, &quot;suffix&quot;: &quot;&quot;, &quot;non-dropping-particle&quot;: &quot;&quot;, &quot;dropping-particle&quot;: &quot;&quot;, &quot;family&quot;: &quot;Plaschkes&quot;, &quot;given&quot;: &quot;Inbar&quot;}, {&quot;parse-names&quot;: false, &quot;suffix&quot;: &quot;&quot;, &quot;non-dropping-particle&quot;: &quot;&quot;, &quot;dropping-particle&quot;: &quot;&quot;, &quot;family&quot;: &quot;Iny Stein&quot;, &quot;given&quot;: &quot;Tsippi&quot;}, {&quot;parse-names&quot;: false, &quot;suffix&quot;: &quot;&quot;, &quot;non-dropping-particle&quot;: &quot;&quot;, &quot;dropping-particle&quot;: &quot;&quot;, &quot;family&quot;: &quot;Rosen&quot;, &quot;given&quot;: &quot;Naomi&quot;}, {&quot;parse-names&quot;: false, &quot;suffix&quot;: &quot;&quot;, &quot;non-dropping-particle&quot;: &quot;&quot;, &quot;dropping-particle&quot;: &quot;&quot;, &quot;family&quot;: &quot;Kohn&quot;, &quot;given&quot;: &quot;Asher&quot;}, {&quot;parse-names&quot;: false, &quot;suffix&quot;: &quot;&quot;, &quot;non-dropping-particle&quot;: &quot;&quot;, &quot;dropping-particle&quot;: &quot;&quot;, &quot;family&quot;: &quot;Twik&quot;, &quot;given&quot;: &quot;Michal&quot;}, {&quot;parse-names&quot;: false, &quot;suffix&quot;: &quot;&quot;, &quot;non-dropping-particle&quot;: &quot;&quot;, &quot;dropping-particle&quot;: &quot;&quot;, &quot;family&quot;: &quot;Safran&quot;, &quot;given&quot;: &quot;Marilyn&quot;}, {&quot;parse-names&quot;: false, &quot;suffix&quot;: &quot;&quot;, &quot;non-dropping-particle&quot;: &quot;&quot;, &quot;dropping-particle&quot;: &quot;&quot;, &quot;family&quot;: &quot;Lancet&quot;, &quot;given&quot;: &quot;Doron&quot;}, {&quot;parse-names&quot;: false, &quot;suffix&quot;: &quot;&quot;, &quot;non-dropping-particle&quot;: &quot;&quot;, &quot;dropping-particle&quot;: &quot;&quot;, &quot;family&quot;: &quot;Cohen&quot;, &quot;given&quot;: &quot;Dana&quot;}], &quot;issued&quot;: {&quot;date-parts&quot;: [[&quot;2017&quot;, &quot;1&quot;, &quot;1&quot;]]}}, &quot;id&quot;: &quot;ITEM-1&quot;, &quot;uris&quot;: [&quot;http://www.mendeley.com/documents/?uuid=2eca372b-4d88-36ff-a1e6-19bae7725109&quot;]}]} RNDCHCHR7kGD0"/><text:span text:style-name="T140">⁠ is a great add-on to GeneCards suite of tools, providing functional </text:span><text:span text:style-name="T142">links</text:span><text:span text:style-name="T140"> between enhancers and genes, </text:span><text:span text:style-name="T142">based on tissue co-expression among others. It can be only used manually for individual genes or downloaded(?), covers only enhancers (no other types of regulators, miRNAs).</text:span></text:p>
      <text:p text:style-name="P34"><text:span text:style-name="T139">Genome browsers, such as ENSEMBL </text:span><text:reference-mark-start text:name="ADDIN CSL_CITATION {&quot;properties&quot;: {&quot;noteIndex&quot;: 0}, &quot;mendeley&quot;: {&quot;previouslyFormattedCitation&quot;: &quot;(Zerbino et al. 2018)&quot;, &quot;formattedCitation&quot;: &quot;(Zerbino et al. 2018)&quot;, &quot;plainTextFormattedCitation&quot;: &quot;(Zerbino et al. 2018)&quot;}, &quot;schema&quot;: &quot;https://github.com/citation-style-language/schema/raw/master/csl-citation.json&quot;, &quot;citationItems&quot;: [{&quot;itemData&quot;: {&quot;title&quot;: &quot;Ensembl 2018&quot;, &quot;volume&quot;: &quot;46&quot;, &quot;container-title&quot;: &quot;Nucleic Acids Research&quot;, &quot;issue&quot;: &quot;D1&quot;, &quot;page&quot;: &quot;D754-D761&quot;, &quot;DOI&quot;: &quot;10.1093/nar/gkx1098&quot;, &quot;ISSN&quot;: &quot;0305-1048&quot;, &quot;type&quot;: &quot;article-journal&quot;, &quot;id&quot;: &quot;ITEM-1&quot;, &quot;author&quot;: [{&quot;parse-names&quot;: false, &quot;suffix&quot;: &quot;&quot;, &quot;non-dropping-particle&quot;: &quot;&quot;, &quot;dropping-particle&quot;: &quot;&quot;, &quot;family&quot;: &quot;Zerbino&quot;, &quot;given&quot;: &quot;Daniel R&quot;}, {&quot;parse-names&quot;: false, &quot;suffix&quot;: &quot;&quot;, &quot;non-dropping-particle&quot;: &quot;&quot;, &quot;dropping-particle&quot;: &quot;&quot;, &quot;family&quot;: &quot;Achuthan&quot;, &quot;given&quot;: &quot;Premanand&quot;}, {&quot;parse-names&quot;: false, &quot;suffix&quot;: &quot;&quot;, &quot;non-dropping-particle&quot;: &quot;&quot;, &quot;dropping-particle&quot;: &quot;&quot;, &quot;family&quot;: &quot;Akanni&quot;, &quot;given&quot;: &quot;Wasiu&quot;}, {&quot;parse-names&quot;: false, &quot;suffix&quot;: &quot;&quot;, &quot;non-dropping-particle&quot;: &quot;&quot;, &quot;dropping-particle&quot;: &quot;&quot;, &quot;family&quot;: &quot;Amode&quot;, &quot;given&quot;: &quot;M\u00a0Ridwa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hai&quot;, &quot;given&quot;: &quot;Jyothish&quot;}, {&quot;parse-names&quot;: false, &quot;suffix&quot;: &quot;&quot;, &quot;non-dropping-particle&quot;: &quot;&quot;, &quot;dropping-particle&quot;: &quot;&quot;, &quot;family&quot;: &quot;Billis&quot;, &quot;given&quot;: &quot;Konstantinos&quot;}, {&quot;parse-names&quot;: false, &quot;suffix&quot;: &quot;&quot;, &quot;non-dropping-particle&quot;: &quot;&quot;, &quot;dropping-particle&quot;: &quot;&quot;, &quot;family&quot;: &quot;Cummins&quot;, &quot;given&quot;: &quot;Carla&quot;}, {&quot;parse-names&quot;: false, &quot;suffix&quot;: &quot;&quot;, &quot;non-dropping-particle&quot;: &quot;&quot;, &quot;dropping-particle&quot;: &quot;&quot;, &quot;family&quot;: &quot;Gall&quot;, &quot;given&quot;: &quot;Astrid&quot;}, {&quot;parse-names&quot;: false, &quot;suffix&quot;: &quot;&quot;, &quot;non-dropping-particle&quot;: &quot;&quot;, &quot;dropping-particle&quot;: &quot;&quot;, &quot;family&quot;: &quot;Gir\u00f3n&quot;, &quot;given&quot;: &quot;Carlos Garc\u00eda&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Gordon&quot;, &quot;given&quot;: &quot;Leo&quot;}, {&quot;parse-names&quot;: false, &quot;suffix&quot;: &quot;&quot;, &quot;non-dropping-particle&quot;: &quot;&quot;, &quot;dropping-particle&quot;: &quot;&quot;, &quot;family&quot;: &quot;Haggerty&quot;, &quot;given&quot;: &quot;Leanne&quot;}, {&quot;parse-names&quot;: false, &quot;suffix&quot;: &quot;&quot;, &quot;non-dropping-particle&quot;: &quot;&quot;, &quot;dropping-particle&quot;: &quot;&quot;, &quot;family&quot;: &quot;Haskell&quot;, &quot;given&quot;: &quot;Erin&quot;}, {&quot;parse-names&quot;: false, &quot;suffix&quot;: &quot;&quot;, &quot;non-dropping-particle&quot;: &quot;&quot;, &quot;dropping-particle&quot;: &quot;&quot;, &quot;family&quot;: &quot;Hourlier&quot;, &quot;given&quot;: &quot;Thibaut&quot;}, {&quot;parse-names&quot;: false, &quot;suffix&quot;: &quot;&quot;, &quot;non-dropping-particle&quot;: &quot;&quot;, &quot;dropping-particle&quot;: &quot;&quot;, &quot;family&quot;: &quot;Izuogu&quot;, &quot;given&quot;: &quot;Osagie G&quot;}, {&quot;parse-names&quot;: false, &quot;suffix&quot;: &quot;&quot;, &quot;non-dropping-particle&quot;: &quot;&quot;, &quot;dropping-particle&quot;: &quot;&quot;, &quot;family&quot;: &quot;Janacek&quot;, &quot;given&quot;: &quot;Sophie H&quot;}, {&quot;parse-names&quot;: false, &quot;suffix&quot;: &quot;&quot;, &quot;non-dropping-particle&quot;: &quot;&quot;, &quot;dropping-particle&quot;: &quot;&quot;, &quot;family&quot;: &quot;Juettemann&quot;, &quot;given&quot;: &quot;Thomas&quot;}, {&quot;parse-names&quot;: false, &quot;suffix&quot;: &quot;&quot;, &quot;non-dropping-particle&quot;: &quot;&quot;, &quot;dropping-particle&quot;: &quot;&quot;, &quot;family&quot;: &quot;To&quot;, &quot;given&quot;: &quot;Jimmy Kiang&quot;}, {&quot;parse-names&quot;: false, &quot;suffix&quot;: &quot;&quot;, &quot;non-dropping-particle&quot;: &quot;&quot;, &quot;dropping-particle&quot;: &quot;&quot;, &quot;family&quot;: &quot;Laird&quot;, &quot;given&quot;: &quot;Matthew R&quot;}, {&quot;parse-names&quot;: false, &quot;suffix&quot;: &quot;&quot;, &quot;non-dropping-particle&quot;: &quot;&quot;, &quot;dropping-particle&quot;: &quot;&quot;, &quot;family&quot;: &quot;Lavidas&quot;, &quot;given&quot;: &quot;Ilias&quot;}, {&quot;parse-names&quot;: false, &quot;suffix&quot;: &quot;&quot;, &quot;non-dropping-particle&quot;: &quot;&quot;, &quot;dropping-particle&quot;: &quot;&quot;, &quot;family&quot;: &quot;Liu&quot;, &quot;given&quot;: &quot;Zhicheng&quot;}, {&quot;parse-names&quot;: false, &quot;suffix&quot;: &quot;&quot;, &quot;non-dropping-particle&quot;: &quot;&quot;, &quot;dropping-particle&quot;: &quot;&quot;, &quot;family&quot;: &quot;Loveland&quot;, &quot;given&quot;: &quot;Jane E&quot;}, {&quot;parse-names&quot;: false, &quot;suffix&quot;: &quot;&quot;, &quot;non-dropping-particle&quot;: &quot;&quot;, &quot;dropping-particle&quot;: &quot;&quot;, &quot;family&quot;: &quot;Maurel&quot;, &quot;given&quot;: &quot;Thomas&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Moore&quot;, &quot;given&quot;: &quot;Benjamin&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rphy&quot;, &quot;given&quot;: &quot;Daniel N&quot;}, {&quot;parse-names&quot;: false, &quot;suffix&quot;: &quot;&quot;, &quot;non-dropping-particle&quot;: &quot;&quot;, &quot;dropping-particle&quot;: &quot;&quot;, &quot;family&quot;: &quot;Newman&quot;, &quot;given&quot;: &quot;Victoria&quot;}, {&quot;parse-names&quot;: false, &quot;suffix&quot;: &quot;&quot;, &quot;non-dropping-particle&quot;: &quot;&quot;, &quot;dropping-particle&quot;: &quot;&quot;, &quot;family&quot;: &quot;Nuhn&quot;, &quot;given&quot;: &quot;Michael&quot;}, {&quot;parse-names&quot;: false, &quot;suffix&quot;: &quot;&quot;, &quot;non-dropping-particle&quot;: &quot;&quot;, &quot;dropping-particle&quot;: &quot;&quot;, &quot;family&quot;: &quot;Ogeh&quot;, &quot;given&quot;: &quot;Denye&quot;}, {&quot;parse-names&quot;: false, &quot;suffix&quot;: &quot;&quot;, &quot;non-dropping-particle&quot;: &quot;&quot;, &quot;dropping-particle&quot;: &quot;&quot;, &quot;family&quot;: &quot;Ong&quot;, &quot;given&quot;: &quot;Chuang Kee&quot;}, {&quot;parse-names&quot;: false, &quot;suffix&quot;: &quot;&quot;, &quot;non-dropping-particle&quot;: &quot;&quot;, &quot;dropping-particle&quot;: &quot;&quot;, &quot;family&quot;: &quot;Parker&quot;, &quot;given&quot;: &quot;Anne&quot;}, {&quot;parse-names&quot;: false, &quot;suffix&quot;: &quot;&quot;, &quot;non-dropping-particle&quot;: &quot;&quot;, &quot;dropping-particle&quot;: &quot;&quot;, &quot;family&quot;: &quot;Patricio&quot;, &quot;given&quot;: &quot;Mateus&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Schuilenburg&quot;, &quot;given&quot;: &quot;Helen&quot;}, {&quot;parse-names&quot;: false, &quot;suffix&quot;: &quot;&quot;, &quot;non-dropping-particle&quot;: &quot;&quot;, &quot;dropping-particle&quot;: &quot;&quot;, &quot;family&quot;: &quot;Sheppard&quot;, &quot;given&quot;: &quot;Dan&quot;}, {&quot;parse-names&quot;: false, &quot;suffix&quot;: &quot;&quot;, &quot;non-dropping-particle&quot;: &quot;&quot;, &quot;dropping-particle&quot;: &quot;&quot;, &quot;family&quot;: &quot;Sparrow&quot;, &quot;given&quot;: &quot;Helen&quot;}, {&quot;parse-names&quot;: false, &quot;suffix&quot;: &quot;&quot;, &quot;non-dropping-particle&quot;: &quot;&quot;, &quot;dropping-particle&quot;: &quot;&quot;, &quot;family&quot;: &quot;Taylor&quot;, &quot;given&quot;: &quot;Kieron&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Vullo&quot;, &quot;given&quot;: &quot;Alessandro&quot;}, {&quot;parse-names&quot;: false, &quot;suffix&quot;: &quot;&quot;, &quot;non-dropping-particle&quot;: &quot;&quot;, &quot;dropping-particle&quot;: &quot;&quot;, &quot;family&quot;: &quot;Walts&quot;, &quot;given&quot;: &quot;Brandon&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Kostadima&quot;, &quot;given&quot;: &quot;Myrto&quot;}, {&quot;parse-names&quot;: false, &quot;suffix&quot;: &quot;&quot;, &quot;non-dropping-particle&quot;: &quot;&quot;, &quot;dropping-particle&quot;: &quot;&quot;, &quot;family&quot;: &quot;Langridge&quot;, &quot;given&quot;: &quot;Nicholas&quot;}, {&quot;parse-names&quot;: false, &quot;suffix&quot;: &quot;&quot;, &quot;non-dropping-particle&quot;: &quot;&quot;, &quot;dropping-particle&quot;: &quot;&quot;, &quot;family&quot;: &quot;Martin&quot;, &quot;given&quot;: &quot;Fergal J&quot;}, {&quot;parse-names&quot;: false, &quot;suffix&quot;: &quot;&quot;, &quot;non-dropping-particle&quot;: &quot;&quot;, &quot;dropping-particle&quot;: &quot;&quot;, &quot;family&quot;: &quot;Muffato&quot;, &quot;given&quot;: &quot;Matthieu&quot;}, {&quot;parse-names&quot;: false, &quot;suffix&quot;: &quot;&quot;, &quot;non-dropping-particle&quot;: &quot;&quot;, &quot;dropping-particle&quot;: &quot;&quot;, &quot;family&quot;: &quot;Perry&quot;, &quot;given&quot;: &quot;Emily&quot;}, {&quot;parse-names&quot;: false, &quot;suffix&quot;: &quot;&quot;, &quot;non-dropping-particle&quot;: &quot;&quot;, &quot;dropping-particle&quot;: &quot;&quot;, &quot;family&quot;: &quot;Ruffier&quot;, &quot;given&quot;: &quot;Magali&quot;}, {&quot;parse-names&quot;: false, &quot;suffix&quot;: &quot;&quot;, &quot;non-dropping-particle&quot;: &quot;&quot;, &quot;dropping-particle&quot;: &quot;&quot;, &quot;family&quot;: &quot;Staines&quot;, &quot;given&quot;: &quot;Dan M&quot;}, {&quot;parse-names&quot;: false, &quot;suffix&quot;: &quot;&quot;, &quot;non-dropping-particle&quot;: &quot;&quot;, &quot;dropping-particle&quot;: &quot;&quot;, &quot;family&quot;: &quot;Trevanion&quot;, &quot;given&quot;: &quot;Stephen J&quot;}, {&quot;parse-names&quot;: false, &quot;suffix&quot;: &quot;&quot;, &quot;non-dropping-particle&quot;: &quot;&quot;, &quot;dropping-particle&quot;: &quot;&quot;, &quot;family&quot;: &quot;Aken&quot;, &quot;given&quot;: &quot;Bronwen L&quot;}, {&quot;parse-names&quot;: false, &quot;suffix&quot;: &quot;&quot;, &quot;non-dropping-particle&quot;: &quot;&quot;, &quot;dropping-particle&quot;: &quot;&quot;, &quot;family&quot;: &quot;Cunningham&quot;, &quot;given&quot;: &quot;Fiona&quot;}, {&quot;parse-names&quot;: false, &quot;suffix&quot;: &quot;&quot;, &quot;non-dropping-particle&quot;: &quot;&quot;, &quot;dropping-particle&quot;: &quot;&quot;, &quot;family&quot;: &quot;Yates&quot;, &quot;given&quot;: &quot;Andrew&quot;}, {&quot;parse-names&quot;: false, &quot;suffix&quot;: &quot;&quot;, &quot;non-dropping-particle&quot;: &quot;&quot;, &quot;dropping-particle&quot;: &quot;&quot;, &quot;family&quot;: &quot;Flicek&quot;, &quot;given&quot;: &quot;Paul&quot;}], &quot;issued&quot;: {&quot;date-parts&quot;: [[&quot;2018&quot;, &quot;1&quot;, &quot;4&quot;]]}}, &quot;id&quot;: &quot;ITEM-1&quot;, &quot;uris&quot;: [&quot;http://www.mendeley.com/documents/?uuid=b9fc3d6e-f9a0-34e3-b4b9-654a2bc23a53&quot;]}]} RNDWcYGxfs2es"/><text:span text:style-name="T84">(Zerbino et al. 2018)</text:span><text:reference-mark-end text:name="ADDIN CSL_CITATION {&quot;properties&quot;: {&quot;noteIndex&quot;: 0}, &quot;mendeley&quot;: {&quot;previouslyFormattedCitation&quot;: &quot;(Zerbino et al. 2018)&quot;, &quot;formattedCitation&quot;: &quot;(Zerbino et al. 2018)&quot;, &quot;plainTextFormattedCitation&quot;: &quot;(Zerbino et al. 2018)&quot;}, &quot;schema&quot;: &quot;https://github.com/citation-style-language/schema/raw/master/csl-citation.json&quot;, &quot;citationItems&quot;: [{&quot;itemData&quot;: {&quot;title&quot;: &quot;Ensembl 2018&quot;, &quot;volume&quot;: &quot;46&quot;, &quot;container-title&quot;: &quot;Nucleic Acids Research&quot;, &quot;issue&quot;: &quot;D1&quot;, &quot;page&quot;: &quot;D754-D761&quot;, &quot;DOI&quot;: &quot;10.1093/nar/gkx1098&quot;, &quot;ISSN&quot;: &quot;0305-1048&quot;, &quot;type&quot;: &quot;article-journal&quot;, &quot;id&quot;: &quot;ITEM-1&quot;, &quot;author&quot;: [{&quot;parse-names&quot;: false, &quot;suffix&quot;: &quot;&quot;, &quot;non-dropping-particle&quot;: &quot;&quot;, &quot;dropping-particle&quot;: &quot;&quot;, &quot;family&quot;: &quot;Zerbino&quot;, &quot;given&quot;: &quot;Daniel R&quot;}, {&quot;parse-names&quot;: false, &quot;suffix&quot;: &quot;&quot;, &quot;non-dropping-particle&quot;: &quot;&quot;, &quot;dropping-particle&quot;: &quot;&quot;, &quot;family&quot;: &quot;Achuthan&quot;, &quot;given&quot;: &quot;Premanand&quot;}, {&quot;parse-names&quot;: false, &quot;suffix&quot;: &quot;&quot;, &quot;non-dropping-particle&quot;: &quot;&quot;, &quot;dropping-particle&quot;: &quot;&quot;, &quot;family&quot;: &quot;Akanni&quot;, &quot;given&quot;: &quot;Wasiu&quot;}, {&quot;parse-names&quot;: false, &quot;suffix&quot;: &quot;&quot;, &quot;non-dropping-particle&quot;: &quot;&quot;, &quot;dropping-particle&quot;: &quot;&quot;, &quot;family&quot;: &quot;Amode&quot;, &quot;given&quot;: &quot;M\u00a0Ridwan&quot;}, {&quot;parse-names&quot;: false, &quot;suffix&quot;: &quot;&quot;, &quot;non-dropping-particle&quot;: &quot;&quot;, &quot;dropping-particle&quot;: &quot;&quot;, &quot;family&quot;: &quot;Barrell&quot;, &quot;given&quot;: &quot;Daniel&quot;}, {&quot;parse-names&quot;: false, &quot;suffix&quot;: &quot;&quot;, &quot;non-dropping-particle&quot;: &quot;&quot;, &quot;dropping-particle&quot;: &quot;&quot;, &quot;family&quot;: &quot;Bhai&quot;, &quot;given&quot;: &quot;Jyothish&quot;}, {&quot;parse-names&quot;: false, &quot;suffix&quot;: &quot;&quot;, &quot;non-dropping-particle&quot;: &quot;&quot;, &quot;dropping-particle&quot;: &quot;&quot;, &quot;family&quot;: &quot;Billis&quot;, &quot;given&quot;: &quot;Konstantinos&quot;}, {&quot;parse-names&quot;: false, &quot;suffix&quot;: &quot;&quot;, &quot;non-dropping-particle&quot;: &quot;&quot;, &quot;dropping-particle&quot;: &quot;&quot;, &quot;family&quot;: &quot;Cummins&quot;, &quot;given&quot;: &quot;Carla&quot;}, {&quot;parse-names&quot;: false, &quot;suffix&quot;: &quot;&quot;, &quot;non-dropping-particle&quot;: &quot;&quot;, &quot;dropping-particle&quot;: &quot;&quot;, &quot;family&quot;: &quot;Gall&quot;, &quot;given&quot;: &quot;Astrid&quot;}, {&quot;parse-names&quot;: false, &quot;suffix&quot;: &quot;&quot;, &quot;non-dropping-particle&quot;: &quot;&quot;, &quot;dropping-particle&quot;: &quot;&quot;, &quot;family&quot;: &quot;Gir\u00f3n&quot;, &quot;given&quot;: &quot;Carlos Garc\u00eda&quot;}, {&quot;parse-names&quot;: false, &quot;suffix&quot;: &quot;&quot;, &quot;non-dropping-particle&quot;: &quot;&quot;, &quot;dropping-particle&quot;: &quot;&quot;, &quot;family&quot;: &quot;Gil&quot;, &quot;given&quot;: &quot;Laurent&quot;}, {&quot;parse-names&quot;: false, &quot;suffix&quot;: &quot;&quot;, &quot;non-dropping-particle&quot;: &quot;&quot;, &quot;dropping-particle&quot;: &quot;&quot;, &quot;family&quot;: &quot;Gordon&quot;, &quot;given&quot;: &quot;Leo&quot;}, {&quot;parse-names&quot;: false, &quot;suffix&quot;: &quot;&quot;, &quot;non-dropping-particle&quot;: &quot;&quot;, &quot;dropping-particle&quot;: &quot;&quot;, &quot;family&quot;: &quot;Haggerty&quot;, &quot;given&quot;: &quot;Leanne&quot;}, {&quot;parse-names&quot;: false, &quot;suffix&quot;: &quot;&quot;, &quot;non-dropping-particle&quot;: &quot;&quot;, &quot;dropping-particle&quot;: &quot;&quot;, &quot;family&quot;: &quot;Haskell&quot;, &quot;given&quot;: &quot;Erin&quot;}, {&quot;parse-names&quot;: false, &quot;suffix&quot;: &quot;&quot;, &quot;non-dropping-particle&quot;: &quot;&quot;, &quot;dropping-particle&quot;: &quot;&quot;, &quot;family&quot;: &quot;Hourlier&quot;, &quot;given&quot;: &quot;Thibaut&quot;}, {&quot;parse-names&quot;: false, &quot;suffix&quot;: &quot;&quot;, &quot;non-dropping-particle&quot;: &quot;&quot;, &quot;dropping-particle&quot;: &quot;&quot;, &quot;family&quot;: &quot;Izuogu&quot;, &quot;given&quot;: &quot;Osagie G&quot;}, {&quot;parse-names&quot;: false, &quot;suffix&quot;: &quot;&quot;, &quot;non-dropping-particle&quot;: &quot;&quot;, &quot;dropping-particle&quot;: &quot;&quot;, &quot;family&quot;: &quot;Janacek&quot;, &quot;given&quot;: &quot;Sophie H&quot;}, {&quot;parse-names&quot;: false, &quot;suffix&quot;: &quot;&quot;, &quot;non-dropping-particle&quot;: &quot;&quot;, &quot;dropping-particle&quot;: &quot;&quot;, &quot;family&quot;: &quot;Juettemann&quot;, &quot;given&quot;: &quot;Thomas&quot;}, {&quot;parse-names&quot;: false, &quot;suffix&quot;: &quot;&quot;, &quot;non-dropping-particle&quot;: &quot;&quot;, &quot;dropping-particle&quot;: &quot;&quot;, &quot;family&quot;: &quot;To&quot;, &quot;given&quot;: &quot;Jimmy Kiang&quot;}, {&quot;parse-names&quot;: false, &quot;suffix&quot;: &quot;&quot;, &quot;non-dropping-particle&quot;: &quot;&quot;, &quot;dropping-particle&quot;: &quot;&quot;, &quot;family&quot;: &quot;Laird&quot;, &quot;given&quot;: &quot;Matthew R&quot;}, {&quot;parse-names&quot;: false, &quot;suffix&quot;: &quot;&quot;, &quot;non-dropping-particle&quot;: &quot;&quot;, &quot;dropping-particle&quot;: &quot;&quot;, &quot;family&quot;: &quot;Lavidas&quot;, &quot;given&quot;: &quot;Ilias&quot;}, {&quot;parse-names&quot;: false, &quot;suffix&quot;: &quot;&quot;, &quot;non-dropping-particle&quot;: &quot;&quot;, &quot;dropping-particle&quot;: &quot;&quot;, &quot;family&quot;: &quot;Liu&quot;, &quot;given&quot;: &quot;Zhicheng&quot;}, {&quot;parse-names&quot;: false, &quot;suffix&quot;: &quot;&quot;, &quot;non-dropping-particle&quot;: &quot;&quot;, &quot;dropping-particle&quot;: &quot;&quot;, &quot;family&quot;: &quot;Loveland&quot;, &quot;given&quot;: &quot;Jane E&quot;}, {&quot;parse-names&quot;: false, &quot;suffix&quot;: &quot;&quot;, &quot;non-dropping-particle&quot;: &quot;&quot;, &quot;dropping-particle&quot;: &quot;&quot;, &quot;family&quot;: &quot;Maurel&quot;, &quot;given&quot;: &quot;Thomas&quot;}, {&quot;parse-names&quot;: false, &quot;suffix&quot;: &quot;&quot;, &quot;non-dropping-particle&quot;: &quot;&quot;, &quot;dropping-particle&quot;: &quot;&quot;, &quot;family&quot;: &quot;McLaren&quot;, &quot;given&quot;: &quot;William&quot;}, {&quot;parse-names&quot;: false, &quot;suffix&quot;: &quot;&quot;, &quot;non-dropping-particle&quot;: &quot;&quot;, &quot;dropping-particle&quot;: &quot;&quot;, &quot;family&quot;: &quot;Moore&quot;, &quot;given&quot;: &quot;Benjamin&quot;}, {&quot;parse-names&quot;: false, &quot;suffix&quot;: &quot;&quot;, &quot;non-dropping-particle&quot;: &quot;&quot;, &quot;dropping-particle&quot;: &quot;&quot;, &quot;family&quot;: &quot;Mudge&quot;, &quot;given&quot;: &quot;Jonathan&quot;}, {&quot;parse-names&quot;: false, &quot;suffix&quot;: &quot;&quot;, &quot;non-dropping-particle&quot;: &quot;&quot;, &quot;dropping-particle&quot;: &quot;&quot;, &quot;family&quot;: &quot;Murphy&quot;, &quot;given&quot;: &quot;Daniel N&quot;}, {&quot;parse-names&quot;: false, &quot;suffix&quot;: &quot;&quot;, &quot;non-dropping-particle&quot;: &quot;&quot;, &quot;dropping-particle&quot;: &quot;&quot;, &quot;family&quot;: &quot;Newman&quot;, &quot;given&quot;: &quot;Victoria&quot;}, {&quot;parse-names&quot;: false, &quot;suffix&quot;: &quot;&quot;, &quot;non-dropping-particle&quot;: &quot;&quot;, &quot;dropping-particle&quot;: &quot;&quot;, &quot;family&quot;: &quot;Nuhn&quot;, &quot;given&quot;: &quot;Michael&quot;}, {&quot;parse-names&quot;: false, &quot;suffix&quot;: &quot;&quot;, &quot;non-dropping-particle&quot;: &quot;&quot;, &quot;dropping-particle&quot;: &quot;&quot;, &quot;family&quot;: &quot;Ogeh&quot;, &quot;given&quot;: &quot;Denye&quot;}, {&quot;parse-names&quot;: false, &quot;suffix&quot;: &quot;&quot;, &quot;non-dropping-particle&quot;: &quot;&quot;, &quot;dropping-particle&quot;: &quot;&quot;, &quot;family&quot;: &quot;Ong&quot;, &quot;given&quot;: &quot;Chuang Kee&quot;}, {&quot;parse-names&quot;: false, &quot;suffix&quot;: &quot;&quot;, &quot;non-dropping-particle&quot;: &quot;&quot;, &quot;dropping-particle&quot;: &quot;&quot;, &quot;family&quot;: &quot;Parker&quot;, &quot;given&quot;: &quot;Anne&quot;}, {&quot;parse-names&quot;: false, &quot;suffix&quot;: &quot;&quot;, &quot;non-dropping-particle&quot;: &quot;&quot;, &quot;dropping-particle&quot;: &quot;&quot;, &quot;family&quot;: &quot;Patricio&quot;, &quot;given&quot;: &quot;Mateus&quot;}, {&quot;parse-names&quot;: false, &quot;suffix&quot;: &quot;&quot;, &quot;non-dropping-particle&quot;: &quot;&quot;, &quot;dropping-particle&quot;: &quot;&quot;, &quot;family&quot;: &quot;Riat&quot;, &quot;given&quot;: &quot;Harpreet Singh&quot;}, {&quot;parse-names&quot;: false, &quot;suffix&quot;: &quot;&quot;, &quot;non-dropping-particle&quot;: &quot;&quot;, &quot;dropping-particle&quot;: &quot;&quot;, &quot;family&quot;: &quot;Schuilenburg&quot;, &quot;given&quot;: &quot;Helen&quot;}, {&quot;parse-names&quot;: false, &quot;suffix&quot;: &quot;&quot;, &quot;non-dropping-particle&quot;: &quot;&quot;, &quot;dropping-particle&quot;: &quot;&quot;, &quot;family&quot;: &quot;Sheppard&quot;, &quot;given&quot;: &quot;Dan&quot;}, {&quot;parse-names&quot;: false, &quot;suffix&quot;: &quot;&quot;, &quot;non-dropping-particle&quot;: &quot;&quot;, &quot;dropping-particle&quot;: &quot;&quot;, &quot;family&quot;: &quot;Sparrow&quot;, &quot;given&quot;: &quot;Helen&quot;}, {&quot;parse-names&quot;: false, &quot;suffix&quot;: &quot;&quot;, &quot;non-dropping-particle&quot;: &quot;&quot;, &quot;dropping-particle&quot;: &quot;&quot;, &quot;family&quot;: &quot;Taylor&quot;, &quot;given&quot;: &quot;Kieron&quot;}, {&quot;parse-names&quot;: false, &quot;suffix&quot;: &quot;&quot;, &quot;non-dropping-particle&quot;: &quot;&quot;, &quot;dropping-particle&quot;: &quot;&quot;, &quot;family&quot;: &quot;Thormann&quot;, &quot;given&quot;: &quot;Anja&quot;}, {&quot;parse-names&quot;: false, &quot;suffix&quot;: &quot;&quot;, &quot;non-dropping-particle&quot;: &quot;&quot;, &quot;dropping-particle&quot;: &quot;&quot;, &quot;family&quot;: &quot;Vullo&quot;, &quot;given&quot;: &quot;Alessandro&quot;}, {&quot;parse-names&quot;: false, &quot;suffix&quot;: &quot;&quot;, &quot;non-dropping-particle&quot;: &quot;&quot;, &quot;dropping-particle&quot;: &quot;&quot;, &quot;family&quot;: &quot;Walts&quot;, &quot;given&quot;: &quot;Brandon&quot;}, {&quot;parse-names&quot;: false, &quot;suffix&quot;: &quot;&quot;, &quot;non-dropping-particle&quot;: &quot;&quot;, &quot;dropping-particle&quot;: &quot;&quot;, &quot;family&quot;: &quot;Zadissa&quot;, &quot;given&quot;: &quot;Amonida&quot;}, {&quot;parse-names&quot;: false, &quot;suffix&quot;: &quot;&quot;, &quot;non-dropping-particle&quot;: &quot;&quot;, &quot;dropping-particle&quot;: &quot;&quot;, &quot;family&quot;: &quot;Frankish&quot;, &quot;given&quot;: &quot;Adam&quot;}, {&quot;parse-names&quot;: false, &quot;suffix&quot;: &quot;&quot;, &quot;non-dropping-particle&quot;: &quot;&quot;, &quot;dropping-particle&quot;: &quot;&quot;, &quot;family&quot;: &quot;Hunt&quot;, &quot;given&quot;: &quot;Sarah E&quot;}, {&quot;parse-names&quot;: false, &quot;suffix&quot;: &quot;&quot;, &quot;non-dropping-particle&quot;: &quot;&quot;, &quot;dropping-particle&quot;: &quot;&quot;, &quot;family&quot;: &quot;Kostadima&quot;, &quot;given&quot;: &quot;Myrto&quot;}, {&quot;parse-names&quot;: false, &quot;suffix&quot;: &quot;&quot;, &quot;non-dropping-particle&quot;: &quot;&quot;, &quot;dropping-particle&quot;: &quot;&quot;, &quot;family&quot;: &quot;Langridge&quot;, &quot;given&quot;: &quot;Nicholas&quot;}, {&quot;parse-names&quot;: false, &quot;suffix&quot;: &quot;&quot;, &quot;non-dropping-particle&quot;: &quot;&quot;, &quot;dropping-particle&quot;: &quot;&quot;, &quot;family&quot;: &quot;Martin&quot;, &quot;given&quot;: &quot;Fergal J&quot;}, {&quot;parse-names&quot;: false, &quot;suffix&quot;: &quot;&quot;, &quot;non-dropping-particle&quot;: &quot;&quot;, &quot;dropping-particle&quot;: &quot;&quot;, &quot;family&quot;: &quot;Muffato&quot;, &quot;given&quot;: &quot;Matthieu&quot;}, {&quot;parse-names&quot;: false, &quot;suffix&quot;: &quot;&quot;, &quot;non-dropping-particle&quot;: &quot;&quot;, &quot;dropping-particle&quot;: &quot;&quot;, &quot;family&quot;: &quot;Perry&quot;, &quot;given&quot;: &quot;Emily&quot;}, {&quot;parse-names&quot;: false, &quot;suffix&quot;: &quot;&quot;, &quot;non-dropping-particle&quot;: &quot;&quot;, &quot;dropping-particle&quot;: &quot;&quot;, &quot;family&quot;: &quot;Ruffier&quot;, &quot;given&quot;: &quot;Magali&quot;}, {&quot;parse-names&quot;: false, &quot;suffix&quot;: &quot;&quot;, &quot;non-dropping-particle&quot;: &quot;&quot;, &quot;dropping-particle&quot;: &quot;&quot;, &quot;family&quot;: &quot;Staines&quot;, &quot;given&quot;: &quot;Dan M&quot;}, {&quot;parse-names&quot;: false, &quot;suffix&quot;: &quot;&quot;, &quot;non-dropping-particle&quot;: &quot;&quot;, &quot;dropping-particle&quot;: &quot;&quot;, &quot;family&quot;: &quot;Trevanion&quot;, &quot;given&quot;: &quot;Stephen J&quot;}, {&quot;parse-names&quot;: false, &quot;suffix&quot;: &quot;&quot;, &quot;non-dropping-particle&quot;: &quot;&quot;, &quot;dropping-particle&quot;: &quot;&quot;, &quot;family&quot;: &quot;Aken&quot;, &quot;given&quot;: &quot;Bronwen L&quot;}, {&quot;parse-names&quot;: false, &quot;suffix&quot;: &quot;&quot;, &quot;non-dropping-particle&quot;: &quot;&quot;, &quot;dropping-particle&quot;: &quot;&quot;, &quot;family&quot;: &quot;Cunningham&quot;, &quot;given&quot;: &quot;Fiona&quot;}, {&quot;parse-names&quot;: false, &quot;suffix&quot;: &quot;&quot;, &quot;non-dropping-particle&quot;: &quot;&quot;, &quot;dropping-particle&quot;: &quot;&quot;, &quot;family&quot;: &quot;Yates&quot;, &quot;given&quot;: &quot;Andrew&quot;}, {&quot;parse-names&quot;: false, &quot;suffix&quot;: &quot;&quot;, &quot;non-dropping-particle&quot;: &quot;&quot;, &quot;dropping-particle&quot;: &quot;&quot;, &quot;family&quot;: &quot;Flicek&quot;, &quot;given&quot;: &quot;Paul&quot;}], &quot;issued&quot;: {&quot;date-parts&quot;: [[&quot;2018&quot;, &quot;1&quot;, &quot;4&quot;]]}}, &quot;id&quot;: &quot;ITEM-1&quot;, &quot;uris&quot;: [&quot;http://www.mendeley.com/documents/?uuid=b9fc3d6e-f9a0-34e3-b4b9-654a2bc23a53&quot;]}]} RNDWcYGxfs2es"/><text:span text:style-name="T139">allow for manual inspection of individual </text:span><text:span text:style-name="T17">loci</text:span><text:span text:style-name="T139">, </text:span><text:span text:style-name="T140">but lack functionality that could scale for tens of thousands of regulatory variants.</text:span></text:p>
      <text:p text:style-name="P34"><text:span text:style-name="T141">Dedicated browsers for exploring regulatory data resources typically include only one resource, and limit the analysis to particular types of regulators, such as separating enhancers and promoters in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QxqMDrleva"/><text:span text:style-name="T85">(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schema&quot;: &quot;https://github.com/citation-style-language/schema/raw/master/csl-citation.json&quot;, &quot;citationItems&quot;: [{&quot;itemData&quot;: {&quot;volume&quot;: &quot;2016&quot;, &quot;author&quot;: [{&quot;parse-names&quot;: false, &quot;suffix&quot;: &quot;&quot;, &quot;non-dropping-particle&quot;: &quot;&quot;, &quot;dropping-particle&quot;: &quot;&quot;, &quot;family&quot;: &quot;Ienasescu&quot;, &quot;given&quot;: &quot;Hans&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Vitezic&quot;, &quot;given&quot;: &quot;Morana&quot;}, {&quot;parse-names&quot;: false, &quot;suffix&quot;: &quot;&quot;, &quot;non-dropping-particle&quot;: &quot;&quot;, &quot;dropping-particle&quot;: &quot;&quot;, &quot;family&quot;: &quot;Rennie&quot;, &quot;given&quot;: &quot;Sarah&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Vitting-Seerup&quot;, &quot;given&quot;: &quot;Kristoffer&quot;}, {&quot;parse-names&quot;: false, &quot;suffix&quot;: &quot;&quot;, &quot;non-dropping-particle&quot;: &quot;&quot;, &quot;dropping-particle&quot;: &quot;&quot;, &quot;family&quot;: &quot;Lagoni&quot;, &quot;given&quot;: &quot;Emil&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Bornholdt&quot;, &quot;given&quot;: &quot;Jette&quot;}, {&quot;parse-names&quot;: false, &quot;suffix&quot;: &quot;&quot;, &quot;non-dropping-particle&quot;: &quot;De&quot;, &quot;dropping-particle&quot;: &quot;&quot;, &quot;family&quot;: &quot;Hoon&quot;, &quot;given&quot;: &quot;Michiel J.L. L.&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Forrest&quot;, &quot;given&quot;: &quot;Alistair R.R. 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Sandelin&quot;, &quot;given&quot;: &quot;Albin&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title&quot;: &quot;On-the-fly selection of cell-specific enhancers, genes, miRNAs and proteins across the human body using SlideBase&quot;, &quot;container-title&quot;: &quot;Database&quot;, &quot;page&quot;: &quot;baw144&quot;, &quot;DOI&quot;: &quot;10.1093/database/baw144&quot;, &quot;publisher&quot;: &quot;Narnia&quot;, &quot;id&quot;: &quot;ITEM-1&quot;, &quot;ISSN&quot;: &quot;1758-0463&quot;, &quot;type&quot;: &quot;article-journal&quot;}, &quot;id&quot;: &quot;ITEM-1&quot;, &quot;uris&quot;: [&quot;http://www.mendeley.com/documents/?uuid=22d9dc85-6f3c-4d5b-978d-dcc95b3b2b30&quot;]}]} RNDQxqMDrleva"/><text:span text:style-name="T141">.</text:span><office:annotation-end office:name="__Annotation__39125_1128793646"/><text:span text:style-name="T141">⁠</text:span></text:p>
      <text:p text:style-name="P14">API and programmatic access. <text:span text:style-name="T221">Other uses (not just rare disease)</text:span></text:p>
      <text:p text:style-name="P36">While analy<text:span text:style-name="T215">zi</text:span>ng datasets included in Remus we found differences stemming from the experimental techniques used to obtain them. FANTOM <text:span text:style-name="T211">datasets are based on </text:span>CAGE-seq <text:span text:style-name="T211">data, where </text:span>a sharp signal spanning few tens of basepairs represent<text:span text:style-name="T211">s</text:span> <text:span text:style-name="T211">a </text:span>transcription initiation event [<text:span text:style-name="T32">ref</text:span>]. <text:span text:style-name="T211">Promoter regions <text:s/>obtained from CAGE-peaks are thus narrow, and located precisely at transcription start sites. In contrast, SCREEN promoters are mapped by finding open chromatin regions (ENCODE DNase-seq </text:span><text:soft-page-break/><text:span text:style-name="T211">experiments) located upstream of annotated genes, and overlapping them with methylation (ENCODE …. ) signals promoting transcription [</text:span><text:span text:style-name="T41">ref</text:span><text:span text:style-name="T211">]. DNase footprints are wider (x-y bp) than CAGE peaks, and despite being methylated, may not necessarily be actively transcribed. Similar differences stemming from experimental techniques can be observed for enhancer and TF-binding datasets (</text:span><text:span text:style-name="T41">Supplementary Fig. </text:span><text:span text:style-name="T45">2</text:span><text:span text:style-name="T211">). FANTOM enhancers mapped by CAGE-seq are, so called, </text:span><text:span text:style-name="T138">transcribed</text:span><text:span text:style-name="T211"> enhancers - a subset of all active enhancers in a cell </text:span><text:reference-mark-start text:name="ADDIN CSL_CITATION {&quot;properties&quot;: {&quot;noteIndex&quot;: 0}, &quot;mendeley&quot;: {&quot;previouslyFormattedCitation&quot;: &quot;(Andersson et al. 2014)&quot;, &quot;formattedCitation&quot;: &quot;(Andersson et al. 2014)&quot;, &quot;plainTextFormattedCitation&quot;: &quot;(Andersson et al. 2014)&quot;}, &quot;schema&quot;: &quot;https://github.com/citation-style-language/schema/raw/master/csl-citation.json&quot;, &quot;citationItems&quot;: [{&quot;itemData&quot;: {&quot;volume&quot;: &quot;507&quot;, &quot;author&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Gebhard&quot;, &quot;given&quot;: &quot;Claudia&quot;}, {&quot;parse-names&quot;: false, &quot;suffix&quot;: &quot;&quot;, &quot;non-dropping-particle&quot;: &quot;&quot;, &quot;dropping-particle&quot;: &quot;&quot;, &quot;family&quot;: &quot;Miguel-Escalada&quot;, &quot;given&quot;: &quot;Irene&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Bornholdt&quot;, &quot;given&quot;: &quot;Jette&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uzuki&quot;, &quot;given&quot;: &quot;Takahiro&quot;}, {&quot;parse-names&quot;: false, &quot;suffix&quot;: &quot;&quot;, &quot;non-dropping-particle&quot;: &quot;&quot;, &quot;dropping-particle&quot;: &quot;&quot;, &quot;family&quot;: &quot;Ntini&quot;, &quot;given&quot;: &quot;Evgenia&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Valen&quot;, &quot;given&quot;: &quot;Eivind&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Schwarzfischer&quot;, &quot;given&quot;: &quot;Lucia&quot;}, {&quot;parse-names&quot;: false, &quot;suffix&quot;: &quot;&quot;, &quot;non-dropping-particle&quot;: &quot;&quot;, &quot;dropping-particle&quot;: &quot;&quot;, &quot;family&quot;: &quot;Glatz&quot;, &quot;given&quot;: &quot;Dagmar&quot;}, {&quot;parse-names&quot;: false, &quot;suffix&quot;: &quot;&quot;, &quot;non-dropping-particle&quot;: &quot;&quot;, &quot;dropping-particle&quot;: &quot;&quot;, &quot;family&quot;: &quot;Raithel&quot;, &quot;given&quot;: &quot;Johanna&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Rapin&quot;, &quot;given&quot;: &quot;Nicolas&quot;}, {&quot;parse-names&quot;: false, &quot;suffix&quot;: &quot;&quot;, &quot;non-dropping-particle&quot;: &quot;&quot;, &quot;dropping-particle&quot;: &quot;&quot;, &quot;family&quot;: &quot;Bagger&quot;, &quot;given&quot;: &quot;Frederik Otzen&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Andersen&quot;, &quot;given&quot;: &quot;Peter Refsing&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Rackham&quot;, &quot;given&quot;: &quot;Owen&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Baillie&quot;, &quot;given&quot;: &quot;J. Kenneth&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Shimizu&quot;, &quot;given&quot;: &quot;Yuri&quot;}, {&quot;parse-names&quot;: false, &quot;suffix&quot;: &quot;&quot;, &quot;non-dropping-particle&quot;: &quot;&quot;, &quot;dropping-particle&quot;: &quot;&quot;, &quot;family&quot;: &quot;Furuhata&quot;, &quot;given&quot;: &quot;Erina&quot;}, {&quot;parse-names&quot;: false, &quot;suffix&quot;: &quot;&quot;, &quot;non-dropping-particle&quot;: &quot;&quot;, &quot;dropping-particle&quot;: &quot;&quot;, &quot;family&quot;: &quot;Maeda&quot;, &quot;given&quot;: &quot;Shiori&quot;}, {&quot;parse-names&quot;: false, &quot;suffix&quot;: &quot;&quot;, &quot;non-dropping-particle&quot;: &quot;&quot;, &quot;dropping-particle&quot;: &quot;&quot;, &quot;family&quot;: &quot;Negishi&quot;, &quot;given&quot;: &quot;Yutaka&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Jensen&quot;, &quot;given&quot;: &quot;Torben Heick&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M\u00fcller&quot;, &quot;given&quot;: &quot;Ferenc&quot;}, {&quot;parse-names&quot;: false, &quot;suffix&quot;: &quot;&quot;, &quot;non-dropping-particle&quot;: &quot;&quot;, &quot;dropping-particle&quot;: &quot;&quot;, &quot;family&quot;: &quot;Forrest&quot;, &quot;given&quot;: &quot;Alistair R.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Sandelin&quot;, &quot;given&quot;: &quot;Albin&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title&quot;: &quot;An atlas of active enhancers across human cell types and tissues&quot;, &quot;container-title&quot;: &quot;Nature&quot;, &quot;page&quot;: &quot;455-461&quot;, &quot;DOI&quot;: &quot;10.1038/nature12787&quot;, &quot;issue&quot;: &quot;7493&quot;, &quot;id&quot;: &quot;ITEM-1&quot;, &quot;ISSN&quot;: &quot;14764687&quot;, &quot;type&quot;: &quot;article-journal&quot;}, &quot;id&quot;: &quot;ITEM-1&quot;, &quot;uris&quot;: [&quot;http://www.mendeley.com/documents/?uuid=ea23f591-830f-4370-8386-0cf1722d82d5&quot;]}]} RNDpKGhLPREUC"/><text:span text:style-name="T79">(Andersson et al. 2014)</text:span><text:reference-mark-end text:name="ADDIN CSL_CITATION {&quot;properties&quot;: {&quot;noteIndex&quot;: 0}, &quot;mendeley&quot;: {&quot;previouslyFormattedCitation&quot;: &quot;(Andersson et al. 2014)&quot;, &quot;formattedCitation&quot;: &quot;(Andersson et al. 2014)&quot;, &quot;plainTextFormattedCitation&quot;: &quot;(Andersson et al. 2014)&quot;}, &quot;schema&quot;: &quot;https://github.com/citation-style-language/schema/raw/master/csl-citation.json&quot;, &quot;citationItems&quot;: [{&quot;itemData&quot;: {&quot;volume&quot;: &quot;507&quot;, &quot;author&quot;: [{&quot;parse-names&quot;: false, &quot;suffix&quot;: &quot;&quot;, &quot;non-dropping-particle&quot;: &quot;&quot;, &quot;dropping-particle&quot;: &quot;&quot;, &quot;family&quot;: &quot;Andersson&quot;, &quot;given&quot;: &quot;Robin&quot;}, {&quot;parse-names&quot;: false, &quot;suffix&quot;: &quot;&quot;, &quot;non-dropping-particle&quot;: &quot;&quot;, &quot;dropping-particle&quot;: &quot;&quot;, &quot;family&quot;: &quot;Gebhard&quot;, &quot;given&quot;: &quot;Claudia&quot;}, {&quot;parse-names&quot;: false, &quot;suffix&quot;: &quot;&quot;, &quot;non-dropping-particle&quot;: &quot;&quot;, &quot;dropping-particle&quot;: &quot;&quot;, &quot;family&quot;: &quot;Miguel-Escalada&quot;, &quot;given&quot;: &quot;Irene&quot;}, {&quot;parse-names&quot;: false, &quot;suffix&quot;: &quot;&quot;, &quot;non-dropping-particle&quot;: &quot;&quot;, &quot;dropping-particle&quot;: &quot;&quot;, &quot;family&quot;: &quot;Hoof&quot;, &quot;given&quot;: &quot;Ilka&quot;}, {&quot;parse-names&quot;: false, &quot;suffix&quot;: &quot;&quot;, &quot;non-dropping-particle&quot;: &quot;&quot;, &quot;dropping-particle&quot;: &quot;&quot;, &quot;family&quot;: &quot;Bornholdt&quot;, &quot;given&quot;: &quot;Jette&quot;}, {&quot;parse-names&quot;: false, &quot;suffix&quot;: &quot;&quot;, &quot;non-dropping-particle&quot;: &quot;&quot;, &quot;dropping-particle&quot;: &quot;&quot;, &quot;family&quot;: &quot;Boyd&quot;, &quot;given&quot;: &quot;Mette&quot;}, {&quot;parse-names&quot;: false, &quot;suffix&quot;: &quot;&quot;, &quot;non-dropping-particle&quot;: &quot;&quot;, &quot;dropping-particle&quot;: &quot;&quot;, &quot;family&quot;: &quot;Chen&quot;, &quot;given&quot;: &quot;Yun&quot;}, {&quot;parse-names&quot;: false, &quot;suffix&quot;: &quot;&quot;, &quot;non-dropping-particle&quot;: &quot;&quot;, &quot;dropping-particle&quot;: &quot;&quot;, &quot;family&quot;: &quot;Zhao&quot;, &quot;given&quot;: &quot;Xiaobei&quot;}, {&quot;parse-names&quot;: false, &quot;suffix&quot;: &quot;&quot;, &quot;non-dropping-particle&quot;: &quot;&quot;, &quot;dropping-particle&quot;: &quot;&quot;, &quot;family&quot;: &quot;Schmidl&quot;, &quot;given&quot;: &quot;Christian&quot;}, {&quot;parse-names&quot;: false, &quot;suffix&quot;: &quot;&quot;, &quot;non-dropping-particle&quot;: &quot;&quot;, &quot;dropping-particle&quot;: &quot;&quot;, &quot;family&quot;: &quot;Suzuki&quot;, &quot;given&quot;: &quot;Takahiro&quot;}, {&quot;parse-names&quot;: false, &quot;suffix&quot;: &quot;&quot;, &quot;non-dropping-particle&quot;: &quot;&quot;, &quot;dropping-particle&quot;: &quot;&quot;, &quot;family&quot;: &quot;Ntini&quot;, &quot;given&quot;: &quot;Evgenia&quot;}, {&quot;parse-names&quot;: false, &quot;suffix&quot;: &quot;&quot;, &quot;non-dropping-particle&quot;: &quot;&quot;, &quot;dropping-particle&quot;: &quot;&quot;, &quot;family&quot;: &quot;Arner&quot;, &quot;given&quot;: &quot;Erik&quot;}, {&quot;parse-names&quot;: false, &quot;suffix&quot;: &quot;&quot;, &quot;non-dropping-particle&quot;: &quot;&quot;, &quot;dropping-particle&quot;: &quot;&quot;, &quot;family&quot;: &quot;Valen&quot;, &quot;given&quot;: &quot;Eivind&quot;}, {&quot;parse-names&quot;: false, &quot;suffix&quot;: &quot;&quot;, &quot;non-dropping-particle&quot;: &quot;&quot;, &quot;dropping-particle&quot;: &quot;&quot;, &quot;family&quot;: &quot;Li&quot;, &quot;given&quot;: &quot;Kang&quot;}, {&quot;parse-names&quot;: false, &quot;suffix&quot;: &quot;&quot;, &quot;non-dropping-particle&quot;: &quot;&quot;, &quot;dropping-particle&quot;: &quot;&quot;, &quot;family&quot;: &quot;Schwarzfischer&quot;, &quot;given&quot;: &quot;Lucia&quot;}, {&quot;parse-names&quot;: false, &quot;suffix&quot;: &quot;&quot;, &quot;non-dropping-particle&quot;: &quot;&quot;, &quot;dropping-particle&quot;: &quot;&quot;, &quot;family&quot;: &quot;Glatz&quot;, &quot;given&quot;: &quot;Dagmar&quot;}, {&quot;parse-names&quot;: false, &quot;suffix&quot;: &quot;&quot;, &quot;non-dropping-particle&quot;: &quot;&quot;, &quot;dropping-particle&quot;: &quot;&quot;, &quot;family&quot;: &quot;Raithel&quot;, &quot;given&quot;: &quot;Johanna&quot;}, {&quot;parse-names&quot;: false, &quot;suffix&quot;: &quot;&quot;, &quot;non-dropping-particle&quot;: &quot;&quot;, &quot;dropping-particle&quot;: &quot;&quot;, &quot;family&quot;: &quot;Lilje&quot;, &quot;given&quot;: &quot;Berit&quot;}, {&quot;parse-names&quot;: false, &quot;suffix&quot;: &quot;&quot;, &quot;non-dropping-particle&quot;: &quot;&quot;, &quot;dropping-particle&quot;: &quot;&quot;, &quot;family&quot;: &quot;Rapin&quot;, &quot;given&quot;: &quot;Nicolas&quot;}, {&quot;parse-names&quot;: false, &quot;suffix&quot;: &quot;&quot;, &quot;non-dropping-particle&quot;: &quot;&quot;, &quot;dropping-particle&quot;: &quot;&quot;, &quot;family&quot;: &quot;Bagger&quot;, &quot;given&quot;: &quot;Frederik Otzen&quot;}, {&quot;parse-names&quot;: false, &quot;suffix&quot;: &quot;&quot;, &quot;non-dropping-particle&quot;: &quot;&quot;, &quot;dropping-particle&quot;: &quot;&quot;, &quot;family&quot;: &quot;J\u00f8rgensen&quot;, &quot;given&quot;: &quot;Mette&quot;}, {&quot;parse-names&quot;: false, &quot;suffix&quot;: &quot;&quot;, &quot;non-dropping-particle&quot;: &quot;&quot;, &quot;dropping-particle&quot;: &quot;&quot;, &quot;family&quot;: &quot;Andersen&quot;, &quot;given&quot;: &quot;Peter Refsing&quot;}, {&quot;parse-names&quot;: false, &quot;suffix&quot;: &quot;&quot;, &quot;non-dropping-particle&quot;: &quot;&quot;, &quot;dropping-particle&quot;: &quot;&quot;, &quot;family&quot;: &quot;Bertin&quot;, &quot;given&quot;: &quot;Nicolas&quot;}, {&quot;parse-names&quot;: false, &quot;suffix&quot;: &quot;&quot;, &quot;non-dropping-particle&quot;: &quot;&quot;, &quot;dropping-particle&quot;: &quot;&quot;, &quot;family&quot;: &quot;Rackham&quot;, &quot;given&quot;: &quot;Owen&quot;}, {&quot;parse-names&quot;: false, &quot;suffix&quot;: &quot;&quot;, &quot;non-dropping-particle&quot;: &quot;&quot;, &quot;dropping-particle&quot;: &quot;&quot;, &quot;family&quot;: &quot;Burroughs&quot;, &quot;given&quot;: &quot;A. Maxwell&quot;}, {&quot;parse-names&quot;: false, &quot;suffix&quot;: &quot;&quot;, &quot;non-dropping-particle&quot;: &quot;&quot;, &quot;dropping-particle&quot;: &quot;&quot;, &quot;family&quot;: &quot;Baillie&quot;, &quot;given&quot;: &quot;J. Kenneth&quot;}, {&quot;parse-names&quot;: false, &quot;suffix&quot;: &quot;&quot;, &quot;non-dropping-particle&quot;: &quot;&quot;, &quot;dropping-particle&quot;: &quot;&quot;, &quot;family&quot;: &quot;Ishizu&quot;, &quot;given&quot;: &quot;Yuri&quot;}, {&quot;parse-names&quot;: false, &quot;suffix&quot;: &quot;&quot;, &quot;non-dropping-particle&quot;: &quot;&quot;, &quot;dropping-particle&quot;: &quot;&quot;, &quot;family&quot;: &quot;Shimizu&quot;, &quot;given&quot;: &quot;Yuri&quot;}, {&quot;parse-names&quot;: false, &quot;suffix&quot;: &quot;&quot;, &quot;non-dropping-particle&quot;: &quot;&quot;, &quot;dropping-particle&quot;: &quot;&quot;, &quot;family&quot;: &quot;Furuhata&quot;, &quot;given&quot;: &quot;Erina&quot;}, {&quot;parse-names&quot;: false, &quot;suffix&quot;: &quot;&quot;, &quot;non-dropping-particle&quot;: &quot;&quot;, &quot;dropping-particle&quot;: &quot;&quot;, &quot;family&quot;: &quot;Maeda&quot;, &quot;given&quot;: &quot;Shiori&quot;}, {&quot;parse-names&quot;: false, &quot;suffix&quot;: &quot;&quot;, &quot;non-dropping-particle&quot;: &quot;&quot;, &quot;dropping-particle&quot;: &quot;&quot;, &quot;family&quot;: &quot;Negishi&quot;, &quot;given&quot;: &quot;Yutaka&quot;}, {&quot;parse-names&quot;: false, &quot;suffix&quot;: &quot;&quot;, &quot;non-dropping-particle&quot;: &quot;&quot;, &quot;dropping-particle&quot;: &quot;&quot;, &quot;family&quot;: &quot;Mungall&quot;, &quot;given&quot;: &quot;Christopher J.&quot;}, {&quot;parse-names&quot;: false, &quot;suffix&quot;: &quot;&quot;, &quot;non-dropping-particle&quot;: &quot;&quot;, &quot;dropping-particle&quot;: &quot;&quot;, &quot;family&quot;: &quot;Meehan&quot;, &quot;given&quot;: &quot;Terrence F.&quot;}, {&quot;parse-names&quot;: false, &quot;suffix&quot;: &quot;&quot;, &quot;non-dropping-particle&quot;: &quot;&quot;, &quot;dropping-particle&quot;: &quot;&quot;, &quot;family&quot;: &quot;Lassmann&quot;, &quot;given&quot;: &quot;Timo&quot;}, {&quot;parse-names&quot;: false, &quot;suffix&quot;: &quot;&quot;, &quot;non-dropping-particle&quot;: &quot;&quot;, &quot;dropping-particle&quot;: &quot;&quot;, &quot;family&quot;: &quot;Itoh&quot;, &quot;given&quot;: &quot;Masayoshi&quot;}, {&quot;parse-names&quot;: false, &quot;suffix&quot;: &quot;&quot;, &quot;non-dropping-particle&quot;: &quot;&quot;, &quot;dropping-particle&quot;: &quot;&quot;, &quot;family&quot;: &quot;Kawaji&quot;, &quot;given&quot;: &quot;Hideya&quot;}, {&quot;parse-names&quot;: false, &quot;suffix&quot;: &quot;&quot;, &quot;non-dropping-particle&quot;: &quot;&quot;, &quot;dropping-particle&quot;: &quot;&quot;, &quot;family&quot;: &quot;Kondo&quot;, &quot;given&quot;: &quot;Naoto&quot;}, {&quot;parse-names&quot;: false, &quot;suffix&quot;: &quot;&quot;, &quot;non-dropping-particle&quot;: &quot;&quot;, &quot;dropping-particle&quot;: &quot;&quot;, &quot;family&quot;: &quot;Kawai&quot;, &quot;given&quot;: &quot;Jun&quot;}, {&quot;parse-names&quot;: false, &quot;suffix&quot;: &quot;&quot;, &quot;non-dropping-particle&quot;: &quot;&quot;, &quot;dropping-particle&quot;: &quot;&quot;, &quot;family&quot;: &quot;Lennartsson&quot;, &quot;given&quot;: &quot;Andreas&quot;}, {&quot;parse-names&quot;: false, &quot;suffix&quot;: &quot;&quot;, &quot;non-dropping-particle&quot;: &quot;&quot;, &quot;dropping-particle&quot;: &quot;&quot;, &quot;family&quot;: &quot;Daub&quot;, &quot;given&quot;: &quot;Carsten O.&quot;}, {&quot;parse-names&quot;: false, &quot;suffix&quot;: &quot;&quot;, &quot;non-dropping-particle&quot;: &quot;&quot;, &quot;dropping-particle&quot;: &quot;&quot;, &quot;family&quot;: &quot;Heutink&quot;, &quot;given&quot;: &quot;Peter&quot;}, {&quot;parse-names&quot;: false, &quot;suffix&quot;: &quot;&quot;, &quot;non-dropping-particle&quot;: &quot;&quot;, &quot;dropping-particle&quot;: &quot;&quot;, &quot;family&quot;: &quot;Hume&quot;, &quot;given&quot;: &quot;David A.&quot;}, {&quot;parse-names&quot;: false, &quot;suffix&quot;: &quot;&quot;, &quot;non-dropping-particle&quot;: &quot;&quot;, &quot;dropping-particle&quot;: &quot;&quot;, &quot;family&quot;: &quot;Jensen&quot;, &quot;given&quot;: &quot;Torben Heick&quot;}, {&quot;parse-names&quot;: false, &quot;suffix&quot;: &quot;&quot;, &quot;non-dropping-particle&quot;: &quot;&quot;, &quot;dropping-particle&quot;: &quot;&quot;, &quot;family&quot;: &quot;Suzuki&quot;, &quot;given&quot;: &quot;Harukazu&quot;}, {&quot;parse-names&quot;: false, &quot;suffix&quot;: &quot;&quot;, &quot;non-dropping-particle&quot;: &quot;&quot;, &quot;dropping-particle&quot;: &quot;&quot;, &quot;family&quot;: &quot;Hayashizaki&quot;, &quot;given&quot;: &quot;Yoshihide&quot;}, {&quot;parse-names&quot;: false, &quot;suffix&quot;: &quot;&quot;, &quot;non-dropping-particle&quot;: &quot;&quot;, &quot;dropping-particle&quot;: &quot;&quot;, &quot;family&quot;: &quot;M\u00fcller&quot;, &quot;given&quot;: &quot;Ferenc&quot;}, {&quot;parse-names&quot;: false, &quot;suffix&quot;: &quot;&quot;, &quot;non-dropping-particle&quot;: &quot;&quot;, &quot;dropping-particle&quot;: &quot;&quot;, &quot;family&quot;: &quot;Forrest&quot;, &quot;given&quot;: &quot;Alistair R.R.&quot;}, {&quot;parse-names&quot;: false, &quot;suffix&quot;: &quot;&quot;, &quot;non-dropping-particle&quot;: &quot;&quot;, &quot;dropping-particle&quot;: &quot;&quot;, &quot;family&quot;: &quot;Carninci&quot;, &quot;given&quot;: &quot;Piero&quot;}, {&quot;parse-names&quot;: false, &quot;suffix&quot;: &quot;&quot;, &quot;non-dropping-particle&quot;: &quot;&quot;, &quot;dropping-particle&quot;: &quot;&quot;, &quot;family&quot;: &quot;Rehli&quot;, &quot;given&quot;: &quot;Michael&quot;}, {&quot;parse-names&quot;: false, &quot;suffix&quot;: &quot;&quot;, &quot;non-dropping-particle&quot;: &quot;&quot;, &quot;dropping-particle&quot;: &quot;&quot;, &quot;family&quot;: &quot;Sandelin&quot;, &quot;given&quot;: &quot;Albin&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title&quot;: &quot;An atlas of active enhancers across human cell types and tissues&quot;, &quot;container-title&quot;: &quot;Nature&quot;, &quot;page&quot;: &quot;455-461&quot;, &quot;DOI&quot;: &quot;10.1038/nature12787&quot;, &quot;issue&quot;: &quot;7493&quot;, &quot;id&quot;: &quot;ITEM-1&quot;, &quot;ISSN&quot;: &quot;14764687&quot;, &quot;type&quot;: &quot;article-journal&quot;}, &quot;id&quot;: &quot;ITEM-1&quot;, &quot;uris&quot;: [&quot;http://www.mendeley.com/documents/?uuid=ea23f591-830f-4370-8386-0cf1722d82d5&quot;]}]} RNDpKGhLPREUC"/><text:span text:style-name="T211">⁠. This explains their small count when compared to the other two datasets. SCREEN enhancers, similarly to SCREEN promoters, are based on open chromatin regions with methylation signal promoting activity. In contrast, ENCODE transcription factor (TF) binding tracks represent genome-wide footprints of TFs (including CTCF repressor) assayed by ChIP-seq experiments, which explains differences in overlap between the tracks (</text:span><text:span text:style-name="T41">Supplementary Fig. </text:span><text:span text:style-name="T45">3).</text:span><text:span text:style-name="T211"> The diversity of experimental techniques represented in regulatory datasets available in Remus facilitates tuning sensitivity and specificity of the search. Using only FANTOM data, the user will get more sparse regulatory regions with clear evidence of RNA-polymerase binding. Including enhancer, TF-binding datasets, and open chromatin regions gradually expands the search area, likely increasing the rate of regulatory elements with weaker impact on gene expression.</text:span></text:p>
      <text:p text:style-name="P13"><office:annotation office:name="__Annotation__39126_1128793646"><dc:creator>Paweł Sztromwasser</dc:creator><dc:date>2019-12-09T15:43:58</dc:date><loext:sender-initials>PS</loext:sender-initials><text:p text:style-name="P75"><text:span text:style-name="T235">Chodzi o to ze bazujemy na danych dla pojedynczych tkanek/komorek a nie dla wszytskich tkanek/komorek takie dane mozna pozyskac</text:span></text:p></office:annotation>The approach implemented by Remus has several limitations. Although number of distinct tissue and cell-type tracks are provided, the complete spectrum of human cell-types is far greater. For many obtaining regulatory data from genome wide assays is a matter of time, for other<text:span text:style-name="T215">s</text:span> it <text:span text:style-name="T215">may</text:span> be more difficult [<text:span text:style-name="T32">ref</text:span>]. <office:annotation-end office:name="__Annotation__39126_1128793646"/></text:p>
      <text:p text:style-name="P12">Application of the <text:span text:style-name="T58">Remus </text:span>methodology to studying pathogenesis of rare disorders <text:span text:style-name="T212">may suggest</text:span> that alteration in <text:span text:style-name="T212">an</text:span> actively used <text:span text:style-name="T212">regulator </text:span>of <text:span text:style-name="T212">a</text:span> disease causing gene, could be equally deleterious <text:span text:style-name="T212">as a mutation of the gene itself</text:span>. As this can be the case <text:span text:style-name="T58">for dosage-sensitive genes</text:span>, i<text:span text:style-name="T58">n many situations other (alternative) regulatory elements could be sufficient to maintain gene expression on high-enough levels </text:span><text:span text:style-name="T36">[ref]</text:span><text:span text:style-name="T58">. Also, 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he region.</text:span><text:span text:style-name="T36"> This could be reduced by mapping enhancers to genes by other means, e.g GeneHancer)</text:span><text:span text:style-name="T58">. <text:s/>The fraction of false positive regulators could also be reduced by replacing arbitrarily selected proximity interval around TSSs by tissue-specific topologically associated domain (TAD) regions. To our knowledge, there are currently no large repositories of such data. Finally, only mutations of existing regulatory elements can be identified by Remus. Gain-of-function mutations resulting in new TFBS or promoters will be missed, unless they fall within existing regulatory region.</text:span></text:p>
      <text:p text:style-name="Heading_20_2"/>
      <text:p text:style-name="P55"/>
      <text:p text:style-name="Heading_20_2">Availability and requirements</text:p>
      <text:p text:style-name="P63"><text:span text:style-name="Strong_20_Emphasis"><text:span text:style-name="T198">Project name:</text:span></text:span><text:span text:style-name="Strong_20_Emphasis"><text:span text:style-name="T196"> </text:span></text:span><text:span text:style-name="Strong_20_Emphasis"><text:span text:style-name="T197">Remus</text:span></text:span></text:p>
      <text:p text:style-name="P63"><text:span text:style-name="Strong_20_Emphasis"><text:span text:style-name="T201">Pr</text:span></text:span><text:span text:style-name="Strong_20_Emphasis"><text:span text:style-name="T200">oject home page:</text:span></text:span><text:span text:style-name="Strong_20_Emphasis"><text:span text:style-name="T196"> </text:span></text:span><text:a xlink:type="simple" xlink:href="https://github.com/seru71/Remus" text:style-name="Internet_20_link" text:visited-style-name="Visited_20_Internet_20_Link"><text:span text:style-name="Strong_20_Emphasis"><text:span text:style-name="T150">https://github.com/seru71/Remus</text:span></text:span></text:a></text:p>
      <text:p text:style-name="P63"><text:span text:style-name="Strong_20_Emphasis"><text:span text:style-name="T198">Operating system(s):</text:span></text:span><text:span text:style-name="T196"> Platform independent</text:span></text:p>
      <text:p text:style-name="P63"><text:span text:style-name="Strong_20_Emphasis"><text:span text:style-name="T199">Pr</text:span></text:span><text:span text:style-name="Strong_20_Emphasis"><text:span text:style-name="T198">ogramming language:</text:span></text:span><text:span text:style-name="Strong_20_Emphasis"><text:span text:style-name="T196"> </text:span></text:span><text:span text:style-name="Strong_20_Emphasis"><text:span text:style-name="T197">Python, HTML, Javascript</text:span></text:span></text:p>
      <text:p text:style-name="P63"><text:span text:style-name="Strong_20_Emphasis"><text:span text:style-name="T198">Other requirements:</text:span></text:span><text:span text:style-name="Strong_20_Emphasis"><text:span text:style-name="T196"> </text:span></text:span><text:span text:style-name="Strong_20_Emphasis"><text:span text:style-name="T197">Web browser</text:span></text:span></text:p>
      <text:p text:style-name="P63"><text:span text:style-name="Strong_20_Emphasis"><text:span text:style-name="T199">Li</text:span></text:span><text:span text:style-name="Strong_20_Emphasis"><text:span text:style-name="T198">cense:</text:span></text:span><text:span text:style-name="Strong_20_Emphasis"><text:span text:style-name="T196"> </text:span></text:span><text:span text:style-name="Strong_20_Emphasis"><text:span text:style-name="T197">MIT License</text:span></text:span></text:p>
      <text:p text:style-name="P63"><text:span text:style-name="Strong_20_Emphasis"><text:span text:style-name="T198">Any restrictions to use by non-academics:</text:span></text:span><text:span text:style-name="Strong_20_Emphasis"><text:span text:style-name="T196"> </text:span></text:span><text:span text:style-name="Strong_20_Emphasis"><text:span text:style-name="T197">no</text:span></text:span></text:p>
      <text:p text:style-name="P62"/>
      <text:p text:style-name="Heading_20_2">List of abbreviations</text:p>
      <text:p text:style-name="P41">API – application programming interface</text:p>
      <text:p text:style-name="P47">CAGE</text:p>
      <text:p text:style-name="P47">ChIP</text:p>
      <text:p text:style-name="P47">D<text:span text:style-name="T230">N</text:span>ase</text:p>
      <text:p text:style-name="P46">RLE – (normalizarion method)</text:p>
      <text:p text:style-name="P41">TF – transcription factor</text:p>
      <text:p text:style-name="P41">TFBS – transcription factor binding site</text:p>
      <text:p text:style-name="P41">TSS – transcription start site</text:p>
      <text:p text:style-name="Text_20_body">WGS – whole genome sequencing</text:p>
      <text:p text:style-name="P61"/>
      <text:p text:style-name="P59">Author contributions</text:p>
      <text:p text:style-name="P64">PS and WF have designed the project. PS and DS implemented the software. AM prepared data for testing. PS, AM, WF tested the final version of the software. PS and WF wrote the manuscript. All authors accepted the final version of the manuscript.</text:p>
      <text:p text:style-name="P60">Acknowledgments</text:p>
      <text:p text:style-name="P49">Project funded by National Science Center in Poland (2016/23/P/NZ2/04251). This project has received funding from the European Union’s Horizon 2020 research and innovation programme under the Marie Skłodowska-Curie grant agreement No 665778.</text:p>
      <text:p text:style-name="P49"/>
      <text:p text:style-name="P49"/>
      <text:p text:style-name="Heading_20_2"><text:soft-page-break/>List of figures and tables</text:p>
      <text:p text:style-name="Text_20_body"/>
      <text:p text:style-name="P54"><text:span text:style-name="T28">Figure 1. </text:span><text:span text:style-name="T231">Visualization of the search protocol employed in Remus. In panel A three datasets with </text:span><text:span text:style-name="T19">cis</text:span><text:span text:style-name="T231">-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50"><text:span text:style-name="T144">Figure 2.</text:span><text:span text:style-name="T146"> </text:span><text:span text:style-name="T145">Coverage of single tissues and cell-type t</text:span><text:span text:style-name="T143">racks</text:span><text:span text:style-name="T135"> </text:span><text:span text:style-name="T143">by the</text:span><text:span text:style-name="T135"> datasets available in Remus.</text:span></text:p>
      <text:p text:style-name="P66"><text:span text:style-name="T23">Figure 3.</text:span> <text:span text:style-name="T172">Reduction in the genomic span of the regulatory regions by limiting analysis to a single tissue or cell type,</text:span></text:p>
      <text:p text:style-name="P67"/>
      <text:p text:style-name="P21"/>
      <text:p text:style-name="P21"/>
      <text:p text:style-name="P53"><text:span text:style-name="T23">Supplementary Figure 1.</text:span> Characteristics of the regulatory datasets available in Remus. </text:p>
      <text:p text:style-name="P21"><text:span text:style-name="T29">Supplementary Figure 2.</text:span><text:span text:style-name="T207"> Gain in genomic span of regulatory regions as a result of coordinate </text:span>liftover <text:span text:style-name="T207">of tracks available only in single genome build.</text:span></text:p>
      <text:p text:style-name="P52"/>
      <text:p text:style-name="P68"/>
      <text:p text:style-name="P65"/>
      <text:p text:style-name="P49"><draw:frame draw:style-name="fr1" draw:name="Frame4" text:anchor-type="paragraph" svg:width="5.7528in" draw:z-index="0"><draw:text-box fo:min-height="2.9398in"><text:p text:style-name="Table"><draw:frame draw:style-name="fr2" draw:name="Object1" text:anchor-type="as-char" svg:width="5.7528in" style:rel-width="100%" svg:height="2.9398in" style:rel-height="scale" draw:z-index="1"><draw:object xlink:href="./Object 1" xlink:type="simple" xlink:show="embed" xlink:actuate="onLoad"/><draw:image xlink:href="./ObjectReplacements/Object 1" xlink:type="simple" xlink:show="embed" xlink:actuate="onLoad"/><svg:desc>OLE-object</svg:desc></draw:frame><text:line-break/>Table <text:sequence text:ref-name="refTable0" text:name="Table" text:formula="ooow:Table+1" style:num-format="1">1</text:sequence>: Sensitivity and specificity</text:p></draw:text-box></draw:frame><text:soft-page-break/></text:p>
      <text:p text:style-name="P56">References</text:p>
      <text:p text:style-name="P2"><text:s/></text:p>
      <text:section text:style-name="Sect1" text:name="ADDIN Mendeley Bibliography CSL_BIBLIOGRAPHY  RNDE0JmJg9opz">
        <text:p text:style-name="P70">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70">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70">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70">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70">Dale, Ryan K, Brent S Pedersen, and Aaron R Quinlan. 2011. “Pybedtools: A Flexible Python Library for Manipulating Genomic Datasets and Annotations.” <text:span text:style-name="T7">Bioinformatics (Oxford, England)</text:span> 27 (24): 3423–24. https://doi.org/10.1093/bioinformatics/btr539.</text:p>
        <text:p text:style-name="P70">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70">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70">Forrest, Alistair R.R. R, Hideya Kawaji, Michael Rehli, J. Kenneth Baillie, Michiel J.L. L de Hoon, Vanja Haberle, Timo Lassmann, et al. 2014. “A Promoter-Level Mammalian Expression Atlas.” <text:span text:style-name="T7">Nature</text:span> 507 (7493): 462–70. https://doi.org/10.1038/nature13182.</text:p>
        <text:p text:style-name="P70">Gilissen, Christian, Jayne Y. Hehir-Kwa, Djie Tjwan Thung, Maartje van de Vorst, Bregje W. M. van Bon, Marjolein H. Willemsen, Michael Kwint, et al. 2014. “Genome Sequencing Identifies Major Causes of Severe Intellectual Disability.” <text:span text:style-name="T7">Nature</text:span> 511 (7509): 344–47. https://doi.org/10.1038/nature13394.</text:p>
        <text:p text:style-name="P70">Hinrichs, A. S. 2006. “The UCSC Genome Browser Database: Update 2006.” <text:span text:style-name="T7">Nucleic Acids Research</text:span> 34 (90001): D590–98. https://doi.org/10.1093/nar/gkj144.</text:p>
        <text:p text:style-name="P70"><text:soft-page-break/>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70">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70">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70">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70">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70">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70">Meienberg, Janine, Rémy Bruggmann, Konrad Oexle, and Gabor Matyas. 2016. “Clinical Sequencing : Is WGS the Better WES ?” <text:span text:style-name="T7">Human Genetics</text:span> 135 (3): 359–62. https://doi.org/10.1007/s00439-015-1631-9.</text:p>
        <text:p text:style-name="P70">Quang, Daniel, Yifei Chen, and Xiaohui Xie. 2015. “DANN: A Deep Learning Approach for Annotating the Pathogenicity of Genetic Variants.” <text:span text:style-name="T7">Bioinformatics</text:span> 31 (5): 761–63. https://doi.org/10.1093/bioinformatics/btu703.</text:p>
        <text:p text:style-name="P70">Quinlan, Aaron R., and Ira M. Hall. 2010. “BEDTools: A Flexible Suite of Utilities for Comparing Genomic Features.” <text:span text:style-name="T7">Bioinformatics</text:span> 26 (6): 841–42. https://doi.org/10.1093/bioinformatics/btq033.</text:p>
        <text:p text:style-name="P70">Robinson, James T., Helga Thorvaldsdóttir, Wendy Winckler, Mitchell Guttman, Eric S. Lander, Gad Getz, and Jill P. Mesirov. 2011. “Integrative Genomics Viewer.” <text:span text:style-name="T7">Nature Biotechnology</text:span>. https://doi.org/10.1038/nbt.1754.</text:p>
        <text:p text:style-name="P70">Smedley, Damian, Max Schubach, Julius O O.B. Jacobsen, Sebastian Köhler, Tomasz Zemojtel, Malte Spielmann, Marten Jäger, et al. 2016. “A Whole-Genome Analysis Framework for Effective <text:soft-page-break/>Identification of Pathogenic Regulatory Variants in Mendelian Disease.” <text:span text:style-name="T7">American Journal of Human Genetics</text:span> 99 (3): 595–606. https://doi.org/10.1016/j.ajhg.2016.07.005.</text:p>
        <text:p text:style-name="P70">Sticht, Carsten, Carolina De La Torre, Alisha Parveen, and Norbert Gretz. 2018. “MiRWalk: An Online Resource for Prediction of MicroRNA Binding Sites.” <text:span text:style-name="T7">PloS One</text:span> 13 (10): e0206239. https://doi.org/10.1371/journal.pone.0206239.</text:p>
        <text:p text:style-name="P70">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70">Visel, Axel, Simon Minovitsky, Inna Dubchak, and Len A. Pennacchio. 2007. “VISTA Enhancer Browser - A Database of Tissue-Specific Human Enhancers.” <text:span text:style-name="T7">Nucleic Acids Research</text:span> 35 (SUPPL. 1). https://doi.org/10.1093/nar/gkl822.</text:p>
        <text:p text:style-name="P70">Wang, K., M. Li, and H. Hakonarson. 2010. “ANNOVAR: Functional Annotation of Genetic Variants from High-Throughput Sequencing Data.” <text:span text:style-name="T7">Nucleic Acids Research</text:span> 38 (16): e164–e164. https://doi.org/10.1093/nar/gkq603.</text:p>
        <text:p text:style-name="P70">Wang, Zhen, Quanwei Zhang, Wen Zhang, Jhih Rong Lin, Ying Cai, Joydeep Mitra, and Zhengdong D. Zhang. 2018. “HEDD: Human Enhancer Disease Database.” <text:span text:style-name="T7">Nucleic Acids Research</text:span> 46 (D1): D113–20. https://doi.org/10.1093/nar/gkx988.</text:p>
        <text:p text:style-name="P70">Zerbino, Daniel R, Premanand Achuthan, Wasiu Akanni, M Ridwan Amode, Daniel Barrell, Jyothish Bhai, Konstantinos Billis, et al. 2018. “Ensembl 2018.” <text:span text:style-name="T7">Nucleic Acids Research</text:span> 46 (D1): D754–61. https://doi.org/10.1093/nar/gkx1098.</text:p>
        <text:p text:style-name="P69">Zhang, Guanxiong, Jian Shi, Shiwei Zhu, Yujia Lan, Liwen Xu, Huating Yuan, Gaoming Liao, et al. 2018. “DiseaseEnhancer: A Resource of Human Disease-Associated Enhancer Catalog.” <text:span text:style-name="T7">Nucleic Acids Research</text:span> 46 (D1): D78–84. https://doi.org/10.1093/nar/gkx920.</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19-12-13T21:30:54.397595689</dc:date>
    <dc:creator>Paweł Sztromwasser</dc:creator>
    <meta:editing-duration>PT10H10M28S</meta:editing-duration>
    <meta:editing-cycles>64</meta:editing-cycles>
    <meta:generator>LibreOffice/5.1.6.2$Linux_X86_64 LibreOffice_project/10m0$Build-2</meta:generator>
    <meta:document-statistic meta:table-count="0" meta:image-count="0" meta:object-count="1" meta:page-count="17" meta:paragraph-count="121" meta:word-count="5699" meta:character-count="39690" meta:non-whitespace-character-count="34122"/>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true"/>
    </style:style>
    <style:style style:name="ro2" style:family="table-row">
      <style:table-row-properties style:row-height="21.71pt" fo:break-before="auto" style:use-optimal-row-height="false"/>
    </style:style>
    <style:style style:name="ro3" style:family="table-row">
      <style:table-row-properties style:row-height="23.95pt" fo:break-before="auto" style:use-optimal-row-height="true"/>
    </style:style>
    <style:style style:name="ro4" style:family="table-row">
      <style:table-row-properties style:row-height="26.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text-position=""/>
    </style:style>
    <style:style style:name="ce10" style:family="table-cell" style:parent-style-name="Default" style:data-style-name="N122">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124">
      <style:table-cell-properties style:text-align-source="fix" style:repeat-content="false"/>
      <style:paragraph-properties fo:text-align="center" fo:margin-left="0pt"/>
      <style:text-properties style:text-position=""/>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style:style>
    <style:style style:name="ce5" style:family="table-cell" style:parent-style-name="Default">
      <style:table-cell-properties fo:border-bottom="none"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none" style:vertical-align="middl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9" style:family="table-cell" style:parent-style-name="Default">
      <style:table-cell-properties style:text-align-source="fix" style:repeat-content="false"/>
      <style:paragraph-properties fo:text-align="center" fo:margin-left="0pt"/>
      <style:text-properties style:text-position=""/>
    </style:style>
    <style:style style:name="ce2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24" style:family="table-cell" style:parent-style-name="Default">
      <style:table-cell-properties fo:border-bottom="none" fo:border-left="none" fo:border-right="none" fo:border-top="0.06pt solid #000000"/>
    </style:style>
    <style:style style:name="ce25" style:family="table-cell" style:parent-style-name="Default">
      <style:table-cell-properties fo:border-bottom="0.06pt solid #000000" fo:border-left="none" fo:border-right="none" fo:border-top="none" style:vertical-align="middle"/>
    </style:style>
    <style:style style:name="ce26" style:family="table-cell" style:parent-style-name="Default">
      <style:table-cell-properties fo:wrap-option="wrap"/>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data-style-name="N122">
      <style:table-cell-properties style:text-align-source="fix" style:repeat-content="false"/>
      <style:paragraph-properties fo:text-align="center" fo:margin-left="0pt"/>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31"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style:style style:name="ce32" style:family="table-cell" style:parent-style-name="Default" style:data-style-name="N124">
      <style:table-cell-properties style:text-align-source="fix" style:repeat-content="fals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table1" table:style-name="ta1">
        <table:table-column table:style-name="co1" table:number-columns-repeated="14" table:default-cell-style-name="Default"/>
        <table:table-column table:style-name="co2" table:default-cell-style-name="Default"/>
        <table:table-column table:style-name="co1" table:default-cell-style-name="Default"/>
        <table:table-column table:style-name="co1" table:default-cell-style-name="ce28"/>
        <table:table-column table:style-name="co1" table:number-columns-repeated="3" table:default-cell-style-name="ce29"/>
        <table:table-row table:style-name="ro1" table:number-rows-repeated="3">
          <table:table-cell table:number-columns-repeated="16"/>
          <table:table-cell table:style-name="Default" table:number-columns-repeated="4"/>
        </table:table-row>
        <table:table-row table:style-name="ro1">
          <table:table-cell table:number-columns-repeated="16"/>
          <table:table-cell table:style-name="ce27" office:value-type="string" calcext:value-type="string">
            <text:p>Min</text:p>
          </table:table-cell>
          <table:table-cell table:style-name="ce27" office:value-type="string" calcext:value-type="string">
            <text:p>Mean</text:p>
          </table:table-cell>
          <table:table-cell table:style-name="ce27" office:value-type="string" calcext:value-type="string">
            <text:p>Median</text:p>
          </table:table-cell>
          <table:table-cell table:style-name="ce27" office:value-type="string" calcext:value-type="string">
            <text:p>Max</text:p>
          </table:table-cell>
        </table:table-row>
        <table:table-row table:style-name="ro1">
          <table:table-cell table:number-columns-repeated="14"/>
          <table:table-cell table:style-name="ce20" office:value-type="string" calcext:value-type="string" table:number-columns-spanned="1" table:number-rows-spanned="3">
            <text:p>Unselected</text:p>
          </table:table-cell>
          <table:table-cell table:style-name="ce24" office:value-type="string" calcext:value-type="string">
            <text:p>Count</text:p>
          </table:table-cell>
          <table:table-cell office:value-type="float" office:value="646" calcext:value-type="float">
            <text:p>646</text:p>
          </table:table-cell>
          <table:table-cell office:value-type="float" office:value="1235.96153846154" calcext:value-type="float">
            <text:p>1236.0</text:p>
          </table:table-cell>
          <table:table-cell office:value-type="float" office:value="1272" calcext:value-type="float">
            <text:p>1272.0</text:p>
          </table:table-cell>
          <table:table-cell office:value-type="float" office:value="1706" calcext:value-type="float">
            <text:p>1706.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370.674" calcext:value-type="float">
            <text:p>370.7</text:p>
          </table:table-cell>
          <table:table-cell office:value-type="float" office:value="598.895461538462" calcext:value-type="float">
            <text:p>598.9</text:p>
          </table:table-cell>
          <table:table-cell office:value-type="float" office:value="607.116" calcext:value-type="float">
            <text:p>607.1</text:p>
          </table:table-cell>
          <table:table-cell office:value-type="float" office:value="801.813" calcext:value-type="float">
            <text:p>801.8</text:p>
          </table:table-cell>
        </table:table-row>
        <table:table-row table:style-name="ro2">
          <table:table-cell table:number-columns-repeated="14"/>
          <table:covered-table-cell/>
          <table:table-cell table:style-name="ce25" office:value-type="string" calcext:value-type="string">
            <text:p>Identified</text:p>
          </table:table-cell>
          <table:table-cell table:style-name="ce30" office:value-type="string" calcext:value-type="string" table:number-columns-spanned="4" table:number-rows-spanned="1">
            <text:p>22/26 (84.6%)</text:p>
          </table:table-cell>
          <table:covered-table-cell table:number-columns-repeated="3" table:style-name="ce31"/>
        </table:table-row>
        <table:table-row table:style-name="ro1">
          <table:table-cell table:number-columns-repeated="14"/>
          <table:table-cell table:style-name="ce21" office:value-type="string" calcext:value-type="string" table:number-columns-spanned="1" table:number-rows-spanned="4">
            <text:p>Single tissue</text:p>
          </table:table-cell>
          <table:table-cell office:value-type="string" calcext:value-type="string">
            <text:p>Count</text:p>
          </table:table-cell>
          <table:table-cell office:value-type="float" office:value="1" calcext:value-type="float">
            <text:p>1</text:p>
          </table:table-cell>
          <table:table-cell office:value-type="float" office:value="164.576923076923" calcext:value-type="float">
            <text:p>164.6</text:p>
          </table:table-cell>
          <table:table-cell office:value-type="float" office:value="116.5" calcext:value-type="float">
            <text:p>116.5</text:p>
          </table:table-cell>
          <table:table-cell office:value-type="float" office:value="516" calcext:value-type="float">
            <text:p>516.0</text:p>
          </table:table-cell>
        </table:table-row>
        <table:table-row table:style-name="ro1">
          <table:table-cell table:number-columns-repeated="14"/>
          <table:covered-table-cell/>
          <table:table-cell office:value-type="string" calcext:value-type="string">
            <text:p>Size [kb]</text:p>
          </table:table-cell>
          <table:table-cell office:value-type="float" office:value="0.067" calcext:value-type="float">
            <text:p>0.067</text:p>
          </table:table-cell>
          <table:table-cell office:value-type="float" office:value="58.9620384615385" calcext:value-type="float">
            <text:p>59.0</text:p>
          </table:table-cell>
          <table:table-cell office:value-type="float" office:value="50.3185" calcext:value-type="float">
            <text:p>50.3</text:p>
          </table:table-cell>
          <table:table-cell office:value-type="float" office:value="161.335" calcext:value-type="float">
            <text:p>161.3</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098451302853548" calcext:value-type="float">
            <text:p>0.098</text:p>
          </table:table-cell>
          <table:table-cell table:style-name="ce32" office:value-type="float" office:value="0.0828811956858327" calcext:value-type="float">
            <text:p>0.083</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4/26 (53.8%)</text:p>
          </table:table-cell>
          <table:covered-table-cell table:number-columns-repeated="3" table:style-name="ce31"/>
        </table:table-row>
        <table:table-row table:style-name="ro1">
          <table:table-cell table:number-columns-repeated="14"/>
          <table:table-cell table:style-name="ce23" office:value-type="string" calcext:value-type="string" table:number-columns-spanned="1" table:number-rows-spanned="4">
            <text:p>Multiple tissues</text:p>
          </table:table-cell>
          <table:table-cell office:value-type="string" calcext:value-type="string">
            <text:p>Count</text:p>
          </table:table-cell>
          <table:table-cell office:value-type="float" office:value="33" calcext:value-type="float">
            <text:p>33</text:p>
          </table:table-cell>
          <table:table-cell office:value-type="float" office:value="386.423076923077" calcext:value-type="float">
            <text:p>386.4</text:p>
          </table:table-cell>
          <table:table-cell office:value-type="float" office:value="403.5" calcext:value-type="float">
            <text:p>403.5</text:p>
          </table:table-cell>
          <table:table-cell office:value-type="float" office:value="1030" calcext:value-type="float">
            <text:p>1030.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17.665" calcext:value-type="float">
            <text:p>17.7</text:p>
          </table:table-cell>
          <table:table-cell office:value-type="float" office:value="124.779346153846" calcext:value-type="float">
            <text:p>124.8</text:p>
          </table:table-cell>
          <table:table-cell office:value-type="float" office:value="134.668" calcext:value-type="float">
            <text:p>134.7</text:p>
          </table:table-cell>
          <table:table-cell office:value-type="float" office:value="228.706" calcext:value-type="float">
            <text:p>228.7</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208349126295446" calcext:value-type="float">
            <text:p>0.208</text:p>
          </table:table-cell>
          <table:table-cell table:style-name="ce32" office:value-type="float" office:value="0.221815929739951" calcext:value-type="float">
            <text:p>0.222</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9/26 (73.1%)</text:p>
          </table:table-cell>
          <table:covered-table-cell table:number-columns-repeated="3" table:style-name="ce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4" loext:min-decimal-places="4" number:min-integer-digits="1"/>
    </number:number-style>
    <number:number-style style:name="N124">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5">00/00/0000</text:date>, <text:time style:data-style-name="N2" text:time-value="16:01:06.174810848">00:00:00</text:time></text:p>
        </style:region-right>
      </style:header>
      <style:header-left style:display="false"/>
      <style:footer>
        <text:p>Page <text:page-number>1</text:page-number> / <text:page-count>99</text:page-count></text:p>
      </style:footer>
      <style:footer-left style:display="false"/>
    </style:master-page>
  </office:master-styles>
</office:document-styles>
</file>